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Ligh" svg:font-family="'Atkinson Hyperlegible Next Ligh'" style:font-pitch="variable"/>
    <style:font-face style:name="Inter" svg:font-family="Inte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965in"/>
      <style:text-properties style:font-name="Inter"/>
    </style:style>
    <style:style style:name="P2" style:family="paragraph" style:parent-style-name="Text_20_body" style:list-style-name="L9"/>
    <style:style style:name="P3" style:family="paragraph" style:parent-style-name="Text_20_body" style:list-style-name="L10"/>
    <style:style style:name="P4" style:family="paragraph" style:parent-style-name="Text_20_body" style:list-style-name="L11"/>
    <style:style style:name="P5" style:family="paragraph" style:parent-style-name="Text_20_body" style:list-style-name="L12"/>
    <style:style style:name="P6" style:family="paragraph" style:parent-style-name="Text_20_body" style:list-style-name="L13"/>
    <style:style style:name="P7" style:family="paragraph" style:parent-style-name="Text_20_body" style:list-style-name="L14"/>
    <style:style style:name="P8" style:family="paragraph" style:parent-style-name="Text_20_body" style:list-style-name="L15"/>
    <style:style style:name="P9" style:family="paragraph" style:parent-style-name="Text_20_body" style:list-style-name="L16"/>
    <style:style style:name="P10" style:family="paragraph" style:parent-style-name="Text_20_body" style:list-style-name="L17"/>
    <style:style style:name="P11" style:family="paragraph" style:parent-style-name="Text_20_body" style:list-style-name="L18"/>
    <style:style style:name="P12" style:family="paragraph" style:parent-style-name="Text_20_body" style:list-style-name="L19"/>
    <style:style style:name="P13" style:family="paragraph" style:parent-style-name="Text_20_body" style:list-style-name="L20"/>
    <style:style style:name="P14" style:family="paragraph" style:parent-style-name="Text_20_body" style:list-style-name="L21"/>
    <style:style style:name="P15" style:family="paragraph" style:parent-style-name="Text_20_body" style:list-style-name="L22"/>
    <style:style style:name="P16" style:family="paragraph" style:parent-style-name="Text_20_body" style:list-style-name="L23"/>
    <style:style style:name="P17" style:family="paragraph" style:parent-style-name="Text_20_body" style:list-style-name="L24"/>
    <style:style style:name="P18" style:family="paragraph" style:parent-style-name="Text_20_body" style:list-style-name="L25"/>
    <style:style style:name="P19" style:family="paragraph" style:parent-style-name="Text_20_body" style:list-style-name="L26"/>
    <style:style style:name="P20" style:family="paragraph" style:parent-style-name="Text_20_body" style:list-style-name="L27"/>
    <style:style style:name="P21" style:family="paragraph" style:parent-style-name="Text_20_body" style:list-style-name="L28"/>
    <style:style style:name="P22" style:family="paragraph" style:parent-style-name="Text_20_body" style:list-style-name="L29"/>
    <style:style style:name="P23" style:family="paragraph" style:parent-style-name="Text_20_body" style:list-style-name="L30"/>
    <style:style style:name="P24" style:family="paragraph" style:parent-style-name="Text_20_body" style:list-style-name="L31"/>
    <style:style style:name="P25" style:family="paragraph" style:parent-style-name="Text_20_body" style:list-style-name="L32"/>
    <style:style style:name="P26" style:family="paragraph" style:parent-style-name="Text_20_body" style:list-style-name="L33"/>
    <style:style style:name="P27" style:family="paragraph" style:parent-style-name="Text_20_body" style:list-style-name="L34"/>
    <style:style style:name="P28" style:family="paragraph" style:parent-style-name="Text_20_body" style:list-style-name="L35"/>
    <style:style style:name="P29" style:family="paragraph" style:parent-style-name="Text_20_body" style:list-style-name="L36"/>
    <style:style style:name="P30" style:family="paragraph" style:parent-style-name="Text_20_body" style:list-style-name="L37"/>
    <style:style style:name="P31" style:family="paragraph" style:parent-style-name="Text_20_body" style:list-style-name="L38"/>
    <style:style style:name="P32" style:family="paragraph" style:parent-style-name="Text_20_body" style:list-style-name="L39"/>
    <style:style style:name="P33" style:family="paragraph" style:parent-style-name="Text_20_body" style:list-style-name="L40"/>
    <style:style style:name="P34" style:family="paragraph" style:parent-style-name="Text_20_body" style:list-style-name="L41"/>
    <style:style style:name="P35" style:family="paragraph" style:parent-style-name="Text_20_body" style:list-style-name="L42"/>
    <style:style style:name="P36" style:family="paragraph" style:parent-style-name="Text_20_body" style:list-style-name="L43"/>
    <style:style style:name="P37" style:family="paragraph" style:parent-style-name="Text_20_body" style:list-style-name="L44"/>
    <style:style style:name="P38" style:family="paragraph" style:parent-style-name="Text_20_body" style:list-style-name="L45"/>
    <style:style style:name="P39" style:family="paragraph" style:parent-style-name="Text_20_body" style:list-style-name="L46"/>
    <style:style style:name="P40" style:family="paragraph" style:parent-style-name="Text_20_body" style:list-style-name="L47"/>
    <style:style style:name="P41" style:family="paragraph" style:parent-style-name="Text_20_body" style:list-style-name="L48"/>
    <style:style style:name="P42" style:family="paragraph" style:parent-style-name="Text_20_body" style:list-style-name="L49"/>
    <style:style style:name="P43" style:family="paragraph" style:parent-style-name="Text_20_body" style:list-style-name="L50"/>
    <style:style style:name="P44" style:family="paragraph" style:parent-style-name="Text_20_body" style:list-style-name="L51"/>
    <style:style style:name="P45" style:family="paragraph" style:parent-style-name="Text_20_body" style:list-style-name="L52"/>
    <style:style style:name="P46" style:family="paragraph" style:parent-style-name="Text_20_body" style:list-style-name="L53"/>
    <style:style style:name="P47" style:family="paragraph" style:parent-style-name="Text_20_body" style:list-style-name="L54"/>
    <style:style style:name="P48" style:family="paragraph" style:parent-style-name="Text_20_body" style:list-style-name="L55"/>
    <style:style style:name="P49" style:family="paragraph" style:parent-style-name="Text_20_body" style:list-style-name="L56"/>
    <style:style style:name="P50" style:family="paragraph" style:parent-style-name="Text_20_body" style:list-style-name="L58"/>
    <style:style style:name="P51" style:family="paragraph" style:parent-style-name="Text_20_body" style:list-style-name="L59"/>
    <style:style style:name="P52" style:family="paragraph" style:parent-style-name="Text_20_body" style:list-style-name="L60"/>
    <style:style style:name="P53" style:family="paragraph" style:parent-style-name="Text_20_body" style:list-style-name="L61"/>
    <style:style style:name="P54" style:family="paragraph" style:parent-style-name="Text_20_body" style:list-style-name="L62"/>
    <style:style style:name="P55" style:family="paragraph" style:parent-style-name="Text_20_body" style:list-style-name="L63"/>
    <style:style style:name="P56" style:family="paragraph" style:parent-style-name="Text_20_body" style:list-style-name="L64"/>
    <style:style style:name="P57" style:family="paragraph" style:parent-style-name="Text_20_body" style:list-style-name="L65"/>
    <style:style style:name="P58" style:family="paragraph" style:parent-style-name="Text_20_body" style:list-style-name="L66"/>
    <style:style style:name="P59" style:family="paragraph" style:parent-style-name="Text_20_body" style:list-style-name="L67"/>
    <style:style style:name="P60" style:family="paragraph" style:parent-style-name="Text_20_body" style:list-style-name="L68"/>
    <style:style style:name="P61" style:family="paragraph" style:parent-style-name="Text_20_body" style:list-style-name="L69"/>
    <style:style style:name="P62" style:family="paragraph" style:parent-style-name="Text_20_body" style:list-style-name="L70"/>
    <style:style style:name="P63" style:family="paragraph" style:parent-style-name="Text_20_body" style:list-style-name="L71"/>
    <style:style style:name="P64" style:family="paragraph" style:parent-style-name="Text_20_body" style:list-style-name="L72"/>
    <style:style style:name="P65" style:family="paragraph" style:parent-style-name="Text_20_body" style:list-style-name="L73"/>
    <style:style style:name="P66" style:family="paragraph" style:parent-style-name="Text_20_body" style:list-style-name="L74"/>
    <style:style style:name="P67" style:family="paragraph" style:parent-style-name="Text_20_body" style:list-style-name="L75"/>
    <style:style style:name="P68" style:family="paragraph" style:parent-style-name="Text_20_body" style:list-style-name="L76"/>
    <style:style style:name="P69" style:family="paragraph" style:parent-style-name="Text_20_body" style:list-style-name="L77"/>
    <style:style style:name="P70" style:family="paragraph" style:parent-style-name="Text_20_body" style:list-style-name="L78"/>
    <style:style style:name="P71" style:family="paragraph" style:parent-style-name="Text_20_body" style:list-style-name="L79"/>
    <style:style style:name="P72" style:family="paragraph" style:parent-style-name="Text_20_body" style:list-style-name="L80"/>
    <style:style style:name="P73" style:family="paragraph" style:parent-style-name="Text_20_body" style:list-style-name="L81"/>
    <style:style style:name="P74" style:family="paragraph" style:parent-style-name="Text_20_body" style:list-style-name="L82"/>
    <style:style style:name="P75" style:family="paragraph" style:parent-style-name="Text_20_body" style:list-style-name="L83"/>
    <style:style style:name="P76" style:family="paragraph" style:parent-style-name="Text_20_body" style:list-style-name="L86"/>
    <style:style style:name="P77" style:family="paragraph" style:parent-style-name="Text_20_body" style:list-style-name="L88"/>
    <style:style style:name="P78" style:family="paragraph" style:parent-style-name="Text_20_body" style:list-style-name="L89"/>
    <style:style style:name="P79" style:family="paragraph" style:parent-style-name="Text_20_body" style:list-style-name="L90"/>
    <style:style style:name="P80" style:family="paragraph" style:parent-style-name="Text_20_body" style:list-style-name="L91"/>
    <style:style style:name="P81" style:family="paragraph" style:parent-style-name="Text_20_body" style:list-style-name="L93"/>
    <style:style style:name="P82" style:family="paragraph" style:parent-style-name="Text_20_body" style:list-style-name="L94"/>
    <style:style style:name="P83" style:family="paragraph" style:parent-style-name="Text_20_body" style:list-style-name="L95"/>
    <style:style style:name="P84" style:family="paragraph" style:parent-style-name="Text_20_body" style:list-style-name="L96"/>
    <style:style style:name="P85" style:family="paragraph" style:parent-style-name="Text_20_body" style:list-style-name="L97"/>
    <style:style style:name="P86" style:family="paragraph" style:parent-style-name="Text_20_body" style:list-style-name="L98"/>
    <style:style style:name="P87" style:family="paragraph" style:parent-style-name="Text_20_body" style:list-style-name="L99"/>
    <style:style style:name="P88" style:family="paragraph" style:parent-style-name="Text_20_body" style:list-style-name="L100"/>
    <style:style style:name="P89" style:family="paragraph" style:parent-style-name="Text_20_body" style:list-style-name="L101"/>
    <style:style style:name="P90" style:family="paragraph" style:parent-style-name="Text_20_body" style:list-style-name="L102"/>
    <style:style style:name="P91" style:family="paragraph" style:parent-style-name="Text_20_body" style:list-style-name="L103"/>
    <style:style style:name="P92" style:family="paragraph" style:parent-style-name="Text_20_body" style:list-style-name="L104"/>
    <style:style style:name="P93" style:family="paragraph" style:parent-style-name="Text_20_body" style:list-style-name="L105"/>
    <style:style style:name="P94" style:family="paragraph" style:parent-style-name="Text_20_body" style:list-style-name="L106"/>
    <style:style style:name="P95" style:family="paragraph" style:parent-style-name="Text_20_body" style:list-style-name="L107"/>
    <style:style style:name="P96" style:family="paragraph" style:parent-style-name="Text_20_body" style:list-style-name="L108"/>
    <style:style style:name="P97" style:family="paragraph" style:parent-style-name="Text_20_body" style:list-style-name="L111"/>
    <style:style style:name="P98" style:family="paragraph" style:parent-style-name="Text_20_body" style:list-style-name="L112"/>
    <style:style style:name="P99" style:family="paragraph" style:parent-style-name="Text_20_body" style:list-style-name="L113"/>
    <style:style style:name="P100" style:family="paragraph" style:parent-style-name="Text_20_body" style:list-style-name="L114"/>
    <style:style style:name="P101" style:family="paragraph" style:parent-style-name="Text_20_body" style:list-style-name="L115"/>
    <style:style style:name="P102" style:family="paragraph" style:parent-style-name="Text_20_body" style:list-style-name="L118"/>
    <style:style style:name="P103" style:family="paragraph" style:parent-style-name="Text_20_body" style:list-style-name="L119"/>
    <style:style style:name="P104" style:family="paragraph" style:parent-style-name="Text_20_body" style:list-style-name="L120"/>
    <style:style style:name="P105" style:family="paragraph" style:parent-style-name="Text_20_body" style:list-style-name="L121"/>
    <style:style style:name="P106" style:family="paragraph" style:parent-style-name="Text_20_body" style:list-style-name="L122"/>
    <style:style style:name="P107" style:family="paragraph" style:parent-style-name="Text_20_body" style:list-style-name="L123"/>
    <style:style style:name="P108" style:family="paragraph" style:parent-style-name="Text_20_body" style:list-style-name="L124"/>
    <style:style style:name="P109" style:family="paragraph" style:parent-style-name="Text_20_body" style:list-style-name="L125"/>
    <style:style style:name="P110" style:family="paragraph" style:parent-style-name="Text_20_body" style:list-style-name="L126"/>
    <style:style style:name="P111" style:family="paragraph" style:parent-style-name="Text_20_body" style:list-style-name="L127"/>
    <style:style style:name="P112" style:family="paragraph" style:parent-style-name="Text_20_body" style:list-style-name="L128"/>
    <style:style style:name="P113" style:family="paragraph" style:parent-style-name="Text_20_body" style:list-style-name="L129"/>
    <style:style style:name="P114" style:family="paragraph" style:parent-style-name="Text_20_body" style:list-style-name="L130"/>
    <style:style style:name="P115" style:family="paragraph" style:parent-style-name="Text_20_body" style:list-style-name="L131"/>
    <style:style style:name="P116" style:family="paragraph" style:parent-style-name="Text_20_body" style:list-style-name="L132"/>
    <style:style style:name="P117" style:family="paragraph" style:parent-style-name="Text_20_body" style:list-style-name="L133"/>
    <style:style style:name="P118" style:family="paragraph" style:parent-style-name="Text_20_body" style:list-style-name="L134"/>
    <style:style style:name="P119" style:family="paragraph" style:parent-style-name="Text_20_body" style:list-style-name="L135"/>
    <style:style style:name="P120" style:family="paragraph" style:parent-style-name="Text_20_body" style:list-style-name="L136"/>
    <style:style style:name="P121" style:family="paragraph" style:parent-style-name="Text_20_body" style:list-style-name="L137"/>
    <style:style style:name="P122" style:family="paragraph" style:parent-style-name="Text_20_body" style:list-style-name="L138"/>
    <style:style style:name="P123" style:family="paragraph" style:parent-style-name="Text_20_body" style:list-style-name="L139"/>
    <style:style style:name="P124" style:family="paragraph" style:parent-style-name="Text_20_body" style:list-style-name="L140"/>
    <style:style style:name="P125" style:family="paragraph" style:parent-style-name="Text_20_body" style:list-style-name="L141"/>
    <style:style style:name="P126" style:family="paragraph" style:parent-style-name="Text_20_body" style:list-style-name="L142"/>
    <style:style style:name="P127" style:family="paragraph" style:parent-style-name="Text_20_body" style:list-style-name="L143"/>
    <style:style style:name="P128" style:family="paragraph" style:parent-style-name="Text_20_body" style:list-style-name="L144"/>
    <style:style style:name="P129" style:family="paragraph" style:parent-style-name="Text_20_body" style:list-style-name="L145"/>
    <style:style style:name="P130" style:family="paragraph" style:parent-style-name="Text_20_body" style:list-style-name="L146"/>
    <style:style style:name="P131" style:family="paragraph" style:parent-style-name="Text_20_body" style:list-style-name="L147"/>
    <style:style style:name="P132" style:family="paragraph" style:parent-style-name="Text_20_body" style:list-style-name="L148"/>
    <style:style style:name="P133" style:family="paragraph" style:parent-style-name="Text_20_body" style:list-style-name="L149"/>
    <style:style style:name="P134" style:family="paragraph" style:parent-style-name="Text_20_body" style:list-style-name="L150"/>
    <style:style style:name="P135" style:family="paragraph" style:parent-style-name="Text_20_body">
      <style:text-properties style:font-name="Inter"/>
    </style:style>
    <style:style style:name="P136" style:family="paragraph" style:parent-style-name="Text_20_body" style:list-style-name="L1">
      <style:text-properties style:font-name="Inter"/>
    </style:style>
    <style:style style:name="P137" style:family="paragraph" style:parent-style-name="Text_20_body" style:list-style-name="L2">
      <style:text-properties style:font-name="Inter"/>
    </style:style>
    <style:style style:name="P138" style:family="paragraph" style:parent-style-name="Text_20_body" style:list-style-name="L3">
      <style:text-properties style:font-name="Inter"/>
    </style:style>
    <style:style style:name="P139" style:family="paragraph" style:parent-style-name="Text_20_body" style:list-style-name="L4">
      <style:text-properties style:font-name="Inter"/>
    </style:style>
    <style:style style:name="P140" style:family="paragraph" style:parent-style-name="Text_20_body" style:list-style-name="L5">
      <style:text-properties style:font-name="Inter"/>
    </style:style>
    <style:style style:name="P141" style:family="paragraph" style:parent-style-name="Text_20_body" style:list-style-name="L6">
      <style:text-properties style:font-name="Inter"/>
    </style:style>
    <style:style style:name="P142" style:family="paragraph" style:parent-style-name="Text_20_body" style:list-style-name="L7">
      <style:text-properties style:font-name="Inter"/>
    </style:style>
    <style:style style:name="P143" style:family="paragraph" style:parent-style-name="Text_20_body" style:list-style-name="L8">
      <style:text-properties style:font-name="Inter"/>
    </style:style>
    <style:style style:name="P144" style:family="paragraph" style:parent-style-name="Text_20_body" style:list-style-name="L57">
      <style:text-properties style:font-name="Inter"/>
    </style:style>
    <style:style style:name="P145" style:family="paragraph" style:parent-style-name="Text_20_body" style:list-style-name="L63">
      <style:text-properties style:font-name="Inter"/>
    </style:style>
    <style:style style:name="P146" style:family="paragraph" style:parent-style-name="Text_20_body" style:list-style-name="L84">
      <style:text-properties style:font-name="Inter"/>
    </style:style>
    <style:style style:name="P147" style:family="paragraph" style:parent-style-name="Text_20_body" style:list-style-name="L85">
      <style:text-properties style:font-name="Inter"/>
    </style:style>
    <style:style style:name="P148" style:family="paragraph" style:parent-style-name="Text_20_body" style:list-style-name="L87">
      <style:text-properties style:font-name="Inter"/>
    </style:style>
    <style:style style:name="P149" style:family="paragraph" style:parent-style-name="Text_20_body" style:list-style-name="L89">
      <style:text-properties style:font-name="Inter"/>
    </style:style>
    <style:style style:name="P150" style:family="paragraph" style:parent-style-name="Text_20_body" style:list-style-name="L92">
      <style:text-properties style:font-name="Inter"/>
    </style:style>
    <style:style style:name="P151" style:family="paragraph" style:parent-style-name="Text_20_body" style:list-style-name="L97">
      <style:text-properties style:font-name="Inter"/>
    </style:style>
    <style:style style:name="P152" style:family="paragraph" style:parent-style-name="Text_20_body" style:list-style-name="L104">
      <style:text-properties style:font-name="Inter"/>
    </style:style>
    <style:style style:name="P153" style:family="paragraph" style:parent-style-name="Text_20_body" style:list-style-name="L109">
      <style:text-properties style:font-name="Inter"/>
    </style:style>
    <style:style style:name="P154" style:family="paragraph" style:parent-style-name="Text_20_body" style:list-style-name="L110">
      <style:text-properties style:font-name="Inter"/>
    </style:style>
    <style:style style:name="P155" style:family="paragraph" style:parent-style-name="Text_20_body" style:list-style-name="L116">
      <style:text-properties style:font-name="Inter"/>
    </style:style>
    <style:style style:name="P156" style:family="paragraph" style:parent-style-name="Text_20_body" style:list-style-name="L117">
      <style:text-properties style:font-name="Inter"/>
    </style:style>
    <style:style style:name="P157" style:family="paragraph" style:parent-style-name="Text_20_body" style:list-style-name="L120">
      <style:text-properties style:font-name="Inter"/>
    </style:style>
    <style:style style:name="P158" style:family="paragraph" style:parent-style-name="Text_20_body" style:list-style-name="L151">
      <style:text-properties style:font-name="Inter"/>
    </style:style>
    <style:style style:name="P159" style:family="paragraph" style:parent-style-name="Text_20_body" style:list-style-name="L3">
      <style:paragraph-properties fo:margin-top="0in" fo:margin-bottom="0in"/>
    </style:style>
    <style:style style:name="P160" style:family="paragraph" style:parent-style-name="Text_20_body" style:list-style-name="L4">
      <style:paragraph-properties fo:margin-top="0in" fo:margin-bottom="0in"/>
    </style:style>
    <style:style style:name="P161" style:family="paragraph" style:parent-style-name="Text_20_body" style:list-style-name="L5">
      <style:paragraph-properties fo:margin-top="0in" fo:margin-bottom="0in"/>
    </style:style>
    <style:style style:name="P162" style:family="paragraph" style:parent-style-name="Text_20_body" style:list-style-name="L6">
      <style:paragraph-properties fo:margin-top="0in" fo:margin-bottom="0in"/>
    </style:style>
    <style:style style:name="P163" style:family="paragraph" style:parent-style-name="Text_20_body" style:list-style-name="L9">
      <style:paragraph-properties fo:margin-top="0in" fo:margin-bottom="0in"/>
    </style:style>
    <style:style style:name="P164" style:family="paragraph" style:parent-style-name="Text_20_body" style:list-style-name="L10">
      <style:paragraph-properties fo:margin-top="0in" fo:margin-bottom="0in"/>
    </style:style>
    <style:style style:name="P165" style:family="paragraph" style:parent-style-name="Text_20_body" style:list-style-name="L13">
      <style:paragraph-properties fo:margin-top="0in" fo:margin-bottom="0in"/>
    </style:style>
    <style:style style:name="P166" style:family="paragraph" style:parent-style-name="Text_20_body" style:list-style-name="L14">
      <style:paragraph-properties fo:margin-top="0in" fo:margin-bottom="0in"/>
    </style:style>
    <style:style style:name="P167" style:family="paragraph" style:parent-style-name="Text_20_body" style:list-style-name="L15">
      <style:paragraph-properties fo:margin-top="0in" fo:margin-bottom="0in"/>
    </style:style>
    <style:style style:name="P168" style:family="paragraph" style:parent-style-name="Text_20_body" style:list-style-name="L16">
      <style:paragraph-properties fo:margin-top="0in" fo:margin-bottom="0in"/>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paragraph-properties fo:margin-top="0in" fo:margin-bottom="0in"/>
    </style:style>
    <style:style style:name="P171" style:family="paragraph" style:parent-style-name="Text_20_body" style:list-style-name="L20">
      <style:paragraph-properties fo:margin-top="0in" fo:margin-bottom="0in"/>
    </style:style>
    <style:style style:name="P172" style:family="paragraph" style:parent-style-name="Text_20_body" style:list-style-name="L22">
      <style:paragraph-properties fo:margin-top="0in" fo:margin-bottom="0in"/>
    </style:style>
    <style:style style:name="P173" style:family="paragraph" style:parent-style-name="Text_20_body" style:list-style-name="L23">
      <style:paragraph-properties fo:margin-top="0in" fo:margin-bottom="0in"/>
    </style:style>
    <style:style style:name="P174" style:family="paragraph" style:parent-style-name="Text_20_body" style:list-style-name="L24">
      <style:paragraph-properties fo:margin-top="0in" fo:margin-bottom="0in"/>
    </style:style>
    <style:style style:name="P175" style:family="paragraph" style:parent-style-name="Text_20_body" style:list-style-name="L25">
      <style:paragraph-properties fo:margin-top="0in" fo:margin-bottom="0in"/>
    </style:style>
    <style:style style:name="P176" style:family="paragraph" style:parent-style-name="Text_20_body" style:list-style-name="L27">
      <style:paragraph-properties fo:margin-top="0in" fo:margin-bottom="0in"/>
    </style:style>
    <style:style style:name="P177" style:family="paragraph" style:parent-style-name="Text_20_body" style:list-style-name="L28">
      <style:paragraph-properties fo:margin-top="0in" fo:margin-bottom="0in"/>
    </style:style>
    <style:style style:name="P178" style:family="paragraph" style:parent-style-name="Text_20_body" style:list-style-name="L29">
      <style:paragraph-properties fo:margin-top="0in" fo:margin-bottom="0in"/>
    </style:style>
    <style:style style:name="P179" style:family="paragraph" style:parent-style-name="Text_20_body" style:list-style-name="L31">
      <style:paragraph-properties fo:margin-top="0in" fo:margin-bottom="0in"/>
    </style:style>
    <style:style style:name="P180" style:family="paragraph" style:parent-style-name="Text_20_body" style:list-style-name="L32">
      <style:paragraph-properties fo:margin-top="0in" fo:margin-bottom="0in"/>
    </style:style>
    <style:style style:name="P181" style:family="paragraph" style:parent-style-name="Text_20_body" style:list-style-name="L33">
      <style:paragraph-properties fo:margin-top="0in" fo:margin-bottom="0in"/>
    </style:style>
    <style:style style:name="P182" style:family="paragraph" style:parent-style-name="Text_20_body" style:list-style-name="L35">
      <style:paragraph-properties fo:margin-top="0in" fo:margin-bottom="0in"/>
    </style:style>
    <style:style style:name="P183" style:family="paragraph" style:parent-style-name="Text_20_body" style:list-style-name="L36">
      <style:paragraph-properties fo:margin-top="0in" fo:margin-bottom="0in"/>
    </style:style>
    <style:style style:name="P184" style:family="paragraph" style:parent-style-name="Text_20_body" style:list-style-name="L37">
      <style:paragraph-properties fo:margin-top="0in" fo:margin-bottom="0in"/>
    </style:style>
    <style:style style:name="P185" style:family="paragraph" style:parent-style-name="Text_20_body" style:list-style-name="L39">
      <style:paragraph-properties fo:margin-top="0in" fo:margin-bottom="0in"/>
    </style:style>
    <style:style style:name="P186" style:family="paragraph" style:parent-style-name="Text_20_body" style:list-style-name="L40">
      <style:paragraph-properties fo:margin-top="0in" fo:margin-bottom="0in"/>
    </style:style>
    <style:style style:name="P187" style:family="paragraph" style:parent-style-name="Text_20_body" style:list-style-name="L41">
      <style:paragraph-properties fo:margin-top="0in" fo:margin-bottom="0in"/>
    </style:style>
    <style:style style:name="P188" style:family="paragraph" style:parent-style-name="Text_20_body" style:list-style-name="L43">
      <style:paragraph-properties fo:margin-top="0in" fo:margin-bottom="0in"/>
    </style:style>
    <style:style style:name="P189" style:family="paragraph" style:parent-style-name="Text_20_body" style:list-style-name="L44">
      <style:paragraph-properties fo:margin-top="0in" fo:margin-bottom="0in"/>
    </style:style>
    <style:style style:name="P190" style:family="paragraph" style:parent-style-name="Text_20_body" style:list-style-name="L45">
      <style:paragraph-properties fo:margin-top="0in" fo:margin-bottom="0in"/>
    </style:style>
    <style:style style:name="P191" style:family="paragraph" style:parent-style-name="Text_20_body" style:list-style-name="L46">
      <style:paragraph-properties fo:margin-top="0in" fo:margin-bottom="0in"/>
    </style:style>
    <style:style style:name="P192" style:family="paragraph" style:parent-style-name="Text_20_body" style:list-style-name="L48">
      <style:paragraph-properties fo:margin-top="0in" fo:margin-bottom="0in"/>
    </style:style>
    <style:style style:name="P193" style:family="paragraph" style:parent-style-name="Text_20_body" style:list-style-name="L49">
      <style:paragraph-properties fo:margin-top="0in" fo:margin-bottom="0in"/>
    </style:style>
    <style:style style:name="P194" style:family="paragraph" style:parent-style-name="Text_20_body" style:list-style-name="L50">
      <style:paragraph-properties fo:margin-top="0in" fo:margin-bottom="0in"/>
    </style:style>
    <style:style style:name="P195" style:family="paragraph" style:parent-style-name="Text_20_body" style:list-style-name="L63">
      <style:paragraph-properties fo:margin-top="0in" fo:margin-bottom="0in"/>
    </style:style>
    <style:style style:name="P196" style:family="paragraph" style:parent-style-name="Text_20_body" style:list-style-name="L65">
      <style:paragraph-properties fo:margin-top="0in" fo:margin-bottom="0in"/>
    </style:style>
    <style:style style:name="P197" style:family="paragraph" style:parent-style-name="Text_20_body" style:list-style-name="L70">
      <style:paragraph-properties fo:margin-top="0in" fo:margin-bottom="0in"/>
    </style:style>
    <style:style style:name="P198" style:family="paragraph" style:parent-style-name="Text_20_body" style:list-style-name="L79">
      <style:paragraph-properties fo:margin-top="0in" fo:margin-bottom="0in"/>
    </style:style>
    <style:style style:name="P199" style:family="paragraph" style:parent-style-name="Text_20_body" style:list-style-name="L81">
      <style:paragraph-properties fo:margin-top="0in" fo:margin-bottom="0in"/>
    </style:style>
    <style:style style:name="P200" style:family="paragraph" style:parent-style-name="Text_20_body" style:list-style-name="L86">
      <style:paragraph-properties fo:margin-top="0in" fo:margin-bottom="0in"/>
    </style:style>
    <style:style style:name="P201" style:family="paragraph" style:parent-style-name="Text_20_body" style:list-style-name="L87">
      <style:paragraph-properties fo:margin-top="0in" fo:margin-bottom="0in"/>
    </style:style>
    <style:style style:name="P202" style:family="paragraph" style:parent-style-name="Text_20_body" style:list-style-name="L89">
      <style:paragraph-properties fo:margin-top="0in" fo:margin-bottom="0in"/>
    </style:style>
    <style:style style:name="P203" style:family="paragraph" style:parent-style-name="Text_20_body" style:list-style-name="L91">
      <style:paragraph-properties fo:margin-top="0in" fo:margin-bottom="0in"/>
    </style:style>
    <style:style style:name="P204" style:family="paragraph" style:parent-style-name="Text_20_body" style:list-style-name="L92">
      <style:paragraph-properties fo:margin-top="0in" fo:margin-bottom="0in"/>
    </style:style>
    <style:style style:name="P205" style:family="paragraph" style:parent-style-name="Text_20_body" style:list-style-name="L95">
      <style:paragraph-properties fo:margin-top="0in" fo:margin-bottom="0in"/>
    </style:style>
    <style:style style:name="P206" style:family="paragraph" style:parent-style-name="Text_20_body" style:list-style-name="L99">
      <style:paragraph-properties fo:margin-top="0in" fo:margin-bottom="0in"/>
    </style:style>
    <style:style style:name="P207" style:family="paragraph" style:parent-style-name="Text_20_body" style:list-style-name="L102">
      <style:paragraph-properties fo:margin-top="0in" fo:margin-bottom="0in"/>
    </style:style>
    <style:style style:name="P208" style:family="paragraph" style:parent-style-name="Text_20_body" style:list-style-name="L112">
      <style:paragraph-properties fo:margin-top="0in" fo:margin-bottom="0in"/>
    </style:style>
    <style:style style:name="P209" style:family="paragraph" style:parent-style-name="Text_20_body" style:list-style-name="L114">
      <style:paragraph-properties fo:margin-top="0in" fo:margin-bottom="0in"/>
    </style:style>
    <style:style style:name="P210" style:family="paragraph" style:parent-style-name="Text_20_body" style:list-style-name="L117">
      <style:paragraph-properties fo:margin-top="0in" fo:margin-bottom="0in"/>
    </style:style>
    <style:style style:name="P211" style:family="paragraph" style:parent-style-name="Text_20_body" style:list-style-name="L122">
      <style:paragraph-properties fo:margin-top="0in" fo:margin-bottom="0in"/>
    </style:style>
    <style:style style:name="P212" style:family="paragraph" style:parent-style-name="Text_20_body" style:list-style-name="L126">
      <style:paragraph-properties fo:margin-top="0in" fo:margin-bottom="0in"/>
    </style:style>
    <style:style style:name="P213" style:family="paragraph" style:parent-style-name="Text_20_body" style:list-style-name="L130">
      <style:paragraph-properties fo:margin-top="0in" fo:margin-bottom="0in"/>
    </style:style>
    <style:style style:name="P214" style:family="paragraph" style:parent-style-name="Text_20_body" style:list-style-name="L131">
      <style:paragraph-properties fo:margin-top="0in" fo:margin-bottom="0in"/>
    </style:style>
    <style:style style:name="P215" style:family="paragraph" style:parent-style-name="Text_20_body" style:list-style-name="L134">
      <style:paragraph-properties fo:margin-top="0in" fo:margin-bottom="0in"/>
    </style:style>
    <style:style style:name="P216" style:family="paragraph" style:parent-style-name="Text_20_body" style:list-style-name="L135">
      <style:paragraph-properties fo:margin-top="0in" fo:margin-bottom="0in"/>
    </style:style>
    <style:style style:name="P217" style:family="paragraph" style:parent-style-name="Text_20_body" style:list-style-name="L136">
      <style:paragraph-properties fo:margin-top="0in" fo:margin-bottom="0in"/>
    </style:style>
    <style:style style:name="P218" style:family="paragraph" style:parent-style-name="Text_20_body" style:list-style-name="L137">
      <style:paragraph-properties fo:margin-top="0in" fo:margin-bottom="0in"/>
    </style:style>
    <style:style style:name="P219" style:family="paragraph" style:parent-style-name="Text_20_body" style:list-style-name="L138">
      <style:paragraph-properties fo:margin-top="0in" fo:margin-bottom="0in"/>
    </style:style>
    <style:style style:name="P220" style:family="paragraph" style:parent-style-name="Text_20_body" style:list-style-name="L141">
      <style:paragraph-properties fo:margin-top="0in" fo:margin-bottom="0in"/>
    </style:style>
    <style:style style:name="P221" style:family="paragraph" style:parent-style-name="Text_20_body" style:list-style-name="L142">
      <style:paragraph-properties fo:margin-top="0in" fo:margin-bottom="0in"/>
    </style:style>
    <style:style style:name="P222" style:family="paragraph" style:parent-style-name="Text_20_body" style:list-style-name="L143">
      <style:paragraph-properties fo:margin-top="0in" fo:margin-bottom="0in"/>
    </style:style>
    <style:style style:name="P223" style:family="paragraph" style:parent-style-name="Text_20_body" style:list-style-name="L148">
      <style:paragraph-properties fo:margin-top="0in" fo:margin-bottom="0in"/>
    </style:style>
    <style:style style:name="P224" style:family="paragraph" style:parent-style-name="Text_20_body" style:list-style-name="L149">
      <style:paragraph-properties fo:margin-top="0in" fo:margin-bottom="0in"/>
    </style:style>
    <style:style style:name="P225" style:family="paragraph" style:parent-style-name="Text_20_body">
      <style:paragraph-properties fo:margin-top="0in" fo:margin-bottom="0in"/>
      <style:text-properties style:font-name="Inter"/>
    </style:style>
    <style:style style:name="P226" style:family="paragraph" style:parent-style-name="Text_20_body" style:list-style-name="L1">
      <style:paragraph-properties fo:margin-top="0in" fo:margin-bottom="0in"/>
      <style:text-properties style:font-name="Inter"/>
    </style:style>
    <style:style style:name="P227" style:family="paragraph" style:parent-style-name="Text_20_body" style:list-style-name="L2">
      <style:paragraph-properties fo:margin-top="0in" fo:margin-bottom="0in"/>
      <style:text-properties style:font-name="Inter"/>
    </style:style>
    <style:style style:name="P228" style:family="paragraph" style:parent-style-name="Text_20_body" style:list-style-name="L3">
      <style:paragraph-properties fo:margin-top="0in" fo:margin-bottom="0in"/>
      <style:text-properties style:font-name="Inter"/>
    </style:style>
    <style:style style:name="P229" style:family="paragraph" style:parent-style-name="Text_20_body" style:list-style-name="L4">
      <style:paragraph-properties fo:margin-top="0in" fo:margin-bottom="0in"/>
      <style:text-properties style:font-name="Inter"/>
    </style:style>
    <style:style style:name="P230" style:family="paragraph" style:parent-style-name="Text_20_body" style:list-style-name="L5">
      <style:paragraph-properties fo:margin-top="0in" fo:margin-bottom="0in"/>
      <style:text-properties style:font-name="Inter"/>
    </style:style>
    <style:style style:name="P231" style:family="paragraph" style:parent-style-name="Text_20_body" style:list-style-name="L6">
      <style:paragraph-properties fo:margin-top="0in" fo:margin-bottom="0in"/>
      <style:text-properties style:font-name="Inter"/>
    </style:style>
    <style:style style:name="P232" style:family="paragraph" style:parent-style-name="Text_20_body" style:list-style-name="L7">
      <style:paragraph-properties fo:margin-top="0in" fo:margin-bottom="0in"/>
      <style:text-properties style:font-name="Inter"/>
    </style:style>
    <style:style style:name="P233" style:family="paragraph" style:parent-style-name="Text_20_body" style:list-style-name="L8">
      <style:paragraph-properties fo:margin-top="0in" fo:margin-bottom="0in"/>
      <style:text-properties style:font-name="Inter"/>
    </style:style>
    <style:style style:name="P234" style:family="paragraph" style:parent-style-name="Text_20_body" style:list-style-name="L54">
      <style:paragraph-properties fo:margin-top="0in" fo:margin-bottom="0in"/>
      <style:text-properties style:font-name="Inter"/>
    </style:style>
    <style:style style:name="P235" style:family="paragraph" style:parent-style-name="Text_20_body" style:list-style-name="L57">
      <style:paragraph-properties fo:margin-top="0in" fo:margin-bottom="0in"/>
      <style:text-properties style:font-name="Inter"/>
    </style:style>
    <style:style style:name="P236" style:family="paragraph" style:parent-style-name="Text_20_body" style:list-style-name="L63">
      <style:paragraph-properties fo:margin-top="0in" fo:margin-bottom="0in"/>
      <style:text-properties style:font-name="Inter"/>
    </style:style>
    <style:style style:name="P237" style:family="paragraph" style:parent-style-name="Text_20_body" style:list-style-name="L79">
      <style:paragraph-properties fo:margin-top="0in" fo:margin-bottom="0in"/>
      <style:text-properties style:font-name="Inter"/>
    </style:style>
    <style:style style:name="P238" style:family="paragraph" style:parent-style-name="Text_20_body" style:list-style-name="L84">
      <style:paragraph-properties fo:margin-top="0in" fo:margin-bottom="0in"/>
      <style:text-properties style:font-name="Inter"/>
    </style:style>
    <style:style style:name="P239" style:family="paragraph" style:parent-style-name="Text_20_body" style:list-style-name="L85">
      <style:paragraph-properties fo:margin-top="0in" fo:margin-bottom="0in"/>
      <style:text-properties style:font-name="Inter"/>
    </style:style>
    <style:style style:name="P240" style:family="paragraph" style:parent-style-name="Text_20_body" style:list-style-name="L87">
      <style:paragraph-properties fo:margin-top="0in" fo:margin-bottom="0in"/>
      <style:text-properties style:font-name="Inter"/>
    </style:style>
    <style:style style:name="P241" style:family="paragraph" style:parent-style-name="Text_20_body" style:list-style-name="L89">
      <style:paragraph-properties fo:margin-top="0in" fo:margin-bottom="0in"/>
      <style:text-properties style:font-name="Inter"/>
    </style:style>
    <style:style style:name="P242" style:family="paragraph" style:parent-style-name="Text_20_body" style:list-style-name="L92">
      <style:paragraph-properties fo:margin-top="0in" fo:margin-bottom="0in"/>
      <style:text-properties style:font-name="Inter"/>
    </style:style>
    <style:style style:name="P243" style:family="paragraph" style:parent-style-name="Text_20_body" style:list-style-name="L95">
      <style:paragraph-properties fo:margin-top="0in" fo:margin-bottom="0in"/>
      <style:text-properties style:font-name="Inter"/>
    </style:style>
    <style:style style:name="P244" style:family="paragraph" style:parent-style-name="Text_20_body" style:list-style-name="L97">
      <style:paragraph-properties fo:margin-top="0in" fo:margin-bottom="0in"/>
      <style:text-properties style:font-name="Inter"/>
    </style:style>
    <style:style style:name="P245" style:family="paragraph" style:parent-style-name="Text_20_body" style:list-style-name="L102">
      <style:paragraph-properties fo:margin-top="0in" fo:margin-bottom="0in"/>
      <style:text-properties style:font-name="Inter"/>
    </style:style>
    <style:style style:name="P246" style:family="paragraph" style:parent-style-name="Text_20_body" style:list-style-name="L104">
      <style:paragraph-properties fo:margin-top="0in" fo:margin-bottom="0in"/>
      <style:text-properties style:font-name="Inter"/>
    </style:style>
    <style:style style:name="P247" style:family="paragraph" style:parent-style-name="Text_20_body" style:list-style-name="L109">
      <style:paragraph-properties fo:margin-top="0in" fo:margin-bottom="0in"/>
      <style:text-properties style:font-name="Inter"/>
    </style:style>
    <style:style style:name="P248" style:family="paragraph" style:parent-style-name="Text_20_body" style:list-style-name="L110">
      <style:paragraph-properties fo:margin-top="0in" fo:margin-bottom="0in"/>
      <style:text-properties style:font-name="Inter"/>
    </style:style>
    <style:style style:name="P249" style:family="paragraph" style:parent-style-name="Text_20_body" style:list-style-name="L114">
      <style:paragraph-properties fo:margin-top="0in" fo:margin-bottom="0in"/>
      <style:text-properties style:font-name="Inter"/>
    </style:style>
    <style:style style:name="P250" style:family="paragraph" style:parent-style-name="Text_20_body" style:list-style-name="L116">
      <style:paragraph-properties fo:margin-top="0in" fo:margin-bottom="0in"/>
      <style:text-properties style:font-name="Inter"/>
    </style:style>
    <style:style style:name="P251" style:family="paragraph" style:parent-style-name="Text_20_body" style:list-style-name="L117">
      <style:paragraph-properties fo:margin-top="0in" fo:margin-bottom="0in"/>
      <style:text-properties style:font-name="Inter"/>
    </style:style>
    <style:style style:name="P252" style:family="paragraph" style:parent-style-name="Text_20_body" style:list-style-name="L120">
      <style:paragraph-properties fo:margin-top="0in" fo:margin-bottom="0in"/>
      <style:text-properties style:font-name="Inter"/>
    </style:style>
    <style:style style:name="P253" style:family="paragraph" style:parent-style-name="Text_20_body" style:list-style-name="L126">
      <style:paragraph-properties fo:margin-top="0in" fo:margin-bottom="0in"/>
      <style:text-properties style:font-name="Inter"/>
    </style:style>
    <style:style style:name="P254" style:family="paragraph" style:parent-style-name="Text_20_body" style:list-style-name="L149">
      <style:paragraph-properties fo:margin-top="0in" fo:margin-bottom="0in"/>
      <style:text-properties style:font-name="Inter"/>
    </style:style>
    <style:style style:name="P255" style:family="paragraph" style:parent-style-name="Text_20_body" style:list-style-name="L150">
      <style:paragraph-properties fo:margin-top="0in" fo:margin-bottom="0in"/>
      <style:text-properties style:font-name="Inter"/>
    </style:style>
    <style:style style:name="P256" style:family="paragraph" style:parent-style-name="Text_20_body" style:list-style-name="L151">
      <style:paragraph-properties fo:margin-top="0in" fo:margin-bottom="0in"/>
      <style:text-properties style:font-name="Inter"/>
    </style:style>
    <style:style style:name="P257" style:family="paragraph" style:parent-style-name="Text_20_body">
      <style:paragraph-properties style:writing-mode="lr-tb"/>
      <style:text-properties style:font-name="Inter"/>
    </style:style>
    <style:style style:name="P258" style:family="paragraph" style:parent-style-name="Heading_20_1">
      <style:text-properties style:font-name="Inter"/>
    </style:style>
    <style:style style:name="P259" style:family="paragraph" style:parent-style-name="Horizontal_20_Line">
      <style:text-properties style:font-name="Inter"/>
    </style:style>
    <style:style style:name="P260" style:family="paragraph" style:parent-style-name="Quotations" style:list-style-name="L11"/>
    <style:style style:name="P261" style:family="paragraph" style:parent-style-name="Quotations" style:list-style-name="L13"/>
    <style:style style:name="P262" style:family="paragraph" style:parent-style-name="Quotations" style:list-style-name="L14"/>
    <style:style style:name="P263" style:family="paragraph" style:parent-style-name="Quotations" style:list-style-name="L15"/>
    <style:style style:name="P264" style:family="paragraph" style:parent-style-name="Quotations" style:list-style-name="L16"/>
    <style:style style:name="P265" style:family="paragraph" style:parent-style-name="Quotations" style:list-style-name="L18"/>
    <style:style style:name="P266" style:family="paragraph" style:parent-style-name="Quotations" style:list-style-name="L19"/>
    <style:style style:name="P267" style:family="paragraph" style:parent-style-name="Quotations" style:list-style-name="L20"/>
    <style:style style:name="P268" style:family="paragraph" style:parent-style-name="Quotations" style:list-style-name="L22"/>
    <style:style style:name="P269" style:family="paragraph" style:parent-style-name="Quotations" style:list-style-name="L23"/>
    <style:style style:name="P270" style:family="paragraph" style:parent-style-name="Quotations" style:list-style-name="L24"/>
    <style:style style:name="P271" style:family="paragraph" style:parent-style-name="Quotations" style:list-style-name="L25"/>
    <style:style style:name="P272" style:family="paragraph" style:parent-style-name="Quotations" style:list-style-name="L27"/>
    <style:style style:name="P273" style:family="paragraph" style:parent-style-name="Quotations" style:list-style-name="L28"/>
    <style:style style:name="P274" style:family="paragraph" style:parent-style-name="Quotations" style:list-style-name="L29"/>
    <style:style style:name="P275" style:family="paragraph" style:parent-style-name="Quotations" style:list-style-name="L31"/>
    <style:style style:name="P276" style:family="paragraph" style:parent-style-name="Quotations" style:list-style-name="L32"/>
    <style:style style:name="P277" style:family="paragraph" style:parent-style-name="Quotations" style:list-style-name="L33"/>
    <style:style style:name="P278" style:family="paragraph" style:parent-style-name="Quotations" style:list-style-name="L34"/>
    <style:style style:name="P279" style:family="paragraph" style:parent-style-name="Quotations" style:list-style-name="L35"/>
    <style:style style:name="P280" style:family="paragraph" style:parent-style-name="Quotations" style:list-style-name="L36"/>
    <style:style style:name="P281" style:family="paragraph" style:parent-style-name="Quotations" style:list-style-name="L37"/>
    <style:style style:name="P282" style:family="paragraph" style:parent-style-name="Quotations" style:list-style-name="L39"/>
    <style:style style:name="P283" style:family="paragraph" style:parent-style-name="Quotations" style:list-style-name="L40"/>
    <style:style style:name="P284" style:family="paragraph" style:parent-style-name="Quotations" style:list-style-name="L41"/>
    <style:style style:name="P285" style:family="paragraph" style:parent-style-name="Quotations" style:list-style-name="L43"/>
    <style:style style:name="P286" style:family="paragraph" style:parent-style-name="Quotations" style:list-style-name="L44"/>
    <style:style style:name="P287" style:family="paragraph" style:parent-style-name="Quotations" style:list-style-name="L45"/>
    <style:style style:name="P288" style:family="paragraph" style:parent-style-name="Quotations" style:list-style-name="L46"/>
    <style:style style:name="P289" style:family="paragraph" style:parent-style-name="Quotations" style:list-style-name="L48"/>
    <style:style style:name="P290" style:family="paragraph" style:parent-style-name="Quotations" style:list-style-name="L49"/>
    <style:style style:name="P291" style:family="paragraph" style:parent-style-name="Quotations" style:list-style-name="L50"/>
    <style:style style:name="P292" style:family="paragraph" style:parent-style-name="Quotations" style:list-style-name="L51"/>
    <style:style style:name="P293" style:family="paragraph" style:parent-style-name="Quotations" style:list-style-name="L12">
      <style:text-properties style:font-name="Inter"/>
    </style:style>
    <style:style style:name="P294" style:family="paragraph" style:parent-style-name="Quotations" style:list-style-name="L13">
      <style:text-properties style:font-name="Inter"/>
    </style:style>
    <style:style style:name="P295" style:family="paragraph" style:parent-style-name="Quotations" style:list-style-name="L14">
      <style:text-properties style:font-name="Inter"/>
    </style:style>
    <style:style style:name="P296" style:family="paragraph" style:parent-style-name="Quotations" style:list-style-name="L15">
      <style:text-properties style:font-name="Inter"/>
    </style:style>
    <style:style style:name="P297" style:family="paragraph" style:parent-style-name="Quotations" style:list-style-name="L16">
      <style:text-properties style:font-name="Inter"/>
    </style:style>
    <style:style style:name="P298" style:family="paragraph" style:parent-style-name="Quotations" style:list-style-name="L17">
      <style:text-properties style:font-name="Inter"/>
    </style:style>
    <style:style style:name="P299" style:family="paragraph" style:parent-style-name="Quotations" style:list-style-name="L18">
      <style:text-properties style:font-name="Inter"/>
    </style:style>
    <style:style style:name="P300" style:family="paragraph" style:parent-style-name="Quotations" style:list-style-name="L19">
      <style:text-properties style:font-name="Inter"/>
    </style:style>
    <style:style style:name="P301" style:family="paragraph" style:parent-style-name="Quotations" style:list-style-name="L20">
      <style:text-properties style:font-name="Inter"/>
    </style:style>
    <style:style style:name="P302" style:family="paragraph" style:parent-style-name="Quotations" style:list-style-name="L21">
      <style:text-properties style:font-name="Inter"/>
    </style:style>
    <style:style style:name="P303" style:family="paragraph" style:parent-style-name="Quotations" style:list-style-name="L23">
      <style:text-properties style:font-name="Inter"/>
    </style:style>
    <style:style style:name="P304" style:family="paragraph" style:parent-style-name="Quotations" style:list-style-name="L26">
      <style:text-properties style:font-name="Inter"/>
    </style:style>
    <style:style style:name="P305" style:family="paragraph" style:parent-style-name="Quotations" style:list-style-name="L27">
      <style:text-properties style:font-name="Inter"/>
    </style:style>
    <style:style style:name="P306" style:family="paragraph" style:parent-style-name="Quotations" style:list-style-name="L29">
      <style:text-properties style:font-name="Inter"/>
    </style:style>
    <style:style style:name="P307" style:family="paragraph" style:parent-style-name="Quotations" style:list-style-name="L30">
      <style:text-properties style:font-name="Inter"/>
    </style:style>
    <style:style style:name="P308" style:family="paragraph" style:parent-style-name="Quotations" style:list-style-name="L31">
      <style:text-properties style:font-name="Inter"/>
    </style:style>
    <style:style style:name="P309" style:family="paragraph" style:parent-style-name="Quotations" style:list-style-name="L32">
      <style:text-properties style:font-name="Inter"/>
    </style:style>
    <style:style style:name="P310" style:family="paragraph" style:parent-style-name="Quotations" style:list-style-name="L33">
      <style:text-properties style:font-name="Inter"/>
    </style:style>
    <style:style style:name="P311" style:family="paragraph" style:parent-style-name="Quotations" style:list-style-name="L35">
      <style:text-properties style:font-name="Inter"/>
    </style:style>
    <style:style style:name="P312" style:family="paragraph" style:parent-style-name="Quotations" style:list-style-name="L36">
      <style:text-properties style:font-name="Inter"/>
    </style:style>
    <style:style style:name="P313" style:family="paragraph" style:parent-style-name="Quotations" style:list-style-name="L37">
      <style:text-properties style:font-name="Inter"/>
    </style:style>
    <style:style style:name="P314" style:family="paragraph" style:parent-style-name="Quotations" style:list-style-name="L38">
      <style:text-properties style:font-name="Inter"/>
    </style:style>
    <style:style style:name="P315" style:family="paragraph" style:parent-style-name="Quotations" style:list-style-name="L39">
      <style:text-properties style:font-name="Inter"/>
    </style:style>
    <style:style style:name="P316" style:family="paragraph" style:parent-style-name="Quotations" style:list-style-name="L40">
      <style:text-properties style:font-name="Inter"/>
    </style:style>
    <style:style style:name="P317" style:family="paragraph" style:parent-style-name="Quotations" style:list-style-name="L41">
      <style:text-properties style:font-name="Inter"/>
    </style:style>
    <style:style style:name="P318" style:family="paragraph" style:parent-style-name="Quotations" style:list-style-name="L42">
      <style:text-properties style:font-name="Inter"/>
    </style:style>
    <style:style style:name="P319" style:family="paragraph" style:parent-style-name="Quotations" style:list-style-name="L47">
      <style:text-properties style:font-name="Inter"/>
    </style:style>
    <style:style style:name="P320" style:family="paragraph" style:parent-style-name="Quotations" style:list-style-name="L48">
      <style:text-properties style:font-name="Inter"/>
    </style:style>
    <style:style style:name="P321" style:family="paragraph" style:parent-style-name="Quotations" style:list-style-name="L49">
      <style:text-properties style:font-name="Inter"/>
    </style:style>
    <style:style style:name="P322" style:family="paragraph" style:parent-style-name="Quotations" style:list-style-name="L50">
      <style:text-properties style:font-name="Inter"/>
    </style:style>
    <style:style style:name="P323" style:family="paragraph" style:parent-style-name="Quotations" style:list-style-name="L51">
      <style:text-properties style:font-name="Inter"/>
    </style:style>
    <style:style style:name="P324" style:family="paragraph" style:parent-style-name="Quotations" style:list-style-name="L13">
      <style:paragraph-properties fo:margin-top="0in" fo:margin-bottom="0in"/>
    </style:style>
    <style:style style:name="P325" style:family="paragraph" style:parent-style-name="Quotations" style:list-style-name="L14">
      <style:paragraph-properties fo:margin-top="0in" fo:margin-bottom="0in"/>
    </style:style>
    <style:style style:name="P326" style:family="paragraph" style:parent-style-name="Quotations" style:list-style-name="L15">
      <style:paragraph-properties fo:margin-top="0in" fo:margin-bottom="0in"/>
    </style:style>
    <style:style style:name="P327" style:family="paragraph" style:parent-style-name="Quotations" style:list-style-name="L16">
      <style:paragraph-properties fo:margin-top="0in" fo:margin-bottom="0in"/>
    </style:style>
    <style:style style:name="P328" style:family="paragraph" style:parent-style-name="Quotations" style:list-style-name="L18">
      <style:paragraph-properties fo:margin-top="0in" fo:margin-bottom="0in"/>
    </style:style>
    <style:style style:name="P329" style:family="paragraph" style:parent-style-name="Quotations" style:list-style-name="L19">
      <style:paragraph-properties fo:margin-top="0in" fo:margin-bottom="0in"/>
    </style:style>
    <style:style style:name="P330" style:family="paragraph" style:parent-style-name="Quotations" style:list-style-name="L20">
      <style:paragraph-properties fo:margin-top="0in" fo:margin-bottom="0in"/>
    </style:style>
    <style:style style:name="P331" style:family="paragraph" style:parent-style-name="Quotations" style:list-style-name="L22">
      <style:paragraph-properties fo:margin-top="0in" fo:margin-bottom="0in"/>
    </style:style>
    <style:style style:name="P332" style:family="paragraph" style:parent-style-name="Quotations" style:list-style-name="L23">
      <style:paragraph-properties fo:margin-top="0in" fo:margin-bottom="0in"/>
    </style:style>
    <style:style style:name="P333" style:family="paragraph" style:parent-style-name="Quotations" style:list-style-name="L24">
      <style:paragraph-properties fo:margin-top="0in" fo:margin-bottom="0in"/>
    </style:style>
    <style:style style:name="P334" style:family="paragraph" style:parent-style-name="Quotations" style:list-style-name="L25">
      <style:paragraph-properties fo:margin-top="0in" fo:margin-bottom="0in"/>
    </style:style>
    <style:style style:name="P335" style:family="paragraph" style:parent-style-name="Quotations" style:list-style-name="L27">
      <style:paragraph-properties fo:margin-top="0in" fo:margin-bottom="0in"/>
    </style:style>
    <style:style style:name="P336" style:family="paragraph" style:parent-style-name="Quotations" style:list-style-name="L28">
      <style:paragraph-properties fo:margin-top="0in" fo:margin-bottom="0in"/>
    </style:style>
    <style:style style:name="P337" style:family="paragraph" style:parent-style-name="Quotations" style:list-style-name="L29">
      <style:paragraph-properties fo:margin-top="0in" fo:margin-bottom="0in"/>
    </style:style>
    <style:style style:name="P338" style:family="paragraph" style:parent-style-name="Quotations" style:list-style-name="L31">
      <style:paragraph-properties fo:margin-top="0in" fo:margin-bottom="0in"/>
    </style:style>
    <style:style style:name="P339" style:family="paragraph" style:parent-style-name="Quotations" style:list-style-name="L32">
      <style:paragraph-properties fo:margin-top="0in" fo:margin-bottom="0in"/>
    </style:style>
    <style:style style:name="P340" style:family="paragraph" style:parent-style-name="Quotations" style:list-style-name="L33">
      <style:paragraph-properties fo:margin-top="0in" fo:margin-bottom="0in"/>
    </style:style>
    <style:style style:name="P341" style:family="paragraph" style:parent-style-name="Quotations" style:list-style-name="L35">
      <style:paragraph-properties fo:margin-top="0in" fo:margin-bottom="0in"/>
    </style:style>
    <style:style style:name="P342" style:family="paragraph" style:parent-style-name="Quotations" style:list-style-name="L36">
      <style:paragraph-properties fo:margin-top="0in" fo:margin-bottom="0in"/>
    </style:style>
    <style:style style:name="P343" style:family="paragraph" style:parent-style-name="Quotations" style:list-style-name="L37">
      <style:paragraph-properties fo:margin-top="0in" fo:margin-bottom="0in"/>
    </style:style>
    <style:style style:name="P344" style:family="paragraph" style:parent-style-name="Quotations" style:list-style-name="L39">
      <style:paragraph-properties fo:margin-top="0in" fo:margin-bottom="0in"/>
    </style:style>
    <style:style style:name="P345" style:family="paragraph" style:parent-style-name="Quotations" style:list-style-name="L40">
      <style:paragraph-properties fo:margin-top="0in" fo:margin-bottom="0in"/>
    </style:style>
    <style:style style:name="P346" style:family="paragraph" style:parent-style-name="Quotations" style:list-style-name="L41">
      <style:paragraph-properties fo:margin-top="0in" fo:margin-bottom="0in"/>
    </style:style>
    <style:style style:name="P347" style:family="paragraph" style:parent-style-name="Quotations" style:list-style-name="L43">
      <style:paragraph-properties fo:margin-top="0in" fo:margin-bottom="0in"/>
    </style:style>
    <style:style style:name="P348" style:family="paragraph" style:parent-style-name="Quotations" style:list-style-name="L44">
      <style:paragraph-properties fo:margin-top="0in" fo:margin-bottom="0in"/>
    </style:style>
    <style:style style:name="P349" style:family="paragraph" style:parent-style-name="Quotations" style:list-style-name="L45">
      <style:paragraph-properties fo:margin-top="0in" fo:margin-bottom="0in"/>
    </style:style>
    <style:style style:name="P350" style:family="paragraph" style:parent-style-name="Quotations" style:list-style-name="L46">
      <style:paragraph-properties fo:margin-top="0in" fo:margin-bottom="0in"/>
    </style:style>
    <style:style style:name="P351" style:family="paragraph" style:parent-style-name="Quotations" style:list-style-name="L48">
      <style:paragraph-properties fo:margin-top="0in" fo:margin-bottom="0in"/>
    </style:style>
    <style:style style:name="P352" style:family="paragraph" style:parent-style-name="Quotations" style:list-style-name="L49">
      <style:paragraph-properties fo:margin-top="0in" fo:margin-bottom="0in"/>
    </style:style>
    <style:style style:name="P353" style:family="paragraph" style:parent-style-name="Quotations" style:list-style-name="L50">
      <style:paragraph-properties fo:margin-top="0in" fo:margin-bottom="0in"/>
    </style:style>
    <style:style style:name="T1" style:family="text">
      <style:text-properties style:font-name="Atkinson Hyperlegible Next Ligh"/>
    </style:style>
    <style:style style:name="T2" style:family="text">
      <style:text-properties style:font-name="Inter"/>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cakapan baru</text:p>
      <text:h text:style-name="P258" text:outline-level="1">Terbaru </text:h>
      <text:section text:style-name="Sect1" text:name="conversations-list-0">
        <text:p text:style-name="P225">#[+1] SATIR - Manual Standar Ganda </text:p>
        <text:p text:style-name="P225">Mengubah Nilai Kolom MySQL dengan JOIN </text:p>
        <text:p text:style-name="P225">Membuat Kata Sandi yang Kuat </text:p>
        <text:p text:style-name="P225">Ide Judul Buku Pertanian Presisi </text:p>
        <text:p text:style-name="P225">Teknologi Masa Depan untuk Kehidupan Lebih Baik </text:p>
        <text:p text:style-name="P225">Lainnya</text:p>
      </text:section>
      <text:h text:style-name="P258" text:outline-level="1">Gem</text:h>
      <text:p text:style-name="P225">Pencari ide</text:p>
      <text:p text:style-name="P225">Konsultan karier</text:p>
      <text:p text:style-name="P225">Partner coding</text:p>
      <text:p text:style-name="P225">Lainnya</text:p>
      <text:p text:style-name="P225">Pengelola Gem</text:p>
      <text:p text:style-name="P225">Bantuan</text:p>
      <text:p text:style-name="P225">Aktivitas</text:p>
      <text:p text:style-name="P225">Setelan</text:p>
      <text:p text:style-name="P135">Aceh, Indonesia <text:line-break/>Dari alamat IP Anda • Perbarui lokasi</text:p>
      <text:h text:style-name="P258" text:outline-level="1">Percakapan dengan Gemini</text:h>
      <text:section text:style-name="Sect1" text:name="chat-history">
        <text:p text:style-name="P135"/>
        <text:section text:style-name="Sect1" text:name="6878837d3b227b4c">
          <text:p text:style-name="P135"/>
          <text:section text:style-name="Sect1" text:name="user-query-content-0">
            <text:p text:style-name="P257">Gemini Anda Telah dilatih sehingga menjadi ahli dalam menyusun buku [non-fiksi] kritik sosial bergenre [Satire]. </text:p>
            <text:p text:style-name="P257">Gemini yang Kreatif, Saya Sedang menyusun Buku : </text:p>
            <text:p text:style-name="P257">Judul : 'Manual Standar Ganda: Seni Berkata A Tapi Berbuat B (dan Tetap Merasa Benar)' </text:p>
            <text:p text:style-name="P257"><text:soft-page-break/>Deskripsi :'Buku ini adalah "panduan" humoris yang menguliti berbagai bentuk standar ganda dalam kehidupan sehari-hari. Mulai dari politisi yang berjanji manis, aktivis medsos dadakan, hingga tetangga sebelah yang ramah di depan tapi julid di belakang. Mengungkap "logika" absurd di balik ketidakkonsistenan kita.' </text:p>
            <text:p text:style-name="P257">Topik Utama :Mendorong pembaca untuk menertawakan (dan mungkin sedikit merenungkan) kemunafikan dalam diri sendiri dan orang lain. Mengkritik budaya pencitraan dan kepura-puraan sosial melalui humor yang tajam. </text:p>
            <text:p text:style-name="P257">Terget Pembaca : Umum </text:p>
            <text:p text:style-name="P257">Tugas Anda adalah : </text:p>
            <text:p text:style-name="P257">1. Menyusun Outline/Kerangka/Daftar Isi buku ini yang terdiri atas Bab dan Subbab yang dikembangkan dari Deskripsi buku yang sedang saya susun. </text:p>
            <text:p text:style-name="P257">2. Memberi Saran Gaya Bahasa Penulisan Yang Sesuai dengan Target Pembaca. </text:p>
            <text:p text:style-name="P257">3. Memberikan Tips Tambahan yang memperkaya isi dan bobot buku ini . </text:p>
          </text:section>
          <text:p text:style-name="P225">Tampilkan alur berpikir</text:p>
          <text:section text:style-name="Sect2" text:name="model-response-message-contentr_6878837d3b227b4c">
            <text:p text:style-name="P135">Tentu, Gemini siap membantu Anda menyusun buku kritik sosial satir yang tajam dan menggelitik ini! Judul dan deskripsinya sudah sangat menjanjikan. Mari kita kembangkan kerangka, gaya bahasa, dan tips tambahannya.</text:p>
            <text:p text:style-name="Text_20_body"><text:span text:style-name="Strong_20_Emphasis"><text:span text:style-name="T2">1. Usulan Outline/Kerangka/Daftar Isi Buku</text:span></text:span></text:p>
            <text:p text:style-name="P135">Berikut adalah draf daftar isi yang mencoba menangkap semangat humoris dan kritis dari buku Anda:</text:p>
            <text:p text:style-name="P259"/>
            <text:p text:style-name="Text_20_body"><text:span text:style-name="Strong_20_Emphasis"><text:span text:style-name="T2">Manual Standar Ganda: Seni Berkata A Tapi Berbuat B (dan Tetap Merasa Benar)</text:span></text:span></text:p>
            <text:p text:style-name="Text_20_body"><text:span text:style-name="Strong_20_Emphasis"><text:span text:style-name="T2">Kata Pengantar oleh Praktisi Standar Ganda (Anonim)</text:span></text:span></text:p>
            <text:list xml:id="list3851878140222507870" text:style-name="L1">
              <text:list-item>
                <text:p text:style-name="P226">Mengapa Manual Ini Penting di Era Penuh Kepura-puraan? </text:p>
              </text:list-item>
              <text:list-item>
                <text:p text:style-name="P136"><text:soft-page-break/>Sebuah Pengakuan (Setengah Hati) dari Kami yang Sering Lupa Diri </text:p>
              </text:list-item>
            </text:list>
            <text:p text:style-name="Text_20_body"><text:span text:style-name="Strong_20_Emphasis"><text:span text:style-name="T2">Pendahuluan: Selamat Datang di Klub Hipokrit (Kita Semua Anggota!)</text:span></text:span></text:p>
            <text:list xml:id="list1480082337826896108" text:style-name="L2">
              <text:list-item>
                <text:p text:style-name="P227">Definisi Standar Ganda Versi Rakyat Jelata (Bukan Kamus) </text:p>
              </text:list-item>
              <text:list-item>
                <text:p text:style-name="P227">Mengapa Berkata A dan Berbuat B Itu Sebuah Seni, Bukan Sekadar Lupa? </text:p>
              </text:list-item>
              <text:list-item>
                <text:p text:style-name="P137">Sekilas tentang "Logika Absurd" yang Akan Kita Kupas Tuntas (Sambil Tertawa Miris) </text:p>
              </text:list-item>
            </text:list>
            <text:p text:style-name="Text_20_body"><text:span text:style-name="Strong_20_Emphasis"><text:span text:style-name="T2">BAGIAN 1: ARENA POLITIK &amp; KEKUASAAN – Panggung Utama Standar Ganda</text:span></text:span></text:p>
            <text:list xml:id="list6649368399085182114" text:style-name="L3">
              <text:list-item>
                <text:p text:style-name="P159"><text:span text:style-name="Strong_20_Emphasis"><text:span text:style-name="T2">Bab 1: Jurusan Politik Praktis: Lidah Tak Bertulang, Janji Tinggal Kenangan</text:span></text:span><text:span text:style-name="T2"> </text:span></text:p>
                <text:list>
                  <text:list-item>
                    <text:p text:style-name="P228">Subbab 1.1: Anatomi Janji Kampanye: Manis di Bibir, Pahit di Realita </text:p>
                  </text:list-item>
                  <text:list-item>
                    <text:p text:style-name="P228">Subbab 1.2: Teknik Klasik "Lupa Ingatan" Pasca Terpilih </text:p>
                  </text:list-item>
                  <text:list-item>
                    <text:p text:style-name="P228">Subbab 1.3: Mengkritik Lawan Atas Dosa yang Sama (Hanya Beda Waktu) </text:p>
                  </text:list-item>
                  <text:list-item>
                    <text:p text:style-name="P228">Subbab 1.4: Studi Kasus: Dari "Pro Rakyat" Menjadi "Pro Siapa Saja yang Menguntungkan" </text:p>
                  </text:list-item>
                </text:list>
              </text:list-item>
              <text:list-item>
                <text:p text:style-name="P159"><text:span text:style-name="Strong_20_Emphasis"><text:span text:style-name="T2">Bab 2: Birokrasi &amp; Aturan: Fleksibel untuk Kami, Kaku untuk Anda</text:span></text:span><text:span text:style-name="T2"> </text:span></text:p>
                <text:list>
                  <text:list-item>
                    <text:p text:style-name="P228">Subbab 2.1: Seni Menafsirkan Aturan Sesuai Kebutuhan (Pribadi) </text:p>
                  </text:list-item>
                  <text:list-item>
                    <text:p text:style-name="P228">Subbab 2.2: Jalur Cepat vs. Jalur Lambat: Tergantung Siapa yang Lewat </text:p>
                  </text:list-item>
                  <text:list-item>
                    <text:p text:style-name="P138">Subbab 2.3: "Semua Harus Sesuai Prosedur" (Kecuali Kalau Merepotkan) </text:p>
                  </text:list-item>
                </text:list>
              </text:list-item>
            </text:list>
            <text:p text:style-name="Text_20_body"><text:span text:style-name="Strong_20_Emphasis"><text:span text:style-name="T2">BAGIAN 2: DUNIA MAYA &amp; CITRA DIRI – Etalase Kepalsuan Modern</text:span></text:span></text:p>
            <text:list xml:id="list7619103662787910378" text:style-name="L4">
              <text:list-item>
                <text:p text:style-name="P160"><text:span text:style-name="Strong_20_Emphasis"><text:span text:style-name="T2">Bab 3: Arena Media Sosial: Pahlawan Kesiangan &amp; Keyboard Warrior Bertopeng</text:span></text:span><text:span text:style-name="T2"> </text:span></text:p>
                <text:list>
                  <text:list-item>
                    <text:p text:style-name="P229">Subbab 3.1: Aktivisme Klik: Berkoar di Medsos, Bungkam di Dunia Nyata </text:p>
                  </text:list-item>
                  <text:list-item>
                    <text:p text:style-name="P229"><text:soft-page-break/>Subbab 3.2: Seni Menciptakan Persona Online: #Blessed vs. Kenyataan #Stressed </text:p>
                  </text:list-item>
                  <text:list-item>
                    <text:p text:style-name="P229">Subbab 3.3: Menghujat Tren vs. Diam-diam Ikutan </text:p>
                  </text:list-item>
                  <text:list-item>
                    <text:p text:style-name="P229">Subbab 3.4: Standar Ganda dalam Cancel Culture: Siapa yang Boleh Dimaafkan, Siapa yang Tidak? </text:p>
                  </text:list-item>
                </text:list>
              </text:list-item>
              <text:list-item>
                <text:p text:style-name="P160"><text:span text:style-name="Strong_20_Emphasis"><text:span text:style-name="T2">Bab 4: Pencitraan 101: Tampil Sempurna Walau Hati Meronta</text:span></text:span><text:span text:style-name="T2"> </text:span></text:p>
                <text:list>
                  <text:list-item>
                    <text:p text:style-name="P229">Subbab 4.1: Filter Kehidupan: Menutupi Kekurangan dengan Senyuman Palsu </text:p>
                  </text:list-item>
                  <text:list-item>
                    <text:p text:style-name="P229">Subbab 4.2: Humble Bragging: Pamer Terselubung ala Bangsawan Digital </text:p>
                  </text:list-item>
                  <text:list-item>
                    <text:p text:style-name="P139">Subbab 4.3: Dari Influencer Hingga Rakyat Biasa: Kita Semua Pelaku Pencitraan </text:p>
                  </text:list-item>
                </text:list>
              </text:list-item>
            </text:list>
            <text:p text:style-name="Text_20_body"><text:span text:style-name="Strong_20_Emphasis"><text:span text:style-name="T2">BAGIAN 3: KEHIDUPAN SEHARI-HARI – Standar Ganda di Sekitar Kita (dan Diri Sendiri)</text:span></text:span></text:p>
            <text:list xml:id="list630553456555019895" text:style-name="L5">
              <text:list-item>
                <text:p text:style-name="P161"><text:span text:style-name="Strong_20_Emphasis"><text:span text:style-name="T2">Bab 5: Lingkungan Pertetanggaan: Ramah di Depan, Julid di Belakang Layar</text:span></text:span><text:span text:style-name="T2"> </text:span></text:p>
                <text:list>
                  <text:list-item>
                    <text:p text:style-name="P230">Subbab 5.1: Seni Berbasa-Basi vs. Seni Menggunjing Profesional </text:p>
                  </text:list-item>
                  <text:list-item>
                    <text:p text:style-name="P230">Subbab 5.2: Menilai Gaya Hidup Tetangga (Sambil Lupa Cermin di Rumah) </text:p>
                  </text:list-item>
                  <text:list-item>
                    <text:p text:style-name="P230">Subbab 5.3: "Gotong Royong Itu Penting!" (Asal Bukan Saya yang Repot) </text:p>
                  </text:list-item>
                </text:list>
              </text:list-item>
              <text:list-item>
                <text:p text:style-name="P161"><text:span text:style-name="Strong_20_Emphasis"><text:span text:style-name="T2">Bab 6: Dunia Kerja &amp; Profesional: Ekspektasi Tinggi Untukmu, Toleransi Rendah Dariku</text:span></text:span><text:span text:style-name="T2"> </text:span></text:p>
                <text:list>
                  <text:list-item>
                    <text:p text:style-name="P230">Subbab 6.1: Bos Teladan (dalam Teori): Datang Tepat Waktu Itu Untuk Karyawan </text:p>
                  </text:list-item>
                  <text:list-item>
                    <text:p text:style-name="P230">Subbab 6.2: Menuntut Profesionalisme vs. Mengabaikan Batas Pribadi </text:p>
                  </text:list-item>
                  <text:list-item>
                    <text:p text:style-name="P230">Subbab 6.3: Politik Kantor: Menjilat ke Atas, Menginjak ke Bawah </text:p>
                  </text:list-item>
                </text:list>
              </text:list-item>
              <text:list-item>
                <text:p text:style-name="P161"><text:span text:style-name="Strong_20_Emphasis"><text:span text:style-name="T2">Bab 7: Keluarga &amp; Hubungan Personal: Aturan Main yang Berubah-ubah</text:span></text:span><text:span text:style-name="T2"> </text:span></text:p>
                <text:list>
                  <text:list-item>
                    <text:p text:style-name="P230">Subbab 7.1: Nasihat Orang Tua vs. Kenakalan Masa Muda Mereka </text:p>
                  </text:list-item>
                  <text:list-item>
                    <text:p text:style-name="P230">Subbab 7.2: Standar Ganda dalam Asmara: "Aku Boleh, <text:soft-page-break/>Kamu Jangan" </text:p>
                  </text:list-item>
                  <text:list-item>
                    <text:p text:style-name="P140">Subbab 7.3: Ekspektasi pada Pasangan vs. Kontribusi Diri Sendiri </text:p>
                  </text:list-item>
                </text:list>
              </text:list-item>
            </text:list>
            <text:p text:style-name="Text_20_body"><text:span text:style-name="Strong_20_Emphasis"><text:span text:style-name="T2">BAGIAN 4: MENGAPA KITA BEGINI? – Mengintip Ruang Mesin Standar Ganda</text:span></text:span></text:p>
            <text:list xml:id="list1078871851248300250" text:style-name="L6">
              <text:list-item>
                <text:p text:style-name="P162"><text:span text:style-name="Strong_20_Emphasis"><text:span text:style-name="T2">Bab 8: Psikologi di Balik Kemunafikan: Seni Membenarkan Diri (Agar Tetap Waras)</text:span></text:span><text:span text:style-name="T2"> </text:span></text:p>
                <text:list>
                  <text:list-item>
                    <text:p text:style-name="P231">Subbab 8.1: Disonansi Kognitif: Saat Otak Berusaha Melindungi Ego </text:p>
                  </text:list-item>
                  <text:list-item>
                    <text:p text:style-name="P231">Subbab 8.2: Bias Konfirmasi &amp; Kawan-kawannya: Mencari Bukti yang Mendukung Kita Saja </text:p>
                  </text:list-item>
                  <text:list-item>
                    <text:p text:style-name="P231">Subbab 8.3: Efek Ikut-ikutan (Bandwagon): Merasa Benar Karena Banyak yang Melakukan </text:p>
                  </text:list-item>
                  <text:list-item>
                    <text:p text:style-name="P231">Subbab 8.4: Mekanisme Pertahanan Diri: Proyeksi &amp; Rasionalisasi Tingkat Dewa </text:p>
                  </text:list-item>
                </text:list>
              </text:list-item>
              <text:list-item>
                <text:p text:style-name="P162"><text:span text:style-name="Strong_20_Emphasis"><text:span text:style-name="T2">Bab 9: Budaya yang Memupuk Standar Ganda: Dari Norma Sosial Hingga Tekanan Ekspektasi</text:span></text:span><text:span text:style-name="T2"> </text:span></text:p>
                <text:list>
                  <text:list-item>
                    <text:p text:style-name="P231">Subbab 9.1: Ketakutan Diadili dan Ditolak: Akar dari Kepura-puraan </text:p>
                  </text:list-item>
                  <text:list-item>
                    <text:p text:style-name="P231">Subbab 9.2: Budaya "Yang Penting Tampak Baik" </text:p>
                  </text:list-item>
                  <text:list-item>
                    <text:p text:style-name="P141">Subbab 9.3: Peran Media dalam Menormalisasi Ketidakkonsistenan </text:p>
                  </text:list-item>
                </text:list>
              </text:list-item>
            </text:list>
            <text:p text:style-name="Text_20_body"><text:span text:style-name="Strong_20_Emphasis"><text:span text:style-name="T2">Penutup: Manual Sudah Dibaca, Lalu Apa? (Selain Menertawakan Diri Sendiri)</text:span></text:span></text:p>
            <text:list xml:id="list1627790327697138645" text:style-name="L7">
              <text:list-item>
                <text:p text:style-name="P232">Merangkum "Pelajaran Berharga" dari Manual Ini (dengan nada sarkastik) </text:p>
              </text:list-item>
              <text:list-item>
                <text:p text:style-name="P232">Langkah Pertama Mengurangi Kadar Standar Ganda: Kesadaran (dan Sedikit Rasa Malu) </text:p>
              </text:list-item>
              <text:list-item>
                <text:p text:style-name="P142">Undangan Terbuka: Mari Menjadi Sedikit Lebih Konsisten (atau Setidaknya Lebih Jujur Saat Tidak Konsisten) </text:p>
              </text:list-item>
            </text:list>
            <text:p text:style-name="Text_20_body"><text:span text:style-name="Strong_20_Emphasis"><text:span text:style-name="T2">(Opsional) Lampiran:</text:span></text:span></text:p>
            <text:list xml:id="list9047051126744554207" text:style-name="L8">
              <text:list-item>
                <text:p text:style-name="P233">Glosarium Istilah Standar Ganda Populer </text:p>
              </text:list-item>
              <text:list-item>
                <text:p text:style-name="P233">Kuis: Seberapa Tinggi Tingkat Standar Ganda Anda? (Untuk <text:soft-page-break/>Bersenang-senang) </text:p>
              </text:list-item>
              <text:list-item>
                <text:p text:style-name="P143">Sertifikat Kelulusan "Master Seni Standar Ganda" (Kosong, untuk diisi sendiri oleh pembaca) </text:p>
              </text:list-item>
            </text:list>
            <text:p text:style-name="P259"/>
            <text:p text:style-name="Text_20_body"><text:span text:style-name="Strong_20_Emphasis"><text:span text:style-name="T2">2. Saran Gaya Bahasa Penulisan</text:span></text:span></text:p>
            <text:p text:style-name="P135">Mengingat target pembaca umum dan genre satire, gaya bahasa yang disarankan adalah:</text:p>
            <text:list xml:id="list188289766485914527" text:style-name="L9">
              <text:list-item>
                <text:p text:style-name="P163"><text:span text:style-name="Strong_20_Emphasis"><text:span text:style-name="T2">Humoris &amp; Sarkastik:</text:span></text:span><text:span text:style-name="T2"> Gunakan humor yang cerdas, ironi, sarkasme, dan </text:span><text:span text:style-name="Emphasis"><text:span text:style-name="T2">understatement</text:span></text:span><text:span text:style-name="T2"> (meremehkan secara sengaja untuk efek lucu). Bahasa bisa sedikit menyindir tapi hindari menjadi terlalu pahit atau menghakimi secara langsung (biarkan pembaca yang menyimpulkan). </text:span></text:p>
              </text:list-item>
              <text:list-item>
                <text:p text:style-name="P163"><text:span text:style-name="Strong_20_Emphasis"><text:span text:style-name="T2">Relatable &amp; Membumi:</text:span></text:span><text:span text:style-name="T2"> Gunakan contoh-contoh yang mudah dikenali dalam kehidupan sehari-hari masyarakat Indonesia. Masukkan ungkapan atau idiom lokal yang relevan. Hindari bahasa akademis yang kaku. </text:span></text:p>
              </text:list-item>
              <text:list-item>
                <text:p text:style-name="P163"><text:span text:style-name="Strong_20_Emphasis"><text:span text:style-name="T2">Percakapan (Conversational):</text:span></text:span><text:span text:style-name="T2"> Tulis seolah-olah Anda sedang berbicara langsung dengan pembaca, mungkin dengan sedikit nada konspiratif atau berbagi "rahasia umum". Gunakan sapaan santai sesekali. </text:span></text:p>
              </text:list-item>
              <text:list-item>
                <text:p text:style-name="P163"><text:span text:style-name="Strong_20_Emphasis"><text:span text:style-name="T2">Tajam &amp; To the Point:</text:span></text:span><text:span text:style-name="T2"> Meskipun humoris, kritik sosialnya harus tetap terasa. Jangan takut untuk menunjuk "gajah di depan mata" melalui humor. </text:span></text:p>
              </text:list-item>
              <text:list-item>
                <text:p text:style-name="P163"><text:span text:style-name="Strong_20_Emphasis"><text:span text:style-name="T2">Bermain Kata (Wordplay):</text:span></text:span><text:span text:style-name="T2"> Gunakan permainan kata, plesetan, atau istilah-istilah ciptaan sendiri yang lucu untuk menggambarkan fenomena standar ganda. </text:span></text:p>
              </text:list-item>
              <text:list-item>
                <text:p text:style-name="P2"><text:span text:style-name="Strong_20_Emphasis"><text:span text:style-name="T2">Nada "Mock-Serious":</text:span></text:span><text:span text:style-name="T2"> Pertahankan nada seolah-olah Anda sedang menulis manual yang serius, padahal isinya adalah sindiran. Ini adalah inti dari satire "manual". </text:span></text:p>
              </text:list-item>
            </text:list>
            <text:p text:style-name="Text_20_body"><text:span text:style-name="Strong_20_Emphasis"><text:span text:style-name="T2">Contoh:</text:span></text:span><text:span text:style-name="T2"> Alih-alih menulis: "Politisi sering tidak menepati janji kampanye mereka setelah terpilih." Anda bisa menulis: "Selamat! Anda baru saja menyaksikan teknik klasik 'Amensia Selektif Pasca-Pemilu'. Sebuah kondisi medis langka yang hanya menyerang politisi setelah bilik suara ditutup, menyebabkan mereka lupa total pada semua janji </text:span><text:soft-page-break/><text:span text:style-name="T2">manis yang pernah terucap."</text:span></text:p>
            <text:p text:style-name="Text_20_body"><text:span text:style-name="Strong_20_Emphasis"><text:span text:style-name="T2">3. Tips Tambahan untuk Memperkaya Buku</text:span></text:span></text:p>
            <text:list xml:id="list6609100313899272474" text:style-name="L10">
              <text:list-item>
                <text:p text:style-name="P164"><text:span text:style-name="Strong_20_Emphasis"><text:span text:style-name="T2">Studi Kasus Mini (Anonim/Fiktif):</text:span></text:span><text:span text:style-name="T2"> Masukkan cerita-cerita pendek atau contoh kasus fiktif (namun terasa nyata) yang menggambarkan poin di setiap bab. Misalnya, "Kisah Pak Budi, Ketua RT yang Anti Gosip (Tapi Punya Grup WhatsApp Khusus 'Info Terkini Warga')". </text:span></text:p>
              </text:list-item>
              <text:list-item>
                <text:p text:style-name="P164"><text:span text:style-name="Strong_20_Emphasis"><text:span text:style-name="T2">Kutipan "Bijak" Palsu:</text:span></text:span><text:span text:style-name="T2"> Ciptakan kutipan-kutipan lucu seolah-olah dari tokoh fiktif ahli standar ganda atau bahkan dari "Manual" itu sendiri. Contoh: </text:span><text:span text:style-name="Emphasis"><text:span text:style-name="T2">"Konsistensi adalah untuk mereka yang kurang kreatif dalam mencari pembenaran." - Bab 1 Manual Standar Ganda.</text:span></text:span><text:span text:style-name="T2"> </text:span></text:p>
              </text:list-item>
              <text:list-item>
                <text:p text:style-name="P164"><text:span text:style-name="Strong_20_Emphasis"><text:span text:style-name="T2">Interaksi dengan Pembaca:</text:span></text:span><text:span text:style-name="T2"> Sisipkan pertanyaan retoris atau ajakan refleksi singkat di akhir beberapa subbab untuk membuat pembaca berpikir (sambil tertawa). "Pernahkah Anda...? Jujur saja, kita semua pernah." </text:span></text:p>
              </text:list-item>
              <text:list-item>
                <text:p text:style-name="P164"><text:span text:style-name="Strong_20_Emphasis"><text:span text:style-name="T2">Visualisasi (Jika Memungkinkan):</text:span></text:span><text:span text:style-name="T2"> Jika ada budget, ilustrasi kartun sederhana yang satir bisa sangat memperkuat humor dan pesan buku. </text:span></text:p>
              </text:list-item>
              <text:list-item>
                <text:p text:style-name="P164"><text:span text:style-name="Strong_20_Emphasis"><text:span text:style-name="T2">Jaga Keseimbangan:</text:span></text:span><text:span text:style-name="T2"> Pastikan humor tidak menutupi kritik, dan kritik tidak membuat buku menjadi ceramah yang membosankan. Keseimbangan adalah kunci sukses satire. </text:span></text:p>
              </text:list-item>
              <text:list-item>
                <text:p text:style-name="P164"><text:span text:style-name="Strong_20_Emphasis"><text:span text:style-name="T2">Sentuhan Lokal:</text:span></text:span><text:span text:style-name="T2"> Jangan ragu memasukkan referensi budaya pop, fenomena sosial, atau bahkan jargon khas Indonesia yang relevan dengan standar ganda. Ini akan membuat buku terasa lebih dekat. </text:span></text:p>
              </text:list-item>
              <text:list-item>
                <text:p text:style-name="P3"><text:span text:style-name="Strong_20_Emphasis"><text:span text:style-name="T2">Riset Ringan:</text:span></text:span><text:span text:style-name="T2"> Meskipun satir, sedikit riset tentang bias kognitif atau fenomena sosial yang mendasari standar ganda bisa menambah bobot tanpa membuatnya jadi buku teks psikologi. Sajikan temuan ini dengan bahasa yang ringan dan humoris. </text:span></text:p>
              </text:list-item>
            </text:list>
            <text:p text:style-name="P135">Semoga kerangka, saran gaya bahasa, dan tips ini bermanfaat untuk menyusun "Manual Standar Ganda" Anda! Selamat menulis dan bersenang-senang menguliti kemunafikan dengan tawa!</text:p>
          </text:section>
          <text:section text:style-name="Sect1" text:name="feedback-form-0">
            <text:p text:style-name="P225"/>
          </text:section>
        </text:section>
        <text:section text:style-name="Sect1" text:name="e967337835dc14f1">
          <text:p text:style-name="P135"><text:soft-page-break/></text:p>
          <text:section text:style-name="Sect1" text:name="user-query-content-1">
            <text:p text:style-name="P257">Pada Kata Pengantar, Tambahkan prompt pada subbab untuk mendapatkan isinya </text:p>
          </text:section>
          <text:p text:style-name="P225">Tampilkan alur berpikir</text:p>
          <text:section text:style-name="Sect2" text:name="model-response-message-contentr_e967337835dc14f1">
            <text:p text:style-name="Text_20_body"><text:span text:style-name="T2">Baik, mari kita tambahkan prompt yang lebih spesifik untuk setiap subbab di bagian </text:span><text:span text:style-name="Strong_20_Emphasis"><text:span text:style-name="T2">Kata Pengantar</text:span></text:span><text:span text:style-name="T2">, agar isinya benar-benar sesuai dengan nada satir dan tujuan buku ini:</text:span></text:p>
            <text:p text:style-name="P259"/>
            <text:p text:style-name="Text_20_body"><text:span text:style-name="Strong_20_Emphasis"><text:span text:style-name="T2">Kata Pengantar oleh Praktisi Standar Ganda (Anonim)</text:span></text:span></text:p>
            <text:list xml:id="list1748986080722711164" text:style-name="L11">
              <text:list-item>
                <text:p text:style-name="P4"><text:span text:style-name="Strong_20_Emphasis"><text:span text:style-name="T2">Subbab 1.1: Mengapa Manual Ini Penting di Era Penuh Kepura-puraan?</text:span></text:span></text:p>
                <text:list>
                  <text:list-item>
                    <text:p text:style-name="P4"><text:span text:style-name="Strong_20_Emphasis"><text:span text:style-name="T2">Prompt untuk isinya:</text:span></text:span><text:span text:style-name="T2"> </text:span></text:p>
                    <text:p text:style-name="P260"><text:span text:style-name="T2">"Tuliskan argumen humoris dari sudut pandang seorang 'praktisi' standar ganda anonim, mengapa buku 'Manual Standar Ganda' ini </text:span><text:span text:style-name="Emphasis"><text:span text:style-name="T2">sangat</text:span></text:span><text:span text:style-name="T2"> dibutuhkan di zaman sekarang yang penuh kepura-puraan. Jelaskan secara satir betapa standar ganda ada di mana-mana (politik, medsos, kehidupan sehari-hari) sehingga memahami 'seni' ini menjadi krusial untuk 'bertahan hidup' atau setidaknya tidak 'terlalu polos'. Gunakan nada yang sok serius tapi jelas menyindir, seolah-olah sedang mengungkap rahasia penting untuk navigasi sosial modern. Gambarkan dunia tanpa 'pemahaman' ini sebagai dunia yang naif dan pasti kalah."</text:span></text:p>
                  </text:list-item>
                </text:list>
              </text:list-item>
              <text:list-item>
                <text:p text:style-name="P4"><text:span text:style-name="Strong_20_Emphasis"><text:span text:style-name="T2">Subbab 1.2: Sebuah Pengakuan (Setengah Hati) dari Kami yang Sering Lupa Diri</text:span></text:span></text:p>
                <text:list>
                  <text:list-item>
                    <text:p text:style-name="P4"><text:span text:style-name="Strong_20_Emphasis"><text:span text:style-name="T2">Prompt untuk isinya:</text:span></text:span><text:span text:style-name="T2"> </text:span></text:p>
                    <text:p text:style-name="P260"><text:span text:style-name="T2">"Tuliskan sebuah 'pengakuan' yang lucu dan </text:span><text:soft-page-break/><text:span text:style-name="Emphasis"><text:span text:style-name="T2">sama sekali tidak tulus</text:span></text:span><text:span text:style-name="T2"> dari si praktisi anonim standar ganda. Akui bahwa 'kami' (para praktisi, termasuk mungkin si pembaca) sering berkata A tapi berbuat B. Namun, sampaikan pengakuan ini dengan nada ringan, sedikit defensif, dan mungkin terselip bangga atas 'keahlian' ini. Jangan menunjukkan penyesalan sejati; malah mungkin beri sedikit alasan 'pemakluman' atau justifikasi lucu (misalnya, 'namanya juga manusia', 'situasi yang memaksa', 'kalau jujur terus kapan majunya?'). Tekankan aspek 'setengah hati' dan 'lupa diri' dari pengakuan ini, seolah itu hal yang wajar dan manusiawi (dalam versi terdistorsi)."</text:span></text:p>
                  </text:list-item>
                </text:list>
              </text:list-item>
            </text:list>
            <text:p text:style-name="P259"/>
            <text:p text:style-name="P135">Dengan prompt ini, Anda bisa mulai menghasilkan tulisan untuk Kata Pengantar yang langsung menetapkan nada satir, humoris, dan sedikit provokatif, sesuai dengan judul dan deskripsi buku Anda. Selamat mencoba!</text:p>
          </text:section>
          <text:section text:style-name="Sect1" text:name="feedback-form-1">
            <text:p text:style-name="P225"/>
          </text:section>
        </text:section>
        <text:section text:style-name="Sect1" text:name="e10b93df8936a7e8">
          <text:p text:style-name="P135"/>
          <text:section text:style-name="Sect1" text:name="user-query-content-2">
            <text:p text:style-name="P257">Pada Bab 1 Tambahkan prompt pada tiap bab untuk mendapatkan pengantar , pada tiap subbab/sub-subab untuk mendapatkan isi dengan pembahasan mendalam </text:p>
          </text:section>
          <text:p text:style-name="P225">Tampilkan alur berpikir</text:p>
          <text:section text:style-name="Sect2" text:name="model-response-message-contentr_e10b93df8936a7e8">
            <text:p text:style-name="P135">Baik, mari kita buat prompt yang lebih rinci untuk Bab 1 dan setiap subbabnya, agar Anda mendapatkan konten pengantar bab dan pembahasan mendalam di tiap subbab dengan gaya satir yang konsisten:</text:p>
            <text:p text:style-name="P259"/>
            <text:p text:style-name="Text_20_body"><text:span text:style-name="Strong_20_Emphasis"><text:span text:style-name="T2">BAB 1: Jurusan Politik Praktis: Lidah Tak Bertulang, Janji Tinggal Kenangan</text:span></text:span></text:p>
            <text:list xml:id="list5672803989932752522" text:style-name="L12">
              <text:list-item>
                <text:p text:style-name="P5"><text:soft-page-break/><text:span text:style-name="Strong_20_Emphasis"><text:span text:style-name="T2">Prompt untuk Pengantar Bab 1:</text:span></text:span><text:span text:style-name="T2"> </text:span></text:p>
                <text:p text:style-name="P293">"Tuliskan paragraf pengantar yang jenaka dan menyindir untuk Bab 1. Gunakan metafora atau analogi lucu untuk menggambarkan dunia politik sebagai 'level tertinggi', 'liga profesional', atau 'sasana pelatihan utama' bagi para praktisi seni standar ganda. Kaitkan judul bab ('Lidah Tak Bertulang, Janji Tinggal Kenangan') dengan kelincahan verbal politisi dan nasib tragis janji-janji mereka. Tetapkan nada bahwa bab ini akan membongkar 'kurikulum rahasia' dan 'jurus-jurus andalan' yang digunakan para 'maestro' politik dalam menerapkan standar ganda. Jaga gaya bahasa 'manual' yang seolah serius namun penuh satire."</text:p>
              </text:list-item>
            </text:list>
            <text:p text:style-name="P259"/>
            <text:list xml:id="list4910579029512080895" text:style-name="L13">
              <text:list-item>
                <text:p text:style-name="P165"><text:span text:style-name="Strong_20_Emphasis"><text:span text:style-name="T2">Subbab 1.1: Anatomi Janji Kampanye: Manis di Bibir, Pahit di Realita</text:span></text:span><text:span text:style-name="T2"> </text:span></text:p>
                <text:list>
                  <text:list-item>
                    <text:p text:style-name="P6"><text:span text:style-name="Strong_20_Emphasis"><text:span text:style-name="T2">Prompt untuk Isi Subbab 1.1:</text:span></text:span><text:span text:style-name="T2"> </text:span></text:p>
                    <text:p text:style-name="P294">"Tulis pembahasan mendalam dan satir untuk Subbab 1.1. Lakukan 'pembedahan' humoris terhadap cara janji kampanye 'diracik'. Fokus pada:</text:p>
                    <text:list>
                      <text:list-item>
                        <text:p text:style-name="P324"><text:span text:style-name="Strong_20_Emphasis"><text:span text:style-name="T2">Pemilihan Diksi:</text:span></text:span><text:span text:style-name="T2"> Analisis penggunaan kata-kata 'ajaib' (misal: pro-rakyat, berkelanjutan, berkeadilan, perubahan) yang terdengar indah tapi maknanya bisa ditarik ulur. </text:span></text:p>
                      </text:list-item>
                      <text:list-item>
                        <text:p text:style-name="P324"><text:span text:style-name="Strong_20_Emphasis"><text:span text:style-name="T2">Tingkat Kekonkretan:</text:span></text:span><text:span text:style-name="T2"> Jelaskan 'seni' membuat janji yang terdengar spesifik tapi sebenarnya abstrak dan sulit diukur keberhasilannya. </text:span></text:p>
                      </text:list-item>
                      <text:list-item>
                        <text:p text:style-name="P324"><text:span text:style-name="Strong_20_Emphasis"><text:span text:style-name="T2">Target Audiens:</text:span></text:span><text:span text:style-name="T2"> Uraikan bagaimana janji sering disesuaikan untuk 'menyenangkan </text:span><text:soft-page-break/><text:span text:style-name="T2">semua pihak' meskipun terkadang saling bertentangan. </text:span></text:p>
                      </text:list-item>
                      <text:list-item>
                        <text:p text:style-name="P261"><text:span text:style-name="Strong_20_Emphasis"><text:span text:style-name="T2">Perbandingan Manis vs. Pahit:</text:span></text:span><text:span text:style-name="T2"> Berikan contoh-contoh (boleh fiktif tapi sangat relevan dengan konteks Indonesia) janji kampanye yang sangat muluk (manis) dibandingkan dengan realita implementasinya yang seringkali mengecewakan (pahit). Analisis ini seolah-olah Anda sedang mengajar 'Teknik Merangkai Janji Level Dasar'." </text:span></text:p>
                      </text:list-item>
                    </text:list>
                  </text:list-item>
                </text:list>
              </text:list-item>
            </text:list>
            <text:p text:style-name="P259"/>
            <text:list xml:id="list8966039427183288258" text:style-name="L14">
              <text:list-item>
                <text:p text:style-name="P166"><text:span text:style-name="Strong_20_Emphasis"><text:span text:style-name="T2">Subbab 1.2: Teknik Klasik "Lupa Ingatan" Pasca Terpilih</text:span></text:span><text:span text:style-name="T2"> </text:span></text:p>
                <text:list>
                  <text:list-item>
                    <text:p text:style-name="P7"><text:span text:style-name="Strong_20_Emphasis"><text:span text:style-name="T2">Prompt untuk Isi Subbab 1.2:</text:span></text:span><text:span text:style-name="T2"> </text:span></text:p>
                    <text:p text:style-name="P295">"Tulis pembahasan mendalam dan humoris untuk Subbab 1.2. Analisis fenomena 'amnesia selektif akut pasca-pelantikan' yang 'mewabah' di kalangan politisi. Sajikan ini bukan sebagai penyakit, tapi sebagai 'skill esensial' atau 'jurus pertahanan diri' dalam politik. Uraikan:</text:p>
                    <text:list>
                      <text:list-item>
                        <text:p text:style-name="P325"><text:span text:style-name="Strong_20_Emphasis"><text:span text:style-name="T2">'Gejala' Klinis:</text:span></text:span><text:span text:style-name="T2"> Bagaimana politisi menunjukkan tanda-tanda 'lupa' (misal: mengalihkan pembicaraan, menyalahkan faktor eksternal, mengatakan 'konteksnya berbeda'). </text:span></text:p>
                      </text:list-item>
                      <text:list-item>
                        <text:p text:style-name="P325"><text:span text:style-name="Strong_20_Emphasis"><text:span text:style-name="T2">'Pemicu' Amnesia:</text:span></text:span><text:span text:style-name="T2"> Spekulasi lucu tentang penyebabnya (misal: udara di gedung DPR/Istana, kursi jabatan yang terlalu empuk, fokus pada proyek berikutnya). </text:span></text:p>
                      </text:list-item>
                      <text:list-item>
                        <text:p text:style-name="P325"><text:span text:style-name="Strong_20_Emphasis"><text:span text:style-name="T2">'Strategi' Menghadapi Penagih Janji:</text:span></text:span><text:span text:style-name="T2"> Jelaskan berbagai taktik berkelit yang digunakan saat publik atau media </text:span><text:soft-page-break/><text:span text:style-name="T2">mengingatkan janji lama. </text:span></text:p>
                      </text:list-item>
                      <text:list-item>
                        <text:p text:style-name="P262"><text:span text:style-name="Strong_20_Emphasis"><text:span text:style-name="T2">Studi Kasus Mini (Fiktif):</text:span></text:span><text:span text:style-name="T2"> Ceritakan contoh singkat politisi yang 'sembuh total' dari janji kampanyenya. Tulis seolah Anda sedang membedah sebuah 'teknik legendaris' dalam manual ini." </text:span></text:p>
                      </text:list-item>
                    </text:list>
                  </text:list-item>
                </text:list>
              </text:list-item>
            </text:list>
            <text:p text:style-name="P259"/>
            <text:list xml:id="list8803375561749684685" text:style-name="L15">
              <text:list-item>
                <text:p text:style-name="P167"><text:span text:style-name="Strong_20_Emphasis"><text:span text:style-name="T2">Subbab 1.3: Mengkritik Lawan Atas Dosa yang Sama (Hanya Beda Waktu)</text:span></text:span><text:span text:style-name="T2"> </text:span></text:p>
                <text:list>
                  <text:list-item>
                    <text:p text:style-name="P8"><text:span text:style-name="Strong_20_Emphasis"><text:span text:style-name="T2">Prompt untuk Isi Subbab 1.3:</text:span></text:span><text:span text:style-name="T2"> </text:span></text:p>
                    <text:p text:style-name="P296">"Tulis pembahasan mendalam dan satir untuk Subbab 1.3. Kupas tuntas 'seni keluwesan moral' dalam politik, yaitu praktik mengkritik keras lawan atas suatu tindakan atau kebijakan, padahal diri sendiri pernah (atau mungkin akan) melakukan hal yang sama atau serupa. Analisis secara jenaka:</text:p>
                    <text:list>
                      <text:list-item>
                        <text:p text:style-name="P326"><text:span text:style-name="Strong_20_Emphasis"><text:span text:style-name="T2">Logika 'Pokoknya Beda':</text:span></text:span><text:span text:style-name="T2"> Bagaimana politisi membangun argumen bahwa 'dulu beda', 'konteksnya lain', atau 'niat kami lebih mulia', meskipun substansinya sama. </text:span></text:p>
                      </text:list-item>
                      <text:list-item>
                        <text:p text:style-name="P326"><text:span text:style-name="Strong_20_Emphasis"><text:span text:style-name="T2">Memanfaatkan Memori Publik:</text:span></text:span><text:span text:style-name="T2"> Jelaskan bagaimana politisi bertaruh pada ingatan publik yang pendek atau terfragmentasi. </text:span></text:p>
                      </text:list-item>
                      <text:list-item>
                        <text:p text:style-name="P326"><text:span text:style-name="Strong_20_Emphasis"><text:span text:style-name="T2">Teknik Framing:</text:span></text:span><text:span text:style-name="T2"> Uraikan cara membingkai kesalahan lawan sebagai 'skandal besar' sementara kesalahan sendiri (jika terungkap) dibingkai sebagai 'kekhilafan manusiawi' atau 'demi kepentingan lebih besar'. </text:span></text:p>
                      </text:list-item>
                      <text:list-item>
                        <text:p text:style-name="P263"><text:span text:style-name="Strong_20_Emphasis"><text:span text:style-name="T2">Contoh Komparatif (Fiktif):</text:span></text:span><text:span text:style-name="T2"> Sajikan perbandingan lucu antara kritik pedas </text:span><text:soft-page-break/><text:span text:style-name="T2">Politisi A terhadap Politisi B, dengan kutipan atau tindakan Politisi A di masa lalu/masa depan yang menunjukkan inkonsistensi mencolok. Tekankan ironi tingkat tinggi dalam 'jurus' ini." </text:span></text:p>
                      </text:list-item>
                    </text:list>
                  </text:list-item>
                </text:list>
              </text:list-item>
            </text:list>
            <text:p text:style-name="P259"/>
            <text:list xml:id="list4142412814249381783" text:style-name="L16">
              <text:list-item>
                <text:p text:style-name="P168"><text:span text:style-name="Strong_20_Emphasis"><text:span text:style-name="T2">Subbab 1.4: Studi Kasus: Dari "Pro Rakyat" Menjadi "Pro Siapa Saja yang Menguntungkan"</text:span></text:span><text:span text:style-name="T2"> </text:span></text:p>
                <text:list>
                  <text:list-item>
                    <text:p text:style-name="P9"><text:span text:style-name="Strong_20_Emphasis"><text:span text:style-name="T2">Prompt untuk Isi Subbab 1.4:</text:span></text:span><text:span text:style-name="T2"> </text:span></text:p>
                    <text:p text:style-name="P297">"Tulis pembahasan mendalam berupa studi kasus fiktif namun terasa sangat mungkin terjadi di Indonesia untuk Subbab 1.4. Ciptakan profil seorang tokoh politik (misalnya, 'Bapak Reformator' atau 'Ibu Pembaharu') yang memulai karir dengan citra sangat idealis dan janji-janji berpihak pada rakyat kecil. Lalu, narasikan secara satir 'evolusi' atau 'metamorfosis' tokoh ini setelah mendapatkan kekuasaan:</text:p>
                    <text:list>
                      <text:list-item>
                        <text:p text:style-name="P327"><text:span text:style-name="Strong_20_Emphasis"><text:span text:style-name="T2">Fase Awal:</text:span></text:span><text:span text:style-name="T2"> Gambarkan retorika dan janji populisnya yang memukau. </text:span></text:p>
                      </text:list-item>
                      <text:list-item>
                        <text:p text:style-name="P327"><text:span text:style-name="Strong_20_Emphasis"><text:span text:style-name="T2">Fase Transisi:</text:span></text:span><text:span text:style-name="T2"> Tunjukkan momen-momen kunci atau kebijakan awal yang mulai menunjukkan 'fleksibilitas' prinsip. </text:span></text:p>
                      </text:list-item>
                      <text:list-item>
                        <text:p text:style-name="P327"><text:span text:style-name="Strong_20_Emphasis"><text:span text:style-name="T2">Fase 'Realisme' Politik:</text:span></text:span><text:span text:style-name="T2"> Jelaskan bagaimana kebijakan-kebijakannya secara bertahap lebih mengakomodasi kepentingan elite, kelompok bisnis, atau partai penyokong, seringkali dengan justifikasi 'demi stabilitas' atau 'pertumbuhan ekonomi'. </text:span></text:p>
                      </text:list-item>
                      <text:list-item>
                        <text:p text:style-name="P264"><text:span text:style-name="Strong_20_Emphasis"><text:span text:style-name="T2">Analisis Akhir:</text:span></text:span><text:span text:style-name="T2"> Simpulkan 'pelajaran' dari studi kasus ini dengan nada sarkastik, </text:span><text:soft-page-break/><text:span text:style-name="T2">seolah menunjukkan bagaimana 'idealisme' bertransformasi menjadi 'pragmatisme' (versi standar ganda), dan bagaimana teknik-teknik di subbab sebelumnya berkontribusi pada 'kesuksesan' tokoh ini dalam menerapkan standar ganda. Sajikan ini sebagai contoh aplikasi 'teori' yang telah dibahas." </text:span></text:p>
                      </text:list-item>
                    </text:list>
                  </text:list-item>
                </text:list>
              </text:list-item>
            </text:list>
            <text:p text:style-name="P259"/>
            <text:p text:style-name="P135">Dengan prompt ini, Anda diharapkan bisa menghasilkan konten yang lebih kaya, mendalam, namun tetap tajam dan lucu sesuai dengan konsep buku "Manual Standar Ganda". Selamat melanjutkan!</text:p>
          </text:section>
          <text:section text:style-name="Sect1" text:name="feedback-form-2">
            <text:p text:style-name="P225"/>
          </text:section>
        </text:section>
        <text:section text:style-name="Sect1" text:name="3204419aae22354c">
          <text:p text:style-name="P135"/>
          <text:section text:style-name="Sect1" text:name="user-query-content-3">
            <text:p text:style-name="P257">Pada Bab 2 Tambahkan prompt pada tiap bab untuk mendapatkan pengantar , pada tiap subbab/sub-subab untuk mendapatkan isi dengan pembahasan mendalam </text:p>
          </text:section>
          <text:p text:style-name="P225">Tampilkan alur berpikir</text:p>
          <text:section text:style-name="Sect2" text:name="model-response-message-contentr_3204419aae22354c">
            <text:p text:style-name="P135">Tentu, mari kita siapkan prompt untuk Bab 2, yang membahas standar ganda dalam dunia birokrasi dan aturan main:</text:p>
            <text:p text:style-name="P259"/>
            <text:p text:style-name="Text_20_body"><text:span text:style-name="Strong_20_Emphasis"><text:span text:style-name="T2">BAB 2: Birokrasi &amp; Aturan: Fleksibel untuk Kami, Kaku untuk Anda</text:span></text:span></text:p>
            <text:list xml:id="list7059520454431555303" text:style-name="L17">
              <text:list-item>
                <text:p text:style-name="P10"><text:span text:style-name="Strong_20_Emphasis"><text:span text:style-name="T2">Prompt untuk Pengantar Bab 2:</text:span></text:span><text:span text:style-name="T2"> </text:span></text:p>
                <text:p text:style-name="P298">"Tuliskan paragraf pengantar yang satir dan menggigit untuk Bab 2. Gambarkan dunia birokrasi dan peraturan bukan sekadar sebagai sistem administrasi, tetapi sebagai 'ekosistem' subur tempat standar ganda berkembang biak dengan lincah di balik tumpukan kertas dan stempel. Sindir bagaimana 'aturan' seringkali menjadi 'alat' – bisa menjadi palu godam yang kaku bagi masyarakat biasa, namun menjadi adonan lunak yang mudah dibentuk bagi mereka yang <text:soft-page-break/>'memahami seluk-beluknya' atau punya 'akses khusus'. Gunakan nada 'manual' yang seolah-olah membocorkan 'rahasia dapur' birokrasi, dan janjikan pengungkapan taktik-taktik 'fleksibilitas selektif' yang umum dipraktikkan."</text:p>
              </text:list-item>
            </text:list>
            <text:p text:style-name="P259"/>
            <text:list xml:id="list9126548008660843815" text:style-name="L18">
              <text:list-item>
                <text:p text:style-name="P169"><text:span text:style-name="Strong_20_Emphasis"><text:span text:style-name="T2">Subbab 2.1: Seni Menafsirkan Aturan Sesuai Kebutuhan (Pribadi)</text:span></text:span><text:span text:style-name="T2"> </text:span></text:p>
                <text:list>
                  <text:list-item>
                    <text:p text:style-name="P11"><text:span text:style-name="Strong_20_Emphasis"><text:span text:style-name="T2">Prompt untuk Isi Subbab 2.1:</text:span></text:span><text:span text:style-name="T2"> </text:span></text:p>
                    <text:p text:style-name="P299">"Tulis pembahasan mendalam dan humoris untuk Subbab 2.1. Analisis secara satir bagaimana peraturan perundang-undangan atau prosedur standar operasi (SOP) yang tertulis jelas bisa ditafsirkan secara 'kreatif' dan 'dinamis' oleh oknum birokrat demi kepentingan tertentu. Fokus pada:</text:p>
                    <text:list>
                      <text:list-item>
                        <text:p text:style-name="P328"><text:span text:style-name="Strong_20_Emphasis"><text:span text:style-name="T2">'Ilmu Hermeneutika Birokrat':</text:span></text:span><text:span text:style-name="T2"> Jelaskan 'kemampuan' membaca makna tersirat, mencari 'celah multi-interpretasi', atau bahkan mengabaikan bagian aturan yang 'kurang relevan' dengan kebutuhan saat itu. </text:span></text:p>
                      </text:list-item>
                      <text:list-item>
                        <text:p text:style-name="P328"><text:span text:style-name="Strong_20_Emphasis"><text:span text:style-name="T2">Konteks vs. Teks:</text:span></text:span><text:span text:style-name="T2"> Uraikan bagaimana 'konteks' (siapa yang meminta, apa kepentingannya, apa 'imbalannya') seringkali lebih dominan daripada 'teks' aturan itu sendiri dalam menentukan hasil akhir. </text:span></text:p>
                      </text:list-item>
                      <text:list-item>
                        <text:p text:style-name="P328"><text:span text:style-name="Strong_20_Emphasis"><text:span text:style-name="T2">'Dalih' Pembenaran:</text:span></text:span><text:span text:style-name="T2"> Paparkan argumen-argumen klise yang digunakan untuk melegitimasi penafsiran subjektif (misal: 'demi pelayanan prima', 'mempertimbangkan aspek kemanusiaan', </text:span><text:soft-page-break/><text:span text:style-name="T2">'diskresi pejabat', 'perlu terobosan'). </text:span></text:p>
                      </text:list-item>
                      <text:list-item>
                        <text:p text:style-name="P265"><text:span text:style-name="Strong_20_Emphasis"><text:span text:style-name="T2">Contoh 'Penafsiran Ajaib' (Fiktif):</text:span></text:span><text:span text:style-name="T2"> Sajikan kasus lucu (misalnya, aturan jam kerja, syarat pengajuan izin, kriteria penerima bantuan) yang ditafsirkan berbeda 180 derajat untuk dua kasus serupa dengan 'aktor' yang berbeda. Tulis seolah ini adalah modul 'Teknik Interpretasi Tingkat Lanjut'." </text:span></text:p>
                      </text:list-item>
                    </text:list>
                  </text:list-item>
                </text:list>
              </text:list-item>
            </text:list>
            <text:p text:style-name="P259"/>
            <text:list xml:id="list625691588496422137" text:style-name="L19">
              <text:list-item>
                <text:p text:style-name="P170"><text:span text:style-name="Strong_20_Emphasis"><text:span text:style-name="T2">Subbab 2.2: Jalur Cepat vs. Jalur Lambat: Tergantung Siapa yang Lewat</text:span></text:span><text:span text:style-name="T2"> </text:span></text:p>
                <text:list>
                  <text:list-item>
                    <text:p text:style-name="P12"><text:span text:style-name="Strong_20_Emphasis"><text:span text:style-name="T2">Prompt untuk Isi Subbab 2.2:</text:span></text:span><text:span text:style-name="T2"> </text:span></text:p>
                    <text:p text:style-name="P300">"Tulis pembahasan mendalam dan penuh sindiran untuk Subbab 2.2. Kupas tuntas fenomena diskriminasi layanan dalam birokrasi yang menciptakan 'kasta' pengguna layanan: mereka yang dilayani secepat kilat dan mereka yang harus bersabar (kadang sampai ubanan). Analisis secara jenaka:</text:p>
                    <text:list>
                      <text:list-item>
                        <text:p text:style-name="P329"><text:span text:style-name="Strong_20_Emphasis"><text:span text:style-name="T2">Identifikasi 'Kode Akses' Jalur Cepat:</text:span></text:span><text:span text:style-name="T2"> Jelaskan 'sinyal-sinyal' atau 'atribut' non-formal yang bisa membuka pintu jalur cepat (misal: telepon dari 'orang penting', kedekatan personal, 'uang rokok', penampilan meyakinkan, kartu nama dengan jabatan mentereng). </text:span></text:p>
                      </text:list-item>
                      <text:list-item>
                        <text:p text:style-name="P329"><text:span text:style-name="Strong_20_Emphasis"><text:span text:style-name="T2">Perbandingan Kontras:</text:span></text:span><text:span text:style-name="T2"> Deskripsikan secara hiperbolik perbedaan pengalaman antara pengguna jalur cepat (disambut senyum, dibantu aktif, proses instan) dan pengguna jalur lambat (dicuekin, dilempar sana-sini, dokumen 'hilang', menunggu </text:span><text:soft-page-break/><text:span text:style-name="T2">tanpa kepastian). </text:span></text:p>
                      </text:list-item>
                      <text:list-item>
                        <text:p text:style-name="P329"><text:span text:style-name="Strong_20_Emphasis"><text:span text:style-name="T2">Misteri Keberadaan Jalur Cepat:</text:span></text:span><text:span text:style-name="T2"> Sindir bagaimana keberadaan jalur cepat ini seringkali 'tidak resmi' namun 'dipahami bersama' oleh para petugas dan 'pengguna khusus'. </text:span></text:p>
                      </text:list-item>
                      <text:list-item>
                        <text:p text:style-name="P266"><text:span text:style-name="Strong_20_Emphasis"><text:span text:style-name="T2">'Panduan Tidak Resmi' (Sarkastik):</text:span></text:span><text:span text:style-name="T2"> Berikan 'tips dan trik' satir tentang cara 'meng-upgrade' status dari jalur lambat ke jalur cepat, seolah-olah ini adalah bagian dari 'life hacks' dalam manual ini. Ingat, tujuannya menyindir, bukan mendorong praktik tersebut." </text:span></text:p>
                      </text:list-item>
                    </text:list>
                  </text:list-item>
                </text:list>
              </text:list-item>
            </text:list>
            <text:p text:style-name="P259"/>
            <text:list xml:id="list3029347636262978851" text:style-name="L20">
              <text:list-item>
                <text:p text:style-name="P171"><text:span text:style-name="Strong_20_Emphasis"><text:span text:style-name="T2">Subbab 2.3: "Semua Harus Sesuai Prosedur" (Kecuali Kalau Merepotkan)</text:span></text:span><text:span text:style-name="T2"> </text:span></text:p>
                <text:list>
                  <text:list-item>
                    <text:p text:style-name="P13"><text:span text:style-name="Strong_20_Emphasis"><text:span text:style-name="T2">Prompt untuk Isi Subbab 2.3:</text:span></text:span><text:span text:style-name="T2"> </text:span></text:p>
                    <text:p text:style-name="P301">"Tulis pembahasan mendalam dan satir untuk Subbab 2.3. Fokus pada penggunaan frasa sakti 'sesuai prosedur' sebagai tameng atau senjata, yang penerapannya sangat fleksibel tergantung situasi dan subjek. Analisis secara tajam:</text:p>
                    <text:list>
                      <text:list-item>
                        <text:p text:style-name="P330"><text:span text:style-name="Strong_20_Emphasis"><text:span text:style-name="T2">Prosedur sebagai Benteng Pertahanan:</text:span></text:span><text:span text:style-name="T2"> Jelaskan bagaimana prosedur yang rumit dan kaku seringkali ditegakkan secara ketat saat berhadapan dengan masyarakat umum atau pihak yang 'tidak punya backing', berfungsi sebagai cara halus untuk menolak atau mempersulit. </text:span></text:p>
                      </text:list-item>
                      <text:list-item>
                        <text:p text:style-name="P330"><text:span text:style-name="Strong_20_Emphasis"><text:span text:style-name="T2">Prosedur sebagai Karet Gelang:</text:span></text:span><text:span text:style-name="T2"> Sebaliknya, tunjukkan bagaimana prosedur yang sama bisa tiba-tiba menjadi sangat fleksibel, disingkat, atau </text:span><text:soft-page-break/><text:span text:style-name="T2">bahkan diabaikan sama sekali jika menyangkut kepentingan atasan, kolega, atau pihak yang dianggap 'penting' atau 'bisa merepotkan' jika tidak dilayani dengan cepat. </text:span></text:p>
                      </text:list-item>
                      <text:list-item>
                        <text:p text:style-name="P330"><text:span text:style-name="Strong_20_Emphasis"><text:span text:style-name="T2">'Logika' di Balik Inkonsistensi:</text:span></text:span><text:span text:style-name="T2"> Uraikan pembenaran-pembenaran yang digunakan saat melanggar prosedur (misal: 'efisiensi waktu', 'kasus khusus', 'kebijakan pimpinan', 'situasi darurat', 'toh tidak ada yang dirugikan (kecuali aturan itu sendiri)'). </text:span></text:p>
                      </text:list-item>
                      <text:list-item>
                        <text:p text:style-name="P267"><text:span text:style-name="Strong_20_Emphasis"><text:span text:style-name="T2">Ilustrasi 'Standar Ganda Prosedural' (Fiktif):</text:span></text:span><text:span text:style-name="T2"> Berikan contoh perbandingan yang jelas antara dua skenario (misalnya, pengajuan cuti karyawan biasa vs. pengajuan perjalanan dinas pejabat) untuk menelanjangi bagaimana 'kepatuhan pada prosedur' bisa menjadi konsep yang sangat relatif. Tekankan ironi pahit di balik jargon birokrasi ini." </text:span></text:p>
                      </text:list-item>
                    </text:list>
                  </text:list-item>
                </text:list>
              </text:list-item>
            </text:list>
            <text:p text:style-name="P259"/>
            <text:p text:style-name="P135">Semoga prompt ini membantu Anda mengembangkan Bab 2 dengan detail yang kaya, humor yang tajam, dan kritik sosial yang mengena, sesuai dengan gaya buku Anda!</text:p>
          </text:section>
          <text:section text:style-name="Sect1" text:name="feedback-form-3">
            <text:p text:style-name="P225"/>
          </text:section>
        </text:section>
        <text:section text:style-name="Sect1" text:name="b5dd9b13ee774d9a">
          <text:p text:style-name="P135"/>
          <text:section text:style-name="Sect1" text:name="user-query-content-4">
            <text:p text:style-name="P257">Pada Bab 3 Tambahkan prompt pada tiap bab untuk mendapatkan pengantar , pada tiap subbab/sub-subab untuk mendapatkan isi dengan pembahasan mendalam </text:p>
          </text:section>
          <text:p text:style-name="P225">Tampilkan alur berpikir</text:p>
          <text:section text:style-name="Sect2" text:name="model-response-message-contentr_b5dd9b13ee774d9a">
            <text:p text:style-name="P135">Oke, mari kita siapkan prompt untuk Bab 3, yang menyelami dunia media sosial sebagai arena utama standar ganda modern:</text:p>
            <text:p text:style-name="P259"><text:soft-page-break/></text:p>
            <text:p text:style-name="Text_20_body"><text:span text:style-name="Strong_20_Emphasis"><text:span text:style-name="T2">BAB 3: Arena Media Sosial: Pahlawan Kesiangan &amp; Keyboard Warrior Bertopeng</text:span></text:span></text:p>
            <text:list xml:id="list452872272757271098" text:style-name="L21">
              <text:list-item>
                <text:p text:style-name="P14"><text:span text:style-name="Strong_20_Emphasis"><text:span text:style-name="T2">Prompt untuk Pengantar Bab 3:</text:span></text:span><text:span text:style-name="T2"> </text:span></text:p>
                <text:p text:style-name="P302">"Tuliskan paragraf pengantar yang tajam dan humoris untuk Bab 3. Gambarkan media sosial sebagai 'dunia paralel' atau 'panggung global' di mana setiap orang bisa menjadi sutradara, aktor utama, sekaligus kritikus dalam drama kehidupan (yang sudah diedit). Sindir bagaimana di balik layar gawai, persona bisa diciptakan, citra dipoles, dan standar ganda dipraktikkan dengan kecepatan cahaya dan jangkauan tak terbatas. Perkenalkan konsep 'pahlawan kesiangan' (yang muncul saat isu viral) dan 'keyboard warrior' (yang garang di kolom komentar). Gunakan nada 'manual' yang seolah memberikan 'peta navigasi' di belantara kepura-puraan digital ini, menjanjikan pengungkapan trik dan fenomena standar ganda paling epik di medsos."</text:p>
              </text:list-item>
            </text:list>
            <text:p text:style-name="P259"/>
            <text:list xml:id="list1550456966150886688" text:style-name="L22">
              <text:list-item>
                <text:p text:style-name="P172"><text:span text:style-name="Strong_20_Emphasis"><text:span text:style-name="T2">Subbab 3.1: Aktivisme Klik: Berkoar di Medsos, Bungkam di Dunia Nyata</text:span></text:span><text:span text:style-name="T2"> </text:span></text:p>
                <text:list>
                  <text:list-item>
                    <text:p text:style-name="P15"><text:span text:style-name="Strong_20_Emphasis"><text:span text:style-name="T2">Prompt untuk Isi Subbab 3.1:</text:span></text:span><text:span text:style-name="T2"> </text:span></text:p>
                    <text:p text:style-name="P268"><text:span text:style-name="T2">"Tulis pembahasan mendalam dan penuh satire untuk Subbab 3.1. Analisis fenomena 'aktivisme modal jempol' atau </text:span><text:span text:style-name="Emphasis"><text:span text:style-name="T2">slacktivism</text:span></text:span><text:span text:style-name="T2">, di mana partisipasi sosial seringkali terbatas pada interaksi digital (like, share, komentar, ganti foto profil) tanpa aksi konkret di dunia nyata. Kupas tuntas secara jenaka:</text:span></text:p>
                    <text:list>
                      <text:list-item>
                        <text:p text:style-name="P331"><text:span text:style-name="Strong_20_Emphasis"><text:span text:style-name="T2">'Kepuasan Instan' Berkontribusi:</text:span></text:span><text:span text:style-name="T2"> Bagaimana satu klik bisa memberikan ilusi </text:span><text:soft-page-break/><text:span text:style-name="T2">telah menjadi bagian dari solusi dan memuaskan dahaga moral sesaat. </text:span></text:p>
                      </text:list-item>
                      <text:list-item>
                        <text:p text:style-name="P331"><text:span text:style-name="Strong_20_Emphasis"><text:span text:style-name="T2">Kesenjangan 'Suara Emas' Online vs. 'Suara Pelan' Offline:</text:span></text:span><text:span text:style-name="T2"> Deskripsikan kontras antara keberanian dan kegarangan saat beropini atau mengkritik di platform medsos dibandingkan dengan keheningan atau kehati-hatian saat berhadapan langsung dengan isu atau pihak yang dikritik. </text:span></text:p>
                      </text:list-item>
                      <text:list-item>
                        <text:p text:style-name="P331"><text:span text:style-name="Strong_20_Emphasis"><text:span text:style-name="T2">Motif Terselubung:</text:span></text:span><text:span text:style-name="T2"> Sindir kemungkinan alasan lain di balik 'semangat' aktivisme klik, seperti ikut-ikutan (FOMO), membangun citra 'woke' atau peduli, atau sekadar mengisi waktu luang. </text:span></text:p>
                      </text:list-item>
                      <text:list-item>
                        <text:p text:style-name="P268"><text:span text:style-name="Strong_20_Emphasis"><text:span text:style-name="T2">Ilustrasi 'Pejuang Medsos' (Fiktif):</text:span></text:span><text:span text:style-name="T2"> Sajikan contoh karikatur seseorang yang profil medsosnya penuh dengan isu-isu berat (lingkungan, HAM, politik), tapi dalam keseharian cuek bebek dengan lingkungan sekitar atau bahkan melanggar nilai yang ia 'perjuangkan'. Tulis seolah ini adalah analisis 'jenis baru aktivisme' dalam manual ini." </text:span></text:p>
                      </text:list-item>
                    </text:list>
                  </text:list-item>
                </text:list>
              </text:list-item>
            </text:list>
            <text:p text:style-name="P259"/>
            <text:list xml:id="list246518038732359402" text:style-name="L23">
              <text:list-item>
                <text:p text:style-name="P173"><text:span text:style-name="Strong_20_Emphasis"><text:span text:style-name="T2">Subbab 3.2: Seni Menciptakan Persona Online: #Blessed vs. Kenyataan #Stressed</text:span></text:span><text:span text:style-name="T2"> </text:span></text:p>
                <text:list>
                  <text:list-item>
                    <text:p text:style-name="P16"><text:span text:style-name="Strong_20_Emphasis"><text:span text:style-name="T2">Prompt untuk Isi Subbab 3.2:</text:span></text:span><text:span text:style-name="T2"> </text:span></text:p>
                    <text:p text:style-name="P303">"Tulis pembahasan mendalam dan humoris untuk Subbab 3.2. Fokus pada praktik kurasi citra diri di media sosial, di mana pengguna bertindak sebagai 'manajer humas' bagi kehidupannya sendiri. Analisis secara satir:</text:p>
                    <text:list>
                      <text:list-item>
                        <text:p text:style-name="P332"><text:soft-page-break/><text:span text:style-name="Strong_20_Emphasis"><text:span text:style-name="T2">'Realisme Selektif':</text:span></text:span><text:span text:style-name="T2"> Bagaimana pengguna memilih angle foto terbaik, momen terindah, caption termanis, dan filter terhalus untuk menciptakan narasi kehidupan yang (diinginkan) sempurna. </text:span></text:p>
                      </text:list-item>
                      <text:list-item>
                        <text:p text:style-name="P332"><text:span text:style-name="Strong_20_Emphasis"><text:span text:style-name="T2">Etalase Kebahagiaan:</text:span></text:span><text:span text:style-name="T2"> Gambarkan linimasa media sosial sebagai 'etalase' yang penuh dengan pencapaian, kebahagiaan, kemewahan, dan kesempurnaan (atau setidaknya citranya), dan bagaimana ini menjadi 'standar' baru. </text:span></text:p>
                      </text:list-item>
                      <text:list-item>
                        <text:p text:style-name="P332"><text:span text:style-name="Strong_20_Emphasis"><text:span text:style-name="T2">Dualitas #Blessed vs. #Stressed:</text:span></text:span><text:span text:style-name="T2"> Pertentangkan secara tajam dan jenaka antara fasad #blessed, #grateful, #livingmybestlife yang ditampilkan dengan realita di balik layar yang mungkin penuh dengan #stressed, #struggling, #itscomplicated. </text:span></text:p>
                      </text:list-item>
                      <text:list-item>
                        <text:p text:style-name="P269"><text:span text:style-name="Strong_20_Emphasis"><text:span text:style-name="T2">'Tutorial' Membangun Citra (Sarkastik):</text:span></text:span><text:span text:style-name="T2"> Berikan 'langkah-langkah' satir tentang cara membangun persona online yang 'ideal' dan 'menginspirasi', lengkap dengan tips memilih konten, waktu posting, dan interaksi yang 'tepat'. Sajikan seolah ini adalah modul 'Personal Branding ala Medsos'." </text:span></text:p>
                      </text:list-item>
                    </text:list>
                  </text:list-item>
                </text:list>
              </text:list-item>
            </text:list>
            <text:p text:style-name="P259"/>
            <text:list xml:id="list5030773269740737358" text:style-name="L24">
              <text:list-item>
                <text:p text:style-name="P174"><text:span text:style-name="Strong_20_Emphasis"><text:span text:style-name="T2">Subbab 3.3: Menghujat Tren vs. Diam-diam Ikutan</text:span></text:span><text:span text:style-name="T2"> </text:span></text:p>
                <text:list>
                  <text:list-item>
                    <text:p text:style-name="P17"><text:span text:style-name="Strong_20_Emphasis"><text:span text:style-name="T2">Prompt untuk Isi Subbab 3.3:</text:span></text:span><text:span text:style-name="T2"> </text:span></text:p>
                    <text:p text:style-name="P270"><text:span text:style-name="T2">"Tulis pembahasan mendalam dan satir untuk Subbab 3.3. Analisis perilaku standar ganda yang sering muncul terkait tren viral di media sosial (musik, tarian, </text:span><text:span text:style-name="Emphasis"><text:span text:style-name="T2">challenge</text:span></text:span><text:span text:style-name="T2">, meme, bahasa gaul). Fokus pada:</text:span></text:p>
                    <text:list>
                      <text:list-item>
                        <text:p text:style-name="P333"><text:soft-page-break/><text:span text:style-name="Strong_20_Emphasis"><text:span text:style-name="T2">Disonansi Kognitif Digital:</text:span></text:span><text:span text:style-name="T2"> Bagaimana seseorang bisa secara publik mencibir atau mengkritik sebuah tren karena dianggap 'receh', 'kampungan', atau 'tidak berkualitas', namun secara pribadi menikmatinya, mengikutinya, atau bahkan membuatnya (mungkin pakai akun kedua). </text:span></text:p>
                      </text:list-item>
                      <text:list-item>
                        <text:p text:style-name="P333"><text:span text:style-name="Strong_20_Emphasis"><text:span text:style-name="T2">Perang Batin: Gengsi vs. Keingintahuan/FOMO:</text:span></text:span><text:span text:style-name="T2"> Uraikan dilema antara menjaga citra 'berkelas' atau 'berbeda' dengan rasa penasaran atau takut ketinggalan keseruan yang sedang viral. </text:span></text:p>
                      </text:list-item>
                      <text:list-item>
                        <text:p text:style-name="P333"><text:span text:style-name="Strong_20_Emphasis"><text:span text:style-name="T2">Topeng Intelektual/Moral:</text:span></text:span><text:span text:style-name="T2"> Sindir bagaimana penolakan terhadap tren seringkali dibalut argumen intelektual, selera tinggi, atau moralitas, padahal bisa jadi hanya masalah gengsi atau preferensi pribadi. </text:span></text:p>
                      </text:list-item>
                      <text:list-item>
                        <text:p text:style-name="P270"><text:span text:style-name="Strong_20_Emphasis"><text:span text:style-name="T2">Studi Kasus 'Konsistensi Goyah' (Fiktif):</text:span></text:span><text:span text:style-name="T2"> Ceritakan contoh lucu tentang individu yang di satu sisi menulis esai kritis tentang dampak negatif TikTok, tapi di sisi lain hapal semua gerakan </text:span><text:span text:style-name="Emphasis"><text:span text:style-name="T2">dance challenge</text:span></text:span><text:span text:style-name="T2"> terbaru. Tulis seolah sedang mengamati 'adaptasi' manusia modern terhadap arus informasi." </text:span></text:p>
                      </text:list-item>
                    </text:list>
                  </text:list-item>
                </text:list>
              </text:list-item>
            </text:list>
            <text:p text:style-name="P259"/>
            <text:list xml:id="list1516419713279190257" text:style-name="L25">
              <text:list-item>
                <text:p text:style-name="P175"><text:span text:style-name="Strong_20_Emphasis"><text:span text:style-name="T2">Subbab 3.4: Standar Ganda dalam Cancel Culture: Siapa yang Boleh Dimaafkan, Siapa yang Tidak?</text:span></text:span><text:span text:style-name="T2"> </text:span></text:p>
                <text:list>
                  <text:list-item>
                    <text:p text:style-name="P18"><text:span text:style-name="Strong_20_Emphasis"><text:span text:style-name="T2">Prompt untuk Isi Subbab 3.4:</text:span></text:span><text:span text:style-name="T2"> </text:span></text:p>
                    <text:p text:style-name="P271"><text:span text:style-name="T2">"Tulis pembahasan mendalam, kritis, namun tetap dengan sentuhan satir untuk Subbab 3.4. </text:span><text:soft-page-break/><text:span text:style-name="T2">Analisis fenomena </text:span><text:span text:style-name="Emphasis"><text:span text:style-name="T2">cancel culture</text:span></text:span><text:span text:style-name="T2"> atau 'penghakiman massal' di media sosial, dengan menyoroti berbagai standar ganda yang sering terjadi di dalamnya. Kupas tuntas:</text:span></text:p>
                    <text:list>
                      <text:list-item>
                        <text:p text:style-name="P334"><text:span text:style-name="Strong_20_Emphasis"><text:span text:style-name="T2">Relativitas 'Dosa Digital':</text:span></text:span><text:span text:style-name="T2"> Bagaimana 'kesalahan' atau pernyataan kontroversial seseorang bisa dinilai berbeda tergantung popularitas, kelompok pendukung, 'musuh' bersama, atau bahkan momen kejadiannya. Siapa yang 'layak' dimaafkan, siapa yang 'harus' dihancurkan karirnya? </text:span></text:p>
                      </text:list-item>
                      <text:list-item>
                        <text:p text:style-name="P334"><text:span text:style-name="Strong_20_Emphasis"><text:span text:style-name="T2">Amnesia Selektif Massa:</text:span></text:span><text:span text:style-name="T2"> Jelaskan bagaimana massa digital bisa dengan cepat 'melupakan' kasus serupa di masa lalu atau menerapkan standar yang berbeda untuk idola mereka dibandingkan dengan orang yang tidak mereka sukai. </text:span></text:p>
                      </text:list-item>
                      <text:list-item>
                        <text:p text:style-name="P334"><text:span text:style-name="Strong_20_Emphasis"><text:span text:style-name="T2">Tuntutan Kesempurnaan Absolut:</text:span></text:span><text:span text:style-name="T2"> Sindir bagaimana 'pengadilan medsos' kadang menuntut standar moral yang sangat tinggi dan tanpa cela dari orang lain, sebuah standar yang mungkin tidak bisa dipenuhi oleh para 'hakim' itu sendiri jika jejak digital mereka dibongkar. </text:span></text:p>
                      </text:list-item>
                      <text:list-item>
                        <text:p text:style-name="P334"><text:span text:style-name="Strong_20_Emphasis"><text:span text:style-name="T2">Batas Kabur: Kritik vs. Perundungan:</text:span></text:span><text:span text:style-name="T2"> Analisis secara jenaka bagaimana niat awal untuk meminta pertanggungjawaban atau mengkritik bisa dengan mudah berubah menjadi perundungan massal (cyberbullying) tanpa rem. </text:span></text:p>
                      </text:list-item>
                      <text:list-item>
                        <text:p text:style-name="P271"><text:span text:style-name="Strong_20_Emphasis"><text:span text:style-name="T2">'Neraca Keadilan' Netizen (Fiktif/Umum):</text:span></text:span><text:span text:style-name="T2"> Bandingkan dua skenario 'cancel' hipotetis dengan substansi kesalahan yang mirip namun </text:span><text:soft-page-break/><text:span text:style-name="T2">menghasilkan 'vonis' yang berbeda dari publik digital, untuk menelanjangi inkonsistensi dan standar ganda dalam praktik ini." </text:span></text:p>
                      </text:list-item>
                    </text:list>
                  </text:list-item>
                </text:list>
              </text:list-item>
            </text:list>
            <text:p text:style-name="P259"/>
            <text:p text:style-name="P135">Semoga prompt ini efektif membantu Anda menyusun Bab 3 dengan gaya satire yang khas dan pembahasan yang relevan dengan realitas media sosial saat ini!</text:p>
          </text:section>
          <text:section text:style-name="Sect1" text:name="feedback-form-4">
            <text:p text:style-name="P225"/>
          </text:section>
        </text:section>
        <text:section text:style-name="Sect1" text:name="8aaaca1c0ba7e598">
          <text:p text:style-name="P135"/>
          <text:section text:style-name="Sect1" text:name="user-query-content-5">
            <text:p text:style-name="P257">Pada Bab 4 Tambahkan prompt pada tiap bab untuk mendapatkan pengantar , pada tiap subbab/sub-subab untuk mendapatkan isi dengan pembahasan mendalam </text:p>
          </text:section>
          <text:p text:style-name="P225">Tampilkan alur berpikir</text:p>
          <text:section text:style-name="Sect2" text:name="model-response-message-contentr_8aaaca1c0ba7e598">
            <text:p text:style-name="P135">Tentu, mari kita siapkan prompt untuk Bab 4, yang fokus pada "ilmu dasar" pencitraan sebagai bagian dari standar ganda:</text:p>
            <text:p text:style-name="P259"/>
            <text:p text:style-name="Text_20_body"><text:span text:style-name="Strong_20_Emphasis"><text:span text:style-name="T2">BAB 4: Pencitraan 101: Tampil Sempurna Walau Hati Meronta</text:span></text:span></text:p>
            <text:list xml:id="list255179976112323006" text:style-name="L26">
              <text:list-item>
                <text:p text:style-name="P19"><text:span text:style-name="Strong_20_Emphasis"><text:span text:style-name="T2">Prompt untuk Pengantar Bab 4:</text:span></text:span><text:span text:style-name="T2"> </text:span></text:p>
                <text:p text:style-name="P304">"Tuliskan paragraf pengantar yang jenaka dan bernada 'edukatif' (secara satir) untuk Bab 4. Perkenalkan 'pencitraan' sebagai 'fondasi penting' dalam menguasai seni standar ganda, sebuah 'mata kuliah dasar' yang harus dikuasai sebelum melangkah ke tingkat lanjut. Gambarkan bahwa di era di mana penampilan seringkali mengalahkan substansi, kemampuan untuk 'memoles fasad' adalah kunci bertahan hidup sosial. Gunakan gaya bahasa 'manual' atau 'silabus kuliah' yang seolah-olah akan menguraikan prinsip-prinsip dasar pencitraan ('Pencitraan 101'). Sindir bahwa tujuan akhirnya adalah 'tampil sempurna' di mata publik, tak peduli betapa <text:soft-page-break/>'meronta' hati atau realita di baliknya."</text:p>
              </text:list-item>
            </text:list>
            <text:p text:style-name="P259"/>
            <text:list xml:id="list2919026274190390444" text:style-name="L27">
              <text:list-item>
                <text:p text:style-name="P176"><text:span text:style-name="Strong_20_Emphasis"><text:span text:style-name="T2">Subbab 4.1: Filter Kehidupan: Menutupi Kekurangan dengan Senyuman Palsu</text:span></text:span><text:span text:style-name="T2"> </text:span></text:p>
                <text:list>
                  <text:list-item>
                    <text:p text:style-name="P20"><text:span text:style-name="Strong_20_Emphasis"><text:span text:style-name="T2">Prompt untuk Isi Subbab 4.1:</text:span></text:span><text:span text:style-name="T2"> </text:span></text:p>
                    <text:p text:style-name="P305">"Tulis pembahasan mendalam dan satir untuk Subbab 4.1. Analisis 'teknik filtering' sebagai pilar utama pencitraan, baik secara literal maupun metaforis. Kupas tuntas secara humoris:</text:p>
                    <text:list>
                      <text:list-item>
                        <text:p text:style-name="P335"><text:span text:style-name="Strong_20_Emphasis"><text:span text:style-name="T2">Evolusi Filter:</text:span></text:span><text:span text:style-name="T2"> Dari filter fisik (makeup, pakaian bagus) ke filter digital (aplikasi edit foto/video), hingga 'filter mental' dalam memilih informasi yang ditampilkan tentang diri sendiri. </text:span></text:p>
                      </text:list-item>
                      <text:list-item>
                        <text:p text:style-name="P335"><text:span text:style-name="Strong_20_Emphasis"><text:span text:style-name="T2">Seni 'Cropping' Realitas:</text:span></text:span><text:span text:style-name="T2"> Jelaskan bagaimana individu secara sadar 'memotong' bagian-bagian kehidupan yang dianggap kurang menarik, memalukan, atau menyedihkan, dan hanya menampilkan 'highlight reel'. </text:span></text:p>
                      </text:list-item>
                      <text:list-item>
                        <text:p text:style-name="P335"><text:span text:style-name="Strong_20_Emphasis"><text:span text:style-name="T2">Senyuman Sebagai Topeng Universal:</text:span></text:span><text:span text:style-name="T2"> Analisis penggunaan senyuman (seringkali palsu atau dipaksakan) sebagai 'filter default' untuk menutupi berbagai emosi negatif atau situasi sulit. </text:span></text:p>
                      </text:list-item>
                      <text:list-item>
                        <text:p text:style-name="P335"><text:span text:style-name="Strong_20_Emphasis"><text:span text:style-name="T2">Motivasi 'Menyaring' Kenyataan:</text:span></text:span><text:span text:style-name="T2"> Sindir alasan di balik obsesi menyaring ini (takut dihakimi, menjaga gengsi, tekanan ekspektasi sosial untuk selalu 'baik-baik saja', iri dengan citra orang lain). </text:span></text:p>
                      </text:list-item>
                      <text:list-item>
                        <text:p text:style-name="P272"><text:span text:style-name="Strong_20_Emphasis"><text:span text:style-name="T2">Studi Kasus Filter (Fiktif):</text:span></text:span><text:span text:style-name="T2"> Ceritakan contoh lucu bagaimana seseorang </text:span><text:soft-page-break/><text:span text:style-name="T2">menerapkan berbagai 'filter' saat menceritakan pengalaman gagal diet, masalah pekerjaan, atau pertengkaran dengan pasangan. Sajikan seolah ini adalah pelajaran 'Teknik Dasar Manajemen Persepsi'." </text:span></text:p>
                      </text:list-item>
                    </text:list>
                  </text:list-item>
                </text:list>
              </text:list-item>
            </text:list>
            <text:p text:style-name="P259"/>
            <text:list xml:id="list7024219564735859525" text:style-name="L28">
              <text:list-item>
                <text:p text:style-name="P177"><text:span text:style-name="Strong_20_Emphasis"><text:span text:style-name="T2">Subbab 4.2: Humble Bragging: Pamer Terselubung ala Bangsawan Digital</text:span></text:span><text:span text:style-name="T2"> </text:span></text:p>
                <text:list>
                  <text:list-item>
                    <text:p text:style-name="P21"><text:span text:style-name="Strong_20_Emphasis"><text:span text:style-name="T2">Prompt untuk Isi Subbab 4.2:</text:span></text:span><text:span text:style-name="T2"> </text:span></text:p>
                    <text:p text:style-name="P273"><text:span text:style-name="T2">"Tulis pembahasan mendalam dan penuh sindiran untuk Subbab 4.2. Fokus pada teknik </text:span><text:span text:style-name="Emphasis"><text:span text:style-name="T2">humble bragging</text:span></text:span><text:span text:style-name="T2"> sebagai metode pencitraan yang 'lebih halus' namun seringkali mudah terdeteksi. Analisis secara jenaka:</text:span></text:p>
                    <text:list>
                      <text:list-item>
                        <text:p text:style-name="P336"><text:span text:style-name="Strong_20_Emphasis"><text:span text:style-name="T2">Formula 'Keluhan + Pameran':</text:span></text:span><text:span text:style-name="T2"> Bedah struktur kalimat </text:span><text:span text:style-name="Emphasis"><text:span text:style-name="T2">humble brag</text:span></text:span><text:span text:style-name="T2"> yang khas, yaitu mengeluh tentang sesuatu yang sebenarnya merupakan pencapaian atau kemewahan (Contoh: 'Capek banget ya jadi orang penting, rapat terus!', 'Hadiah mobil lagi? Garasi udah penuh nih!'). </text:span></text:p>
                      </text:list-item>
                      <text:list-item>
                        <text:p text:style-name="P336"><text:span text:style-name="Strong_20_Emphasis"><text:span text:style-name="T2">Tujuan Ganda yang Kontradiktif:</text:span></text:span><text:span text:style-name="T2"> Jelaskan bagaimana </text:span><text:span text:style-name="Emphasis"><text:span text:style-name="T2">humble bragging</text:span></text:span><text:span text:style-name="T2"> mencoba meraih dua hal sekaligus: mendapatkan validasi/kekaguman atas 'pameran'-nya, sambil berusaha terlihat rendah hati atau bahkan mengundang simpati melalui 'keluhan'-nya. </text:span></text:p>
                      </text:list-item>
                      <text:list-item>
                        <text:p text:style-name="P336"><text:span text:style-name="Strong_20_Emphasis"><text:span text:style-name="T2">'Radar' Pendeteksi Humble Brag:</text:span></text:span><text:span text:style-name="T2"> Berikan 'tips' satir untuk mengidentifikasi </text:span><text:span text:style-name="Emphasis"><text:span text:style-name="T2">humble brag</text:span></text:span><text:span text:style-name="T2"> dalam percakapan atau unggahan media sosial (misalnya, dari nada bicara </text:span><text:soft-page-break/><text:span text:style-name="T2">yang dibuat-buat, detail yang tidak perlu disebutkan). </text:span></text:p>
                      </text:list-item>
                      <text:list-item>
                        <text:p text:style-name="P273"><text:span text:style-name="Strong_20_Emphasis"><text:span text:style-name="T2">Kumpulan Contoh Klasik (Fiktif/Umum):</text:span></text:span><text:span text:style-name="T2"> Sajikan variasi contoh </text:span><text:span text:style-name="Emphasis"><text:span text:style-name="T2">humble bragging</text:span></text:span><text:span text:style-name="T2"> yang relevan dengan konteks sosial Indonesia (misal: soal kesibukan, traveling, barang bermerek, prestasi anak, kebingungan memilih barang mewah). Tulis seolah ini adalah modul 'Komunikasi Efektif: Menyampaikan Keunggulan Tanpa Terlihat Sombong (Menurut Teorinya)'." </text:span></text:p>
                      </text:list-item>
                    </text:list>
                  </text:list-item>
                </text:list>
              </text:list-item>
            </text:list>
            <text:p text:style-name="P259"/>
            <text:list xml:id="list4535032290347391663" text:style-name="L29">
              <text:list-item>
                <text:p text:style-name="P178"><text:span text:style-name="Strong_20_Emphasis"><text:span text:style-name="T2">Subbab 4.3: Dari Influencer Hingga Rakyat Biasa: Kita Semua Pelaku Pencitraan</text:span></text:span><text:span text:style-name="T2"> </text:span></text:p>
                <text:list>
                  <text:list-item>
                    <text:p text:style-name="P22"><text:span text:style-name="Strong_20_Emphasis"><text:span text:style-name="T2">Prompt untuk Isi Subbab 4.3:</text:span></text:span><text:span text:style-name="T2"> </text:span></text:p>
                    <text:p text:style-name="P306">"Tulis pembahasan mendalam dan satir untuk Subbab 4.3. Sampaikan argumen bahwa pencitraan bukanlah monopoli kalangan elite, selebriti, atau politisi, melainkan sudah menjadi praktik massal yang merasuki berbagai lapisan masyarakat. Analisis secara tajam:</text:p>
                    <text:list>
                      <text:list-item>
                        <text:p text:style-name="P337"><text:span text:style-name="Strong_20_Emphasis"><text:span text:style-name="T2">Demokratisasi vs. Profesionalisasi:</text:span></text:span><text:span text:style-name="T2"> Jelaskan bagaimana di satu sisi, pencitraan menjadi 'lebih mudah' dilakukan semua orang (berkat medsos), namun di sisi lain, ada juga 'profesionalisasi' pencitraan (konsultan citra, buzzer, dll.). </text:span></text:p>
                      </text:list-item>
                      <text:list-item>
                        <text:p text:style-name="P337"><text:span text:style-name="Strong_20_Emphasis"><text:span text:style-name="T2">Pencitraan Skala Mikro:</text:span></text:span><text:span text:style-name="T2"> Berikan contoh-contoh konkret bagaimana 'rakyat biasa' melakukan pencitraan dalam skala yang lebih kecil namun dengan motif serupa </text:span><text:soft-page-break/><text:span text:style-name="T2">(misalnya, saat arisan, reuni sekolah, bertemu calon mertua, di grup kompleks perumahan, bahkan saat memesan ojek online agar terlihat 'mapan'). </text:span></text:p>
                      </text:list-item>
                      <text:list-item>
                        <text:p text:style-name="P337"><text:span text:style-name="Strong_20_Emphasis"><text:span text:style-name="T2">Akar Kebutuhan Pencitraan:</text:span></text:span><text:span text:style-name="T2"> Uraikan secara jenaka mengapa kita semua 'terjebak' dalam permainan ini – kebutuhan dasar akan penerimaan sosial, validasi, menghindari penilaian negatif, kompetisi status, atau sekadar 'menjaga image' sesuai norma. </text:span></text:p>
                      </text:list-item>
                      <text:list-item>
                        <text:p text:style-name="P274"><text:span text:style-name="Strong_20_Emphasis"><text:span text:style-name="T2">Kesimpulan 'Kita Semua Sama Saja' (Sarkastik):</text:span></text:span><text:span text:style-name="T2"> Tutup subbab ini dengan refleksi satir yang menyadarkan pembaca bahwa mereka (kemungkinan besar) juga merupakan bagian dari 'ekosistem pencitraan' ini, entah sebagai pelaku aktif, pasif, atau korban. Ajak pembaca 'mengheningkan cipta' sejenak untuk 'jasa' pencitraan dalam hidup bermasyarakat." </text:span></text:p>
                      </text:list-item>
                    </text:list>
                  </text:list-item>
                </text:list>
              </text:list-item>
            </text:list>
            <text:p text:style-name="P259"/>
            <text:p text:style-name="P135">Semoga dengan prompt ini, Bab 4 Anda akan semakin tajam dalam menguliti fenomena pencitraan sebagai bagian tak terpisahkan dari praktik standar ganda di kehidupan modern!</text:p>
          </text:section>
          <text:section text:style-name="Sect1" text:name="feedback-form-5">
            <text:p text:style-name="P225"/>
          </text:section>
        </text:section>
        <text:section text:style-name="Sect1" text:name="881d862141ed7e36">
          <text:p text:style-name="P135"/>
          <text:section text:style-name="Sect1" text:name="user-query-content-6">
            <text:p text:style-name="P257">Pada Bab 5 Tambahkan prompt pada awal untuk mendapatkan pengantar , pada tiap subbab/sub-subab untuk mendapatkan isi dengan pembahasan mendalam </text:p>
          </text:section>
          <text:p text:style-name="P225">Tampilkan alur berpikir</text:p>
          <text:section text:style-name="Sect2" text:name="model-response-message-contentr_881d862141ed7e36">
            <text:p text:style-name="P135">Oke, mari kita siapkan prompt untuk Bab 5, yang menyelami dinamika standar ganda di lingkungan terdekat kita, yaitu pertetanggaan:</text:p>
            <text:p text:style-name="P259"><text:soft-page-break/></text:p>
            <text:p text:style-name="Text_20_body"><text:span text:style-name="Strong_20_Emphasis"><text:span text:style-name="T2">BAB 5: Lingkungan Pertetanggaan: Ramah di Depan, Julid di Belakang Layar</text:span></text:span></text:p>
            <text:list xml:id="list8353279197358498083" text:style-name="L30">
              <text:list-item>
                <text:p text:style-name="P23"><text:span text:style-name="Strong_20_Emphasis"><text:span text:style-name="T2">Prompt untuk Pengantar Bab 5:</text:span></text:span><text:span text:style-name="T2"> </text:span></text:p>
                <text:p text:style-name="P307">"Tuliskan paragraf pengantar yang satir dan mengundang senyum (atau senyum miris) untuk Bab 5. Gambarkan lingkungan pertetanggaan sebagai 'panggung mikro' kehidupan sosial di mana sandiwara 'kerukunan' seringkali dipentaskan dengan apik. Fokus pada dualitas perilaku: senyum manis dan sapaan hangat saat berpapasan di jalan atau di depan pagar, yang kontras dengan 'diskusi mendalam' (baca: gosip) tentang orang yang sama di grup WhatsApp warga atau di pojok arisan. Gunakan nada 'manual' yang seolah-olah akan membekali pembaca dengan 'kemampuan membaca situasi' di medan sosial yang penuh jebakan basa-basi dan ranjau 'julidisme' ini. Janjikan pengungkapan 'seni' menjaga citra baik sambil tetap menjadi 'pusat informasi' lingkungan."</text:p>
              </text:list-item>
            </text:list>
            <text:p text:style-name="P259"/>
            <text:list xml:id="list237066622676675229" text:style-name="L31">
              <text:list-item>
                <text:p text:style-name="P179"><text:span text:style-name="Strong_20_Emphasis"><text:span text:style-name="T2">Subbab 5.1: Seni Berbasa-Basi vs. Seni Menggunjing Profesional</text:span></text:span><text:span text:style-name="T2"> </text:span></text:p>
                <text:list>
                  <text:list-item>
                    <text:p text:style-name="P24"><text:span text:style-name="Strong_20_Emphasis"><text:span text:style-name="T2">Prompt untuk Isi Subbab 5.1:</text:span></text:span><text:span text:style-name="T2"> </text:span></text:p>
                    <text:p text:style-name="P308">"Tulis pembahasan mendalam dan penuh humor satir untuk Subbab 5.1. Analisis dua 'keahlian' sosial yang seringkali berjalan beriringan di lingkungan tetangga: kemampuan berbasa-basi yang halus dan kemampuan menggunjing (gosip) yang tajam. Kupas tuntas secara jenaka:</text:p>
                    <text:list>
                      <text:list-item>
                        <text:p text:style-name="P338"><text:span text:style-name="Strong_20_Emphasis"><text:span text:style-name="T2">Repertoar Basa-Basi:</text:span></text:span><text:span text:style-name="T2"> Jelaskan berbagai 'skrip' basa-basi standar yang digunakan </text:span><text:soft-page-break/><text:span text:style-name="T2">untuk membuka percakapan atau sekadar mengisi keheningan (misalnya, komentar soal cuaca panas Aceh, pujian terhadap tanaman hias tetangga, pertanyaan standar 'anaknya sudah kelas berapa?'). </text:span></text:p>
                      </text:list-item>
                      <text:list-item>
                        <text:p text:style-name="P338"><text:span text:style-name="Strong_20_Emphasis"><text:span text:style-name="T2">Teknik 'Pancingan Maut':</text:span></text:span><text:span text:style-name="T2"> Uraikan cara-cara halus (atau kadang tidak terlalu halus) untuk mengarahkan percakapan dari basa-basi ke topik yang lebih 'menarik' (baca: gosip), seringkali diawali dengan kalimat seperti, 'Bukannya mau ikut campur ya, tapi...' atau 'Denger-denger katanya si X...'. </text:span></text:p>
                      </text:list-item>
                      <text:list-item>
                        <text:p text:style-name="P338"><text:span text:style-name="Strong_20_Emphasis"><text:span text:style-name="T2">'Kode Etik' Gosip Lingkungan:</text:span></text:span><text:span text:style-name="T2"> Sindir aturan tak tertulis dalam dunia pergunjingan (misalnya, pentingnya menjaga 'kerahasiaan sumber' padahal semua juga tahu, level keparahan gosip yang 'diperbolehkan', subjek favorit untuk digunjingkan). </text:span></text:p>
                      </text:list-item>
                      <text:list-item>
                        <text:p text:style-name="P338"><text:span text:style-name="Strong_20_Emphasis"><text:span text:style-name="T2">Fungsi Sosial Ganda:</text:span></text:span><text:span text:style-name="T2"> Analisis secara satir bagaimana basa-basi menjaga 'perdamaian semu', sementara menggunjing bisa memperkuat ikatan dalam kelompok tertentu (dengan mengorbankan target gosip) atau sekadar menjadi 'hiburan murah'. </text:span></text:p>
                      </text:list-item>
                      <text:list-item>
                        <text:p text:style-name="P275"><text:span text:style-name="Strong_20_Emphasis"><text:span text:style-name="T2">Contoh Dialog 'Dua Muka' (Fiktif):</text:span></text:span><text:span text:style-name="T2"> Sajikan adegan percakapan lucu antara dua atau tiga tetangga yang menunjukkan transisi mulus dari pujian di depan ke 'analisis mendalam' di belakang. Tulis seolah ini adalah bagian dari 'Modul Komunikasi Efektif Bertetangga'." </text:span></text:p>
                      </text:list-item>
                    </text:list>
                  </text:list-item>
                </text:list>
              </text:list-item>
            </text:list>
            <text:p text:style-name="P259"/>
            <text:list xml:id="list6688269583577055632" text:style-name="L32">
              <text:list-item>
                <text:p text:style-name="P180"><text:soft-page-break/><text:span text:style-name="Strong_20_Emphasis"><text:span text:style-name="T2">Subbab 5.2: Menilai Gaya Hidup Tetangga (Sambil Lupa Cermin di Rumah)</text:span></text:span><text:span text:style-name="T2"> </text:span></text:p>
                <text:list>
                  <text:list-item>
                    <text:p text:style-name="P25"><text:span text:style-name="Strong_20_Emphasis"><text:span text:style-name="T2">Prompt untuk Isi Subbab 5.2:</text:span></text:span><text:span text:style-name="T2"> </text:span></text:p>
                    <text:p text:style-name="P309">"Tulis pembahasan mendalam dan humoris untuk Subbab 5.2. Fokus pada kecenderungan universal untuk mengamati, menganalisis, dan seringkali menghakimi pilihan serta gaya hidup tetangga, sementara standar yang sama jarang diterapkan pada diri sendiri. Analisis secara satir:</text:p>
                    <text:list>
                      <text:list-item>
                        <text:p text:style-name="P339"><text:span text:style-name="Strong_20_Emphasis"><text:span text:style-name="T2">'Checklist' Penilaian Tetangga:</text:span></text:span><text:span text:style-name="T2"> Identifikasi aspek-aspek kehidupan tetangga yang sering menjadi 'bahan evaluasi' (misalnya, jenis kendaraan, renovasi rumah, cara berpakaian istri/suami, jam pulang kerja, pola asuh anak, merek belanjaan, bahkan jenis sampah yang dibuang). </text:span></text:p>
                      </text:list-item>
                      <text:list-item>
                        <text:p text:style-name="P339"><text:span text:style-name="Strong_20_Emphasis"><text:span text:style-name="T2">Standar Penilaian yang 'Fleksibel':</text:span></text:span><text:span text:style-name="T2"> Jelaskan bagaimana standar penilaian ini seringkali subjektif, didasarkan pada nilai-nilai pribadi, norma sosial yang dianut si penilai, atau bahkan rasa iri. </text:span></text:p>
                      </text:list-item>
                      <text:list-item>
                        <text:p text:style-name="P339"><text:span text:style-name="Strong_20_Emphasis"><text:span text:style-name="T2">Sindrom 'Lupa Ngaca':</text:span></text:span><text:span text:style-name="T2"> Tekankan ironi dan hipokrisi saat seseorang begitu sibuk mengomentari 'cacat' pada kehidupan tetangga sambil secara 'nyaman' mengabaikan 'cacat' atau inkonsistensi dalam kehidupannya sendiri. </text:span></text:p>
                      </text:list-item>
                      <text:list-item>
                        <text:p text:style-name="P339"><text:span text:style-name="Strong_20_Emphasis"><text:span text:style-name="T2">Justifikasi 'Mulia' di Balik Menilai:</text:span></text:span><text:span text:style-name="T2"> Sindir alasan-alasan yang sering digunakan untuk menutupi sifat menghakimi (misalnya, 'hanya ingin tahu', 'peduli sebagai sesama warga', 'buat pelajaran', </text:span><text:soft-page-break/><text:span text:style-name="T2">'sekadar bertukar pikiran'). </text:span></text:p>
                      </text:list-item>
                      <text:list-item>
                        <text:p text:style-name="P276"><text:span text:style-name="Strong_20_Emphasis"><text:span text:style-name="T2">Profil 'Auditor Kehidupan Tetangga' (Fiktif):</text:span></text:span><text:span text:style-name="T2"> Ciptakan karakter warga (Bapak/Ibu 'Serba Tahu') yang memiliki 'catatan lengkap' tentang kekurangan semua tetangganya, namun hidupnya sendiri juga penuh teka-teki atau kontradiksi. Sajikan seolah ini adalah studi tentang 'naluri pengawasan sosial' di tingkat komunitas." </text:span></text:p>
                      </text:list-item>
                    </text:list>
                  </text:list-item>
                </text:list>
              </text:list-item>
            </text:list>
            <text:p text:style-name="P259"/>
            <text:list xml:id="list2938919280178874599" text:style-name="L33">
              <text:list-item>
                <text:p text:style-name="P181"><text:span text:style-name="Strong_20_Emphasis"><text:span text:style-name="T2">Subbab 5.3: "Gotong Royong Itu Penting!" (Asal Bukan Saya yang Repot)</text:span></text:span><text:span text:style-name="T2"> </text:span></text:p>
                <text:list>
                  <text:list-item>
                    <text:p text:style-name="P26"><text:span text:style-name="Strong_20_Emphasis"><text:span text:style-name="T2">Prompt untuk Isi Subbab 5.3:</text:span></text:span><text:span text:style-name="T2"> </text:span></text:p>
                    <text:p text:style-name="P310">"Tulis pembahasan mendalam dan satir untuk Subbab 5.3. Analisis standar ganda yang sangat umum terkait partisipasi dalam kegiatan bersama di lingkungan, seperti kerja bakti, ronda malam, iuran kas RT, atau persiapan acara 17-an. Fokus pada:</text:p>
                    <text:list>
                      <text:list-item>
                        <text:p text:style-name="P340"><text:span text:style-name="Strong_20_Emphasis"><text:span text:style-name="T2">Dukungan Verbal vs. Kehadiran Fisik:</text:span></text:span><text:span text:style-name="T2"> Jelaskan jurang antara antusiasme saat ide kegiatan diusulkan ('Setuju sekali!', 'Harus itu!') dengan realita jumlah partisipan saat hari-H. </text:span></text:p>
                      </text:list-item>
                      <text:list-item>
                        <text:p text:style-name="P340"><text:span text:style-name="Strong_20_Emphasis"><text:span text:style-name="T2">'Katalog Alasan Sakti':</text:span></text:span><text:span text:style-name="T2"> Buat daftar jenaka berisi alasan-alasan paling populer dan 'kreatif' yang digunakan warga untuk absen dari kegiatan komunal (misalnya, 'tiba-tiba ada keperluan keluarga yang tidak bisa ditinggal', 'agak meriang', 'sudah ada janji lain dari jauh hari', 'takut merepotkan', atau alasan paling </text:span><text:soft-page-break/><text:span text:style-name="T2">pamungkas: 'lupa'). </text:span></text:p>
                      </text:list-item>
                      <text:list-item>
                        <text:p text:style-name="P340"><text:span text:style-name="Strong_20_Emphasis"><text:span text:style-name="T2">Standar Ganda Ekspektasi:</text:span></text:span><text:span text:style-name="T2"> Sindir bagaimana seseorang bisa sangat vokal menuntut partisipasi dari tetangga lain ('Kok si anu nggak pernah kelihatan kerja bakti?'), tapi punya seribu satu pemakluman untuk ketidakhadirannya sendiri. </text:span></text:p>
                      </text:list-item>
                      <text:list-item>
                        <text:p text:style-name="P340"><text:span text:style-name="Strong_20_Emphasis"><text:span text:style-name="T2">Hierarki Kontribusi:</text:span></text:span><text:span text:style-name="T2"> Analisis secara humoris bagaimana kontribusi non-fisik (misalnya, 'sumbangan seikhlasnya', 'doa restu', 'ide cemerlang' di grup WA) kadang dianggap setara (atau bahkan lebih tinggi) oleh pelakunya dibandingkan dengan kerja fisik yang melelahkan. </text:span></text:p>
                      </text:list-item>
                      <text:list-item>
                        <text:p text:style-name="P277"><text:span text:style-name="Strong_20_Emphasis"><text:span text:style-name="T2">Skenario Rapat Perencanaan vs. Eksekusi (Fiktif):</text:span></text:span><text:span text:style-name="T2"> Gambarkan suasana kontras antara rapat perencanaan acara lingkungan yang penuh semangat dan usulan, dengan suasana saat eksekusi di mana hanya 'the usual suspects' yang bekerja keras sementara yang lain 'memantau dari jauh'. Tulis seolah ini adalah studi kasus 'Manajemen Sumber Daya Manusia di Tingkat Komunitas'." </text:span></text:p>
                      </text:list-item>
                    </text:list>
                  </text:list-item>
                </text:list>
              </text:list-item>
            </text:list>
            <text:p text:style-name="P259"/>
            <text:p text:style-name="P135">Semoga prompt ini membantu Anda menggali lebih dalam ironi dan kelucuan standar ganda dalam kehidupan bertetangga, sesuai dengan gaya buku Anda!</text:p>
          </text:section>
          <text:section text:style-name="Sect1" text:name="feedback-form-6">
            <text:p text:style-name="P225"/>
          </text:section>
        </text:section>
        <text:section text:style-name="Sect1" text:name="37d9cda6390cdec5">
          <text:p text:style-name="P135"/>
          <text:section text:style-name="Sect1" text:name="user-query-content-7">
            <text:p text:style-name="P257">Pada Bab 6 Tambahkan prompt pada awal  untuk mendapatkan pengantar , pada tiap subbab/sub-subab untuk mendapatkan isi <text:soft-page-break/>dengan pembahasan mendalam </text:p>
          </text:section>
          <text:p text:style-name="P225">Tampilkan alur berpikir</text:p>
          <text:section text:style-name="Sect2" text:name="model-response-message-contentr_37d9cda6390cdec5">
            <text:p text:style-name="P135">Tentu, mari kita siapkan prompt untuk Bab 6, yang akan menguliti standar ganda di dunia kerja dan profesional:</text:p>
            <text:p text:style-name="P259"/>
            <text:p text:style-name="Text_20_body"><text:span text:style-name="Strong_20_Emphasis"><text:span text:style-name="T2">BAB 6: Dunia Kerja &amp; Profesional: Ekspektasi Tinggi Untukmu, Toleransi Rendah Dariku</text:span></text:span></text:p>
            <text:list xml:id="list6574659545864342322" text:style-name="L34">
              <text:list-item>
                <text:p text:style-name="P27"><text:span text:style-name="Strong_20_Emphasis"><text:span text:style-name="T2">Prompt untuk Pengantar Bab 6:</text:span></text:span><text:span text:style-name="T2"> </text:span></text:p>
                <text:p text:style-name="P278"><text:span text:style-name="T2">"Tuliskan paragraf pengantar yang satir dan relevan dengan dunia kerja (per Selasa, 8 April 2025 di Indonesia) untuk Bab 6. Gambarkan tempat kerja modern bukan hanya sebagai medan pertempuran untuk mencapai KPI dan tenggat waktu, tetapi juga sebagai 'laboratorium' canggih di mana standar ganda diterapkan dengan kedok 'profesionalisme', 'budaya perusahaan', atau 'tuntutan industri 4.0 (atau sudah 5.0?)'. Fokus pada kontras antara ekspektasi setinggi langit yang dibebankan pada karyawan (dedikasi, loyalitas, </text:span><text:span text:style-name="Emphasis"><text:span text:style-name="T2">multitasking</text:span></text:span><text:span text:style-name="T2">, selalu </text:span><text:span text:style-name="Emphasis"><text:span text:style-name="T2">on</text:span></text:span><text:span text:style-name="T2">) dengan fleksibilitas standar yang seringkali 'dinikmati' oleh pihak manajemen atau aturan perusahaan itu sendiri. Gunakan nada 'manual' yang seolah memberikan 'panduan bertahan hidup' di tengah rimba korporat yang penuh slogan motivasi namun praktiknya seringkali berbeda. Janjikan pembongkaran 'pasal-pasal tak tertulis' tentang standar ganda dalam hierarki dan dinamika kantor."</text:span></text:p>
              </text:list-item>
            </text:list>
            <text:p text:style-name="P259"/>
            <text:list xml:id="list3780896788284002969" text:style-name="L35">
              <text:list-item>
                <text:p text:style-name="P182"><text:span text:style-name="Strong_20_Emphasis"><text:span text:style-name="T2">Subbab 6.1: Bos Teladan (dalam Teori): Datang Tepat Waktu Itu Untuk Karyawan</text:span></text:span><text:span text:style-name="T2"> </text:span></text:p>
                <text:list>
                  <text:list-item>
                    <text:p text:style-name="P28"><text:span text:style-name="Strong_20_Emphasis"><text:span text:style-name="T2">Prompt untuk Isi Subbab 6.1:</text:span></text:span><text:span text:style-name="T2"> </text:span></text:p>
                    <text:p text:style-name="P311">"Tulis pembahasan mendalam dan penuh humor <text:soft-page-break/>satir untuk Subbab 6.1. Analisis fenomena klasik atasan yang menetapkan standar tinggi untuk bawahan (misalnya soal ketepatan waktu, kepatuhan pada aturan berpakaian, penggunaan fasilitas kantor) namun dirinya sendiri seringkali menjadi 'pengecualian'. Kupas tuntas secara jenaka:</text:p>
                    <text:list>
                      <text:list-item>
                        <text:p text:style-name="P341"><text:span text:style-name="Strong_20_Emphasis"><text:span text:style-name="T2">Doktrin vs. Praktik Pimpinan:</text:span></text:span><text:span text:style-name="T2"> Jelaskan kesenjangan antara pidato motivasi atau aturan tertulis yang ditekankan oleh bos mengenai disiplin dan integritas, dengan perilaku sehari-harinya yang mungkin menunjukkan sebaliknya (misal: 'jam karet' adalah hak prerogatif, aturan hanya berlaku jika bos sedang mood menegakkannya). </text:span></text:p>
                      </text:list-item>
                      <text:list-item>
                        <text:p text:style-name="P341"><text:span text:style-name="Strong_20_Emphasis"><text:span text:style-name="T2">Alasan 'Khusus' Bagi Sang Bos:</text:span></text:span><text:span text:style-name="T2"> Inventarisir secara satir berbagai justifikasi implisit maupun eksplisit yang membuat bos merasa 'berhak' berbeda (misal: 'beban pikiran saya lebih berat', 'saya harus networking di luar', 'fleksibilitas adalah kunci kepemimpinan strategis', 'toh saya yang punya/bertanggung jawab'). </text:span></text:p>
                      </text:list-item>
                      <text:list-item>
                        <text:p text:style-name="P341"><text:span text:style-name="Strong_20_Emphasis"><text:span text:style-name="T2">Efek Domino Standar Ganda:</text:span></text:span><text:span text:style-name="T2"> Uraikan bagaimana inkonsistensi atasan ini bisa menular ke bawah, menciptakan budaya kerja yang sinis, menurunkan respek, atau malah memicu karyawan mencari 'pembenaran' serupa untuk diri mereka. </text:span></text:p>
                      </text:list-item>
                      <text:list-item>
                        <text:p text:style-name="P341"><text:span text:style-name="Strong_20_Emphasis"><text:span text:style-name="T2">'Teladan' yang Selektif:</text:span></text:span><text:span text:style-name="T2"> Sindir bagaimana keteladanan bos seringkali hanya muncul pada aspek-aspek tertentu (misalnya semangat kerja keras saat ada </text:span><text:soft-page-break/><text:span text:style-name="T2">proyek besar), tapi bisa 'hilang' pada aspek rutinitas atau aturan dasar. </text:span></text:p>
                      </text:list-item>
                      <text:list-item>
                        <text:p text:style-name="P279"><text:span text:style-name="Strong_20_Emphasis"><text:span text:style-name="T2">Studi Kasus 'Bos Anti Telat (Kecuali Dirinya)' (Fiktif):</text:span></text:span><text:span text:style-name="T2"> Sajikan cerita karikatural tentang seorang manajer yang menerapkan denda potong gaji bagi karyawan telat satu menit, namun ia sendiri bisa datang siang hari dengan alasan 'macet parah' (padahal rumahnya dekat). Tulis seolah ini adalah analisis 'Model Kepemimpinan Fleksibel (Terutama Untuk Diri Sendiri)'." </text:span></text:p>
                      </text:list-item>
                    </text:list>
                  </text:list-item>
                </text:list>
              </text:list-item>
            </text:list>
            <text:p text:style-name="P259"/>
            <text:list xml:id="list6554542004216072523" text:style-name="L36">
              <text:list-item>
                <text:p text:style-name="P183"><text:span text:style-name="Strong_20_Emphasis"><text:span text:style-name="T2">Subbab 6.2: Menuntut Profesionalisme vs. Mengabaikan Batas Pribadi</text:span></text:span><text:span text:style-name="T2"> </text:span></text:p>
                <text:list>
                  <text:list-item>
                    <text:p text:style-name="P29"><text:span text:style-name="Strong_20_Emphasis"><text:span text:style-name="T2">Prompt untuk Isi Subbab 6.2:</text:span></text:span><text:span text:style-name="T2"> </text:span></text:p>
                    <text:p text:style-name="P312">"Tulis pembahasan mendalam dan satir untuk Subbab 6.2. Fokus pada standar ganda terkait 'profesionalisme': di satu sisi menuntut karyawan untuk fokus penuh pada pekerjaan, menjaga objektivitas, dan memisahkan urusan pribadi, namun di sisi lain perusahaan/atasan sering melanggar batas pribadi karyawan. Analisis secara kritis dan humoris:</text:p>
                    <text:list>
                      <text:list-item>
                        <text:p text:style-name="P342"><text:span text:style-name="Strong_20_Emphasis"><text:span text:style-name="T2">'Profesionalisme Ideal' Karyawan:</text:span></text:span><text:span text:style-name="T2"> Deskripsikan ekspektasi perusahaan terhadap karyawan 'profesional' (selalu siap sedia, responsif di luar jam kerja, tidak baperan, mampu bekerja di bawah tekanan tanpa mengeluh, menjaga citra perusahaan 24/7). </text:span></text:p>
                      </text:list-item>
                      <text:list-item>
                        <text:p text:style-name="P342"><text:span text:style-name="Strong_20_Emphasis"><text:span text:style-name="T2">'Fleksibilitas Batas' Perusahaan/Atasan:</text:span></text:span><text:span text:style-name="T2"> Sebaliknya, tunjukkan bagaimana batas </text:span><text:soft-page-break/><text:span text:style-name="T2">antara waktu kerja dan waktu pribadi, atau antara tugas kantor dan 'tugas tambahan' (termasuk urusan pribadi atasan), seringkali dilabrak dengan berbagai dalih (misal: 'demi target', 'kebutuhan mendesak', 'loyalitas tim', 'kesempatan belajar'). Contoh spesifik: grup WhatsApp kantor yang aktif non-stop, telepon di hari libur, permintaan 'bantuan' di luar deskripsi pekerjaan. </text:span></text:p>
                      </text:list-item>
                      <text:list-item>
                        <text:p text:style-name="P342"><text:span text:style-name="Strong_20_Emphasis"><text:span text:style-name="T2">Hipokrisi </text:span></text:span><text:span text:style-name="Strong_20_Emphasis"><text:span text:style-name="Emphasis"><text:span text:style-name="T2">Work-Life Balance</text:span></text:span></text:span><text:span text:style-name="Strong_20_Emphasis"><text:span text:style-name="T2">:</text:span></text:span><text:span text:style-name="T2"> Sindir program atau slogan </text:span><text:span text:style-name="Emphasis"><text:span text:style-name="T2">work-life balance</text:span></text:span><text:span text:style-name="T2"> yang digaungkan perusahaan, yang seringkali kontras dengan praktik nyata berupa beban kerja berlebih atau ekspektasi ketersediaan tanpa batas. </text:span></text:p>
                      </text:list-item>
                      <text:list-item>
                        <text:p text:style-name="P342"><text:span text:style-name="Strong_20_Emphasis"><text:span text:style-name="T2">Justifikasi Pelanggaran Batas:</text:span></text:span><text:span text:style-name="T2"> Paparkan argumen-argumen yang dipakai untuk membuat karyawan merasa 'tidak enak' menolak permintaan di luar jam kerja atau di luar tugas (misal: 'nanti penilaian kinerjamu...', 'yang lain juga bisa kok', 'ini kesempatan emas'). </text:span></text:p>
                      </text:list-item>
                      <text:list-item>
                        <text:p text:style-name="P280"><text:span text:style-name="Strong_20_Emphasis"><text:span text:style-name="T2">Kisah 'Karyawan Multitasking' (Fiktif):</text:span></text:span><text:span text:style-name="T2"> Ceritakan sosok karyawan yang diharapkan profesional menangani klien penting, tapi di saat bersamaan harus membalas chat atasan soal pesanan makan siang atau jadwal jemput anak sekolah si bos. Sajikan seolah ini adalah studi kasus 'Manajemen Ekspektasi Tanpa Batas'." </text:span></text:p>
                      </text:list-item>
                    </text:list>
                  </text:list-item>
                </text:list>
              </text:list-item>
            </text:list>
            <text:p text:style-name="P259"/>
            <text:list xml:id="list6389421522607437997" text:style-name="L37">
              <text:list-item>
                <text:p text:style-name="P184"><text:span text:style-name="Strong_20_Emphasis"><text:span text:style-name="T2">Subbab 6.3: Politik Kantor: Menjilat ke Atas, Menginjak ke </text:span></text:span><text:soft-page-break/><text:span text:style-name="Strong_20_Emphasis"><text:span text:style-name="T2">Bawah</text:span></text:span><text:span text:style-name="T2"> </text:span></text:p>
                <text:list>
                  <text:list-item>
                    <text:p text:style-name="P30"><text:span text:style-name="Strong_20_Emphasis"><text:span text:style-name="T2">Prompt untuk Isi Subbab 6.3:</text:span></text:span><text:span text:style-name="T2"> </text:span></text:p>
                    <text:p text:style-name="P313">"Tulis pembahasan mendalam dan penuh satire untuk Subbab 6.3. Analisis dinamika 'politik kantor' sebagai manifestasi standar ganda dalam interaksi antar kolega dan antara atasan-bawahan. Kupas tuntas 'seni' berperilaku berbeda tergantung pada posisi lawan bicara. Fokus pada:</text:p>
                    <text:list>
                      <text:list-item>
                        <text:p text:style-name="P343"><text:span text:style-name="Strong_20_Emphasis"><text:span text:style-name="T2">'Bunglon' Korporat:</text:span></text:span><text:span text:style-name="T2"> Jelaskan kemampuan individu untuk berubah sikap dan perilaku secara drastis: menjadi sangat manis, patuh, dan suportif di hadapan atasan atau orang yang dianggap berpengaruh, namun bisa menjadi kritis, arogan, atau cuek terhadap bawahan atau rekan yang dianggap tidak 'menguntungkan'. </text:span></text:p>
                      </text:list-item>
                      <text:list-item>
                        <text:p text:style-name="P343"><text:span text:style-name="Strong_20_Emphasis"><text:span text:style-name="T2">Teknik 'Approach, Kiss, Up' (Menjilat):</text:span></text:span><text:span text:style-name="T2"> Bedah secara jenaka berbagai metode 'menjilat' yang efektif di dunia kerja (misal: memuji pencapaian atasan secara berlebihan, selalu setuju dengan ide atasan (meski buruk), melaporkan 'hal-hal baik' tentang diri sendiri atau 'hal-hal buruk' tentang pesaing, menjadi 'sukarelawan' untuk tugas-tugas yang disukai atasan). </text:span></text:p>
                      </text:list-item>
                      <text:list-item>
                        <text:p text:style-name="P343"><text:span text:style-name="Strong_20_Emphasis"><text:span text:style-name="T2">Teknik 'Step Down, Kick Sideways' (Menginjak/Menyikut):</text:span></text:span><text:span text:style-name="T2"> Uraikan strategi untuk menghambat atau menjatuhkan kolega/bawahan demi keuntungan pribadi (misal: mengambil kredit atas kerja orang lain, menahan informasi penting, </text:span><text:soft-page-break/><text:span text:style-name="T2">menyebarkan rumor negatif, mencari-cari kesalahan kecil, sengaja memberikan tugas sulit tanpa dukungan). </text:span></text:p>
                      </text:list-item>
                      <text:list-item>
                        <text:p text:style-name="P343"><text:span text:style-name="Strong_20_Emphasis"><text:span text:style-name="T2">Ekosistem yang Memupuk:</text:span></text:span><text:span text:style-name="T2"> Sindir bagaimana budaya perusahaan yang terlalu kompetitif, kurang transparan, atau memiliki sistem penilaian subjektif dapat menyuburkan praktik politik kantor ini. </text:span></text:p>
                      </text:list-item>
                      <text:list-item>
                        <text:p text:style-name="P281"><text:span text:style-name="Strong_20_Emphasis"><text:span text:style-name="T2">Profil 'Pemain Andal' (Fiktif):</text:span></text:span><text:span text:style-name="T2"> Ciptakan karakter (misalnya, 'Si Jago Lobi' atau 'Ratu/Raja Drama Kantor') yang sangat lihai memainkan peran ganda ini dan berhasil meniti karir dengan 'mulus'. Sajikan seolah ini adalah analisis 'Strategi Sukses Non-Teknis di Dunia Kerja'." </text:span></text:p>
                      </text:list-item>
                    </text:list>
                  </text:list-item>
                </text:list>
              </text:list-item>
            </text:list>
            <text:p text:style-name="P259"/>
            <text:p text:style-name="P135">Semoga prompt ini membantu Anda mengeksplorasi sisi gelap (namun seringkali lucu jika dilihat dari luar) dunia kerja dengan gaya satire yang konsisten!</text:p>
          </text:section>
          <text:section text:style-name="Sect1" text:name="feedback-form-7">
            <text:p text:style-name="P225"/>
          </text:section>
        </text:section>
        <text:section text:style-name="Sect1" text:name="3f9893f995350bbd">
          <text:p text:style-name="P135"/>
          <text:section text:style-name="Sect1" text:name="user-query-content-8">
            <text:p text:style-name="P257">Pada Bab 7 Tambahkan prompt pada awal  untuk mendapatkan pengantar , pada tiap subbab/sub-subab untuk mendapatkan isi dengan pembahasan mendalam </text:p>
          </text:section>
          <text:p text:style-name="P225">Tampilkan alur berpikir</text:p>
          <text:section text:style-name="Sect2" text:name="model-response-message-contentr_3f9893f995350bbd">
            <text:p text:style-name="P135">Tentu, mari kita siapkan prompt untuk Bab 7, yang akan menyelami standar ganda di ranah paling personal: keluarga dan hubungan dekat.</text:p>
            <text:p text:style-name="P259"/>
            <text:p text:style-name="Text_20_body"><text:span text:style-name="Strong_20_Emphasis"><text:span text:style-name="T2">BAB 7: Keluarga &amp; Hubungan Personal: Aturan Main yang Berubah-ubah</text:span></text:span></text:p>
            <text:list xml:id="list388352958418461718" text:style-name="L38">
              <text:list-item>
                <text:p text:style-name="P31"><text:span text:style-name="Strong_20_Emphasis"><text:span text:style-name="T2">Prompt untuk Pengantar Bab 7:</text:span></text:span><text:span text:style-name="T2"> </text:span></text:p>
                <text:p text:style-name="P314">"Tuliskan paragraf pengantar yang satir namun <text:soft-page-break/>menyentuh (secara ironis) untuk Bab 7. Gambarkan bahwa 'rumah' dan hubungan personal, yang idealnya menjadi tempat paling aman dan jujur, seringkali justru menjadi panggung utama bagi standar ganda yang paling subtil namun dampaknya paling terasa. Fokus pada bagaimana 'aturan main' dalam keluarga (orang tua-anak) dan hubungan asmara bisa sangat cair dan berubah-ubah, seringkali didikte oleh posisi, usia, gender, atau sekadar 'mood' pembuat aturan. Gunakan nada 'manual' yang seolah-olah mencoba memetakan 'ladang ranjau' emosional ini, di mana nasihat sering tak sejalan dengan teladan, dan ekspektasi antar individu seringkali timpang sebelah. Janjikan analisis jenaka tentang hipokrisi yang tersembunyi di balik selimut cinta dan kepedulian (atau klaimnya)."</text:p>
              </text:list-item>
            </text:list>
            <text:p text:style-name="P259"/>
            <text:list xml:id="list5703080552397147817" text:style-name="L39">
              <text:list-item>
                <text:p text:style-name="P185"><text:span text:style-name="Strong_20_Emphasis"><text:span text:style-name="T2">Subbab 7.1: Nasihat Orang Tua vs. Kenakalan Masa Muda Mereka</text:span></text:span><text:span text:style-name="T2"> </text:span></text:p>
                <text:list>
                  <text:list-item>
                    <text:p text:style-name="P32"><text:span text:style-name="Strong_20_Emphasis"><text:span text:style-name="T2">Prompt untuk Isi Subbab 7.1:</text:span></text:span><text:span text:style-name="T2"> </text:span></text:p>
                    <text:p text:style-name="P315">"Tulis pembahasan mendalam dan penuh humor satir untuk Subbab 7.1. Analisis fenomena klasik 'Do as I say, not as I did' dalam hubungan orang tua dan anak di konteks Indonesia saat ini (per Selasa, 8 April 2025). Kupas tuntas secara jenaka:</text:p>
                    <text:list>
                      <text:list-item>
                        <text:p text:style-name="P344"><text:span text:style-name="Strong_20_Emphasis"><text:span text:style-name="T2">'Wejangan Emas' vs. 'Jejak Kelam':</text:span></text:span><text:span text:style-name="T2"> Jelaskan kontras antara nasihat-nasihat bijak (atau larangan keras) yang diberikan orang tua kepada anak remaja/dewasa muda mengenai bahaya pergaulan bebas, rokok, alkohol, nilai akademik, dll., dengan kisah-kisah (yang kadang bocor dari </text:span><text:soft-page-break/><text:span text:style-name="T2">om/tante/nenek/kakek atau bahkan diakui setengah hati) tentang 'petualangan' masa muda orang tua itu sendiri. </text:span></text:p>
                      </text:list-item>
                      <text:list-item>
                        <text:p text:style-name="P344"><text:span text:style-name="Strong_20_Emphasis"><text:span text:style-name="T2">Mekanisme 'Lupa Selektif' Orang Tua:</text:span></text:span><text:span text:style-name="T2"> Sindir kemampuan orang tua untuk 'mengamnesia' detail kenakalan mereka atau membingkainya ulang sebagai 'pembelajaran hidup' yang unik dan tidak untuk ditiru, saat sedang dalam 'mode menasihati'. </text:span></text:p>
                      </text:list-item>
                      <text:list-item>
                        <text:p text:style-name="P344"><text:span text:style-name="Strong_20_Emphasis"><text:span text:style-name="T2">Alasan Klasik di Balik Standar Ganda:</text:span></text:span><text:span text:style-name="T2"> Uraikan justifikasi yang sering dipakai orang tua (misal: 'Zaman dulu dan sekarang itu beda, nak!', 'Justru karena Ayah/Ibu pernah salah, kamu jangan ikutan', 'Kami lebih tahu bahayanya', 'Ini demi masa depanmu'). </text:span></text:p>
                      </text:list-item>
                      <text:list-item>
                        <text:p text:style-name="P344"><text:span text:style-name="Strong_20_Emphasis"><text:span text:style-name="T2">'Radar Hipokrisi' Anak:</text:span></text:span><text:span text:style-name="T2"> Gambarkan secara humoris bagaimana anak (terutama yang kritis) bisa mendeteksi inkonsistensi ini dan dampaknya (mulai dari sekadar memutar bola mata, kehilangan respek, hingga 'menjadikan alasan' untuk membangkang). </text:span></text:p>
                      </text:list-item>
                      <text:list-item>
                        <text:p text:style-name="P282"><text:span text:style-name="Strong_20_Emphasis"><text:span text:style-name="T2">Dialog Fiktif 'Nasihat vs. Nostalgia':</text:span></text:span><text:span text:style-name="T2"> Sajikan adegan lucu orang tua yang sedang menasihati anaknya soal bahaya kebut-kebutan di jalan, lalu tanpa sadar malah bernostalgia tentang serunya dia balapan liar waktu SMA. Tulis seolah ini adalah studi kasus 'Konsistensi Nasihat Lintas Generasi (yang Sering Gagal)'." </text:span></text:p>
                      </text:list-item>
                    </text:list>
                  </text:list-item>
                </text:list>
              </text:list-item>
            </text:list>
            <text:p text:style-name="P259"/>
            <text:list xml:id="list5639087725780775284" text:style-name="L40">
              <text:list-item>
                <text:p text:style-name="P186"><text:span text:style-name="Strong_20_Emphasis"><text:span text:style-name="T2">Subbab 7.2: Standar Ganda dalam Asmara: "Aku Boleh, Kamu </text:span></text:span><text:soft-page-break/><text:span text:style-name="Strong_20_Emphasis"><text:span text:style-name="T2">Jangan"</text:span></text:span><text:span text:style-name="T2"> </text:span></text:p>
                <text:list>
                  <text:list-item>
                    <text:p text:style-name="P33"><text:span text:style-name="Strong_20_Emphasis"><text:span text:style-name="T2">Prompt untuk Isi Subbab 7.2:</text:span></text:span><text:span text:style-name="T2"> </text:span></text:p>
                    <text:p text:style-name="P316">"Tulis pembahasan mendalam dan satir untuk Subbab 7.2. Fokus pada berbagai bentuk standar ganda yang merajalela dalam hubungan romantis (pacaran, pernikahan) di Indonesia. Analisis secara tajam dan jenaka, dengan menyentuh (namun tidak terbatas pada) bias gender:</text:p>
                    <text:list>
                      <text:list-item>
                        <text:p text:style-name="P345"><text:span text:style-name="Strong_20_Emphasis"><text:span text:style-name="T2">'Regulasi' Kebebasan yang Timpang:</text:span></text:span><text:span text:style-name="T2"> Jelaskan bagaimana aturan tentang 'boleh' dan 'tidak boleh' seringkali berbeda untuk masing-masing pasangan (misal: siapa yang lebih bebas bergaul dengan teman lawan jenis, siapa yang 'wajar' pulang malam, siapa yang 'harus' lapor setiap saat). </text:span></text:p>
                      </text:list-item>
                      <text:list-item>
                        <text:p text:style-name="P345"><text:span text:style-name="Strong_20_Emphasis"><text:span text:style-name="T2">Prinsip Sakti 'Aku Boleh, Kamu Jangan':</text:span></text:span><text:span text:style-name="T2"> Analisis pola pikir ini sebagai inti masalah, di mana satu pihak memberikan kelonggaran untuk dirinya sendiri namun menuntut standar yang ketat dari pasangannya dalam hal yang sama (misal: soal keuangan, hobi, waktu pribadi, interaksi di media sosial). </text:span></text:p>
                      </text:list-item>
                      <text:list-item>
                        <text:p text:style-name="P345"><text:span text:style-name="Strong_20_Emphasis"><text:span text:style-name="T2">Standar Emosional yang Berbeda:</text:span></text:span><text:span text:style-name="T2"> Sindir bagaimana ekspresi emosi tertentu (marah, cemburu, manja) kadang dianggap 'wajar' untuk satu pihak tapi dianggap 'berlebihan' atau 'tidak pantas' jika dilakukan oleh pihak lain. </text:span></text:p>
                      </text:list-item>
                      <text:list-item>
                        <text:p text:style-name="P345"><text:span text:style-name="Strong_20_Emphasis"><text:span text:style-name="T2">Justifikasi 'Hak Istimewa':</text:span></text:span><text:span text:style-name="T2"> Uraikan alasan-alasan (seringkali klise dan egois) yang dipakai untuk membenarkan standar </text:span><text:soft-page-break/><text:span text:style-name="T2">ganda ini (misal: 'kodrat laki-laki/perempuan', 'karena aku yang cari nafkah', 'aku lebih dewasa/bertanggung jawab', 'kamu terlalu sensitif'). </text:span></text:p>
                      </text:list-item>
                      <text:list-item>
                        <text:p text:style-name="P283"><text:span text:style-name="Strong_20_Emphasis"><text:span text:style-name="T2">Studi Kasus 'Manajemen Keuangan Asimetris' (Fiktif):</text:span></text:span><text:span text:style-name="T2"> Sajikan cerita lucu tentang pasangan di mana satu pihak bebas menghabiskan uang untuk hobi mahalnya tapi sangat mengontrol pengeluaran pasangan untuk kebutuhan pribadi atau kesenangan kecil. Tulis seolah ini adalah analisis 'Prinsip Keadilan dalam Hubungan (Versi Nego Sendiri)'." </text:span></text:p>
                      </text:list-item>
                    </text:list>
                  </text:list-item>
                </text:list>
              </text:list-item>
            </text:list>
            <text:p text:style-name="P259"/>
            <text:list xml:id="list8743110221682199345" text:style-name="L41">
              <text:list-item>
                <text:p text:style-name="P187"><text:span text:style-name="Strong_20_Emphasis"><text:span text:style-name="T2">Subbab 7.3: Ekspektasi pada Pasangan vs. Kontribusi Diri Sendiri</text:span></text:span><text:span text:style-name="T2"> </text:span></text:p>
                <text:list>
                  <text:list-item>
                    <text:p text:style-name="P34"><text:span text:style-name="Strong_20_Emphasis"><text:span text:style-name="T2">Prompt untuk Isi Subbab 7.3:</text:span></text:span><text:span text:style-name="T2"> </text:span></text:p>
                    <text:p text:style-name="P317">"Tulis pembahasan mendalam dan satir untuk Subbab 7.3. Analisis kesenjangan antara harapan dan tuntutan yang tinggi terhadap pasangan dengan tingkat kontribusi atau usaha yang diberikan oleh diri sendiri dalam hubungan. Fokus pada standar ganda dalam 'neraca' memberi dan menerima. Kupas tuntas secara humoris:</text:p>
                    <text:list>
                      <text:list-item>
                        <text:p text:style-name="P346"><text:span text:style-name="Strong_20_Emphasis"><text:span text:style-name="T2">'Wishlist' Pasangan Sempurna:</text:span></text:span><text:span text:style-name="T2"> Deskripsikan secara jenaka 'daftar' ekspektasi (seringkali panjang dan tidak realistis) yang dimiliki seseorang terhadap pasangannya (harus selalu pengertian, pendengar yang baik, suportif secara emosional dan finansial, romantis seperti di film, rajin membantu pekerjaan rumah, </text:span><text:soft-page-break/><text:span text:style-name="T2">bisa membaca pikiran, dll.). </text:span></text:p>
                      </text:list-item>
                      <text:list-item>
                        <text:p text:style-name="P346"><text:span text:style-name="Strong_20_Emphasis"><text:span text:style-name="T2">'Rapor' Kontribusi Pribadi (yang Mungkin Merah):</text:span></text:span><text:span text:style-name="T2"> Sebaliknya, sindir bagaimana individu seringkali kurang introspeksi mengenai sejauh mana mereka telah berusaha memenuhi kebutuhan dan harapan pasangan, atau berkontribusi aktif dalam memupuk hubungan. </text:span></text:p>
                      </text:list-item>
                      <text:list-item>
                        <text:p text:style-name="P346"><text:span text:style-name="Strong_20_Emphasis"><text:span text:style-name="T2">Ilusi 'Sudah Berbuat Maksimal':</text:span></text:span><text:span text:style-name="T2"> Jelaskan kecenderungan untuk merasa diri sendiri sudah memberikan yang terbaik atau 'lebih banyak berkorban' dibandingkan pasangan, padahal persepsi pasangan mungkin berbeda. </text:span></text:p>
                      </text:list-item>
                      <text:list-item>
                        <text:p text:style-name="P346"><text:span text:style-name="Strong_20_Emphasis"><text:span text:style-name="T2">Strategi 'Lempar Tanggung Jawab':</text:span></text:span><text:span text:style-name="T2"> Uraikan bagaimana standar ganda ini sering berujung pada menyalahkan pasangan atas ketidakbahagiaan atau masalah dalam hubungan, sambil mengabaikan peran diri sendiri. </text:span></text:p>
                      </text:list-item>
                      <text:list-item>
                        <text:p text:style-name="P284"><text:span text:style-name="Strong_20_Emphasis"><text:span text:style-name="T2">Contoh Kasus 'Menuntut Perhatian Tanpa Memberi Kehadiran' (Fiktif):</text:span></text:span><text:span text:style-name="T2"> Sajikan cerita karikatural tentang seseorang yang selalu mengeluh pasangannya kurang perhatian atau tidak punya waktu, padahal dirinya sendiri lebih sering sibuk dengan gadget, hobi, atau teman-temannya saat bersama pasangan. Tulis seolah ini adalah analisis 'Audit Keseimbangan Ekspektasi dan Kontribusi dalam Hubungan'." </text:span></text:p>
                      </text:list-item>
                    </text:list>
                  </text:list-item>
                </text:list>
              </text:list-item>
            </text:list>
            <text:p text:style-name="P259"/>
            <text:p text:style-name="P135">Semoga prompt ini membantu Anda mengeksplorasi kompleksitas <text:soft-page-break/>standar ganda di ranah yang paling personal dengan sentuhan humor dan kritik yang tepat sasaran!</text:p>
          </text:section>
          <text:section text:style-name="Sect1" text:name="feedback-form-8">
            <text:p text:style-name="P225"/>
          </text:section>
        </text:section>
        <text:section text:style-name="Sect1" text:name="230ccb00e691d687">
          <text:p text:style-name="P135"/>
          <text:section text:style-name="Sect1" text:name="user-query-content-9">
            <text:p text:style-name="P257">Pada Bab 8 Tambahkan prompt pada awal  untuk mendapatkan pengantar , pada tiap subbab/sub-subab untuk mendapatkan isi dengan pembahasan mendalam </text:p>
          </text:section>
          <text:p text:style-name="P225">Tampilkan alur berpikir</text:p>
          <text:section text:style-name="Sect2" text:name="model-response-message-contentr_230ccb00e691d687">
            <text:p text:style-name="P135">Tentu, mari kita siapkan prompt untuk Bab 8, yang akan 'menguliti' aspek psikologis di balik fenomena standar ganda:</text:p>
            <text:p text:style-name="P259"/>
            <text:p text:style-name="Text_20_body"><text:span text:style-name="Strong_20_Emphasis"><text:span text:style-name="T2">BAB 8: Psikologi di Balik Kemunafikan: Seni Membenarkan Diri (Agar Tetap Waras)</text:span></text:span></text:p>
            <text:list xml:id="list7461061667061130253" text:style-name="L42">
              <text:list-item>
                <text:p text:style-name="P35"><text:span text:style-name="Strong_20_Emphasis"><text:span text:style-name="T2">Prompt untuk Pengantar Bab 8:</text:span></text:span><text:span text:style-name="T2"> </text:span></text:p>
                <text:p text:style-name="P318">"Tuliskan paragraf pengantar yang cerdas dan satir untuk Bab 8. Sampaikan kepada pembaca bahwa setelah berkeliling melihat berbagai 'pameran' standar ganda di bab-bab sebelumnya, kini tiba saatnya untuk masuk ke 'ruang mesin' atau 'dapur pacu'-nya: pikiran manusia itu sendiri. Gunakan nada 'manual' yang seolah akan membuka 'bab rahasia' tentang mengapa kita begitu 'ahli' dalam berkata A namun berbuat B, dan yang lebih hebat lagi, tetap merasa baik-baik saja (atau bahkan benar!). Perkenalkan konsep bahwa otak kita memiliki 'mekanisme pertahanan' canggih untuk melindungi ego dan 'kewarasan' kita dari serangan brutal bernama konsistensi. Janjikan penjelasan sederhana (dan tentu saja, lucu) tentang beberapa 'jurus psikologis' andalan yang memungkinkan kemunafikan bersemi."</text:p>
              </text:list-item>
            </text:list>
            <text:p text:style-name="P259"/>
            <text:list xml:id="list4814277276994826138" text:style-name="L43">
              <text:list-item>
                <text:p text:style-name="P188"><text:span text:style-name="Strong_20_Emphasis"><text:span text:style-name="T2">Subbab 8.1: Disonansi Kognitif: Saat Otak Berusaha </text:span></text:span><text:soft-page-break/><text:span text:style-name="Strong_20_Emphasis"><text:span text:style-name="T2">Melindungi Ego</text:span></text:span><text:span text:style-name="T2"> </text:span></text:p>
                <text:list>
                  <text:list-item>
                    <text:p text:style-name="P36"><text:span text:style-name="Strong_20_Emphasis"><text:span text:style-name="T2">Prompt untuk Isi Subbab 8.1:</text:span></text:span><text:span text:style-name="T2"> </text:span></text:p>
                    <text:p text:style-name="P285"><text:span text:style-name="T2">"Tulis pembahasan mendalam namun mudah dicerna dan penuh humor satir tentang </text:span><text:span text:style-name="Emphasis"><text:span text:style-name="T2">Disonansi Kognitif</text:span></text:span><text:span text:style-name="T2">. Jelaskan ini sebagai 'rasa cenat-cenut' atau 'gatal mental' yang muncul ketika ada bentrokan antara dua keyakinan kita, atau antara keyakinan (A) dan perilaku kita (B). Fokus pada:</text:span></text:p>
                    <text:list>
                      <text:list-item>
                        <text:p text:style-name="P347"><text:span text:style-name="Strong_20_Emphasis"><text:span text:style-name="T2">Mendiagnosis 'Gatal Mental':</text:span></text:span><text:span text:style-name="T2"> Deskripsikan bagaimana rasanya ketika kita sadar melakukan sesuatu yang bertentangan dengan apa yang kita anggap benar atau ideal (contoh: tahu diet itu sehat tapi tetap pesan martabak manis keju coklat wijen porsi jumbo di Banda Aceh). </text:span></text:p>
                      </text:list-item>
                      <text:list-item>
                        <text:p text:style-name="P347"><text:span text:style-name="Strong_20_Emphasis"><text:span text:style-name="T2">'Salep' Pereda Gatal (yang Seringkali Salah Arah):</text:span></text:span><text:span text:style-name="T2"> Analisis secara jenaka bagaimana otak kita, demi meredakan ketidaknyamanan ini, cenderung mencari 'jalan pintas' dengan mengubah keyakinan agar sesuai perilaku ('Ah, sesekali nggak apa-apa', 'Martabak ini kan sumber kebahagiaan, kebahagiaan itu penting untuk kesehatan'), daripada mengubah perilaku agar sesuai keyakinan (menahan diri dari martabak). </text:span></text:p>
                      </text:list-item>
                      <text:list-item>
                        <text:p text:style-name="P347"><text:span text:style-name="Strong_20_Emphasis"><text:span text:style-name="T2">Peran Kunci dalam Standar Ganda:</text:span></text:span><text:span text:style-name="T2"> Tekankan bagaimana mekanisme ini adalah 'dalang' utama di balik kemampuan kita untuk 'tetap merasa benar' setelah melakukan inkonsistensi. </text:span></text:p>
                      </text:list-item>
                      <text:list-item>
                        <text:p text:style-name="P285"><text:span text:style-name="Strong_20_Emphasis"><text:span text:style-name="T2">Contoh Konkret Sehari-hari:</text:span></text:span><text:span text:style-name="T2"> Berikan </text:span><text:soft-page-break/><text:span text:style-name="T2">contoh-contoh lucu lainnya yang relevan dengan kehidupan di Indonesia (misal: mengeluh soal polusi sambil naik motor/mobil sendirian, mengkritik budaya instan sambil suka pakai jasa joki skripsi). Tulis seolah ini adalah 'fitur otomatis' otak untuk menjaga stabilitas mental (versi standar ganda)." </text:span></text:p>
                      </text:list-item>
                    </text:list>
                  </text:list-item>
                </text:list>
              </text:list-item>
            </text:list>
            <text:p text:style-name="P259"/>
            <text:list xml:id="list8446433098120663835" text:style-name="L44">
              <text:list-item>
                <text:p text:style-name="P189"><text:span text:style-name="Strong_20_Emphasis"><text:span text:style-name="T2">Subbab 8.2: Bias Konfirmasi &amp; Kawan-kawannya: Mencari Bukti yang Mendukung Kita Saja</text:span></text:span><text:span text:style-name="T2"> </text:span></text:p>
                <text:list>
                  <text:list-item>
                    <text:p text:style-name="P37"><text:span text:style-name="Strong_20_Emphasis"><text:span text:style-name="T2">Prompt untuk Isi Subbab 8.2:</text:span></text:span><text:span text:style-name="T2"> </text:span></text:p>
                    <text:p text:style-name="P286"><text:span text:style-name="T2">"Tulis pembahasan mendalam dan satir tentang </text:span><text:span text:style-name="Emphasis"><text:span text:style-name="T2">Bias Konfirmasi</text:span></text:span><text:span text:style-name="T2"> dan bias-bias serumpun lainnya (</text:span><text:span text:style-name="Emphasis"><text:span text:style-name="T2">self-serving bias</text:span></text:span><text:span text:style-name="T2">, dll.) yang membantu melanggengkan standar ganda. Jelaskan dengan bahasa sederhana dan humoris:</text:span></text:p>
                    <text:list>
                      <text:list-item>
                        <text:p text:style-name="P348"><text:span text:style-name="Strong_20_Emphasis"><text:span text:style-name="T2">'Kacamata Selektif' Otak:</text:span></text:span><text:span text:style-name="T2"> Deskripsikan </text:span><text:span text:style-name="Emphasis"><text:span text:style-name="T2">bias konfirmasi</text:span></text:span><text:span text:style-name="T2"> sebagai kecenderungan alami otak kita untuk secara aktif mencari, menafsirkan, dan mengingat informasi yang mengonfirmasi apa yang sudah kita yakini atau lakukan, sambil 'pura-pura tidak lihat' atau menganggap remeh bukti yang bertentangan. </text:span></text:p>
                      </text:list-item>
                      <text:list-item>
                        <text:p text:style-name="P348"><text:span text:style-name="Strong_20_Emphasis"><text:span text:style-name="T2">Gudang Amunisi Pembenaran:</text:span></text:span><text:span text:style-name="T2"> Tunjukkan bagaimana bias ini membantu kita mengumpulkan 'fakta-fakta pendukung' (yang sudah disaring) untuk memperkuat pembenaran atas standar ganda kita ('Tuh kan, kata artikel ini juga nggak apa-apa!', 'Lihat, si influencer X juga melakukan hal yang sama!'). </text:span></text:p>
                      </text:list-item>
                      <text:list-item>
                        <text:p text:style-name="P348"><text:soft-page-break/><text:span text:style-name="Strong_20_Emphasis"><text:span text:style-name="Emphasis"><text:span text:style-name="T2">Self-Serving Bias</text:span></text:span></text:span><text:span text:style-name="Strong_20_Emphasis"><text:span text:style-name="T2"> (Kalau Sukses Karena Aku, Kalau Gagal Salah Orang Lain):</text:span></text:span><text:span text:style-name="T2"> Singgung bias ini sebagai 'pelengkap', bagaimana kita cenderung mengaitkan hasil positif dengan diri sendiri, dan hasil negatif dengan faktor eksternal, termasuk saat menerapkan standar ganda. </text:span></text:p>
                      </text:list-item>
                      <text:list-item>
                        <text:p text:style-name="P286"><text:span text:style-name="Strong_20_Emphasis"><text:span text:style-name="T2">Contoh dalam Berbagai Konteks:</text:span></text:span><text:span text:style-name="T2"> Berikan contoh jenaka bias konfirmasi dalam politik (hanya percaya berita dari sumber yang sehaluan), dalam menilai orang lain (hanya fokus pada keburukan orang yang tidak disukai), atau dalam membenarkan kebiasaan buruk ('Kakekku perokok berat tapi umurnya panjang kok!'). Sajikan seolah ini adalah 'mesin pencari Google' di otak yang sudah di-setting untuk mencari pembenaran." </text:span></text:p>
                      </text:list-item>
                    </text:list>
                  </text:list-item>
                </text:list>
              </text:list-item>
            </text:list>
            <text:p text:style-name="P259"/>
            <text:list xml:id="list5755870676275434038" text:style-name="L45">
              <text:list-item>
                <text:p text:style-name="P190"><text:span text:style-name="Strong_20_Emphasis"><text:span text:style-name="T2">Subbab 8.3: Efek Ikut-ikutan (Bandwagon): Merasa Benar Karena Banyak yang Melakukan</text:span></text:span><text:span text:style-name="T2"> </text:span></text:p>
                <text:list>
                  <text:list-item>
                    <text:p text:style-name="P38"><text:span text:style-name="Strong_20_Emphasis"><text:span text:style-name="T2">Prompt untuk Isi Subbab 8.3:</text:span></text:span><text:span text:style-name="T2"> </text:span></text:p>
                    <text:p text:style-name="P287"><text:span text:style-name="T2">"Tulis pembahasan mendalam dan penuh humor satir tentang </text:span><text:span text:style-name="Emphasis"><text:span text:style-name="T2">Efek Ikut-ikutan</text:span></text:span><text:span text:style-name="T2"> (</text:span><text:span text:style-name="Emphasis"><text:span text:style-name="T2">Bandwagon Effect</text:span></text:span><text:span text:style-name="T2">) sebagai salah satu pembenar standar ganda yang paling populer. Jelaskan dengan gaya jenaka:</text:span></text:p>
                    <text:list>
                      <text:list-item>
                        <text:p text:style-name="P349"><text:span text:style-name="Strong_20_Emphasis"><text:span text:style-name="T2">Logika 'Massa Tidak Mungkin Salah Semua':</text:span></text:span><text:span text:style-name="T2"> Bagaimana kecenderungan kita untuk ikut arus mayoritas bisa membuat perilaku yang inkonsisten atau hipokrit terasa 'normal', 'wajar', atau 'bisa diterima' hanya karena 'semua orang juga </text:span><text:soft-page-break/><text:span text:style-name="T2">begitu'. </text:span></text:p>
                      </text:list-item>
                      <text:list-item>
                        <text:p text:style-name="P349"><text:span text:style-name="Strong_20_Emphasis"><text:span text:style-name="T2">Pembagian Dosa Berjamaah:</text:span></text:span><text:span text:style-name="T2"> Tunjukkan bagaimana efek ini 'meringankan' beban moral individu. Jika banyak yang melakukan standar ganda yang sama (misalnya, melanggar lampu merah saat sepi, tidak lapor pajak sepenuhnya, menyebarkan gosip), rasa bersalahnya jadi 'terdistribusi' dan tidak terlalu menusuk. </text:span></text:p>
                      </text:list-item>
                      <text:list-item>
                        <text:p text:style-name="P349"><text:span text:style-name="Strong_20_Emphasis"><text:span text:style-name="T2">Ketakutan Menjadi 'Alien':</text:span></text:span><text:span text:style-name="T2"> Sindir bagaimana tekanan sosial untuk konformitas bisa mendorong kita ikut menerapkan standar ganda agar tidak dianggap aneh, 'sok idealis', atau dikucilkan dari kelompok. </text:span></text:p>
                      </text:list-item>
                      <text:list-item>
                        <text:p text:style-name="P287"><text:span text:style-name="Strong_20_Emphasis"><text:span text:style-name="T2">Contoh Fenomena Sosial:</text:span></text:span><text:span text:style-name="T2"> Berikan contoh lucu dari tren atau kebiasaan kolektif di Indonesia (misal: tren pamer di medsos, budaya 'tidak apa-apa terlambat sedikit', fenomena 'asal viral') yang dinormalisasi oleh efek ikut-ikutan, padahal mungkin mengandung unsur standar ganda. Tulis seolah ini adalah 'kekuatan tak terlihat' yang membuat kita merasa aman dalam kerumunan (yang hipokrit)." </text:span></text:p>
                      </text:list-item>
                    </text:list>
                  </text:list-item>
                </text:list>
              </text:list-item>
            </text:list>
            <text:p text:style-name="P259"/>
            <text:list xml:id="list5721530505964446898" text:style-name="L46">
              <text:list-item>
                <text:p text:style-name="P191"><text:span text:style-name="Strong_20_Emphasis"><text:span text:style-name="T2">Subbab 8.4: Mekanisme Pertahanan Diri: Proyeksi &amp; Rasionalisasi Tingkat Dewa</text:span></text:span><text:span text:style-name="T2"> </text:span></text:p>
                <text:list>
                  <text:list-item>
                    <text:p text:style-name="P39"><text:span text:style-name="Strong_20_Emphasis"><text:span text:style-name="T2">Prompt untuk Isi Subbab 8.4:</text:span></text:span><text:span text:style-name="T2"> </text:span></text:p>
                    <text:p text:style-name="P288"><text:span text:style-name="T2">"Tulis pembahasan mendalam dan satir tentang dua 'jurus pertahanan ego' kelas berat: </text:span><text:span text:style-name="Emphasis"><text:span text:style-name="T2">Rasionalisasi</text:span></text:span><text:span text:style-name="T2"> dan </text:span><text:span text:style-name="Emphasis"><text:span text:style-name="T2">Proyeksi</text:span></text:span><text:span text:style-name="T2">. Jelaskan dengan bahasa sederhana dan humoris bagaimana </text:span><text:soft-page-break/><text:span text:style-name="T2">keduanya menjadi 'senjata rahasia' dalam mempertahankan standar ganda:</text:span></text:p>
                    <text:list>
                      <text:list-item>
                        <text:p text:style-name="P350"><text:span text:style-name="Strong_20_Emphasis"><text:span text:style-name="T2">Rasionalisasi (Juara Ngeles):</text:span></text:span><text:span text:style-name="T2"> Deskripsikan sebagai 'seni tingkat tinggi' dalam menciptakan alasan-alasan yang terdengar sangat logis, mulia, atau terpaksa untuk membenarkan tindakan kita yang sebenarnya egois, malas, inkonsisten, atau salah (Contoh: 'Saya terpaksa korupsi waktu sedikit demi efisiensi kerja', 'Saya beli tas mahal ini untuk self-reward biar semangat kerja', 'Saya julid karena saya peduli'). </text:span></text:p>
                      </text:list-item>
                      <text:list-item>
                        <text:p text:style-name="P350"><text:span text:style-name="Strong_20_Emphasis"><text:span text:style-name="T2">Proyeksi (Tuduh Orang Lain, Sembunyikan Diri):</text:span></text:span><text:span text:style-name="T2"> Jelaskan sebagai 'trik sulap' pikiran di mana kita 'melemparkan' sifat, motif, atau kesalahan kita sendiri kepada orang lain. Orang yang pelit menuduh orang lain perhitungan; orang yang suka berbohong menuduh orang lain tidak jujur. Tunjukkan bagaimana ini mengalihkan perhatian dari diri sendiri. </text:span></text:p>
                      </text:list-item>
                      <text:list-item>
                        <text:p text:style-name="P350"><text:span text:style-name="Strong_20_Emphasis"><text:span text:style-name="T2">Duet Maut Pelindung Ego:</text:span></text:span><text:span text:style-name="T2"> Tekankan bagaimana rasionalisasi dan proyeksi sering bekerja sama untuk membangun benteng pertahanan yang kokoh agar kita tetap merasa 'bersih' dan 'benar' meskipun jelas-jelas menerapkan standar ganda. </text:span></text:p>
                      </text:list-item>
                      <text:list-item>
                        <text:p text:style-name="P288"><text:span text:style-name="Strong_20_Emphasis"><text:span text:style-name="T2">Contoh Kombinasi dalam Satu Kasus (Fiktif):</text:span></text:span><text:span text:style-name="T2"> Sajikan skenario lucu di mana seseorang mengkritik temannya karena terlalu ambisius mengejar jabatan (proyeksi dari ambisinya sendiri yang tersembunyi), sambil merasionalisasi </text:span><text:soft-page-break/><text:span text:style-name="T2">tindakannya sendiri menjilat atasan sebagai 'strategi membangun hubungan baik demi kelancaran tim'. Tulis seolah ini adalah 'paket upgrade' pertahanan mental bagi praktisi standar ganda." </text:span></text:p>
                      </text:list-item>
                    </text:list>
                  </text:list-item>
                </text:list>
              </text:list-item>
            </text:list>
            <text:p text:style-name="P259"/>
            <text:p text:style-name="P135">Semoga prompt ini membantu Anda mengupas lapisan psikologis di balik standar ganda dengan cara yang informatif sekaligus menghibur, sesuai dengan jiwa buku Anda!</text:p>
          </text:section>
          <text:section text:style-name="Sect1" text:name="feedback-form-9">
            <text:p text:style-name="P225"/>
          </text:section>
        </text:section>
        <text:section text:style-name="Sect1" text:name="2ee46e243ad08a2a">
          <text:p text:style-name="P135"/>
          <text:section text:style-name="Sect1" text:name="user-query-content-10">
            <text:p text:style-name="P257">Pada Bab 9 Tambahkan prompt pada awal  untuk mendapatkan pengantar , pada tiap subbab/sub-subab untuk mendapatkan isi dengan pembahasan mendalam </text:p>
          </text:section>
          <text:p text:style-name="P225">Tampilkan alur berpikir</text:p>
          <text:section text:style-name="Sect2" text:name="model-response-message-contentr_2ee46e243ad08a2a">
            <text:p text:style-name="P135">Oke, mari kita siapkan prompt untuk bab terakhir yang membahas faktor budaya dan sosial, Bab 9:</text:p>
            <text:p text:style-name="P259"/>
            <text:p text:style-name="Text_20_body"><text:span text:style-name="Strong_20_Emphasis"><text:span text:style-name="T2">BAB 9: Budaya yang Memupuk Standar Ganda: Dari Norma Sosial Hingga Tekanan Ekspektasi</text:span></text:span></text:p>
            <text:list xml:id="list1099438603848835962" text:style-name="L47">
              <text:list-item>
                <text:p text:style-name="P40"><text:span text:style-name="Strong_20_Emphasis"><text:span text:style-name="T2">Prompt untuk Pengantar Bab 9:</text:span></text:span><text:span text:style-name="T2"> </text:span></text:p>
                <text:p text:style-name="P319">"Tuliskan paragraf pengantar yang reflektif namun tetap satir untuk Bab 9. Sampaikan bahwa setelah mengupas individu dan psikologinya, kini kita perlu memperluas pandangan ke 'akuarium' tempat kita semua berenang: budaya dan struktur sosial masyarakat kita (khususnya di Indonesia, Banda Aceh, per April 2025). Gunakan nada 'manual' yang seolah sampai pada kesimpulan bahwa standar ganda bukan hanya 'cacat' individu, tapi juga 'produk sampingan' atau bahkan 'tanaman yang dipupuk' oleh lingkungan kita sendiri. Fokus pada bagaimana norma-norma <text:soft-page-break/>yang ambigu, tekanan untuk 'sesuai' ekspektasi, dan pengaruh media secara kolektif menciptakan 'lahan basah' yang ideal bagi kemunafikan untuk tumbuh subur dan bahkan dianggap 'normal'. Janjikan analisis jenaka tentang bagaimana masyarakat kita, tanpa sadar, seringkali ikut 'mensponsori' praktik berkata A berbuat B."</text:p>
              </text:list-item>
            </text:list>
            <text:p text:style-name="P259"/>
            <text:list xml:id="list6826019277510019399" text:style-name="L48">
              <text:list-item>
                <text:p text:style-name="P192"><text:span text:style-name="Strong_20_Emphasis"><text:span text:style-name="T2">Subbab 9.1: Ketakutan Diadili dan Ditolak: Akar dari Kepura-puraan</text:span></text:span><text:span text:style-name="T2"> </text:span></text:p>
                <text:list>
                  <text:list-item>
                    <text:p text:style-name="P41"><text:span text:style-name="Strong_20_Emphasis"><text:span text:style-name="T2">Prompt untuk Isi Subbab 9.1:</text:span></text:span><text:span text:style-name="T2"> </text:span></text:p>
                    <text:p text:style-name="P320">"Tulis pembahasan mendalam dan satir untuk Subbab 9.1. Analisis bagaimana rasa takut yang mendalam terhadap penilaian negatif, gosip, pengucilan, atau 'dibicarakan di belakang' oleh lingkungan sosial (tetangga, teman, keluarga, kolega, netizen) menjadi salah satu pendorong utama mengapa orang memilih untuk berpura-pura atau menerapkan standar ganda. Fokus pada:</text:p>
                    <text:list>
                      <text:list-item>
                        <text:p text:style-name="P351"><text:span text:style-name="Strong_20_Emphasis"><text:span text:style-name="T2">Hantu 'Apa Kata Orang?':</text:span></text:span><text:span text:style-name="T2"> Jelaskan bagaimana pertanyaan ini seringkali menghantui keputusan dan perilaku kita, membuat kita lebih memprioritaskan citra di mata orang lain daripada kesesuaian dengan nilai pribadi atau realita. </text:span></text:p>
                      </text:list-item>
                      <text:list-item>
                        <text:p text:style-name="P351"><text:span text:style-name="Strong_20_Emphasis"><text:span text:style-name="T2">Kaitan dengan Norma Lokal:</text:span></text:span><text:span text:style-name="T2"> Hubungkan rasa takut ini dengan konsep budaya seperti 'menjaga nama baik keluarga', 'menghindari malu', atau pentingnya 'harmoni semu' dalam interaksi sosial di Indonesia, yang kadang membuat keterusterangan atau menjadi diri sendiri </text:span><text:soft-page-break/><text:span text:style-name="T2">dianggap 'tidak pantas' atau 'mencari masalah'. </text:span></text:p>
                      </text:list-item>
                      <text:list-item>
                        <text:p text:style-name="P351"><text:span text:style-name="Strong_20_Emphasis"><text:span text:style-name="T2">Kepura-puraan sebagai 'Baju Zirah' Sosial:</text:span></text:span><text:span text:style-name="T2"> Tunjukkan secara jenaka bagaimana menampilkan persona yang 'aman' dan 'sesuai harapan' (meskipun melelahkan dan tidak otentik) dianggap sebagai strategi pertahanan diri untuk bertahan hidup di tengah 'pengadilan sosial' yang selalu mengintai. </text:span></text:p>
                      </text:list-item>
                      <text:list-item>
                        <text:p text:style-name="P289"><text:span text:style-name="Strong_20_Emphasis"><text:span text:style-name="T2">Konsekuensi Nyata (dan Lucu):</text:span></text:span><text:span text:style-name="T2"> Berikan contoh-contoh satir tentang bagaimana ketakutan ini menghasilkan perilaku standar ganda (misalnya, memuji masakan tuan rumah padahal tidak enak, ikut arisan mahal padahal tidak mampu demi gengsi, menyembunyikan masalah pribadi rapat-rapat). Sajikan seolah ini adalah analisis 'Manajemen Ketakutan Sosial dalam Kehidupan Bermasyarakat'." </text:span></text:p>
                      </text:list-item>
                    </text:list>
                  </text:list-item>
                </text:list>
              </text:list-item>
            </text:list>
            <text:p text:style-name="P259"/>
            <text:list xml:id="list1796207515219886197" text:style-name="L49">
              <text:list-item>
                <text:p text:style-name="P193"><text:span text:style-name="Strong_20_Emphasis"><text:span text:style-name="T2">Subbab 9.2: Budaya "Yang Penting Tampak Baik"</text:span></text:span><text:span text:style-name="T2"> </text:span></text:p>
                <text:list>
                  <text:list-item>
                    <text:p text:style-name="P42"><text:span text:style-name="Strong_20_Emphasis"><text:span text:style-name="T2">Prompt untuk Isi Subbab 9.2:</text:span></text:span><text:span text:style-name="T2"> </text:span></text:p>
                    <text:p text:style-name="P321">"Tulis pembahasan mendalam dan humoris untuk Subbab 9.2. Kupas tuntas fenomena budaya yang cenderung lebih menghargai penampilan luar, formalitas, status simbolik, atau citra ('yang penting kelihatan hebat/sukses/soleh/rukun') daripada substansi, proses, atau kejujuran internal. Analisis secara satir:</text:p>
                    <text:list>
                      <text:list-item>
                        <text:p text:style-name="P352"><text:span text:style-name="Strong_20_Emphasis"><text:span text:style-name="T2">Obsesi pada 'Kemasan':</text:span></text:span><text:span text:style-name="T2"> Jelaskan bagaimana dalam banyak aspek </text:span><text:soft-page-break/><text:span text:style-name="T2">kehidupan (sosial, profesional, bahkan spiritual), usaha untuk menciptakan 'kemasan' yang menarik seringkali mengalahkan perhatian pada 'kualitas isi'. Kesan pertama (yang seringkali palsu) menjadi segalanya. </text:span></text:p>
                      </text:list-item>
                      <text:list-item>
                        <text:p text:style-name="P352"><text:span text:style-name="Strong_20_Emphasis"><text:span text:style-name="T2">Standar Ganda Penilaian:</text:span></text:span><text:span text:style-name="T2"> Tunjukkan bagaimana masyarakat dalam budaya ini bisa lebih toleran terhadap 'dosa' atau inkonsistensi yang tersembunyi, dibandingkan terhadap 'kesalahan' kecil yang terlihat atau 'merusak pemandangan'. Yang penting adalah menjaga fasad tetap utuh. </text:span></text:p>
                      </text:list-item>
                      <text:list-item>
                        <text:p text:style-name="P352"><text:span text:style-name="Strong_20_Emphasis"><text:span text:style-name="T2">Formalitas Mengalahkan Esensi:</text:span></text:span><text:span text:style-name="T2"> Uraikan bagaimana penekanan pada penampilan bisa membuat ritual, aturan, atau jabatan menjadi sekadar formalitas kosong tanpa makna atau integritas di baliknya. </text:span></text:p>
                      </text:list-item>
                      <text:list-item>
                        <text:p text:style-name="P290"><text:span text:style-name="Strong_20_Emphasis"><text:span text:style-name="T2">Contoh Lintas Sektor:</text:span></text:span><text:span text:style-name="T2"> Berikan contoh-contoh jenaka dari budaya 'yang penting tampak baik' ini di Indonesia (misal: megahnya acara seremonial tapi minim tindak lanjut, ramahnya pelayanan di depan tapi lambatnya proses di belakang, hebohnya postingan 'keluarga bahagia' padahal di rumah saling diam). Tulis seolah ini adalah kajian 'Sosiologi Penampilan' di era modern." </text:span></text:p>
                      </text:list-item>
                    </text:list>
                  </text:list-item>
                </text:list>
              </text:list-item>
            </text:list>
            <text:p text:style-name="P259"/>
            <text:list xml:id="list1240658282865189615" text:style-name="L50">
              <text:list-item>
                <text:p text:style-name="P194"><text:span text:style-name="Strong_20_Emphasis"><text:span text:style-name="T2">Subbab 9.3: Peran Media dalam Menormalisasi Ketidakkonsistenan</text:span></text:span><text:span text:style-name="T2"> </text:span></text:p>
                <text:list>
                  <text:list-item>
                    <text:p text:style-name="P43"><text:span text:style-name="Strong_20_Emphasis"><text:span text:style-name="T2">Prompt untuk Isi Subbab 9.3:</text:span></text:span><text:span text:style-name="T2"> </text:span></text:p>
                    <text:p text:style-name="P322">"Tulis pembahasan mendalam dan kritis namun <text:soft-page-break/>tetap satir untuk Subbab 9.3. Analisis bagaimana berbagai bentuk media (televisi, film, berita online, iklan, dan terutama media sosial dengan algoritma dan influencer-nya) berkontribusi dalam membentuk persepsi, menetapkan 'standar', dan secara tidak langsung menormalisasi atau bahkan mengagungkan standar ganda di masyarakat Indonesia (per April 2025). Fokus pada:</text:p>
                    <text:list>
                      <text:list-item>
                        <text:p text:style-name="P353"><text:span text:style-name="Strong_20_Emphasis"><text:span text:style-name="T2">Panggung Parade Hipokrisi:</text:span></text:span><text:span text:style-name="T2"> Jelaskan bagaimana media seringkali menjadi etalase bagi gaya hidup, pernyataan, atau perilaku tokoh publik yang penuh kontradiksi dan standar ganda, kadang tanpa filter atau kritik yang memadai, bahkan menjadikannya 'konten' yang laris. </text:span></text:p>
                      </text:list-item>
                      <text:list-item>
                        <text:p text:style-name="P353"><text:span text:style-name="Strong_20_Emphasis"><text:span text:style-name="T2">Pabrik Ekspektasi Tidak Realistis:</text:span></text:span><text:span text:style-name="T2"> Uraikan bagaimana representasi kehidupan yang serba 'sempurna', 'instan', dan 'glamor' di media (terutama medsos dan iklan) menciptakan tekanan sosial yang mendorong orang untuk mengejar citra tersebut, bahkan dengan cara berpura-pura atau tidak konsisten dengan realita. </text:span></text:p>
                      </text:list-item>
                      <text:list-item>
                        <text:p text:style-name="P353"><text:span text:style-name="Strong_20_Emphasis"><text:span text:style-name="T2">Algoritma dan Gema Ruang Gema:</text:span></text:span><text:span text:style-name="T2"> Sindir bagaimana algoritma media sosial bisa memperkuat bias konfirmasi (Bab 8.2) dan menjebak kita dalam gelembung informasi yang hanya menampilkan apa yang ingin kita lihat, termasuk pembenaran atas standar ganda kita. </text:span></text:p>
                      </text:list-item>
                      <text:list-item>
                        <text:p text:style-name="P353"><text:span text:style-name="Strong_20_Emphasis"><text:span text:style-name="T2">Sensasi Mengalahkan Substansi:</text:span></text:span><text:span text:style-name="T2"> Kritik secara jenaka bagaimana logika media </text:span><text:soft-page-break/><text:span text:style-name="T2">yang mengejar klik, rating, atau viralitas seringkali lebih mengutamakan drama, gosip, dan sensasi daripada pendalaman isu atau promosi nilai-nilai konsistensi dan integritas. </text:span></text:p>
                      </text:list-item>
                      <text:list-item>
                        <text:p text:style-name="P291"><text:span text:style-name="Strong_20_Emphasis"><text:span text:style-name="T2">Contoh Pengaruh Media (Fiktif/Umum):</text:span></text:span><text:span text:style-name="T2"> Sajikan contoh satir bagaimana sebuah tren media sosial, pemberitaan viral, atau sosok influencer tertentu bisa secara masif membentuk (atau merusak) persepsi publik tentang apa yang 'wajar' atau 'dianggap sukses', meskipun penuh standar ganda. Tulis seolah ini adalah analisis 'Dampak Radiasi Media terhadap Moralitas Publik'." </text:span></text:p>
                      </text:list-item>
                    </text:list>
                  </text:list-item>
                </text:list>
              </text:list-item>
            </text:list>
            <text:p text:style-name="P259"/>
            <text:p text:style-name="P135">Semoga prompt ini membantu Anda menutup rangkaian analisis dalam buku Anda dengan menyoroti faktor-faktor eksternal yang turut membentuk fenomena standar ganda, tentunya dengan gaya satire yang khas!</text:p>
          </text:section>
          <text:section text:style-name="Sect1" text:name="feedback-form-10">
            <text:p text:style-name="P225"/>
          </text:section>
        </text:section>
        <text:section text:style-name="Sect1" text:name="c76df0dfac70e7fd">
          <text:p text:style-name="P135"/>
          <text:section text:style-name="Sect1" text:name="user-query-content-11">
            <text:p text:style-name="P257">Pada Penutup , Tambahkan prompt pada subbab mendapatkan isinya </text:p>
          </text:section>
          <text:p text:style-name="P225">Tampilkan alur berpikir</text:p>
          <text:section text:style-name="Sect2" text:name="model-response-message-contentr_c76df0dfac70e7fd">
            <text:p text:style-name="P135">Tentu, mari kita siapkan prompt untuk bagian Penutup buku Anda, agar tetap konsisten dengan nada satir namun memberikan kesimpulan yang pas:</text:p>
            <text:p text:style-name="P259"/>
            <text:p text:style-name="Text_20_body"><text:span text:style-name="Strong_20_Emphasis"><text:span text:style-name="T2">Penutup: Manual Sudah Dibaca, Lalu Apa? (Selain Menertawakan Diri Sendiri)</text:span></text:span></text:p>
            <text:list xml:id="list7362651031168298389" text:style-name="L51">
              <text:list-item>
                <text:p text:style-name="P44"><text:span text:style-name="Strong_20_Emphasis"><text:span text:style-name="T2">Subbab Penutup 1: Merangkum 'Pelajaran Berharga' dari Manual Ini (dengan nada sarkastik)</text:span></text:span></text:p>
                <text:list>
                  <text:list-item>
                    <text:p text:style-name="P44"><text:soft-page-break/><text:span text:style-name="Strong_20_Emphasis"><text:span text:style-name="T2">Prompt untuk isinya:</text:span></text:span><text:span text:style-name="T2"> </text:span></text:p>
                    <text:p text:style-name="P323">"Tulis rangkuman penutup yang sangat sarkastik, seolah-olah Anda sedang memberikan 'kata sambutan kelulusan' kepada pembaca yang telah berhasil menamatkan 'Manual Standar Ganda' ini. Rangkum secara jenaka 'kompetensi inti' yang (seharusnya) telah dikuasai pembaca dari setiap bab: mulai dari 'keluwesan lidah' politisi, 'seni pencitraan' di medsos, 'diplomasi tingkat tinggi' bertetangga, 'strategi bertahan' di kantor, 'manajemen ekspektasi' dalam hubungan, hingga 'pemahaman mendalam' tentang 'mesin pembenar diri' di otak dan 'pupuk budaya' yang menyuburkannya. Sampaikan 'selamat' (dengan nada menyindir) karena kini pembaca sudah 'lebih siap' menghadapi (atau mempraktikkan?) dunia yang penuh standar ganda ini. Gunakan hiperbola dan ironi untuk menekankan 'betapa bergunanya' manual ini."</text:p>
                  </text:list-item>
                </text:list>
              </text:list-item>
              <text:list-item>
                <text:p text:style-name="P44"><text:span text:style-name="Strong_20_Emphasis"><text:span text:style-name="T2">Subbab Penutup 2: Langkah Pertama Mengurangi Kadar Standar Ganda: Kesadaran (dan Sedikit Rasa Malu)</text:span></text:span></text:p>
                <text:list>
                  <text:list-item>
                    <text:p text:style-name="P44"><text:span text:style-name="Strong_20_Emphasis"><text:span text:style-name="T2">Prompt untuk isinya:</text:span></text:span><text:span text:style-name="T2"> </text:span></text:p>
                    <text:p text:style-name="P323">"Tulis pembahasan penutup yang masih bernada satir, namun mulai menyisipkan sedikit 'efek samping' dari membaca manual ini. Sampaikan bahwa setelah 'terpapar' berbagai contoh dan analisis standar ganda, pembaca mungkin akan mengalami 'gejala' baru: kesadaran yang lebih tajam terhadap inkonsistensi diri sendiri dan orang lain. Gambarkan 'kesadaran' ini sebagai 'langkah pertama yang menyebalkan' – karena membuat <text:soft-page-break/>kita jadi lebih sulit untuk 'menikmati' praktik standar ganda dengan tenang. Singgung soal 'rasa malu' secara ringan dan humoris, bukan sebagai beban, tapi mungkin sebagai 'indikator' kecil yang sesekali muncul saat kita terlalu 'lancar' menerapkan 'jurus-jurus' dari manual ini. Tulis seolah ini adalah 'disclaimer' atau 'peringatan kesehatan' di akhir sebuah produk (yang berbahaya tapi bikin nagih)."</text:p>
                  </text:list-item>
                </text:list>
              </text:list-item>
              <text:list-item>
                <text:p text:style-name="P44"><text:span text:style-name="Strong_20_Emphasis"><text:span text:style-name="T2">Subbab Penutup 3: Undangan Terbuka: Mari Menjadi Sedikit Lebih Konsisten (atau Setidaknya Lebih Jujur Saat Tidak Konsisten)</text:span></text:span></text:p>
                <text:list>
                  <text:list-item>
                    <text:p text:style-name="P44"><text:span text:style-name="Strong_20_Emphasis"><text:span text:style-name="T2">Prompt untuk isinya:</text:span></text:span><text:span text:style-name="T2"> </text:span></text:p>
                    <text:p text:style-name="P292"><text:span text:style-name="T2">"Tulis paragraf penutup terakhir buku ini sebagai sebuah 'undangan terbuka' yang santai dan tidak menggurui, namun tetap dalam koridor satire. Sampaikan bahwa tujuan manual ini bukanlah menciptakan manusia super konsisten (karena itu mungkin 'tidak realistis dan kurang seru'). Alih-alih, ajak pembaca (tanpa paksaan) untuk mempertimbangkan sebuah 'eksperimen kecil': mencoba untuk </text:span><text:span text:style-name="Emphasis"><text:span text:style-name="T2">sedikit</text:span></text:span><text:span text:style-name="T2"> mengurangi frekuensi atau intensitas praktik standar ganda dalam hidup. Atau, jika itu dirasa terlalu 'berat', tawarkan alternatif 'level pemula': mencoba untuk </text:span><text:span text:style-name="Emphasis"><text:span text:style-name="T2">sedikit</text:span></text:span><text:span text:style-name="T2"> lebih jujur kepada diri sendiri (atau bahkan orang lain, jika berani) saat kita </text:span><text:span text:style-name="Emphasis"><text:span text:style-name="T2">sadar</text:span></text:span><text:span text:style-name="T2"> sedang tidak konsisten, mungkin dengan mengurangi kadar pembenaran diri yang terlalu canggih. Akhiri dengan nada humoris yang merangkul 'kewajaran' inkonsistensi manusiawi, sambil meninggalkan pertanyaan menggantung atau ucapan penutup yang khas (misalnya, 'Selamat </text:span><text:soft-page-break/><text:span text:style-name="T2">berstandar ganda... atau tidak. Terserah Anda!')."</text:span></text:p>
                  </text:list-item>
                </text:list>
              </text:list-item>
            </text:list>
            <text:p text:style-name="P259"/>
            <text:p text:style-name="P135">Semoga prompt ini membantu Anda menutup buku "Manual Standar Ganda" dengan gaya yang mengena, meninggalkan tawa sekaligus sedikit bahan perenungan bagi pembaca Anda di Banda Aceh dan seluruh Indonesia!</text:p>
          </text:section>
          <text:section text:style-name="Sect1" text:name="feedback-form-11">
            <text:p text:style-name="P225"/>
          </text:section>
        </text:section>
        <text:section text:style-name="Sect1" text:name="e215559bc4d42dc3">
          <text:p text:style-name="P135"/>
          <text:section text:style-name="Sect1" text:name="user-query-content-12">
            <text:p text:style-name="P257">Jawablah setiap prompt yang telah anda buat secara bertahap satu persatu dan jangan pindah prompt sebelum saya memerintahkan “YAX” dengan ketentuan sebagai berikut : </text:p>
            <text:p text:style-name="P257">Gaya Bahasa : Sesuai yang telah Anda sarankan sebelumnya </text:p>
            <text:p text:style-name="P257">Catatan :  </text:p>
            <text:p text:style-name="P257">- Tambahkan tips sesuai yang telah anda sarankan sebelumnya ) yang relevan dengan jawaban (opsional) </text:p>
          </text:section>
          <text:p text:style-name="P225">Tampilkan alur berpikir</text:p>
          <text:section text:style-name="Sect2" text:name="model-response-message-contentr_e215559bc4d42dc3">
            <text:p text:style-name="Text_20_body"><text:span text:style-name="T2">Oke, siap! Saya akan mulai menjawab prompt pertama, yaitu untuk </text:span><text:span text:style-name="Strong_20_Emphasis"><text:span text:style-name="T2">Pengantar Bab 1</text:span></text:span><text:span text:style-name="T2">. Saya akan menunggu perintah "YAX" dari Anda sebelum melanjutkan ke prompt berikutnya.</text:span></text:p>
            <text:p text:style-name="P259"/>
            <text:p text:style-name="Text_20_body"><text:span text:style-name="Strong_20_Emphasis"><text:span text:style-name="T2">Jawaban Prompt Pengantar Bab 1:</text:span></text:span><text:span text:style-name="T2"> </text:span><text:span text:style-name="Strong_20_Emphasis"><text:span text:style-name="T2">(Judul Bab: Jurusan Politik Praktis: Lidah Tak Bertulang, Janji Tinggal Kenangan)</text:span></text:span></text:p>
            <text:p text:style-name="Text_20_body"><text:span text:style-name="T2">Selamat datang di Tingkat Mahir, para calon praktisi Seni Standar Ganda sekalian! Jika bab-bab sebelumnya adalah pemanasan, anggaplah Bab 1 ini sebagai gerbang menuju </text:span><text:span text:style-name="Emphasis"><text:span text:style-name="T2">liga profesional</text:span></text:span><text:span text:style-name="T2">, arena olimpiade sesungguhnya tempat standar ganda bukan sekadar seni, tapi sudah menjadi </text:span><text:span text:style-name="Emphasis"><text:span text:style-name="T2">ilmu</text:span></text:span><text:span text:style-name="T2"> dan </text:span><text:span text:style-name="Emphasis"><text:span text:style-name="T2">syarat mutlak</text:span></text:span><text:span text:style-name="T2"> bertahan hidup: selamat datang di dunia gemerlap (dan licin) Politik Praktis! Di sinilah lidah benar-benar terbukti tak bertulang, mampu meliuk-liuk lebih lincah dari penari ular paling mahir sekalipun, dan janji-janji manis berubah wujud </text:span><text:soft-page-break/><text:span text:style-name="T2">lebih cepat dari </text:span><text:span text:style-name="Emphasis"><text:span text:style-name="T2">power ranger</text:span></text:span><text:span text:style-name="T2"> – dari harapan indah menjadi kenangan pahit yang coba dilupakan bersama.</text:span></text:p>
            <text:p text:style-name="P135">Dalam 'mata kuliah' perdana nan krusial ini, kita akan membedah kurikulum rahasia para maestro politik. Bersiaplah mengungkap jurus-jurus andalan mereka: mulai dari teknik merangkai janji yang membuai namun hampa makna, hingga strategi 'amnesia selektif' pasca terpilih yang legendaris. Manual ini akan membekali Anda dengan pemahaman mendalam (dan mungkin sedikit rasa mual) tentang bagaimana para 'wakil rakyat' (dan mereka yang bercita-cita menjadi wakil) memainkan peran ganda dengan begitu meyakinkan di panggung demokrasi kita. Kencangkan sabuk pengaman, karena kita akan memasuki zona turbulensi logika yang ekstrem!</text:p>
            <text:p text:style-name="Text_20_body"><text:span text:style-name="Strong_20_Emphasis"><text:span text:style-name="T2">(Tips Tambahan Opsional):</text:span></text:span></text:p>
            <text:list xml:id="list3507462390131099673" text:style-name="L52">
              <text:list-item>
                <text:p text:style-name="P45"><text:span text:style-name="Strong_20_Emphasis"><text:span text:style-name="T2">Observasi Bahasa Tubuh:</text:span></text:span><text:span text:style-name="T2"> Saat menulis bagian ini, coba perhatikan (atau ingat kembali) gestur dan ekspresi politisi saat berjanji vs. saat ditagih janji. Perbedaan bahasa tubuh ini bisa menjadi detail kecil yang menambah humor dan ketajaman satire Anda. Misalnya, tatapan mata yang 'bersungguh-sungguh' saat kampanye vs. tatapan 'menerawang jauh' saat ditanya realisasi. </text:span></text:p>
              </text:list-item>
            </text:list>
          </text:section>
          <text:section text:style-name="Sect1" text:name="feedback-form-12">
            <text:p text:style-name="P225"/>
          </text:section>
        </text:section>
        <text:section text:style-name="Sect1" text:name="5a98ba65070c95d8">
          <text:p text:style-name="P135"/>
          <text:section text:style-name="Sect1" text:name="user-query-content-13">
            <text:p text:style-name="P257">yax </text:p>
          </text:section>
          <text:p text:style-name="P225">Tampilkan alur berpikir</text:p>
          <text:section text:style-name="Sect2" text:name="model-response-message-contentr_5a98ba65070c95d8">
            <text:p text:style-name="Text_20_body"><text:span text:style-name="T2">Oke, kita lanjut ke prompt </text:span><text:span text:style-name="Strong_20_Emphasis"><text:span text:style-name="T2">Subbab 1.1: Anatomi Janji Kampanye: Manis di Bibir, Pahit di Realita</text:span></text:span><text:span text:style-name="T2">.</text:span></text:p>
            <text:p text:style-name="P259"/>
            <text:p text:style-name="Text_20_body"><text:span text:style-name="Strong_20_Emphasis"><text:span text:style-name="T2">Jawaban Prompt Subbab 1.1:</text:span></text:span></text:p>
            <text:p text:style-name="P135">Mari kita mulai pelajaran pertama dalam modul 'Politik Praktis' ini dengan membedah artefak paling sakral sekaligus paling fana dalam dunia perpolitikan: Janji Kampanye. Mengapa begitu banyak rakyat, dari Sabang sampai Merauke, dari Banda Aceh hingga Jayapura, terbuai olehnya meski sejarah membuktikan nasibnya seringkali tragis? <text:soft-page-break/>Jawabannya terletak pada 'seni racik' yang canggih, sebuah kombinasi presisi antara linguistik tingkat tinggi dan optimisme (atau kepolosan?) massa.</text:p>
            <text:p text:style-name="Text_20_body"><text:span text:style-name="T2">Pertama, perhatikan </text:span><text:span text:style-name="Strong_20_Emphasis"><text:span text:style-name="T2">pemilihan diksi</text:span></text:span><text:span text:style-name="T2">. Kata-kata 'ajaib' seperti "kesejahteraan", "keadilan sosial", "pemberdayaan ekonomi rakyat", "perubahan menuju lebih baik", "pembangunan berkelanjutan", dan tentu saja, sang juara bertahan "pro-rakyat" adalah bahan dasar wajib. Mengapa? Karena kata-kata ini indah didengar, membangkitkan harapan, namun maknanya begitu luas dan elastis sehingga bisa ditarik ulur sesuai kebutuhan nanti. Siapa yang bisa menolak "kesejahteraan"? Tapi apa definisi konkritnya? Nah, itu urusan nanti!</text:span></text:p>
            <text:p text:style-name="Text_20_body"><text:span text:style-name="T2">Kedua, </text:span><text:span text:style-name="Strong_20_Emphasis"><text:span text:style-name="T2">tingkat kekonkretan yang sengaja dibuat ambigu</text:span></text:span><text:span text:style-name="T2">. Janji yang baik (bagi politisi) adalah janji yang terdengar spesifik namun sebenarnya abstrak. Contoh: "Kami akan meningkatkan kualitas pendidikan!" Bagus? Tentu. Tapi 'meningkatkan' seperti apa? Berapa persen? Dalam berapa lama? Dengan cara apa? Detail ini sengaja dikaburkan, memberi ruang manuver seluas Samudra Hindia saat masa jabatan tiba. Jika ada peningkatan sekecil upil pun, klaim "janji terpenuhi" bisa digaungkan. Inilah seni membuat janji tanpa benar-benar terikat pada target terukur.</text:span></text:p>
            <text:p text:style-name="Text_20_body"><text:span text:style-name="T2">Ketiga, </text:span><text:span text:style-name="Strong_20_Emphasis"><text:span text:style-name="T2">target audiens yang universal (alias menyenangkan semua pihak)</text:span></text:span><text:span text:style-name="T2">. Janji kampanye seringkali dirancang seperti menu prasmanan – ada sedikit untuk semua orang. Akan ada janji untuk petani, nelayan, buruh, pengusaha, emak-emak, milenial, Gen Z, bahkan mungkin untuk pecinta kucing kampung. Tujuannya? Meraup suara sebanyak mungkin. Apakah janji-janji ini kadang saling bertentangan? Mungkin saja. Tapi siapa yang peduli saat euforia kampanye sedang membahana?</text:span></text:p>
            <text:p text:style-name="Text_20_body"><text:span text:style-name="T2">Inilah </text:span><text:span text:style-name="Strong_20_Emphasis"><text:span text:style-name="T2">kontras manis vs. pahit</text:span></text:span><text:span text:style-name="T2"> yang melegenda. Di panggung kampanye, kita disuguhi janji semanis madu hutan Sumatera: "Jalanan mulus sampai ke pelosok!", "Sekolah gratis berkualitas dunia!", "Harga sembako murah meriah!". Namun, setelah pemilu usai dan kenyataan datang menyapa, yang kita dapat seringkali hanya pemanis buatan: jalanan berlubang ditambal seadanya (itu pun kalau ingat), sekolah </text:span><text:soft-page-break/><text:span text:style-name="T2">gratis tapi buku bayar dan guru kurang, harga sembako tetap menari tango mengikuti irama pasar. Inilah pelajaran dasar Teknik Merangkai Janji Level Pemula – fokus pada kemasan manis, soal rasa pahit di akhir, itu risiko penikmat.</text:span></text:p>
            <text:p text:style-name="Text_20_body"><text:span text:style-name="Strong_20_Emphasis"><text:span text:style-name="T2">(Tips Tambahan Opsional):</text:span></text:span></text:p>
            <text:list xml:id="list3145787015502202804" text:style-name="L53">
              <text:list-item>
                <text:p text:style-name="P46"><text:span text:style-name="Strong_20_Emphasis"><text:span text:style-name="T2">Kliping Digital/Fisik:</text:span></text:span><text:span text:style-name="T2"> Mulailah mengumpulkan contoh-contoh janji kampanye aktual (dari pemilu-pemilu sebelumnya atau yang akan datang, dari tingkat nasional hingga lokal). Perhatikan pola penggunaan kata-kata 'ajaib' dan tingkat kejelasannya. Koleksi ini akan menjadi 'bahan baku' yang kaya untuk tulisan satir Anda, membuatnya terasa lebih relevan dan menggigit. Anda bisa membuat kategori: Janji Paling Ambisius, Janji Paling Tidak Jelas, Janji Paling Cepat Dilupakan, dll. </text:span></text:p>
              </text:list-item>
            </text:list>
          </text:section>
          <text:section text:style-name="Sect1" text:name="feedback-form-13">
            <text:p text:style-name="P225"/>
          </text:section>
        </text:section>
        <text:section text:style-name="Sect1" text:name="fe4d1a6b46e81098">
          <text:p text:style-name="P135"/>
          <text:section text:style-name="Sect1" text:name="user-query-content-14">
            <text:p text:style-name="P257">yax </text:p>
          </text:section>
          <text:p text:style-name="P225">Tampilkan alur berpikir</text:p>
          <text:section text:style-name="Sect2" text:name="model-response-message-contentr_fe4d1a6b46e81098">
            <text:p text:style-name="Text_20_body"><text:span text:style-name="T2">Baik, kita lanjutkan ke 'materi' berikutnya yang sangat krusial, yaitu prompt </text:span><text:span text:style-name="Strong_20_Emphasis"><text:span text:style-name="T2">Subbab 1.2: Teknik Klasik "Lupa Ingatan" Pasca Terpilih</text:span></text:span><text:span text:style-name="T2">.</text:span></text:p>
            <text:p text:style-name="P259"/>
            <text:p text:style-name="Text_20_body"><text:span text:style-name="Strong_20_Emphasis"><text:span text:style-name="T2">Jawaban Prompt Subbab 1.2:</text:span></text:span></text:p>
            <text:p text:style-name="Text_20_body"><text:span text:style-name="T2">Selamat! Jika Anda atau politisi idola Anda baru saja memenangkan kontestasi, waspadalah terhadap 'wabah' misterius yang seringkali menyerang pasca-pelantikan: </text:span><text:span text:style-name="Emphasis"><text:span text:style-name="T2">Amnesia Selectiva Post-Inauguration</text:span></text:span><text:span text:style-name="T2">, atau yang lebih dikenal dalam manual ini sebagai </text:span><text:span text:style-name="Strong_20_Emphasis"><text:span text:style-name="T2">Teknik Klasik "Lupa Ingatan"</text:span></text:span><text:span text:style-name="T2">. Ini bukanlah kelalaian biasa, Saudara-saudara, melainkan sebuah </text:span><text:span text:style-name="Emphasis"><text:span text:style-name="T2">skill esensial</text:span></text:span><text:span text:style-name="T2">, sebuah jurus pertahanan diri tingkat tinggi yang memungkinkan sang praktisi untuk 'move on' dari janji-janji manis masa kampanye menuju realita kekuasaan yang... yah, berbeda.</text:span></text:p>
            <text:p text:style-name="P135">Mari kita bedah 'kondisi' ini layaknya seorang pakar neurologi politik:</text:p>
            <text:list xml:id="list1352225472330957552" text:style-name="L54">
              <text:list-item>
                <text:p text:style-name="P47"><text:span text:style-name="Strong_20_Emphasis"><text:span text:style-name="T2">'Gejala' Klinis yang Khas:</text:span></text:span><text:span text:style-name="T2"> Penderita </text:span><text:span text:style-name="Emphasis"><text:span text:style-name="T2">Amnesia Selectiva</text:span></text:span><text:span text:style-name="T2"> ini biasanya menunjukkan gejala khas saat ditagih janji kampanye. </text:span><text:soft-page-break/><text:span text:style-name="T2">Mulai dari tatapan mata yang mendadak kosong saat mendengar kata kunci janjinya, kemampuan super untuk mengalihkan pembicaraan ke topik lain ("Ah, sudahlah, yang penting sekarang kita fokus kerja!"), menyalahkan faktor eksternal ('Anggaran terbatas', 'Ini warisan rezim sebelumnya', 'Kondisi global sedang tidak menentu'), hingga jawaban pamungkas: "Mohon maaf, janji yang mana ya? Konteksnya perlu dilihat lagi." Kemampuan mengingat detail program kerja lawan politik seringkali tetap tajam, membuktikan sifat 'selektif' dari amnesia ini.</text:span></text:p>
              </text:list-item>
              <text:list-item>
                <text:p text:style-name="P47"><text:span text:style-name="Strong_20_Emphasis"><text:span text:style-name="T2">'Pemicu' Amnesia yang Beragam:</text:span></text:span><text:span text:style-name="T2"> Penyebab pasti 'wabah' ini masih menjadi perdebatan di kalangan 'ahli'. Beberapa hipotesis satir meliputi:</text:span></text:p>
                <text:list>
                  <text:list-item>
                    <text:p text:style-name="P234">Udara ber-AC di gedung dewan/istana yang mengandung partikel pelupa janji. </text:p>
                  </text:list-item>
                  <text:list-item>
                    <text:p text:style-name="P234">Kursi jabatan yang terlalu empuk sehingga menyebabkan gangguan sirkulasi darah ke pusat memori janji di otak. </text:p>
                  </text:list-item>
                  <text:list-item>
                    <text:p text:style-name="P234">Terlalu sibuk menghadiri rapat, seremoni potong pita, dan studi banding (ke tempat-tempat wisata) sehingga memori jangka pendek terhapus. </text:p>
                  </text:list-item>
                  <text:list-item>
                    <text:p text:style-name="P234">Kontaminasi dari politisi senior yang sudah lebih dulu 'mengidap' kondisi serupa. </text:p>
                  </text:list-item>
                </text:list>
              </text:list-item>
              <text:list-item>
                <text:p text:style-name="P47"><text:span text:style-name="Strong_20_Emphasis"><text:span text:style-name="T2">'Strategi' Menghadapi Penagih Janji:</text:span></text:span><text:span text:style-name="T2"> Praktisi 'Lupa Ingatan' yang handal memiliki berbagai taktik untuk menghadapi para 'penagih'. Selain gejala di atas, mereka juga mahir menggunakan jurus "Sedang Kami Kaji" (yang kajiannya bisa berlangsung hingga periode jabatan berakhir), "Masalahnya Tidak Sesederhana Itu" (meski saat kampanye terdengar sangat sederhana), dan "Itu Visi Jangka Panjang" (sangat panjang, mungkin sampai periode berikutnya, atau berikutnya lagi).</text:span></text:p>
              </text:list-item>
            </text:list>
            <text:p text:style-name="Text_20_body"><text:span text:style-name="Strong_20_Emphasis"><text:span text:style-name="T2">Studi Kasus Mini (Fiktif):</text:span></text:span><text:span text:style-name="T2"> Bapak "Perubahan Nyata" saat kampanye berjanji membangun 10 jembatan megah. Setelah terpilih, saat ditanya wartawan, beliau menjawab, "Oh jembatan ya? Tentu itu prioritas. Tapi kita perlu lihat dulu </text:span><text:span text:style-name="Emphasis"><text:span text:style-name="T2">feasibility study</text:span></text:span><text:span text:style-name="T2">-nya, dampak lingkungannya, </text:span><text:soft-page-break/><text:span text:style-name="T2">ketersediaan anggaran... mungkin kita mulai dari satu jembatan kecil dulu sebagai </text:span><text:span text:style-name="Emphasis"><text:span text:style-name="T2">pilot project</text:span></text:span><text:span text:style-name="T2">. Yang penting kan niat baiknya untuk </text:span><text:span text:style-name="Emphasis"><text:span text:style-name="T2">menjembatani</text:span></text:span><text:span text:style-name="T2"> aspirasi rakyat." Perhatikan bagaimana fokus bergeser dari 10 jembatan ke 'niat baik' dan 'pilot project'. Sungguh sebuah demonstrasi Teknik "Lupa Ingatan" yang elegan! Ini adalah bagian integral dari kurikulum 'Politik Praktis' yang perlu dikuasai.</text:span></text:p>
            <text:p text:style-name="Text_20_body"><text:span text:style-name="Strong_20_Emphasis"><text:span text:style-name="T2">(Tips Tambahan Opsional):</text:span></text:span></text:p>
            <text:list xml:id="list7588539555186862552" text:style-name="L55">
              <text:list-item>
                <text:p text:style-name="P48"><text:span text:style-name="Strong_20_Emphasis"><text:span text:style-name="T2">Analisis Wawancara:</text:span></text:span><text:span text:style-name="T2"> Coba tonton atau baca transkrip wawancara politisi saat ditanya mengenai janji kampanye yang belum terealisasi. Perhatikan teknik-teknik berkelit yang mereka gunakan. Apakah mereka mengalihkan pembicaraan? Menyalahkan pihak lain? Menggunakan jargon yang rumit? Mengatakan sedang dikaji? Mencatat pola-pola ini bisa memperkaya detail dan keakuratan (secara satir) tulisan Anda di bagian ini. </text:span></text:p>
              </text:list-item>
            </text:list>
          </text:section>
          <text:section text:style-name="Sect1" text:name="feedback-form-14">
            <text:p text:style-name="P225"/>
          </text:section>
        </text:section>
        <text:section text:style-name="Sect1" text:name="a2870b3596e457f0">
          <text:p text:style-name="P135"/>
          <text:section text:style-name="Sect1" text:name="user-query-content-15">
            <text:p text:style-name="P257">YAX </text:p>
          </text:section>
          <text:p text:style-name="P225">Tampilkan alur berpikir</text:p>
          <text:section text:style-name="Sect2" text:name="model-response-message-contentr_a2870b3596e457f0">
            <text:p text:style-name="Text_20_body"><text:span text:style-name="T2">Oke, mari kita bedah 'jurus' selanjutnya dalam prompt </text:span><text:span text:style-name="Strong_20_Emphasis"><text:span text:style-name="T2">Subbab 1.3: Mengkritik Lawan Atas Dosa yang Sama (Hanya Beda Waktu)</text:span></text:span><text:span text:style-name="T2">.</text:span></text:p>
            <text:p text:style-name="P259"/>
            <text:p text:style-name="Text_20_body"><text:span text:style-name="Strong_20_Emphasis"><text:span text:style-name="T2">Jawaban Prompt Subbab 1.3:</text:span></text:span></text:p>
            <text:p text:style-name="Text_20_body"><text:span text:style-name="T2">Selamat datang di pelajaran </text:span><text:span text:style-name="Strong_20_Emphasis"><text:span text:style-name="T2">Seni Keluwesan Moral Tingkat Lanjut</text:span></text:span><text:span text:style-name="T2">! Salah satu indikator seorang politisi telah mencapai sabuk hitam dalam praktik standar ganda adalah kemahirannya dalam menguasai jurus ini: Mengkritik Lawan Atas Dosa yang Sama (Hanya Beda Waktu). Ini adalah teknik yang membutuhkan kombinasi antara keberanian (atau ketiadaan rasa malu), kemampuan </text:span><text:span text:style-name="Emphasis"><text:span text:style-name="T2">framing</text:span></text:span><text:span text:style-name="T2"> yang canggih, dan keyakinan penuh pada memori publik yang, mari kita akui saja, seringkali sependek sumbu petasan.</text:span></text:p>
            <text:p text:style-name="P135">Bagaimana 'seni' ini bekerja? Mari kita analisis 'logika' di baliknya:</text:p>
            <text:list xml:id="list7137524030467521941" text:style-name="L56">
              <text:list-item>
                <text:p text:style-name="P49"><text:soft-page-break/><text:span text:style-name="Strong_20_Emphasis"><text:span text:style-name="T2">Prinsip 'Pokoknya Sekarang Beda!':</text:span></text:span><text:span text:style-name="T2"> Inti dari jurus ini adalah kemampuan meyakinkan publik (dan mungkin diri sendiri) bahwa meskipun tindakannya </text:span><text:span text:style-name="Emphasis"><text:span text:style-name="T2">terlihat</text:span></text:span><text:span text:style-name="T2"> sama dengan yang dilakukan lawan (yang sedang dikritik habis-habisan), situasinya </text:span><text:span text:style-name="Emphasis"><text:span text:style-name="T2">sekarang</text:span></text:span><text:span text:style-name="T2"> berbeda. Argumen favoritnya antara lain: "Dulu konteks ekonominya lain!", "Niat kami lebih mulia!", "Kami melakukannya dengan cara yang lebih transparan!", atau "Setidaknya kami tidak separah mereka!". Substansi boleh sama, tapi </text:span><text:span text:style-name="Emphasis"><text:span text:style-name="T2">framing</text:span></text:span><text:span text:style-name="T2">-nya harus beda!</text:span></text:p>
              </text:list-item>
              <text:list-item>
                <text:p text:style-name="P49"><text:span text:style-name="Strong_20_Emphasis"><text:span text:style-name="T2">Memanfaatkan Amnesia Kolektif:</text:span></text:span><text:span text:style-name="T2"> Politisi yang mahir jurus ini paham betul bahwa publik mudah lupa. Kesalahan atau kebijakan kontroversial yang pernah ia lakukan saat berkuasa (atau saat partainya berkuasa) beberapa tahun lalu, diharapkan sudah terkubur di bawah tumpukan berita baru, skandal baru, dan janji-janji baru. Dengan asumsi ini, ia bisa dengan lantang mengkritik lawan yang </text:span><text:span text:style-name="Emphasis"><text:span text:style-name="T2">sekarang</text:span></text:span><text:span text:style-name="T2"> melakukan hal serupa, seolah-olah ia adalah pendekar tanpa cela.</text:span></text:p>
              </text:list-item>
              <text:list-item>
                <text:p text:style-name="P49"><text:span text:style-name="Strong_20_Emphasis"><text:span text:style-name="T2">Teknik Framing Superior:</text:span></text:span><text:span text:style-name="T2"> Ini kuncinya. Saat lawan melakukan 'dosa' X, itu dibingkai sebagai 'skandal besar', 'pengkhianatan terhadap rakyat', atau 'bukti ketidakbecusan'. Namun, jika suatu saat ia sendiri terpaksa (atau tergoda) melakukan 'dosa' X yang sama, itu akan dibingkai sebagai 'kebijakan sulit tapi perlu', 'langkah realistis', 'demi kepentingan nasional', atau 'kekhilafan manusiawi yang bisa dimaklumi'. Perhatikan pemilihan kata sifatnya!</text:span></text:p>
              </text:list-item>
            </text:list>
            <text:p text:style-name="Text_20_body"><text:span text:style-name="Strong_20_Emphasis"><text:span text:style-name="T2">Contoh-contoh lucu (tapi sering terjadi dalam bentuk lain):</text:span></text:span></text:p>
            <text:list xml:id="list5546619205678368825" text:style-name="L57">
              <text:list-item>
                <text:p text:style-name="P235">Politisi A saat menjadi oposisi mengkritik pedas pemerintah B karena menambah utang negara: "Ini menggadaikan masa depan bangsa!". Namun, saat Politisi A berkuasa, ia juga menambah utang dengan alasan: "Ini untuk stimulus ekonomi dan proyek strategis!". Konteksnya? Beda, dong! </text:p>
              </text:list-item>
              <text:list-item>
                <text:p text:style-name="P144">Partai X mengecam keras kebijakan impor pangan Partai Y: "Tidak berpihak pada petani lokal!". Tapi ketika giliran Partai X yang memegang kendali, keran impor dibuka juga dengan <text:soft-page-break/>justifikasi: "Ini untuk menjaga stabilitas harga dan pasokan!". Niatnya? Lebih mulia, pastinya! </text:p>
              </text:list-item>
            </text:list>
            <text:p text:style-name="P135">Sungguh, ironi dan ketidakmaluan dalam praktik ini seringkali mencapai level komedi tragis. Menguasai jurus ini membutuhkan latihan mental yang keras untuk mengabaikan suara hati nurani dan cermin di pagi hari.</text:p>
            <text:p text:style-name="Text_20_body"><text:span text:style-name="Strong_20_Emphasis"><text:span text:style-name="T2">(Tips Tambahan Opsional):</text:span></text:span></text:p>
            <text:list xml:id="list6751037832337840238" text:style-name="L58">
              <text:list-item>
                <text:p text:style-name="P50"><text:span text:style-name="Strong_20_Emphasis"><text:span text:style-name="T2">Buat Linimasa Pernyataan:</text:span></text:span><text:span text:style-name="T2"> Untuk mengasah kemampuan Anda menangkap standar ganda jenis ini (baik untuk bahan tulisan atau sekadar hiburan pribadi), coba buat linimasa (timeline) pernyataan politisi atau partai tertentu mengenai isu-isu kunci (misal: utang, impor, subsidi, kebijakan luar negeri). Bandingkan pernyataan mereka saat menjadi oposisi vs. saat menjadi pemerintah. Anda akan menemukan banyak 'permata' kontradiksi yang bisa jadi bahan satire yang sangat tajam. </text:span></text:p>
              </text:list-item>
            </text:list>
          </text:section>
          <text:section text:style-name="Sect1" text:name="feedback-form-15">
            <text:p text:style-name="P225"/>
          </text:section>
        </text:section>
        <text:section text:style-name="Sect1" text:name="090f35360c0b364b">
          <text:p text:style-name="P135"/>
          <text:section text:style-name="Sect1" text:name="user-query-content-16">
            <text:p text:style-name="P257">YAX </text:p>
          </text:section>
          <text:p text:style-name="P225">Tampilkan alur berpikir</text:p>
          <text:section text:style-name="Sect2" text:name="model-response-message-contentr_090f35360c0b364b">
            <text:p text:style-name="Text_20_body"><text:span text:style-name="T2">Baik, kita tiba di puncak Bab 1 ini, yaitu prompt studi kasus fiktif untuk </text:span><text:span text:style-name="Strong_20_Emphasis"><text:span text:style-name="T2">Subbab 1.4: Studi Kasus: Dari "Pro Rakyat" Menjadi "Pro Siapa Saja yang Menguntungkan"</text:span></text:span><text:span text:style-name="T2">.</text:span></text:p>
            <text:p text:style-name="P259"/>
            <text:p text:style-name="Text_20_body"><text:span text:style-name="Strong_20_Emphasis"><text:span text:style-name="T2">Jawaban Prompt Subbab 1.4:</text:span></text:span></text:p>
            <text:p text:style-name="Text_20_body"><text:span text:style-name="T2">Mari kita telisik bersama perjalanan karier (hipotetis, tentu saja!) seorang tokoh yang kita sebut saja </text:span><text:span text:style-name="Strong_20_Emphasis"><text:span text:style-name="T2">Bapak Amanah Sentosa</text:span></text:span><text:span text:style-name="T2">, atau akrab disapa 'Pak Asa'. Beliau muncul di panggung politik lokal (mungkin di suatu provinsi kaya sumber daya alam, katakanlah di dekat Banda Aceh sini, atau di mana saja di negeri ini) bak meteor: muda, energik, dengan retorika membara tentang 'mengembalikan kedaulatan rakyat', 'melawan oligarki', dan 'membela hak-hak wong cilik'.</text:span></text:p>
            <text:p text:style-name="Text_20_body"><text:soft-page-break/><text:span text:style-name="Strong_20_Emphasis"><text:span text:style-name="T2">Fase Awal: Sang Penyambung Lidah Rakyat.</text:span></text:span><text:span text:style-name="T2"> Di masa kampanye, Pak Asa adalah idola. Blusukannya ke pasar becek, pidatonya yang berapi-api di depan petani gurem, dan janji-janjinya yang spesifik (tapi seperti yang kita pelajari di Subbab 1.1, tetap punya ruang 'elastisitas') seperti 'hentikan izin tambang baru!', 'berikan modal tanpa bunga untuk UMKM!', 'pendidikan gratis sampai kuliah untuk anak miskin!', membuatnya menang telak. Foto-fotonya makan di warteg dan naik ojek viral, mengukuhkan citra 'merakyat sejati'. Beliau juga tak segan mengkritik pedas petahana dan 'kekuatan lama' yang dianggapnya korup dan tidak pro-rakyat (lihat Subbab 1.3).</text:span></text:p>
            <text:p text:style-name="Text_20_body"><text:span text:style-name="Strong_20_Emphasis"><text:span text:style-name="T2">Fase Transisi: Realita Mengetuk Pintu.</text:span></text:span><text:span text:style-name="T2"> Setelah dilantik dengan gegap gempita, 'realisme' politik mulai merayap. Janji menghentikan izin tambang? "Wah, ternyata ada kontrak lama yang mengikat, kita harus hormati hukum," ujarnya (Teknik Lupa Ingatan, Subbab 1.2, mulai bekerja). Modal tanpa bunga? "Sedang kita kaji skemanya agar tepat sasaran," jawabnya (Jurus 'Sedang Dikaji'). Pendidikan gratis sampai kuliah? "Kita mulai bertahap dari SD dulu ya, anggarannya terbatas," (Pemakluman berbasis 'realita'). Di saat bersamaan, Pak Asa mulai sering terlihat rapat 'tertutup' dengan para pengusaha besar (termasuk yang dulu ia kritik), dengan dalih 'menarik investasi demi pembangunan'.</text:span></text:p>
            <text:p text:style-name="Text_20_body"><text:span text:style-name="Strong_20_Emphasis"><text:span text:style-name="T2">Fase 'Realisme' Politik (Versi Pro-Kepentingan):</text:span></text:span><text:span text:style-name="T2"> Memasuki tahun ketiga, arah kebijakan Pak Asa semakin 'jelas'. Izin-izin baru (mungkin bukan tambang, tapi 'alih fungsi lahan' atau 'proyek strategis daerah') mulai keluar untuk perusahaan-perusahaan milik kroni atau donatur kampanyenya, seringkali dengan 'konsultasi publik' formalitas. Janji untuk UMKM terealisasi, tapi dalam skala kecil dan syarat yang rumit, sementara proyek-proyek infrastruktur besar yang menguntungkan kontraktor raksasa berjalan mulus. Ketika dikritik media atau LSM, tim suksesnya (yang kini banyak diisi orang-orang baru yang 'lebih profesional') dengan sigap memasang badan, menjelaskan bahwa ini semua 'demi pertumbuhan ekonomi jangka panjang', 'menciptakan lapangan kerja', atau bahkan 'warisan untuk generasi mendatang'. Pak Asa sendiri lebih banyak bicara tentang 'stabilitas' dan 'iklim investasi yang kondusif'. Citra merakyatnya kini lebih sering muncul di baliho </text:span><text:soft-page-break/><text:span text:style-name="T2">program pemerintah daripada dalam interaksi nyata.</text:span></text:p>
            <text:p text:style-name="Text_20_body"><text:span text:style-name="Strong_20_Emphasis"><text:span text:style-name="T2">Analisis Akhir (Pelajaran Sarkastik):</text:span></text:span><text:span text:style-name="T2"> Kisah Pak Asa ini adalah contoh klasik 'evolusi' politisi dalam menerapkan seni standar ganda. Ia menunjukkan bagaimana idealisme (atau citra idealisme) bisa bertransformasi menjadi pragmatisme (versi standar ganda) saat berhadapan dengan kekuasaan dan kepentingannya. Janji manis, lupa ingatan, kritik selektif, dan pembenaran berbasis 'kepentingan lebih besar' adalah paket komplit yang seringkali menyertai perjalanan ini. Pelajarannya? Jangan terlalu cepat jatuh cinta pada retorika; perhatikan jejak kebijakan dan siapa yang paling diuntungkan darinya. Atau, jika Anda ingin menjadi seperti Pak Asa, pelajarilah manual ini baik-baik!</text:span></text:p>
            <text:p text:style-name="Text_20_body"><text:span text:style-name="Strong_20_Emphasis"><text:span text:style-name="T2">(Tips Tambahan Opsional):</text:span></text:span></text:p>
            <text:list xml:id="list1000937496031359439" text:style-name="L59">
              <text:list-item>
                <text:p text:style-name="P51"><text:span text:style-name="Strong_20_Emphasis"><text:span text:style-name="T2">Kembangkan Detail Karakter:</text:span></text:span><text:span text:style-name="T2"> Saat membuat studi kasus fiktif seperti ini, berikan sedikit detail (tapi jangan terlalu banyak agar tetap terasa umum) pada karakter Anda. Mungkin Pak Asa punya hobi tertentu yang berubah dari sederhana menjadi mewah, atau gaya bicaranya yang dulu berapi-api menjadi lebih hati-hati dan diplomatis. Detail kecil ini membuat narasi satir Anda lebih hidup dan meyakinkan. Jangan lupa beri dia slogan kampanye yang ironis jika dilihat dari akhir ceritanya. </text:span></text:p>
              </text:list-item>
            </text:list>
          </text:section>
          <text:section text:style-name="Sect1" text:name="feedback-form-16">
            <text:p text:style-name="P225"/>
          </text:section>
        </text:section>
        <text:section text:style-name="Sect1" text:name="5b6d01e4effbe307">
          <text:p text:style-name="P135"/>
          <text:section text:style-name="Sect1" text:name="user-query-content-17">
            <text:p text:style-name="P257">YAX </text:p>
          </text:section>
          <text:p text:style-name="P225">Tampilkan alur berpikir</text:p>
          <text:section text:style-name="Sect2" text:name="model-response-message-contentr_5b6d01e4effbe307">
            <text:p text:style-name="Text_20_body"><text:span text:style-name="T2">Baik, kita beralih ke ranah berikutnya. Lanjut ke prompt </text:span><text:span text:style-name="Strong_20_Emphasis"><text:span text:style-name="T2">Pengantar Bab 2</text:span></text:span><text:span text:style-name="T2">.</text:span></text:p>
            <text:p text:style-name="P259"/>
            <text:p text:style-name="Text_20_body"><text:span text:style-name="Strong_20_Emphasis"><text:span text:style-name="T2">Jawaban Prompt Pengantar Bab 2:</text:span></text:span><text:span text:style-name="T2"> </text:span><text:span text:style-name="Strong_20_Emphasis"><text:span text:style-name="T2">(Judul Bab: Birokrasi &amp; Aturan: Fleksibel untuk Kami, Kaku untuk Anda)</text:span></text:span></text:p>
            <text:p text:style-name="Text_20_body"><text:span text:style-name="T2">Setelah kita terpukau oleh gemerlapnya panggung politik di Bab 1, mari kita turun sedikit ke 'area belakang panggung' yang mungkin tidak se-</text:span><text:soft-page-break/><text:span text:style-name="T2">glamor tapi dampaknya terasa langsung dalam denyut nadi kehidupan sehari-hari kita di Banda Aceh ini, atau di mana pun kita berada per April 2025 ini: Selamat datang di </text:span><text:span text:style-name="Strong_20_Emphasis"><text:span text:style-name="T2">Dunia Birokrasi dan Peraturan</text:span></text:span><text:span text:style-name="T2">! Ini bukan sekadar mesin administrasi yang berputar lambat dengan tumpukan map coklatnya, tapi lebih tepat disebut sebagai 'laboratorium' canggih tempat standar ganda diuji coba, disempurnakan, dan dipraktikkan dalam skala mikro namun impaknya masif.</text:span></text:p>
            <text:p text:style-name="P135">Di sinilah kita akan menyaksikan bagaimana 'aturan main' yang seharusnya berlaku sama rata untuk semua, ternyata bisa memiliki sifat elastisitas yang mengagumkan, mirip karet gelang pilihan. Aturan itu bisa melar selebar-lebarnya untuk mengakomodasi kebutuhan atau kenyamanan kalangan tertentu ('kami', 'orang dalam', 'yang punya koneksi'), namun bisa menjadi begitu kaku, mengikat erat, dan penuh duri ketika diterapkan pada rakyat jelata ('Anda', 'orang biasa', 'yang tidak kenal siapa-siapa').</text:p>
            <text:p text:style-name="P135">Manual ini, dalam Bab 2, akan mencoba membocorkan 'kearifan tersembunyi' di balik prosedur yang tampak berbelit, kebijakan yang seolah netral, dan formulir-formulir yang jumlahnya mengalahkan jumlah doa kita. Bersiaplah memahami 'pasal-pasal tak tertulis' yang mengatur bagaimana sebuah urusan bisa selesai secepat kilat atau malah terkatung-katung tanpa kejelasan, tergantung siapa Anda dan siapa yang Anda kenal di 'dalam'. Mari kita selami seni 'fleksibilitas selektif' dalam dunia stempel dan tanda tangan ini!</text:p>
            <text:p text:style-name="Text_20_body"><text:span text:style-name="Strong_20_Emphasis"><text:span text:style-name="T2">(Tips Tambahan Opsional):</text:span></text:span></text:p>
            <text:list xml:id="list8864038243681643779" text:style-name="L60">
              <text:list-item>
                <text:p text:style-name="P52"><text:span text:style-name="Strong_20_Emphasis"><text:span text:style-name="T2">Jadi 'Antropolog' Birokrasi:</text:span></text:span><text:span text:style-name="T2"> Saat Anda berurusan dengan instansi pemerintah atau layanan publik (misalnya mengurus KTP, SIM, izin usaha, atau sekadar bertanya informasi di loket), cobalah amati prosesnya dengan 'kacamata' peneliti (yang sedang menyamar jadi warga biasa). Perhatikan alur, bahasa petugas, perbedaan perlakuan (jika ada), dan 'aturan tak tertulis' yang mungkin berlaku. Pengalaman pribadi atau observasi langsung ini adalah sumber inspirasi terbaik untuk detail-detail lucu dan ironis dalam tulisan satir Anda tentang birokrasi. Catat </text:span><text:soft-page-break/><text:span text:style-name="T2">hal-hal kecil yang terasa janggal atau tidak efisien. </text:span></text:p>
              </text:list-item>
            </text:list>
          </text:section>
          <text:section text:style-name="Sect1" text:name="feedback-form-17">
            <text:p text:style-name="P225"/>
          </text:section>
        </text:section>
        <text:section text:style-name="Sect1" text:name="7124d0a699b9de8d">
          <text:p text:style-name="P135"/>
          <text:section text:style-name="Sect1" text:name="user-query-content-18">
            <text:p text:style-name="P257">YAX </text:p>
          </text:section>
          <text:p text:style-name="P225">Tampilkan alur berpikir</text:p>
          <text:section text:style-name="Sect2" text:name="model-response-message-contentr_7124d0a699b9de8d">
            <text:p text:style-name="Text_20_body"><text:span text:style-name="T2">Oke, kita lanjutkan 'perkuliahan' kita ke prompt </text:span><text:span text:style-name="Strong_20_Emphasis"><text:span text:style-name="T2">Subbab 2.1: Seni Menafsirkan Aturan Sesuai Kebutuhan (Pribadi)</text:span></text:span><text:span text:style-name="T2">.</text:span></text:p>
            <text:p text:style-name="P259"/>
            <text:p text:style-name="Text_20_body"><text:span text:style-name="Strong_20_Emphasis"><text:span text:style-name="T2">Jawaban Prompt Subbab 2.1:</text:span></text:span></text:p>
            <text:p text:style-name="Text_20_body"><text:span text:style-name="T2">Selamat datang di mata kuliah </text:span><text:span text:style-name="Strong_20_Emphasis"><text:span text:style-name="T2">"HTV SDG 101: Hukum Terapan Versi Standar Ganda"</text:span></text:span><text:span text:style-name="T2">. Materi pertama kita adalah tentang </text:span><text:span text:style-name="Emphasis"><text:span text:style-name="T2">skill</text:span></text:span><text:span text:style-name="T2"> fundamental yang wajib dimiliki oleh setiap birokrat (atau oknumnya) yang ingin 'sukses' dan 'fleksibel' dalam menjalankan tugasnya: Seni Menafsirkan Aturan Sesuai Kebutuhan. Lupakan sejenak apa yang Anda pelajari di fakultas hukum tentang kepastian hukum; di sini, yang kita pelajari adalah 'kepastian' bahwa aturan bisa ditekuk-tekuk.</text:span></text:p>
            <text:p text:style-name="P135">Mari kita dalami 'ilmu' tingkat tinggi ini:</text:p>
            <text:list xml:id="list8495941551223358715" text:style-name="L61">
              <text:list-item>
                <text:p text:style-name="P53"><text:span text:style-name="Strong_20_Emphasis"><text:span text:style-name="T2">'Ilmu Hermeneutika Birokrat' Tingkat Lanjut:</text:span></text:span><text:span text:style-name="T2"> Ini bukan sekadar membaca teks peraturan, tapi sebuah seni interpretasi mendalam untuk menemukan 'makna tersembunyi', 'celah multi-tafsir', atau bahkan 'bagian yang bisa diabaikan sementara'. Seorang maestro penafsir aturan mampu membuat pasal yang sama menghasilkan dua kesimpulan yang berbeda 180 derajat, tergantung siapa yang sedang dilayani. Pasal yang melarang keras bisa tiba-tiba memiliki 'pengecualian tak tertulis'; syarat yang rigid bisa mendadak menjadi 'bersifat fleksibel tergantung situasi'. Sungguh sebuah kreativitas yang mengagumkan!</text:span></text:p>
              </text:list-item>
              <text:list-item>
                <text:p text:style-name="P53"><text:span text:style-name="Strong_20_Emphasis"><text:span text:style-name="T2">Konteks Mengalahkan Teks:</text:span></text:span><text:span text:style-name="T2"> Dalam praktik 'seni' ini, seringkali 'konteks' menjadi raja. Siapa yang mengajukan permohonan? Apa kepentingannya? Seberapa 'penting' (baca: berpengaruh atau 'berkontribusi') pemohon ini? Bagaimana 'hubungan' pemohon dengan sang penafsir aturan? Faktor-faktor </text:span><text:soft-page-break/><text:span text:style-name="T2">'kontekstual' inilah yang seringkali lebih menentukan hasil akhir daripada bunyi literal teks peraturan itu sendiri. Teks aturan hanyalah 'panduan kasar', sementara 'konteks' adalah 'kompas' yang sesungguhnya.</text:span></text:p>
              </text:list-item>
              <text:list-item>
                <text:p text:style-name="P53"><text:span text:style-name="Strong_20_Emphasis"><text:span text:style-name="T2">Gudang 'Dalih' Pembenaran:</text:span></text:span><text:span text:style-name="T2"> Tentu saja, penafsiran yang 'kreatif' ini membutuhkan justifikasi agar tampak 'sah'. Di sinilah berbagai dalih pembenaran berperan. Mulai dari yang terdengar mulia seperti "demi percepatan pelayanan", "mempertimbangkan aspek kemanusiaan", "demi kepentingan umum yang lebih besar", hingga yang lebih pragmatis seperti "mengikuti arahan pimpinan", "ini kan kasus khusus", atau "perlu terobosan agar tidak kaku". Apapun dalihnya, tujuannya satu: membenarkan penafsiran yang menguntungkan.</text:span></text:p>
              </text:list-item>
              <text:list-item>
                <text:p text:style-name="P53"><text:span text:style-name="Strong_20_Emphasis"><text:span text:style-name="T2">Contoh 'Penafsiran Ajaib' (Fiktif, namun terasa familiar di negeri ini, mungkin juga di Banda Aceh per 8 April 2025 ini):</text:span></text:span><text:span text:style-name="T2"> Bayangkan aturan zonasi yang jelas melarang pembangunan ruko di area X. Ketika Pak Bejo (rakyat biasa) mengajukan izin, jawabannya tegas: "Tidak bisa, Pak, aturannya jelas melarang." Namun, ketika Pak Bos Besar (yang suka 'berbagi rezeki') mengajukan izin di lokasi yang sama, sang penafsir aturan mungkin berkata, "Hmm, setelah kami kaji lebih dalam 'jiwa' dari peraturan ini, larangan ini tampaknya tidak berlaku jika bangunannya memiliki 'nilai tambah ekonomi signifikan' dan 'desain yang ramah lingkungan'. Mari kita proses!" Ajaib, bukan?</text:span></text:p>
              </text:list-item>
            </text:list>
            <text:p text:style-name="P135">Menguasai seni ini membutuhkan latihan kepekaan terhadap 'konteks' dan keberanian untuk 'berinovasi' dalam menafsirkan teks. Ini adalah fondasi untuk memahami mengapa birokrasi kita seringkali terasa seperti labirin tanpa peta yang jelas.</text:p>
            <text:p text:style-name="Text_20_body"><text:span text:style-name="Strong_20_Emphasis"><text:span text:style-name="T2">(Tips Tambahan Opsional):</text:span></text:span></text:p>
            <text:list xml:id="list5680821865940545773" text:style-name="L62">
              <text:list-item>
                <text:p text:style-name="P54"><text:span text:style-name="Strong_20_Emphasis"><text:span text:style-name="T2">Simpan Dokumen Aturan:</text:span></text:span><text:span text:style-name="T2"> Jika Anda sering berurusan dengan birokrasi untuk keperluan tertentu (misal: usaha, pendidikan, properti), biasakan menyimpan salinan peraturan terkait. Saat Anda merasa ada 'penafsiran aneh' dari petugas, memiliki teks asli aturan tersebut bisa menjadi alat 'negosiasi' (meskipun </text:span><text:soft-page-break/><text:span text:style-name="T2">belum tentu berhasil, tapi setidaknya Anda tahu dasar hukumnya). Ini juga bisa jadi bahan observasi menarik untuk tulisan Anda tentang bagaimana teks aturan sering 'dikalahkan' oleh praktik di lapangan. </text:span></text:p>
              </text:list-item>
            </text:list>
          </text:section>
          <text:section text:style-name="Sect1" text:name="feedback-form-18">
            <text:p text:style-name="P225"/>
          </text:section>
        </text:section>
        <text:section text:style-name="Sect1" text:name="334c15a551e6156e">
          <text:p text:style-name="P135"/>
          <text:section text:style-name="Sect1" text:name="user-query-content-19">
            <text:p text:style-name="P257">YAX </text:p>
          </text:section>
          <text:p text:style-name="P225">Tampilkan alur berpikir</text:p>
          <text:section text:style-name="Sect2" text:name="model-response-message-contentr_334c15a551e6156e">
            <text:p text:style-name="Text_20_body"><text:span text:style-name="T2">Oke, mari kita masuki 'persimpangan' berikutnya dalam labirin birokrasi ini, sesuai prompt </text:span><text:span text:style-name="Strong_20_Emphasis"><text:span text:style-name="T2">Subbab 2.2: Jalur Cepat vs. Jalur Lambat: Tergantung Siapa yang Lewat</text:span></text:span><text:span text:style-name="T2">.</text:span></text:p>
            <text:p text:style-name="P259"/>
            <text:p text:style-name="Text_20_body"><text:span text:style-name="Strong_20_Emphasis"><text:span text:style-name="T2">Jawaban Prompt Subbab 2.2:</text:span></text:span></text:p>
            <text:p text:style-name="Text_20_body"><text:span text:style-name="T2">Salah satu misteri terbesar (namun paling mudah ditebak) dalam ekosistem birokrasi kita, termasuk yang mungkin Anda temui saat mengurus sesuatu di Banda Aceh pada hari Selasa, 8 April 2025 ini, adalah keberadaan dua (atau kadang lebih) jalur layanan paralel untuk urusan yang sama: Jalur Cepat (atau </text:span><text:span text:style-name="Emphasis"><text:span text:style-name="T2">Fast Track</text:span></text:span><text:span text:style-name="T2">, biar keren) dan Jalur Lambat (yang kadang lebih mirip Jalur Parkir Permanen). Secara teori dan di papan pengumuman, semua warga adalah sama dan akan dilayani sesuai antrian. Namun, seperti yang diajarkan manual ini, teori dan praktik seringkali berjalan di jalur yang berbeda.</text:span></text:p>
            <text:p text:style-name="P135">Mari kita selidiki fenomena 'kasta layanan' ini:</text:p>
            <text:list xml:id="list706619586538093208" text:style-name="L63">
              <text:list-item>
                <text:p text:style-name="P55"><text:span text:style-name="Strong_20_Emphasis"><text:span text:style-name="T2">'Faktor X' Penentu Kecepatan:</text:span></text:span><text:span text:style-name="T2"> Apa yang membedakan nasib seorang warga di loket birokrasi? Bukan hanya nomor antrian atau kelengkapan dokumen (meskipun itu penting, terutama untuk mempersulit Jalur Lambat). Ada 'Faktor X' tak kasat mata yang berperan:</text:span></text:p>
                <text:list>
                  <text:list-item>
                    <text:p text:style-name="P195"><text:span text:style-name="Strong_20_Emphasis"><text:span text:style-name="T2">Kenalan 'Orang Dalam':</text:span></text:span><text:span text:style-name="T2"> Senjata paling ampuh. Satu telepon dari 'Bapak Anu' atau 'Ibu Itu' bisa mengubah status Anda dari 'pengantri biasa' menjadi 'tamu prioritas'. </text:span></text:p>
                  </text:list-item>
                  <text:list-item>
                    <text:p text:style-name="P195"><text:span text:style-name="Strong_20_Emphasis"><text:span text:style-name="T2">'Amplop Apresiasi' (Uang Pelicin):</text:span></text:span><text:span text:style-name="T2"> Metode klasik yang, </text:span><text:soft-page-break/><text:span text:style-name="T2">meskipun ilegal dan berisiko, konon masih efektif di beberapa 'loket gelap' untuk 'meminyaki' roda birokrasi yang macet. Ukuran dan ketebalan amplop seringkali berbanding lurus dengan kecepatan layanan. </text:span></text:p>
                  </text:list-item>
                  <text:list-item>
                    <text:p text:style-name="P195"><text:span text:style-name="Strong_20_Emphasis"><text:span text:style-name="T2">Status Sosial/Jabatan:</text:span></text:span><text:span text:style-name="T2"> Datang dengan seragam dinas mentereng, gelar panjang di depan nama, atau kartu nama dengan jabatan 'Direktur Utama' seringkali memberikan 'aura' yang mempercepat proses secara otomatis. </text:span></text:p>
                  </text:list-item>
                  <text:list-item>
                    <text:p text:style-name="P195"><text:span text:style-name="Strong_20_Emphasis"><text:span text:style-name="T2">Penampilan Meyakinkan:</text:span></text:span><text:span text:style-name="T2"> Kadang, sekadar tampil rapi, wangi, dan percaya diri (plus sedikit akting 'sok penting') bisa sedikit membantu, setidaknya agar tidak terlalu dicuekin. </text:span></text:p>
                  </text:list-item>
                </text:list>
              </text:list-item>
              <text:list-item>
                <text:p text:style-name="P55"><text:span text:style-name="Strong_20_Emphasis"><text:span text:style-name="T2">Kontras Pelayanan yang Mencolok:</text:span></text:span><text:span text:style-name="T2"> Perbedaan pengalaman antara kedua jalur ini bagaikan langit dan bumi, atau mungkin lebih tepatnya, surga dan ruang tunggu puskesmas saat penuh sesak:</text:span></text:p>
                <text:list>
                  <text:list-item>
                    <text:p text:style-name="P195"><text:span text:style-name="Strong_20_Emphasis"><text:span text:style-name="T2">Jalur Cepat:</text:span></text:span><text:span text:style-name="T2"> Disambut senyuman ramah (kadang disertai basa-basi), dibantu aktif mengisi formulir, informasi diberikan lengkap dan jelas, proses berjalan secepat kilat (kadang sambil disuguhi teh botol), hasil bisa ditunggu atau dikirim langsung ke rumah. </text:span></text:p>
                  </text:list-item>
                  <text:list-item>
                    <text:p text:style-name="P195"><text:span text:style-name="Strong_20_Emphasis"><text:span text:style-name="T2">Jalur Lambat:</text:span></text:span><text:span text:style-name="T2"> Seringkali dicuekin petugas yang sibuk main </text:span><text:span text:style-name="Emphasis"><text:span text:style-name="T2">game</text:span></text:span><text:span text:style-name="T2"> atau </text:span><text:span text:style-name="Emphasis"><text:span text:style-name="T2">scrolling</text:span></text:span><text:span text:style-name="T2"> TikTok, dilempar dari satu loket ke loket lain, informasi diberikan sepotong-sepotong (kalau lagi mood), dokumen sering 'terselip' atau 'kurang ini-itu', dan waktu penyelesaian menjadi misteri alam semesta ('Nanti dikabari ya, Pak/Bu'... yang seringkali tidak pernah terjadi). </text:span></text:p>
                  </text:list-item>
                </text:list>
              </text:list-item>
              <text:list-item>
                <text:p text:style-name="P55"><text:span text:style-name="Strong_20_Emphasis"><text:span text:style-name="T2">'Misteri' Jalur Lambat:</text:span></text:span><text:span text:style-name="T2"> Mengapa proses untuk rakyat biasa begitu berliku dan lama? Manual ini berspekulasi secara jenaka: mungkin untuk melatih kesabaran warga, mungkin untuk menciptakan 'pasar' bagi Jalur Cepat, atau mungkin memang sistemnya dirancang sekompleks mungkin agar hanya 'orang pintar' (baca: yang tahu jalan pintas) yang bisa melewatinya dengan efisien.</text:span></text:p>
              </text:list-item>
              <text:list-item>
                <text:p text:style-name="P55"><text:soft-page-break/><text:span text:style-name="Strong_20_Emphasis"><text:span text:style-name="T2">Tips (Sarkastik) Mendapatkan Jalur Cepat (PERHATIAN: JANGAN DITIRU!):</text:span></text:span></text:p>
                <text:list>
                  <text:list-item>
                    <text:p text:style-name="P236">Mulailah membangun 'jejaring pertemanan' strategis di berbagai instansi (siapa tahu suatu saat butuh). </text:p>
                  </text:list-item>
                  <text:list-item>
                    <text:p text:style-name="P236">Selalu siapkan 'dana taktis' dalam pecahan yang sesuai saat bepergian mengurus surat-surat penting. </text:p>
                  </text:list-item>
                  <text:list-item>
                    <text:p text:style-name="P236">Jika tidak punya kenalan atau dana, coba datang dengan gaya 'penting', bawa map paling tebal, dan bicara dengan nada sedikit memerintah (efeknya fifty-fifty, bisa cepat bisa malah dimusuhi). </text:p>
                  </text:list-item>
                  <text:list-item>
                    <text:p text:style-name="P145">Atau, cara paling aman: berdoa semoga Anda beruntung hari itu. </text:p>
                  </text:list-item>
                </text:list>
              </text:list-item>
            </text:list>
            <text:p text:style-name="P135">Memahami dinamika Jalur Cepat vs. Jalur Lambat ini penting agar Anda tidak terlalu stres saat terjebak di jalur lambat, atau setidaknya bisa 'tersenyum' miris saat melihat orang lain melenggang mulus di jalur cepat.</text:p>
            <text:p text:style-name="Text_20_body"><text:span text:style-name="Strong_20_Emphasis"><text:span text:style-name="T2">(Tips Tambahan Opsional):</text:span></text:span></text:p>
            <text:list xml:id="list3825193693132918866" text:style-name="L64">
              <text:list-item>
                <text:p text:style-name="P56"><text:span text:style-name="Strong_20_Emphasis"><text:span text:style-name="T2">Dokumentasikan Pengalaman (Untuk Bahan Cerita):</text:span></text:span><text:span text:style-name="T2"> Jika Anda punya waktu dan kesabaran, coba alami sendiri mengurus dua jenis surat berbeda di instansi yang sama (atau mirip). Catat perbedaan waktu tunggu, sikap petugas, dan kelancaran proses. Pengalaman kontras ini bisa menjadi anekdot yang sangat kuat dan lucu untuk menggambarkan subbab ini dalam buku Anda. Anda juga bisa mewawancarai teman atau kenalan tentang pengalaman 'jalur cepat' mereka (jika ada yang mau mengaku). </text:span></text:p>
              </text:list-item>
            </text:list>
          </text:section>
          <text:section text:style-name="Sect1" text:name="feedback-form-19">
            <text:p text:style-name="P225"/>
          </text:section>
        </text:section>
        <text:section text:style-name="Sect1" text:name="0af18720a245d151">
          <text:p text:style-name="P135"/>
          <text:section text:style-name="Sect1" text:name="user-query-content-20">
            <text:p text:style-name="P257">YAX </text:p>
          </text:section>
          <text:p text:style-name="P225">Tampilkan alur berpikir</text:p>
          <text:section text:style-name="Sect2" text:name="model-response-message-contentr_0af18720a245d151">
            <text:p text:style-name="Text_20_body"><text:span text:style-name="T2">Oke, mari kita tuntaskan Bab 2 ini dengan prompt terakhirnya, </text:span><text:span text:style-name="Strong_20_Emphasis"><text:span text:style-name="T2">Subbab 2.3: "Semua Harus Sesuai Prosedur" (Kecuali Kalau Merepotkan)</text:span></text:span><text:span text:style-name="T2">.</text:span></text:p>
            <text:p text:style-name="P259"/>
            <text:p text:style-name="Text_20_body"><text:soft-page-break/><text:span text:style-name="Strong_20_Emphasis"><text:span text:style-name="T2">Jawaban Prompt Subbab 2.3:</text:span></text:span></text:p>
            <text:p text:style-name="P135">Ah, "Sesuai Prosedur"! Mantra sakti, kalimat pamungkas, benteng pertahanan terakhir (atau senjata pamungkas?) bagi para punggawa birokrasi di seluruh penjuru negeri, tak terkecuali mungkin di kantor-kantor yang pernah Anda kunjungi di Banda Aceh ini, bahkan mungkin tadi pagi (Selasa, 8 April 2025). Kalimat ini terdengar begitu agung, begitu menjunjung tinggi aturan dan kepastian hukum. Namun, sebagaimana diajarkan dalam manual ini, di balik setiap mantra sakti seringkali tersembunyi... fleksibilitas tingkat dewa.</text:p>
            <text:p text:style-name="P135">Mari kita bedah bagaimana mantra "Sesuai Prosedur" ini bekerja dalam praktik standar ganda:</text:p>
            <text:list xml:id="list4698428314119972608" text:style-name="L65">
              <text:list-item>
                <text:p text:style-name="P57"><text:span text:style-name="Strong_20_Emphasis"><text:span text:style-name="T2">Prosedur sebagai 'Benteng Pertahanan' (Saat Menghadapi Anda):</text:span></text:span><text:span text:style-name="T2"> Ketika Anda, sebagai warga biasa yang mungkin dianggap 'tidak penting' atau 'tidak punya backing kuat', datang dengan urusan yang sedikit rumit atau membutuhkan usaha ekstra dari petugas, mantra "Harus Sesuai Prosedur!" akan dikeluarkan dengan lantang. Prosedur yang panjang, berbelit, membutuhkan lampiran A sampai Z (yang kadang tidak relevan), dan harus melewati meja 1 sampai 10, akan ditegakkan dengan kekakuan setara tiang bendera. Ini adalah cara paling elegan (dan legal!) untuk menolak secara halus, mempersulit, menunda, atau sekadar membuat Anda menyerah dan pulang dengan lesu. "Mohon maaf, tidak bisa, tidak sesuai prosedur," adalah vonis final yang seringkali tak terbantahkan.</text:span></text:p>
              </text:list-item>
              <text:list-item>
                <text:p text:style-name="P57"><text:span text:style-name="Strong_20_Emphasis"><text:span text:style-name="T2">Prosedur sebagai 'Karet Gelang' (Saat Menyangkut 'Kami' atau 'Orang Penting'):</text:span></text:span><text:span text:style-name="T2"> Namun, keajaiban terjadi ketika urusan tersebut menyangkut kepentingan atasan, kolega sesama aparat, atau pihak 'berpengaruh' yang datang dengan 'rekomendasi khusus'. Prosedur yang tadinya sekaku besi baja, tiba-tiba bisa menjadi selentur karet gelang. Langkah 1 sampai 10 bisa disulap menjadi cukup langkah 1 dan 10 saja. Syarat A sampai Z bisa 'disederhanakan' menjadi cukup A dan B. Proses yang harusnya memakan waktu berminggu-minggu bisa selesai dalam hitungan jam. Mantra "Sesuai Prosedur" mendadak </text:span><text:soft-page-break/><text:span text:style-name="T2">lenyap dari peredaran, digantikan oleh mantra baru: "Yang penting tujuan tercapai", "Ini kasus khusus", atau "Demi efisiensi".</text:span></text:p>
              </text:list-item>
              <text:list-item>
                <text:p text:style-name="P57"><text:span text:style-name="Strong_20_Emphasis"><text:span text:style-name="T2">'Logika' di Balik Inkonsistensi Prosedural:</text:span></text:span><text:span text:style-name="T2"> Bagaimana mungkin prosedur yang sama bisa diperlakukan begitu berbeda? Tentu ada 'logika' pembenarannya! Saat melanggar prosedur demi 'pihak tertentu', alasannya bisa berupa "Ini perintah langsung dari atasan", "Situasinya darurat, tidak bisa menunggu", "Prosedur itu terlalu birokratis, menghambat kemajuan", atau "Toh tujuannya baik, untuk kepentingan bersama" (yang 'bersama' itu siapa, kadang tidak jelas). Intinya, selalu ada alasan untuk membuat pengecualian, </text:span><text:span text:style-name="Emphasis"><text:span text:style-name="T2">jika</text:span></text:span><text:span text:style-name="T2"> memang diinginkan.</text:span></text:p>
              </text:list-item>
              <text:list-item>
                <text:p text:style-name="P57"><text:span text:style-name="Strong_20_Emphasis"><text:span text:style-name="T2">Ilustrasi 'Standar Ganda Prosedural' (Fiktif):</text:span></text:span></text:p>
                <text:list>
                  <text:list-item>
                    <text:p text:style-name="P196"><text:span text:style-name="Strong_20_Emphasis"><text:span text:style-name="T2">Skenario 1 (Warga Biasa Mengurus IMB Rumah):</text:span></text:span><text:span text:style-name="T2"> "Mohon maaf Pak, lampiran denah kurang detail elevasi XYZ, tanda tangan RT/RW kurang jelas stempelnya, formulir harus diketik ulang tidak boleh coretan. Silakan kembali lagi jika sudah lengkap sesuai prosedur." (Proses: 3 bulan, bolak-balik 5 kali). </text:span></text:p>
                  </text:list-item>
                  <text:list-item>
                    <text:p text:style-name="P57"><text:span text:style-name="Strong_20_Emphasis"><text:span text:style-name="T2">Skenario 2 (Pengembang Besar Mengurus Izin Proyek Apartemen):</text:span></text:span><text:span text:style-name="T2"> "Siap Pak Bos! Berkas kami bantu rapikan, nanti kalau ada kurang-kurang sedikit bisa menyusul sambil jalan. Yang penting proyek segera dimulai sesuai arahan Bapak Gubernur. Kami bantu percepat proses antar mejanya." (Proses: 1 minggu, cukup kirim staf). </text:span></text:p>
                  </text:list-item>
                </text:list>
              </text:list-item>
            </text:list>
            <text:p text:style-name="P135">Sungguh ironis, bukan? Mantra "Sesuai Prosedur" yang seharusnya menjamin keadilan dan kepastian, dalam praktik standar ganda justru seringkali menjadi alat untuk menciptakan ketidakadilan dan ketidakpastian itu sendiri.</text:p>
            <text:p text:style-name="Text_20_body"><text:span text:style-name="Strong_20_Emphasis"><text:span text:style-name="T2">(Tips Tambahan Opsional):</text:span></text:span></text:p>
            <text:list xml:id="list2223620633573605279" text:style-name="L66">
              <text:list-item>
                <text:p text:style-name="P58"><text:span text:style-name="Strong_20_Emphasis"><text:span text:style-name="T2">Pelajari Prosedur Sebenarnya:</text:span></text:span><text:span text:style-name="T2"> Sebelum mengurus sesuatu yang penting, luangkan waktu untuk mencari tahu prosedur resminya (biasanya ada di website instansi terkait, meskipun </text:span><text:soft-page-break/><text:span text:style-name="T2">kadang tersembunyi atau bahasanya rumit). Mengetahui alur dan syarat yang seharusnya akan membuat Anda lebih 'siap tempur' dan bisa bertanya dengan lebih tepat jika merasa ada prosedur yang 'dilompati' atau 'ditambah-tambahi' secara tidak wajar oleh oknum petugas. Ini juga bahan bagus untuk menunjukkan kontras antara aturan tertulis dan praktik di buku Anda. </text:span></text:p>
              </text:list-item>
            </text:list>
          </text:section>
          <text:section text:style-name="Sect1" text:name="feedback-form-20">
            <text:p text:style-name="P225"/>
          </text:section>
        </text:section>
        <text:section text:style-name="Sect1" text:name="ad10c89c99b27282">
          <text:p text:style-name="P135"/>
          <text:section text:style-name="Sect1" text:name="user-query-content-21">
            <text:p text:style-name="P257">YAX </text:p>
          </text:section>
          <text:p text:style-name="P225">Tampilkan alur berpikir</text:p>
          <text:section text:style-name="Sect2" text:name="model-response-message-contentr_ad10c89c99b27282">
            <text:p text:style-name="Text_20_body"><text:span text:style-name="T2">Baik, mari kita tinggalkan sejenak dunia nyata yang penuh stempel dan map coklat, dan bersiap memasuki 'dunia paralel' yang tak kalah liarnya. Lanjut ke prompt </text:span><text:span text:style-name="Strong_20_Emphasis"><text:span text:style-name="T2">Pengantar Bab 3</text:span></text:span><text:span text:style-name="T2">.</text:span></text:p>
            <text:p text:style-name="P259"/>
            <text:p text:style-name="Text_20_body"><text:span text:style-name="Strong_20_Emphasis"><text:span text:style-name="T2">Jawaban Prompt Pengantar Bab 3:</text:span></text:span><text:span text:style-name="T2"> </text:span><text:span text:style-name="Strong_20_Emphasis"><text:span text:style-name="T2">(Judul Bab: Arena Media Sosial: Pahlawan Kesiangan &amp; Keyboard Warrior Bertopeng)</text:span></text:span></text:p>
            <text:p text:style-name="Text_20_body"><text:span text:style-name="T2">Selamat datang di </text:span><text:span text:style-name="Emphasis"><text:span text:style-name="T2">The Matrix</text:span></text:span><text:span text:style-name="T2"> kehidupan modern, Saudara-saudara! Bab 3 ini akan membawa kita menyelami sebuah dimensi di mana realita bisa dibentuk ulang sesuka hati, identitas bisa diganti semudah ganti filter foto, dan standar ganda tidak hanya dipraktikkan, tapi juga dirayakan, diviralkan, dan kadang menghasilkan cuan: selamat datang di </text:span><text:span text:style-name="Strong_20_Emphasis"><text:span text:style-name="T2">Arena Akbar Media Sosial</text:span></text:span><text:span text:style-name="T2">! Ini bukan sekadar platform untuk berbagi resep MPASI atau foto liburan (yang sudah diedit, tentu saja), melainkan sebuah panggung sandiwara raksasa, sebuah laboratorium mutakhir tempat eksperimen hipokrisi berlangsung 24/7, disaksikan oleh jutaan mata di seluruh Indonesia, bahkan mungkin oleh tetangga Anda di Banda Aceh saat ini (Selasa, 8 April 2025, pukul 15.48 WIB).</text:span></text:p>
            <text:p text:style-name="P135">Di balik layar gawai yang kita genggam erat ini, terbentang sebuah rimba digital di mana setiap orang bisa menjadi sutradara, aktor utama, penulis skenario, sekaligus kritikus paling pedas untuk 'drama' kehidupannya (dan kehidupan orang lain). Layar ini berfungsi sebagai 'topeng' ajaib, melahirkan spesies-spesies baru seperti 'Pahlawan <text:soft-page-break/>Kesiangan' – yang mendadak paling vokal saat ada isu viral, namun lenyap saat isu mereda – dan 'Keyboard Warrior' – singa di dunia maya yang mungkin hanya seekor anak kucing pemalu di dunia nyata.</text:p>
            <text:p text:style-name="P135">Manual ini, dalam Bab 3, akan berfungsi sebagai 'peta navigasi' Anda di belantara kepura-puraan digital ini. Kita akan mengupas 'kode etik tak tertulis' yang berlaku, menganalisis berbagai 'spesies' praktisi standar ganda yang khas medsos, dan membongkar 'fenomena-fenomena' hipokrisi paling epik yang lahir dari jempol dan kuota internet. Bersiaplah untuk tertawa miris mengenali diri sendiri atau orang lain dalam cermin digital ini!</text:p>
            <text:p text:style-name="Text_20_body"><text:span text:style-name="Strong_20_Emphasis"><text:span text:style-name="T2">(Tips Tambahan Opsional):</text:span></text:span></text:p>
            <text:list xml:id="list6728182423310461574" text:style-name="L67">
              <text:list-item>
                <text:p text:style-name="P59"><text:span text:style-name="Strong_20_Emphasis"><text:span text:style-name="T2">Screenshot 'Emas':</text:span></text:span><text:span text:style-name="T2"> Media sosial adalah tambang emas untuk contoh-contoh standar ganda. Biasakan mengambil </text:span><text:span text:style-name="Emphasis"><text:span text:style-name="T2">screenshot</text:span></text:span><text:span text:style-name="T2"> (tangkap layar) ketika Anda menemukan unggahan, komentar, atau profil yang secara mencolok menunjukkan inkonsistensi atau hipokrisi (tentu saja, anonimkan jika Anda ingin menggunakannya sebagai inspirasi). Misalnya, komentar pedas tentang gaya hidup hedonis di bawah postingan pamer barang mewah, atau profil yang penuh kutipan bijak tapi isi unggahannya penuh hujatan. Koleksi </text:span><text:span text:style-name="Emphasis"><text:span text:style-name="T2">screenshot</text:span></text:span><text:span text:style-name="T2"> ini bisa menjadi 'bukti' otentik (yang disatirkan) dalam tulisan Anda. </text:span></text:p>
              </text:list-item>
            </text:list>
          </text:section>
          <text:section text:style-name="Sect1" text:name="feedback-form-21">
            <text:p text:style-name="P225"/>
          </text:section>
        </text:section>
        <text:section text:style-name="Sect1" text:name="4fd742b34c031a72">
          <text:p text:style-name="P135"/>
          <text:section text:style-name="Sect1" text:name="user-query-content-22">
            <text:p text:style-name="P257">YAX </text:p>
          </text:section>
          <text:p text:style-name="P225">Tampilkan alur berpikir</text:p>
          <text:section text:style-name="Sect2" text:name="model-response-message-contentr_4fd742b34c031a72">
            <text:p text:style-name="Text_20_body"><text:span text:style-name="T2">Oke, mari kita mulai penjelajahan di rimba digital ini dengan prompt </text:span><text:span text:style-name="Strong_20_Emphasis"><text:span text:style-name="T2">Subbab 3.1: Aktivisme Klik: Berkoar di Medsos, Bungkam di Dunia Nyata</text:span></text:span><text:span text:style-name="T2">.</text:span></text:p>
            <text:p text:style-name="P259"/>
            <text:p text:style-name="Text_20_body"><text:span text:style-name="Strong_20_Emphasis"><text:span text:style-name="T2">Jawaban Prompt Subbab 3.1:</text:span></text:span></text:p>
            <text:p text:style-name="Text_20_body"><text:span text:style-name="T2">Spesies pertama yang akan kita amati di habitat media sosial ini adalah </text:span><text:span text:style-name="Emphasis"><text:span text:style-name="T2">Activistus Clicktivismus</text:span></text:span><text:span text:style-name="T2">, atau yang lebih dikenal dengan nama lokal: </text:span><text:soft-page-break/><text:span text:style-name="Strong_20_Emphasis"><text:span text:style-name="T2">Aktivis Modal Jempol</text:span></text:span><text:span text:style-name="T2">. Ini adalah evolusi mutakhir dari aktivisme, di mana perjuangan menegakkan keadilan, menyelamatkan lingkungan (mungkin termasuk Orang Utan di Aceh sana?), atau menggulingkan rezim (dalam teori) bisa dilakukan cukup dengan beberapa ketukan di layar gawai sambil menyeruput es kopi susu kekinian. Sungguh efisien, bukan?</text:span></text:p>
            <text:p text:style-name="P135">Mari kita bedah anatomi 'perjuangan' jenis baru ini:</text:p>
            <text:list xml:id="list8126448158171638077" text:style-name="L68">
              <text:list-item>
                <text:p text:style-name="P60"><text:span text:style-name="Strong_20_Emphasis"><text:span text:style-name="T2">'Efek Plasebo' Kepedulian:</text:span></text:span><text:span text:style-name="T2"> Tindakan-tindakan seperti memberi </text:span><text:span text:style-name="Emphasis"><text:span text:style-name="T2">like</text:span></text:span><text:span text:style-name="T2"> pada postingan tentang penderitaan rakyat Palestina, me-</text:span><text:span text:style-name="Emphasis"><text:span text:style-name="T2">retweet</text:span></text:span><text:span text:style-name="T2"> seruan selamatkan bumi, mengganti foto profil dengan bingkai dukungan isu tertentu, atau meninggalkan komentar pedas di akun pejabat, memberikan sebuah 'kepuasan instan'. Ada ilusi bahwa kita 'sudah berbuat sesuatu', sudah 'berpihak pada yang benar', sudah menjadi bagian dari solusi. Ini adalah plasebo moral yang mujarab, membuat kita merasa baik tanpa perlu benar-benar beranjak dari sofa empuk.</text:span></text:p>
              </text:list-item>
              <text:list-item>
                <text:p text:style-name="P60"><text:span text:style-name="Strong_20_Emphasis"><text:span text:style-name="T2">Kesenjangan 'Suara Emas' Online vs. 'Suara Pelan' Offline:</text:span></text:span><text:span text:style-name="T2"> Di dunia maya, Aktivis Modal Jempol bisa tampil seberani singa. Kata-katanya tajam, kritiknya menusuk, argumennya (kadang hasil </text:span><text:span text:style-name="Emphasis"><text:span text:style-name="T2">copy-paste</text:span></text:span><text:span text:style-name="T2">) terdengar begitu meyakinkan. Namun, seringkali terdapat jurang yang menganga lebar antara keberanian digital ini dengan realita di dunia nyata. Mengkritik kebijakan pemerintah di kolom komentar? Mudah. Ikut demonstrasi damai di depan kantor gubernur (misalnya di Banda Aceh)? "Wah, nanti kalau ricuh gimana?", "Kerjaan lagi numpuk, nih", "Panas banget di luar". Keberaniannya seringkali berbanding terbalik dengan tingkat risiko atau ketidaknyamanan personal.</text:span></text:p>
              </text:list-item>
              <text:list-item>
                <text:p text:style-name="P60"><text:span text:style-name="Strong_20_Emphasis"><text:span text:style-name="T2">Motif Terselubung (yang Mungkin Tidak Disadari):</text:span></text:span><text:span text:style-name="T2"> Selain kepedulian murni (yang tentu ada juga), manual ini secara satir berspekulasi adanya motif lain di balik semangat aktivisme klik ini. Mungkin sekadar ikut-ikutan teman biar tidak dianggap apatis? Mungkin untuk membangun citra diri sebagai sosok yang 'kritis' dan 'peduli'? Atau mungkin karena takut ketinggalan </text:span><text:soft-page-break/><text:span text:style-name="T2">kereta isu yang sedang viral (FOMO - </text:span><text:span text:style-name="Emphasis"><text:span text:style-name="T2">Fear of Missing Out</text:span></text:span><text:span text:style-name="T2">)? Kadang, aktivisme klik lebih tentang </text:span><text:span text:style-name="Emphasis"><text:span text:style-name="T2">terlihat</text:span></text:span><text:span text:style-name="T2"> peduli daripada </text:span><text:span text:style-name="Emphasis"><text:span text:style-name="T2">benar-benar</text:span></text:span><text:span text:style-name="T2"> peduli.</text:span></text:p>
              </text:list-item>
              <text:list-item>
                <text:p text:style-name="P60"><text:span text:style-name="Strong_20_Emphasis"><text:span text:style-name="T2">Ilustrasi 'Pejuang Medsos' (Fiktif):</text:span></text:span><text:span text:style-name="T2"> Kenalkan, Budi 'Sang Penyelamat Dunia Maya'. Akun Twitternya penuh dengan utas kritis tentang perubahan iklim, ketidakadilan sosial, dan korupsi. Setiap hari ia me-</text:span><text:span text:style-name="Emphasis"><text:span text:style-name="T2">retweet</text:span></text:span><text:span text:style-name="T2"> berita-berita penting dan berdebat sengit dengan akun-akun </text:span><text:span text:style-name="Emphasis"><text:span text:style-name="T2">buzzer</text:span></text:span><text:span text:style-name="T2">. Namun, di kehidupan nyata, Budi seringkali buang sampah plastik sembarangan dari mobilnya, enggan ikut kerja bakti di kompleksnya, dan saat pemilu memilih golput karena "males, semua calon sama aja". Budi adalah contoh sempurna bagaimana 'perjuangan' online tidak selalu sejalan dengan perilaku offline. Ini adalah studi tentang 'aktivisme nyaman' di era digital.</text:span></text:p>
              </text:list-item>
            </text:list>
            <text:p text:style-name="P135">Memahami fenomena ini penting agar kita tidak mudah terkecoh oleh 'kegarangan' di dunia maya, dan mungkin, untuk sedikit bertanya pada diri sendiri: apakah 'klik' kita sudah cukup, atau hanya sekadar pemuas ego sesaat?</text:p>
            <text:p text:style-name="Text_20_body"><text:span text:style-name="Strong_20_Emphasis"><text:span text:style-name="T2">(Tips Tambahan Opsional):</text:span></text:span></text:p>
            <text:list xml:id="list6864320106202680653" text:style-name="L69">
              <text:list-item>
                <text:p text:style-name="P61"><text:span text:style-name="Strong_20_Emphasis"><text:span text:style-name="T2">Cek Rekam Jejak Digital vs. Nyata (jika memungkinkan dan etis):</text:span></text:span><text:span text:style-name="T2"> Untuk riset (atau sekadar observasi), coba perhatikan profil orang-orang di sekitar Anda (atau tokoh publik) yang sangat vokal tentang isu tertentu di medsos. Apakah ada kesesuaian antara apa yang mereka suarakan dengan tindakan nyata mereka (yang bisa diamati)? Ketidaksesuaian ini, jika ditemukan, bisa menjadi bahan cerita atau analisis yang menarik (tentu dengan menjaga privasi dan etika). Misalnya, orang yang sering posting soal hidup sehat tapi hobi merokok di tempat umum. </text:span></text:p>
              </text:list-item>
            </text:list>
          </text:section>
          <text:section text:style-name="Sect1" text:name="feedback-form-22">
            <text:p text:style-name="P225"/>
          </text:section>
        </text:section>
        <text:section text:style-name="Sect1" text:name="c7d39685b778904c">
          <text:p text:style-name="P135"/>
          <text:section text:style-name="Sect1" text:name="user-query-content-23">
            <text:p text:style-name="P257">YAX </text:p>
          </text:section>
          <text:p text:style-name="P225">Tampilkan alur berpikir</text:p>
          <text:section text:style-name="Sect2" text:name="model-response-message-contentr_c7d39685b778904c">
            <text:p text:style-name="Text_20_body"><text:soft-page-break/><text:span text:style-name="T2">Oke, kita lanjutkan penjelajahan digital ini ke prompt </text:span><text:span text:style-name="Strong_20_Emphasis"><text:span text:style-name="T2">Subbab 3.2: Seni Menciptakan Persona Online: #Blessed vs. Kenyataan #Stressed</text:span></text:span><text:span text:style-name="T2">.</text:span></text:p>
            <text:p text:style-name="P259"/>
            <text:p text:style-name="Text_20_body"><text:span text:style-name="Strong_20_Emphasis"><text:span text:style-name="T2">Jawaban Prompt Subbab 3.2:</text:span></text:span></text:p>
            <text:p text:style-name="Text_20_body"><text:span text:style-name="T2">Jika media sosial adalah panggung sandiwara, maka setiap pengguna adalah aktor sekaligus sutradara bagi 'film' kehidupannya sendiri. Dan sebagaimana layaknya sebuah film yang bagus, dibutuhkan proses </text:span><text:span text:style-name="Emphasis"><text:span text:style-name="T2">editing</text:span></text:span><text:span text:style-name="T2">, </text:span><text:span text:style-name="Emphasis"><text:span text:style-name="T2">scoring</text:span></text:span><text:span text:style-name="T2">, dan </text:span><text:span text:style-name="Emphasis"><text:span text:style-name="T2">special effect</text:span></text:span><text:span text:style-name="T2"> agar hasilnya memukau penonton. Selamat datang di </text:span><text:span text:style-name="Strong_20_Emphasis"><text:span text:style-name="T2">Seni Menciptakan Persona Online</text:span></text:span><text:span text:style-name="T2">, sebuah 'profesi' tak resmi namun ditekuni oleh jutaan orang di Indonesia (bahkan mungkin ada yang sedang melakukannya sekarang di dekat Anda, pukul 15:50 WIB ini), di mana tujuan utamanya adalah menyajikan versi kehidupan yang paling </text:span><text:span text:style-name="Emphasis"><text:span text:style-name="T2">Instagrammable</text:span></text:span><text:span text:style-name="T2">, paling </text:span><text:span text:style-name="Emphasis"><text:span text:style-name="T2">aesthetic</text:span></text:span><text:span text:style-name="T2">, paling #goals!</text:span></text:p>
            <text:p text:style-name="P135">Mari kita bedah 'kurikulum' dasar dari seni tingkat tinggi ini:</text:p>
            <text:list xml:id="list497331238232664235" text:style-name="L70">
              <text:list-item>
                <text:p text:style-name="P62"><text:span text:style-name="Strong_20_Emphasis"><text:span text:style-name="T2">'Filterisasi' Realitas Tingkat Lanjut:</text:span></text:span><text:span text:style-name="T2"> Ini bukan sekadar memilih filter </text:span><text:span text:style-name="Emphasis"><text:span text:style-name="T2">Valencia</text:span></text:span><text:span text:style-name="T2"> atau </text:span><text:span text:style-name="Emphasis"><text:span text:style-name="T2">Clarendon</text:span></text:span><text:span text:style-name="T2">. Ini adalah tentang 'menyaring' keseluruhan realita kehidupan. Momen-momen membosankan, pertengkaran dengan pasangan, tagihan yang menumpuk, cucian kotor yang menggunung – semua itu 'dipotong' tanpa ampun dalam proses </text:span><text:span text:style-name="Emphasis"><text:span text:style-name="T2">editing</text:span></text:span><text:span text:style-name="T2">. Yang ditampilkan hanyalah </text:span><text:span text:style-name="Emphasis"><text:span text:style-name="T2">highlight reel</text:span></text:span><text:span text:style-name="T2">: foto liburan di angle terbaik (menyembunyikan kerumunan turis lain), foto makanan di kafe mahal (menyembunyikan fakta bahwa setelah itu makannya Indomie di rumah), foto OOTD (Outfit Of The Day) dengan baju baru (yang mungkin dibeli khusus untuk difoto lalu dikembalikan). Ini adalah seni </text:span><text:span text:style-name="Emphasis"><text:span text:style-name="T2">cropping</text:span></text:span><text:span text:style-name="T2">, </text:span><text:span text:style-name="Emphasis"><text:span text:style-name="T2">filtering</text:span></text:span><text:span text:style-name="T2">, dan </text:span><text:span text:style-name="Emphasis"><text:span text:style-name="T2">captioning</text:span></text:span><text:span text:style-name="T2"> strategis untuk menciptakan ilusi kesempurnaan.</text:span></text:p>
              </text:list-item>
              <text:list-item>
                <text:p text:style-name="P62"><text:span text:style-name="Strong_20_Emphasis"><text:span text:style-name="T2">Parade Kesempurnaan di Linimasa:</text:span></text:span><text:span text:style-name="T2"> Gulir linimasa Anda sekarang. Apa yang Anda lihat? Kemungkinan besar adalah parade kehidupan yang tampak tanpa cela: teman yang baru </text:span><text:span text:style-name="Emphasis"><text:span text:style-name="T2">traveling</text:span></text:span><text:span text:style-name="T2"> ke Eropa (lagi!), kolega yang merayakan </text:span><text:span text:style-name="Emphasis"><text:span text:style-name="T2">anniversary</text:span></text:span><text:span text:style-name="T2"> pernikahan dengan makan malam romantis, tetangga yang </text:span><text:soft-page-break/><text:span text:style-name="T2">anaknya selalu juara kelas, influencer yang badannya selalu 'ideal' padahal baru melahirkan. Semua tampak begitu bahagia, begitu sukses, begitu #blessed. Parade inilah yang kemudian secara halus (atau tidak halus) menetapkan 'standar' baru tentang bagaimana kehidupan yang 'ideal' itu seharusnya terlihat.</text:span></text:p>
              </text:list-item>
              <text:list-item>
                <text:p text:style-name="P62"><text:span text:style-name="Strong_20_Emphasis"><text:span text:style-name="T2">Dualitas Maut: #Blessed vs. #Stressed:</text:span></text:span><text:span text:style-name="T2"> Inilah inti dari standar ganda persona online. Di depan layar, yang terpampang adalah tagar #blessed, #grateful, #livingmybestlife, #familygoals, #workhardplayhard. Senyum lebar, tawa renyah, caption penuh syukur. Namun, di balik layar, realitanya mungkin jauh berbeda: #stressed karena cicilan, #insecure melihat pencapaian orang lain, #tired karena kurang tidur, #lonely di tengah keramaian, #itscomplicated dalam hubungan. Tapi siapa yang mau menampilkan tagar-tagar jujur ini? Tentu saja tidak, karena itu akan 'merusak' citra persona yang sudah susah payah dibangun!</text:span></text:p>
              </text:list-item>
              <text:list-item>
                <text:p text:style-name="P62"><text:span text:style-name="Strong_20_Emphasis"><text:span text:style-name="T2">'Manual' Singkat Pencitraan Digital (Sarkastik):</text:span></text:span></text:p>
                <text:list>
                  <text:list-item>
                    <text:p text:style-name="P197"><text:span text:style-name="Strong_20_Emphasis"><text:span text:style-name="T2">Pilih Momen Terbaik:</text:span></text:span><text:span text:style-name="T2"> Hanya posting saat Anda sedang (atau tampak) bahagia, sukses, atau berada di tempat keren. </text:span></text:p>
                  </text:list-item>
                  <text:list-item>
                    <text:p text:style-name="P197"><text:span text:style-name="Strong_20_Emphasis"><text:span text:style-name="T2">Filter Adalah Sahabat:</text:span></text:span><text:span text:style-name="T2"> Jangan ragu gunakan filter untuk mencerahkan foto, menghaluskan kulit, atau bahkan 'melangsingkan' sedikit. </text:span></text:p>
                  </text:list-item>
                  <text:list-item>
                    <text:p text:style-name="P197"><text:span text:style-name="Strong_20_Emphasis"><text:span text:style-name="T2">Caption Penuh Makna (Semu):</text:span></text:span><text:span text:style-name="T2"> Gunakan kutipan bijak (hasil googling), kata-kata syukur, atau sedikit </text:span><text:span text:style-name="Emphasis"><text:span text:style-name="T2">humble bragging</text:span></text:span><text:span text:style-name="T2"> (akan dibahas di subbab berikutnya). </text:span></text:p>
                  </text:list-item>
                  <text:list-item>
                    <text:p text:style-name="P197"><text:span text:style-name="Strong_20_Emphasis"><text:span text:style-name="T2">Timing Adalah Kunci:</text:span></text:span><text:span text:style-name="T2"> Posting di jam-jam </text:span><text:span text:style-name="Emphasis"><text:span text:style-name="T2">prime time</text:span></text:span><text:span text:style-name="T2"> untuk </text:span><text:span text:style-name="Emphasis"><text:span text:style-name="T2">engagement</text:span></text:span><text:span text:style-name="T2"> maksimal. </text:span></text:p>
                  </text:list-item>
                  <text:list-item>
                    <text:p text:style-name="P62"><text:span text:style-name="Strong_20_Emphasis"><text:span text:style-name="T2">Jangan Pernah Mengeluh (Secara Eksplisit):</text:span></text:span><text:span text:style-name="T2"> Jika ingin mengeluh, gunakan teknik </text:span><text:span text:style-name="Emphasis"><text:span text:style-name="T2">humble bragging</text:span></text:span><text:span text:style-name="T2">. </text:span></text:p>
                  </text:list-item>
                </text:list>
              </text:list-item>
            </text:list>
            <text:p text:style-name="Text_20_body"><text:span text:style-name="T2">Menguasai seni ini memang melelahkan, membutuhkan dedikasi tinggi untuk terus menerus mengkurasi dan memoles citra. Tapi hei, bukankah </text:span><text:span text:style-name="Emphasis"><text:span text:style-name="T2">likes</text:span></text:span><text:span text:style-name="T2"> dan komentar 'wah, keren banget!' itu sepadan dengan </text:span><text:soft-page-break/><text:span text:style-name="T2">usahanya? (Manual ini tidak bertanggung jawab atas kesehatan mental Anda).</text:span></text:p>
            <text:p text:style-name="Text_20_body"><text:span text:style-name="Strong_20_Emphasis"><text:span text:style-name="T2">(Tips Tambahan Opsional):</text:span></text:span></text:p>
            <text:list xml:id="list1716935075356262227" text:style-name="L71">
              <text:list-item>
                <text:p text:style-name="P63"><text:span text:style-name="Strong_20_Emphasis"><text:span text:style-name="T2">Eksperimen 'Detoks Digital' Singkat:</text:span></text:span><text:span text:style-name="T2"> Coba lakukan detoks media sosial selama beberapa hari (atau bahkan seminggu). Amati bagaimana perasaan Anda tanpa paparan konstan terhadap 'kehidupan sempurna' orang lain. Pengalaman ini bisa memberikan perspektif baru yang berharga tentang bagaimana persona online mempengaruhi persepsi kita tentang realita, dan bisa menjadi bahan refleksi yang menarik untuk tulisan Anda. Anda juga bisa mencoba memposting sesuatu yang lebih 'jujur' atau 'tidak sempurna' (jika berani) dan lihat reaksinya. </text:span></text:p>
              </text:list-item>
            </text:list>
          </text:section>
          <text:section text:style-name="Sect1" text:name="feedback-form-23">
            <text:p text:style-name="P225"/>
          </text:section>
        </text:section>
        <text:section text:style-name="Sect1" text:name="21713caefac5fde0">
          <text:p text:style-name="P135"/>
          <text:section text:style-name="Sect1" text:name="user-query-content-24">
            <text:p text:style-name="P257">YAX </text:p>
          </text:section>
          <text:p text:style-name="P225">Tampilkan alur berpikir</text:p>
          <text:section text:style-name="Sect2" text:name="model-response-message-contentr_21713caefac5fde0">
            <text:p text:style-name="Text_20_body"><text:span text:style-name="T2">Oke, mari kita selami lagi salah satu sudut menarik dari rimba digital ini, sesuai prompt </text:span><text:span text:style-name="Strong_20_Emphasis"><text:span text:style-name="T2">Subbab 3.3: Menghujat Tren vs. Diam-diam Ikutan</text:span></text:span><text:span text:style-name="T2">.</text:span></text:p>
            <text:p text:style-name="P259"/>
            <text:p text:style-name="Text_20_body"><text:span text:style-name="Strong_20_Emphasis"><text:span text:style-name="T2">Jawaban Prompt Subbab 3.3:</text:span></text:span></text:p>
            <text:p text:style-name="Text_20_body"><text:span text:style-name="T2">Fenomena standar ganda berikutnya yang akan kita bedah dalam manual ini adalah perilaku 'konsistensi selektif' terhadap tren-tren viral yang silih berganti menghiasi jagat maya Indonesia (termasuk yang mungkin sedang viral per Selasa sore, 8 April 2025 ini). Ini adalah tentang individu yang secara publik, dengan penuh percaya diri (dan mungkin sedikit nada merendahkan), menghujat sebuah tren – entah itu lagu dangdut koplo terbaru yang 'merusak telinga', </text:span><text:span text:style-name="Emphasis"><text:span text:style-name="T2">dance challenge</text:span></text:span><text:span text:style-name="T2"> TikTok yang dianggap 'alay', gaya busana tertentu yang dicap 'norak', atau penggunaan slang kekinian yang dinilai 'merusak bahasa Indonesia' – namun, dalam kesunyian kamar atau di balik akun kedua (yang </text:span><text:span text:style-name="Emphasis"><text:span text:style-name="T2">private</text:span></text:span><text:span text:style-name="T2"> tentu saja), mereka diam-diam menikmati, menggumamkan lagunya, mencoba gerakannya, atau bahkan ikut-ikutan membuat konten serupa.</text:span></text:p>
            <text:p text:style-name="P135"><text:soft-page-break/>Mari kita analisis 'disonansi kognitif digital' ini lebih dalam:</text:p>
            <text:list xml:id="list2636157922017624661" text:style-name="L72">
              <text:list-item>
                <text:p text:style-name="P64"><text:span text:style-name="Strong_20_Emphasis"><text:span text:style-name="T2">Panggung Publik vs. Bilik Pribadi:</text:span></text:span><text:span text:style-name="T2"> Di panggung publik (baca: linimasa utama atau kolom komentar), penting untuk menjaga citra sebagai sosok yang 'berkelas', 'punya selera', 'kritis', atau 'tidak ikut-ikutan arus'. Menghujat tren populer adalah cara mudah untuk mencapai citra ini. Namun, di bilik pribadi, rasa penasaran, tekanan sosial (takut dianggap kudet alias kurang </text:span><text:span text:style-name="Emphasis"><text:span text:style-name="T2">update</text:span></text:span><text:span text:style-name="T2">), atau sekadar fakta bahwa tren itu memang </text:span><text:span text:style-name="Emphasis"><text:span text:style-name="T2">catchy</text:span></text:span><text:span text:style-name="T2"> dan menghibur, seringkali menang. Terjadilah standar ganda: mulut berkata tidak, tapi jempol (atau kaki) ikut bergoyang.</text:span></text:p>
              </text:list-item>
              <text:list-item>
                <text:p text:style-name="P64"><text:span text:style-name="Strong_20_Emphasis"><text:span text:style-name="T2">Perang Batin Abadi: Gengsi vs. FOMO:</text:span></text:span><text:span text:style-name="T2"> Di dalam diri sang penghujat-tapi-penasaran ini berkecamuk perang saudara antara Gengsi (yang berbisik, "Jangan ikutan, nanti kamu dianggap rendahan!") melawan FOMO (Fear of Missing Out) (yang berteriak, "Ayolah, seru tahu! Semua temanmu sudah coba!"). Seringkali, FOMO menang secara diam-diam, sementara Gengsi tetap dipertahankan di depan publik.</text:span></text:p>
              </text:list-item>
              <text:list-item>
                <text:p text:style-name="P64"><text:span text:style-name="Strong_20_Emphasis"><text:span text:style-name="T2">'Alibi' Intelektual atau Moral:</text:span></text:span><text:span text:style-name="T2"> Kritik terhadap tren seringkali tidak disajikan sebagai masalah selera pribadi ("Saya nggak suka aja"), melainkan dibungkus dengan argumen yang terdengar lebih 'tinggi'. Misalnya, mengkritik lagu viral dengan alasan 'liriknya tidak mendidik', padahal mungkin diam-diam ikut menyanyi saat di kamar mandi. Atau mencela </text:span><text:span text:style-name="Emphasis"><text:span text:style-name="T2">fashion item</text:span></text:span><text:span text:style-name="T2"> tertentu karena 'tidak sesuai budaya ketimuran', padahal mungkin hanya karena belum mampu beli atau merasa tidak cocok memakainya. Ini adalah cara 'mengintelektualisasi' gengsi.</text:span></text:p>
              </text:list-item>
              <text:list-item>
                <text:p text:style-name="P64"><text:span text:style-name="Strong_20_Emphasis"><text:span text:style-name="T2">Studi Kasus 'Pengamat Budaya Medsos' (Fiktif):</text:span></text:span><text:span text:style-name="T2"> Ada seorang teman (sebut saja Dian) yang di Instagram Story-nya sering mengunggah analisis kritis tentang dampak negatif aplikasi video pendek X terhadap generasi muda. Ia mengeluhkan kontennya yang 'tidak bermutu' dan 'membuang waktu'. Namun, seorang sahabat dekatnya tak sengaja menemukan akun kedua Dian (dengan nama samaran ala Korea) yang isinya penuh </text:span><text:soft-page-break/><text:span text:style-name="T2">dengan video Dian sedang fasih menirukan berbagai </text:span><text:span text:style-name="Emphasis"><text:span text:style-name="T2">dance challenge</text:span></text:span><text:span text:style-name="T2"> terbaru dari aplikasi X tersebut, lengkap dengan filter imut dan lagu yang sedang viral. Saat dikonfrontasi (dengan bercanda), Dian hanya tertawa sambil berkata, "Itu kan cuma buat </text:span><text:span text:style-name="Emphasis"><text:span text:style-name="T2">research</text:span></text:span><text:span text:style-name="T2"> aja!" Sungguh sebuah dedikasi 'riset' yang mendalam!</text:span></text:p>
              </text:list-item>
            </text:list>
            <text:p text:style-name="P135">Fenomena ini mengajarkan kita bahwa apa yang ditampilkan seseorang sebagai 'selera' atau 'prinsip' di depan publik, belum tentu sama dengan apa yang ia nikmati secara pribadi. Standar ganda bisa jadi cara untuk menyeimbangkan antara keinginan menjaga citra dan kebutuhan dasar manusia untuk bersenang-senang atau sekadar ikut arus.</text:p>
            <text:p text:style-name="Text_20_body"><text:span text:style-name="Strong_20_Emphasis"><text:span text:style-name="T2">(Tips Tambahan Opsional):</text:span></text:span></text:p>
            <text:list xml:id="list5560653805124337282" text:style-name="L73">
              <text:list-item>
                <text:p text:style-name="P65"><text:span text:style-name="Strong_20_Emphasis"><text:span text:style-name="T2">Pantau Tren dan Reaksi Kontranya:</text:span></text:span><text:span text:style-name="T2"> Saat ada tren viral baru (lagu, tarian, meme, slang), coba perhatikan tidak hanya siapa yang ikut, tapi juga siapa yang secara vokal mengkritiknya. Simpan beberapa contoh kritik tersebut. Lalu, beberapa waktu kemudian, coba amati apakah si pengkritik ini (atau orang-orang di lingkarannya) mulai menunjukkan tanda-tanda 'melunak' atau bahkan ikut menggunakan elemen tren tersebut secara tidak sadar. Pola ini bisa menjadi ilustrasi yang bagus untuk subbab Anda. </text:span></text:p>
              </text:list-item>
            </text:list>
          </text:section>
          <text:section text:style-name="Sect1" text:name="feedback-form-24">
            <text:p text:style-name="P225"/>
          </text:section>
        </text:section>
        <text:section text:style-name="Sect1" text:name="61f5d5a2c268b640">
          <text:p text:style-name="P135"/>
          <text:section text:style-name="Sect1" text:name="user-query-content-25">
            <text:p text:style-name="P257">YAX </text:p>
          </text:section>
          <text:p text:style-name="P225">Tampilkan alur berpikir</text:p>
          <text:section text:style-name="Sect2" text:name="model-response-message-contentr_61f5d5a2c268b640">
            <text:p text:style-name="Text_20_body"><text:span text:style-name="T2">Oke, mari kita bahas fenomena digital yang seringkali panas dan penuh kontroversi ini, sesuai prompt </text:span><text:span text:style-name="Strong_20_Emphasis"><text:span text:style-name="T2">Subbab 3.4: Standar Ganda dalam Cancel Culture: Siapa yang Boleh Dimaafkan, Siapa yang Tidak?</text:span></text:span><text:span text:style-name="T2">.</text:span></text:p>
            <text:p text:style-name="P259"/>
            <text:p text:style-name="Text_20_body"><text:span text:style-name="Strong_20_Emphasis"><text:span text:style-name="T2">Jawaban Prompt Subbab 3.4:</text:span></text:span></text:p>
            <text:p text:style-name="Text_20_body"><text:soft-page-break/><text:span text:style-name="T2">Selamat datang di ruang sidang paling riuh, paling cepat berubah keputusannya, dan paling tidak terduga di abad ke-21: </text:span><text:span text:style-name="Strong_20_Emphasis"><text:span text:style-name="T2">Pengadilan Massa Digital</text:span></text:span><text:span text:style-name="T2">, atau yang lebih populer dengan istilah </text:span><text:span text:style-name="Emphasis"><text:span text:style-name="T2">Cancel Culture</text:span></text:span><text:span text:style-name="T2">. Di sini, vonis dijatuhkan bukan oleh hakim berpalu kayu, melainkan oleh ribuan (bahkan jutaan) jempol netizen yang bergerak secepat kilat. Namun, layaknya banyak sistem peradilan (terutama yang dadakan), 'keadilan' di sini seringkali berjalan dengan standar ganda yang membingungkan.</text:span></text:p>
            <text:p text:style-name="Text_20_body"><text:span text:style-name="T2">Mari kita periksa beberapa 'pasal karet' dalam kitab hukum tak tertulis </text:span><text:span text:style-name="Emphasis"><text:span text:style-name="T2">cancel culture</text:span></text:span><text:span text:style-name="T2"> ala Indonesia (per Selasa, 8 April 2025 ini):</text:span></text:p>
            <text:list xml:id="list1514291756278766408" text:style-name="L74">
              <text:list-item>
                <text:p text:style-name="P66"><text:span text:style-name="Strong_20_Emphasis"><text:span text:style-name="T2">'Timbangan Keadilan' Netizen yang Goyah:</text:span></text:span><text:span text:style-name="T2"> Kesalahan atau pernyataan kontroversial publik figur A belum tentu dihukumi sama dengan kesalahan serupa yang dilakukan publik figur B. Faktor pembedanya? Bisa jadi tingkat popularitas (semakin terkenal, semakin keras hukumannya... atau malah semakin banyak pembelanya?), afiliasi politik atau kelompok ('Kalau dari kubu kita, mungkin bisa dimaklumi; kalau dari kubu lawan, sikat habis!'), 'keberpihakan' massa pada saat itu, atau bahkan sekadar seberapa 'viral' kasusnya. Siapa yang 'layak' mendapat kesempatan kedua dan siapa yang 'harus' karirnya tamat selamanya, seringkali diputuskan oleh 'angin' opini publik yang berubah-ubah.</text:span></text:p>
              </text:list-item>
              <text:list-item>
                <text:p text:style-name="P66"><text:span text:style-name="Strong_20_Emphasis"><text:span text:style-name="T2">Mesin Waktu Moralitas:</text:span></text:span><text:span text:style-name="T2"> Standar ganda juga berlaku dalam menilai kesalahan masa lalu. Cuitan atau tindakan seseorang sepuluh tahun lalu bisa tiba-tiba diungkit dan dijadikan alasan untuk 'membatalkannya' hari ini. Namun, di kasus lain, argumen 'itu kan masa lalu', 'orang bisa berubah', atau 'konteksnya beda' bisa diterima dengan mudah. Kapan masa lalu menjadi relevan dan kapan tidak? Siapa yang berhak punya 'masa kelam' dan siapa yang dituntut punya rekam jejak sebersih kertas baru? Jawabannya seringkali tergantung pada siapa subjeknya.</text:span></text:p>
              </text:list-item>
              <text:list-item>
                <text:p text:style-name="P66"><text:span text:style-name="Strong_20_Emphasis"><text:span text:style-name="T2">Tuntutan Kesempurnaan (untuk Orang Lain):</text:span></text:span><text:span text:style-name="T2"> Para 'hakim medsos' seringkali memasang standar moralitas yang sangat tinggi, nyaris tanpa cela, bagi target mereka. Satu kesalahan </text:span><text:soft-page-break/><text:span text:style-name="T2">kecil bisa dibesar-besarkan menjadi 'dosa tak terampuni'. Ironisnya, jika jejak digital para 'hakim' ini dibongkar, kemungkinan besar akan ditemukan juga berbagai 'noda' atau inkonsistensi. Ini adalah standar ganda klasik: menuntut kesucian dari orang lain, sambil lupa menyediakan cermin untuk diri sendiri.</text:span></text:p>
              </text:list-item>
              <text:list-item>
                <text:p text:style-name="P66"><text:span text:style-name="Strong_20_Emphasis"><text:span text:style-name="T2">Batas Kabur: Kritik, Akuntabilitas, vs. Perundungan Massal:</text:span></text:span><text:span text:style-name="T2"> Niat awal mungkin baik: meminta pertanggungjawaban atas tindakan salah atau mengkritik pernyataan berbahaya. Namun, dalam hiruk-pikuk amukan massa digital, batas antara kritik yang membangun, tuntutan akuntabilitas yang sah, dan perundungan siber (</text:span><text:span text:style-name="Emphasis"><text:span text:style-name="T2">cyberbullying</text:span></text:span><text:span text:style-name="T2">) yang kejam seringkali menjadi sangat kabur. Standar gandanya: "Kalau kita yang melakukan itu kritik, kalau mereka yang melakukan pada kita itu perundungan!"</text:span></text:p>
              </text:list-item>
              <text:list-item>
                <text:p text:style-name="P66"><text:span text:style-name="Strong_20_Emphasis"><text:span text:style-name="T2">Studi Perbandingan (Fiktif/Umum):</text:span></text:span><text:span text:style-name="T2"> Bayangkan dua selebriti, Si Populer dan Si Kurang Terkenal, sama-sama tersandung kasus plagiarisme karya. Si Populer, dengan basis penggemar militan, mungkin akan 'dimaafkan' setelah membuat video klarifikasi berlinang air mata (yang kemudian jadi meme). Sementara Si Kurang Terkenal, tanpa 'pasukan pembela', bisa jadi 'habis' dirundung, kehilangan pekerjaan, dan sulit kembali berkarya. Kesalahan sama, 'vonis' berbeda. Inilah potret 'keadilan' standar ganda di era digital yang kadang lebih mirip lotere nasib.</text:span></text:p>
              </text:list-item>
            </text:list>
            <text:p text:style-name="P135">Memahami dinamika ini bukan untuk membenarkan kesalahan siapapun, tapi untuk mengajak kita lebih kritis terhadap proses 'penghakiman' massal itu sendiri, dan bertanya: apakah standar yang kita terapkan sudah adil, atau hanya ikut arus standar ganda?</text:p>
            <text:p text:style-name="Text_20_body"><text:span text:style-name="Strong_20_Emphasis"><text:span text:style-name="T2">(Tips Tambahan Opsional):</text:span></text:span></text:p>
            <text:list xml:id="list8189407470056820556" text:style-name="L75">
              <text:list-item>
                <text:p text:style-name="P67"><text:span text:style-name="Strong_20_Emphasis"><text:span text:style-name="T2">Analisis Framing Berita/Opini:</text:span></text:span><text:span text:style-name="T2"> Saat terjadi kasus </text:span><text:span text:style-name="Emphasis"><text:span text:style-name="T2">cancel culture</text:span></text:span><text:span text:style-name="T2">, coba perhatikan bagaimana media atau akun-akun opini yang berbeda membingkai (</text:span><text:span text:style-name="Emphasis"><text:span text:style-name="T2">framing</text:span></text:span><text:span text:style-name="T2">) kasus tersebut. Siapa yang digambarkan sebagai korban, siapa sebagai pelaku? Argumen apa yang ditonjolkan untuk membela atau menyerang? Membandingkan berbagai </text:span><text:span text:style-name="Emphasis"><text:span text:style-name="T2">framing</text:span></text:span><text:span text:style-name="T2"> ini dapat membantu Anda </text:span><text:soft-page-break/><text:span text:style-name="T2">melihat bagaimana standar ganda bisa dibentuk atau diperkuat melalui narasi media. Ini bisa menjadi sudut pandang menarik dalam tulisan Anda. </text:span></text:p>
              </text:list-item>
            </text:list>
          </text:section>
          <text:section text:style-name="Sect1" text:name="feedback-form-25">
            <text:p text:style-name="P225"/>
          </text:section>
        </text:section>
        <text:section text:style-name="Sect1" text:name="0effe86518e62fe3">
          <text:p text:style-name="P135"/>
          <text:section text:style-name="Sect1" text:name="user-query-content-26">
            <text:p text:style-name="P257">YAX </text:p>
          </text:section>
          <text:p text:style-name="P225">Tampilkan alur berpikir</text:p>
          <text:section text:style-name="Sect2" text:name="model-response-message-contentr_0effe86518e62fe3">
            <text:p text:style-name="Text_20_body"><text:span text:style-name="T2">Baik, mari kita lanjutkan ke bab berikutnya. Kita masuk ke prompt </text:span><text:span text:style-name="Strong_20_Emphasis"><text:span text:style-name="T2">Pengantar Bab 4</text:span></text:span><text:span text:style-name="T2">.</text:span></text:p>
            <text:p text:style-name="P259"/>
            <text:p text:style-name="Text_20_body"><text:span text:style-name="Strong_20_Emphasis"><text:span text:style-name="T2">Jawaban Prompt Pengantar Bab 4:</text:span></text:span><text:span text:style-name="T2"> </text:span><text:span text:style-name="Strong_20_Emphasis"><text:span text:style-name="T2">(Judul Bab: Pencitraan 101: Tampil Sempurna Walau Hati Meronta)</text:span></text:span></text:p>
            <text:p text:style-name="Text_20_body"><text:span text:style-name="T2">Selamat datang di </text:span><text:span text:style-name="Strong_20_Emphasis"><text:span text:style-name="T2">Pencitraan 101</text:span></text:span><text:span text:style-name="T2">, sebuah mata kuliah wajib dalam kurikulum kehidupan modern yang (sayangnya) tidak pernah secara resmi diajarkan di bangku sekolah atau kampus, namun praktiknya menentukan 'nilai IPK' sosial kita! Jika di bab sebelumnya kita sudah melihat panggung digital media sosial, kini kita akan mempelajari fondasi penting yang menopang banyak sandiwara di sana (dan juga di dunia nyata): ilmu dasar tentang bagaimana cara </text:span><text:span text:style-name="Emphasis"><text:span text:style-name="T2">terlihat</text:span></text:span><text:span text:style-name="T2"> baik, </text:span><text:span text:style-name="Emphasis"><text:span text:style-name="T2">terlihat</text:span></text:span><text:span text:style-name="T2"> sukses, </text:span><text:span text:style-name="Emphasis"><text:span text:style-name="T2">terlihat</text:span></text:span><text:span text:style-name="T2"> bahagia, atau </text:span><text:span text:style-name="Emphasis"><text:span text:style-name="T2">terlihat</text:span></text:span><text:span text:style-name="T2"> apa pun yang ingin kita proyeksikan, terlepas dari kenyataan yang mungkin sedang berteriak di dalam hati.</text:span></text:p>
            <text:p text:style-name="Text_20_body"><text:span text:style-name="T2">Ya, Saudara-saudara, di era di mana 'apa yang tampak' seringkali mengalahkan 'apa adanya', di mana kesan pertama bisa menentukan segalanya (per Selasa sore, 8 April 2025 pukul 16:17 WIB di Indonesia ini pun hukum itu masih berlaku), maka menguasai dasar-dasar pencitraan bukanlah lagi pilihan, melainkan sebuah </text:span><text:span text:style-name="Emphasis"><text:span text:style-name="T2">survival skill</text:span></text:span><text:span text:style-name="T2">. Bab ini, dalam format 'kursus kilat' ala manual ini, akan membekali Anda dengan pemahaman fundamental tentang seni dan sains di balik manajemen persepsi. Kita akan mengupas teori dasar dan teknik-teknik kunci agar Anda bisa, setidaknya, </text:span><text:span text:style-name="Emphasis"><text:span text:style-name="T2">tampil</text:span></text:span><text:span text:style-name="T2"> sempurna di mata dunia, sekalipun di dalam hati sedang meronta ingin berteriak, "Ini semua palsu!"</text:span></text:p>
            <text:p text:style-name="P135"><text:soft-page-break/>Bersiaplah menjadi 'mahasiswa abadi' dalam jurusan Pencitraan ini, karena sadar atau tidak, kita semua sedang (atau pernah) mengambil mata kuliah ini. Mari kita mulai dari dasar!</text:p>
            <text:p text:style-name="Text_20_body"><text:span text:style-name="Strong_20_Emphasis"><text:span text:style-name="T2">(Tips Tambahan Opsional):</text:span></text:span></text:p>
            <text:list xml:id="list2914809995686905749" text:style-name="L76">
              <text:list-item>
                <text:p text:style-name="P68"><text:span text:style-name="Strong_20_Emphasis"><text:span text:style-name="T2">Inventarisasi 'Momen Pencitraan' Pribadi:</text:span></text:span><text:span text:style-name="T2"> Coba luangkan waktu sejenak untuk jujur pada diri sendiri. Ingat-ingat kembali situasi-situasi di mana Anda merasa perlu 'memasang topeng' atau menampilkan versi diri yang sedikit (atau banyak) berbeda dari kenyataan. Misalnya, saat wawancara kerja, bertemu calon mertua, reuni dengan teman lama, atau bahkan saat memesan kopi di tempat mahal. Menganalisis motivasi dan teknik yang Anda gunakan (meskipun mungkin tidak sadar) dalam momen-momen ini bisa menjadi refleksi pribadi yang berguna sekaligus bahan cerita yang sangat relatable untuk bab ini. Kapan Anda paling sering 'berakting'? Mengapa? </text:span></text:p>
              </text:list-item>
            </text:list>
          </text:section>
          <text:section text:style-name="Sect1" text:name="feedback-form-26">
            <text:p text:style-name="P225"/>
          </text:section>
        </text:section>
        <text:section text:style-name="Sect1" text:name="06097dfebf58b72b">
          <text:p text:style-name="P135"/>
          <text:section text:style-name="Sect1" text:name="user-query-content-27">
            <text:p text:style-name="P257">Yax </text:p>
          </text:section>
          <text:p text:style-name="P225">Tampilkan alur berpikir</text:p>
          <text:section text:style-name="Sect2" text:name="model-response-message-contentr_06097dfebf58b72b">
            <text:p text:style-name="Text_20_body"><text:span text:style-name="T2">Oke, mari kita mulai 'praktikum' pertama dalam mata kuliah Pencitraan 101 ini, sesuai prompt </text:span><text:span text:style-name="Strong_20_Emphasis"><text:span text:style-name="T2">Subbab 4.1: Filter Kehidupan: Menutupi Kekurangan dengan Senyuman Palsu</text:span></text:span><text:span text:style-name="T2">.</text:span></text:p>
            <text:p text:style-name="P259"/>
            <text:p text:style-name="Text_20_body"><text:span text:style-name="Strong_20_Emphasis"><text:span text:style-name="T2">Jawaban Prompt Subbab 4.1:</text:span></text:span></text:p>
            <text:p text:style-name="Text_20_body"><text:span text:style-name="T2">Teknik paling fundamental, paling dasar, namun paling sering digunakan dalam Ilmu Pencitraan adalah apa yang kita sebut sebagai </text:span><text:span text:style-name="Strong_20_Emphasis"><text:span text:style-name="T2">Seni Filtering Kehidupan</text:span></text:span><text:span text:style-name="T2">. Ya, Anda tidak salah dengar. Jika di media sosial kita mengenal filter untuk mencerahkan foto atau meniruskan pipi, dalam kehidupan nyata (dan representasinya), kita menerapkan 'filter' dalam skala yang jauh lebih luas dan canggih. Ini adalah kemampuan untuk secara sadar (atau kadang setengah sadar, karena sudah jadi kebiasaan) memilih, memoles, menyembunyikan, atau bahkan mengarang cerita demi menyajikan versi realitas yang lebih </text:span><text:soft-page-break/><text:span text:style-name="T2">'enak dipandang'.</text:span></text:p>
            <text:p text:style-name="P135">Bagaimana cara kerja 'filter' ini? Mari kita telaah:</text:p>
            <text:list xml:id="list5834892692006976162" text:style-name="L77">
              <text:list-item>
                <text:p text:style-name="P69"><text:span text:style-name="Strong_20_Emphasis"><text:span text:style-name="T2">Dari Filter Literal ke Filter Metaforis:</text:span></text:span><text:span text:style-name="T2"> Penggunaan filter di Instagram atau TikTok hanyalah puncak gunung es. Di bawahnya, ada lapisan filter metaforis yang kita terapkan setiap hari, mungkin bahkan saat Anda membaca ini di Rabu pagi, 9 April 2025 pukul 07:23 WIB. Kita 'memfilter' cerita tentang pekerjaan kita (hanya menceritakan bagian kerennya, menyembunyikan stresnya), 'memfilter' kondisi keuangan kita (tampil 'cukup' padahal sedang bokek), 'memfilter' masalah rumah tangga (tampil harmonis di depan umum), dan 'memfilter' perasaan kita (menyembunyikan sedih, kecewa, atau marah di balik senyuman).</text:span></text:p>
              </text:list-item>
              <text:list-item>
                <text:p text:style-name="P69"><text:span text:style-name="Strong_20_Emphasis"><text:span text:style-name="T2">'Kurasi' Realitas ala Direktur Film:</text:span></text:span><text:span text:style-name="T2"> Anggaplah hidup Anda sebagai film. Seorang 'pencitra' yang baik bertindak seperti sutradara dan editor handal. Ia akan memilih adegan-adegan terbaik (</text:span><text:span text:style-name="Emphasis"><text:span text:style-name="T2">highlight reel</text:span></text:span><text:span text:style-name="T2">), memotong (</text:span><text:span text:style-name="Emphasis"><text:span text:style-name="T2">cut</text:span></text:span><text:span text:style-name="T2">) adegan-adegan yang 'merusak citra' (kegagalan, kebosanan, konflik), menambahkan sedikit 'efek khusus' (melebih-lebihkan pencapaian), dan menyajikannya dengan </text:span><text:span text:style-name="Emphasis"><text:span text:style-name="T2">scoring</text:span></text:span><text:span text:style-name="T2"> (narasi) yang mendukung. Hasilnya? Sebuah 'trailer' kehidupan yang tampak jauh lebih menarik daripada 'film' aslinya yang mungkin durasinya panjang dan alurnya datar.</text:span></text:p>
              </text:list-item>
              <text:list-item>
                <text:p text:style-name="P69"><text:span text:style-name="Strong_20_Emphasis"><text:span text:style-name="T2">Senyuman Sebagai Topeng Universal:</text:span></text:span><text:span text:style-name="T2"> Di antara semua 'filter', senyuman adalah alat yang paling multifungsi dan sering disalahgunakan. Senyuman bisa menjadi topeng untuk menutupi rasa canggung, menutupi kebohongan kecil, menutupi rasa lelah, menutupi kebencian, atau sekadar menjadi 'filter default' saat kita tidak tahu harus berekspresi apa agar 'aman'. Senyuman palsu adalah pelumas sosial sekaligus senjata pencitraan paling ampuh.</text:span></text:p>
              </text:list-item>
              <text:list-item>
                <text:p text:style-name="P69"><text:span text:style-name="Strong_20_Emphasis"><text:span text:style-name="T2">Mengapa Kita Perlu 'Menyaring'?</text:span></text:span><text:span text:style-name="T2"> Manual ini menduga, kebutuhan memfilter realita ini lahir dari berbagai sumber: tekanan sosial untuk tampil 'normal' dan 'bahagia', ketakutan </text:span><text:soft-page-break/><text:span text:style-name="T2">akan penghakiman atau penolakan jika kita menunjukkan 'kerentanan' atau 'kegagalan', rasa </text:span><text:span text:style-name="Emphasis"><text:span text:style-name="T2">insecure</text:span></text:span><text:span text:style-name="T2"> saat membandingkan 'behind the scenes' kita dengan </text:span><text:span text:style-name="Emphasis"><text:span text:style-name="T2">highlight reel</text:span></text:span><text:span text:style-name="T2"> orang lain, atau sekadar keinginan mendasar untuk disukai dan dikagumi.</text:span></text:p>
              </text:list-item>
            </text:list>
            <text:p text:style-name="Text_20_body"><text:span text:style-name="Strong_20_Emphasis"><text:span text:style-name="T2">Studi Kasus Filter (Fiktif):</text:span></text:span><text:span text:style-name="T2"> Rina bercerita kepada teman-teman arisannya tentang liburan 'seru'-nya ke Bali. Ia menunjukkan foto-foto matahari terbenam yang indah dan makanan lezat. Yang tidak ia ceritakan (alias 'difilter'): ia bertengkar hebat dengan pasangannya hampir setiap hari selama liburan, hotelnya ternyata tidak sebagus di foto, dan ia sebenarnya lebih banyak menghabiskan waktu di kamar karena kelelahan. Tapi, yang penting cerita liburannya terdengar 'sempurna', bukan? Inilah pelajaran Dasar-Dasar Manajemen Persepsi!</text:span></text:p>
            <text:p text:style-name="Text_20_body"><text:span text:style-name="Strong_20_Emphasis"><text:span text:style-name="T2">(Tips Tambahan Opsional):</text:span></text:span></text:p>
            <text:list xml:id="list7715044416824894294" text:style-name="L78">
              <text:list-item>
                <text:p text:style-name="P70"><text:span text:style-name="Strong_20_Emphasis"><text:span text:style-name="T2">Latihan 'Jurnal Kejujuran' (Pribadi):</text:span></text:span><text:span text:style-name="T2"> Sebagai latihan kesadaran (bukan untuk dipublikasikan!), coba tulis jurnal harian selama seminggu. Di satu sisi, tulis apa yang Anda </text:span><text:span text:style-name="Emphasis"><text:span text:style-name="T2">tampilkan</text:span></text:span><text:span text:style-name="T2"> atau </text:span><text:span text:style-name="Emphasis"><text:span text:style-name="T2">katakan</text:span></text:span><text:span text:style-name="T2"> kepada orang lain tentang hari Anda. Di sisi lain, tulis apa yang </text:span><text:span text:style-name="Emphasis"><text:span text:style-name="T2">sebenarnya</text:span></text:span><text:span text:style-name="T2"> terjadi atau Anda rasakan. Membandingkan kedua sisi ini bisa menjadi cara ampuh untuk melihat seberapa sering dan seberapa dalam Anda menerapkan 'filter kehidupan', dan bisa menjadi sumber detail otentik untuk tulisan Anda. </text:span></text:p>
              </text:list-item>
            </text:list>
          </text:section>
          <text:section text:style-name="Sect1" text:name="feedback-form-27">
            <text:p text:style-name="P225"/>
          </text:section>
        </text:section>
        <text:section text:style-name="Sect1" text:name="f967fbf308f1916c">
          <text:p text:style-name="P135"/>
          <text:section text:style-name="Sect1" text:name="user-query-content-28">
            <text:p text:style-name="P257">YAX </text:p>
          </text:section>
          <text:p text:style-name="P225">Tampilkan alur berpikir</text:p>
          <text:section text:style-name="Sect2" text:name="model-response-message-contentr_f967fbf308f1916c">
            <text:p text:style-name="Text_20_body"><text:span text:style-name="T2">Baik, mari kita naik level sedikit dalam 'perkuliahan' Pencitraan 101 ini. Kita lanjutkan ke prompt </text:span><text:span text:style-name="Strong_20_Emphasis"><text:span text:style-name="T2">Subbab 4.2: Humble Bragging: Pamer Terselubung ala Bangsawan Digital</text:span></text:span><text:span text:style-name="T2">.</text:span></text:p>
            <text:p text:style-name="P259"/>
            <text:p text:style-name="Text_20_body"><text:span text:style-name="Strong_20_Emphasis"><text:span text:style-name="T2">Jawaban Prompt Subbab 4.2:</text:span></text:span></text:p>
            <text:p text:style-name="Text_20_body"><text:soft-page-break/><text:span text:style-name="T2">Jika </text:span><text:span text:style-name="Emphasis"><text:span text:style-name="T2">filtering</text:span></text:span><text:span text:style-name="T2"> adalah teknik dasar, maka </text:span><text:span text:style-name="Emphasis"><text:span text:style-name="T2">humble bragging</text:span></text:span><text:span text:style-name="T2"> adalah 'seni pamer tingkat lanjut' yang membutuhkan sedikit lebih banyak 'kecerdasan' (atau kelicikan?). Ini adalah cara elegan bagi para 'bangsawan digital' (dan mereka yang bercita-cita menjadi bangsawan) untuk memamerkan pencapaian, kekayaan, atau keistimewaan mereka tanpa terlihat norak atau sombong secara terang-terangan. Kuncinya adalah membungkus pameran tersebut dalam selubung keluhan, kerendahan hati palsu, atau bahkan pertanyaan retoris yang 'polos'.</text:span></text:p>
            <text:p text:style-name="P135">Mari kita bedah anatomi dan psikologi di balik teknik 'Komunikasi Asertif (Versi Pamer Halus)' ini:</text:p>
            <text:list xml:id="list790300672602501818" text:style-name="L79">
              <text:list-item>
                <text:p text:style-name="P71"><text:span text:style-name="Strong_20_Emphasis"><text:span text:style-name="T2">Anatomi Wajib: Keluhan + Pameran Tersembunyi:</text:span></text:span><text:span text:style-name="T2"> Struktur kalimat </text:span><text:span text:style-name="Emphasis"><text:span text:style-name="T2">humble brag</text:span></text:span><text:span text:style-name="T2"> biasanya mengikuti formula ini. Ada unsur keluhan atau pernyataan yang terdengar merendah, namun di dalamnya terselip informasi inti yang sebenarnya ingin dipamerkan. Contoh-contoh klasik yang mungkin sering Anda dengar (atau lakukan?) di sekitar kita, mungkin bahkan tadi malam saat makan malam:</text:span></text:p>
                <text:list>
                  <text:list-item>
                    <text:p text:style-name="P198"><text:span text:style-name="T2">"Aduh, capek banget abis </text:span><text:span text:style-name="Emphasis"><text:span text:style-name="T2">meeting</text:span></text:span><text:span text:style-name="T2"> seharian di hotel bintang 5, pengen pijet tapi udah malem..." (Keluhan: capek, Pameran: meeting di hotel mewah). </text:span></text:p>
                  </text:list-item>
                  <text:list-item>
                    <text:p text:style-name="P237">"Ya ampun, bingung deh milih antara liburan ke Jepang atau Korea tahun ini, ada rekomendasi?" (Keluhan: bingung, Pameran: mampu liburan ke luar negeri, bahkan punya pilihan). </text:p>
                  </text:list-item>
                  <text:list-item>
                    <text:p text:style-name="P198"><text:span text:style-name="T2">"Duh, jadi nggak enak sama ART di rumah, masa saya dikasih kado tas </text:span><text:span text:style-name="Emphasis"><text:span text:style-name="T2">branded</text:span></text:span><text:span text:style-name="T2"> lagi pas ulang tahun..." (Keluhan: tidak enak, Pameran: punya ART, dapat kado tas mahal). </text:span></text:p>
                  </text:list-item>
                  <text:list-item>
                    <text:p text:style-name="P237">"Pusing kepala lama-lama dengerin anak cerita soal prestasinya di sekolah internasional itu terus..." (Keluhan: pusing, Pameran: anak sekolah di sekolah internasional bergengsi dan berprestasi). </text:p>
                  </text:list-item>
                </text:list>
              </text:list-item>
              <text:list-item>
                <text:p text:style-name="P71"><text:span text:style-name="Strong_20_Emphasis"><text:span text:style-name="T2">Tujuan Ganda yang Ambisius:</text:span></text:span><text:span text:style-name="T2"> Mengapa repot-repot </text:span><text:span text:style-name="Emphasis"><text:span text:style-name="T2">humble </text:span></text:span><text:soft-page-break/><text:span text:style-name="Emphasis"><text:span text:style-name="T2">bragging</text:span></text:span><text:span text:style-name="T2">? Mengapa tidak pamer saja langsung? Karena </text:span><text:span text:style-name="Emphasis"><text:span text:style-name="T2">humble bragging</text:span></text:span><text:span text:style-name="T2"> mencoba mencapai dua tujuan sekaligus: </text:span><text:span text:style-name="Strong_20_Emphasis"><text:span text:style-name="T2">(1)</text:span></text:span><text:span text:style-name="T2"> Mendapatkan validasi, pujian, atau sekadar membuat orang lain tahu betapa hebat/beruntungnya kita (ini tujuan pamernya). </text:span><text:span text:style-name="Strong_20_Emphasis"><text:span text:style-name="T2">(2)</text:span></text:span><text:span text:style-name="T2"> Sambil berusaha terlihat tidak sombong, rendah hati, atau bahkan mengundang sedikit simpati palsu (ini tujuan keluhan/kerendahan hatinya). Sebuah manuver komunikasi yang cukup ambisius, bukan?</text:span></text:p>
              </text:list-item>
              <text:list-item>
                <text:p text:style-name="P71"><text:span text:style-name="Strong_20_Emphasis"><text:span text:style-name="T2">'Radar' Pendeteksi Humble Brag:</text:span></text:span><text:span text:style-name="T2"> Bagaimana cara mengenali </text:span><text:span text:style-name="Emphasis"><text:span text:style-name="T2">humble brag</text:span></text:span><text:span text:style-name="T2"> di alam liar? Manual ini memberikan beberapa 'sinyal' deteksi dini:</text:span></text:p>
                <text:list>
                  <text:list-item>
                    <text:p text:style-name="P237">Ada keluhan tentang masalah yang sebenarnya diinginkan banyak orang (masalah orang kaya/sukses). </text:p>
                  </text:list-item>
                  <text:list-item>
                    <text:p text:style-name="P237">Detail pamerannya terasa 'tidak perlu' disebutkan dalam konteks keluhannya. </text:p>
                  </text:list-item>
                  <text:list-item>
                    <text:p text:style-name="P237">Seringkali diakhiri dengan emoji ?, ?, atau ? untuk menambah kesan 'santai' atau 'tidak serius'. </text:p>
                  </text:list-item>
                  <text:list-item>
                    <text:p text:style-name="P71"><text:span text:style-name="T2">Jika Anda merasa sedikit iri sekaligus sedikit kesal setelah mendengarnya, kemungkinan besar itu </text:span><text:span text:style-name="Emphasis"><text:span text:style-name="T2">humble brag</text:span></text:span><text:span text:style-name="T2">. </text:span></text:p>
                  </text:list-item>
                </text:list>
              </text:list-item>
            </text:list>
            <text:p text:style-name="Text_20_body"><text:span text:style-name="T2">Menguasai </text:span><text:span text:style-name="Emphasis"><text:span text:style-name="T2">humble bragging</text:span></text:span><text:span text:style-name="T2"> memang tidak mudah. Butuh latihan untuk menemukan keseimbangan yang pas antara mengeluh dan pamer agar tidak terlalu kentara. Namun, jika berhasil, ini bisa menjadi cara 'halus' untuk meningkatkan citra diri di mata orang lain (atau setidaknya di mata diri sendiri).</text:span></text:p>
            <text:p text:style-name="Text_20_body"><text:span text:style-name="Strong_20_Emphasis"><text:span text:style-name="T2">(Tips Tambahan Opsional):</text:span></text:span></text:p>
            <text:list xml:id="list3453178261207239679" text:style-name="L80">
              <text:list-item>
                <text:p text:style-name="P72"><text:span text:style-name="Strong_20_Emphasis"><text:span text:style-name="T2">Buat 'Kamus' Humble Brag:</text:span></text:span><text:span text:style-name="T2"> Coba kumpulkan berbagai contoh kalimat </text:span><text:span text:style-name="Emphasis"><text:span text:style-name="T2">humble brag</text:span></text:span><text:span text:style-name="T2"> yang Anda temui di media sosial atau percakapan sehari-hari. Kategorikan berdasarkan topik (pekerjaan, liburan, barang mewah, anak, dll.). 'Kamus' ini tidak hanya bisa menjadi sumber tawa, tapi juga inspirasi dialog atau deskripsi karakter yang sangat otentik untuk buku satir Anda. Anda bisa melihat pola-pola umum dan bahkan mencoba menciptakan versi </text:span><text:span text:style-name="Emphasis"><text:span text:style-name="T2">humble brag</text:span></text:span><text:span text:style-name="T2"> Anda sendiri (sebagai latihan menulis, tentu saja!). </text:span></text:p>
              </text:list-item>
            </text:list>
          </text:section>
          <text:section text:style-name="Sect1" text:name="feedback-form-28">
            <text:p text:style-name="P225"><text:soft-page-break/></text:p>
          </text:section>
        </text:section>
        <text:section text:style-name="Sect1" text:name="3ef3220ef856d83d">
          <text:p text:style-name="P135"/>
          <text:section text:style-name="Sect1" text:name="user-query-content-29">
            <text:p text:style-name="P257">YAX </text:p>
          </text:section>
          <text:p text:style-name="P225">Tampilkan alur berpikir</text:p>
          <text:section text:style-name="Sect2" text:name="model-response-message-contentr_3ef3220ef856d83d">
            <text:p text:style-name="Text_20_body"><text:span text:style-name="T2">Oke, kita sampai pada penutup 'mata kuliah' Pencitraan 101 ini. Lanjut ke prompt </text:span><text:span text:style-name="Strong_20_Emphasis"><text:span text:style-name="T2">Subbab 4.3: Dari Influencer Hingga Rakyat Biasa: Kita Semua Pelaku Pencitraan</text:span></text:span><text:span text:style-name="T2">.</text:span></text:p>
            <text:p text:style-name="P259"/>
            <text:p text:style-name="Text_20_body"><text:span text:style-name="Strong_20_Emphasis"><text:span text:style-name="T2">Jawaban Prompt Subbab 4.3:</text:span></text:span></text:p>
            <text:p text:style-name="Text_20_body"><text:span text:style-name="T2">Mungkin setelah membaca dua subbab sebelumnya, Anda berpikir, "Ah, pencitraan itu kan dunianya para selebgram, politisi, atau artis saja. Saya sih, rakyat biasa, apa adanya saja." Oh, benarkah demikian, Saudara-saudara sekalian yang sedang membaca ini di Rabu pagi yang cerah tanggal 9 April 2025 pukul 07:56 WIB? Manual ini dengan berat hati (namun penuh keyakinan satir) harus menyatakan: </text:span><text:span text:style-name="Strong_20_Emphasis"><text:span text:style-name="T2">Selamat! Anda kemungkinan besar juga termasuk dalam barisan panjang para pelaku pencitraan</text:span></text:span><text:span text:style-name="T2">, hanya mungkin skala, panggung, dan bayarannya saja yang berbeda.</text:span></text:p>
            <text:p text:style-name="P135">Mari kita telaah bagaimana 'penyakit' (atau 'keterampilan'?) ini sudah begitu merakyat dan mewabah:</text:p>
            <text:list xml:id="list6960848431245244056" text:style-name="L81">
              <text:list-item>
                <text:p text:style-name="P73"><text:span text:style-name="Strong_20_Emphasis"><text:span text:style-name="T2">Demokratisasi Pencitraan:</text:span></text:span><text:span text:style-name="T2"> Jika dulu pencitraan butuh tim humas profesional dan akses ke media massa, kini berkat keajaiban media sosial dan tekanan sosial yang makin absurd, </text:span><text:span text:style-name="Emphasis"><text:span text:style-name="T2">semua orang</text:span></text:span><text:span text:style-name="T2"> bisa (dan seringkali merasa </text:span><text:span text:style-name="Emphasis"><text:span text:style-name="T2">harus</text:span></text:span><text:span text:style-name="T2">) menjadi manajer citra bagi dirinya sendiri. Dari Bapak Direktur Jenderal hingga Ibu Ketua Arisan Kompleks, dari mahasiswa baru yang ingin terlihat keren hingga pensiunan yang ingin tampak aktif di grup WhatsApp alumni – semua ikut bermain dalam liga pencitraan ini, dengan level yang bervariasi tentunya.</text:span></text:p>
              </text:list-item>
              <text:list-item>
                <text:p text:style-name="P73"><text:span text:style-name="Strong_20_Emphasis"><text:span text:style-name="T2">Pencitraan Skala Mikro, Esensi Tetap Sama:</text:span></text:span><text:span text:style-name="T2"> Mungkin Anda tidak menyewa fotografer profesional untuk OOTD Anda, tapi pernahkah Anda memilih baju terbaik saat mau reuni SMA agar terlihat 'sukses'? Mungkin Anda tidak memamerkan liburan ke </text:span><text:soft-page-break/><text:span text:style-name="T2">Maladewa, tapi pernahkah Anda sedikit 'melebih-lebihkan' cerita tentang pekerjaan Anda saat bertemu calon mertua? Mungkin Anda tidak punya jutaan </text:span><text:span text:style-name="Emphasis"><text:span text:style-name="T2">followers</text:span></text:span><text:span text:style-name="T2">, tapi pernahkah Anda diam-diam menghapus komentar yang 'memalukan' di postingan Facebook Anda? Atau, contoh paling sederhana: pernahkah Anda sengaja memesan kopi di kafe mahal agar saat difoto oleh teman atau saat ojol datang menjemput, Anda terlihat 'berkelas'? Skalanya boleh mikro, tapi esensi mengelola citra agar tampak lebih baik dari kenyataan tetaplah sama.</text:span></text:p>
              </text:list-item>
              <text:list-item>
                <text:p text:style-name="P73"><text:span text:style-name="Strong_20_Emphasis"><text:span text:style-name="T2">Mengapa Kita Semua Melakukannya? (Alasan Universal):</text:span></text:span><text:span text:style-name="T2"> Kenapa pencitraan begitu merajalela? Jawabannya mungkin sesederhana kebutuhan dasar manusia yang dibungkus ulang oleh tuntutan zaman:</text:span></text:p>
                <text:list>
                  <text:list-item>
                    <text:p text:style-name="P199"><text:span text:style-name="Strong_20_Emphasis"><text:span text:style-name="T2">Kebutuhan akan Penerimaan:</text:span></text:span><text:span text:style-name="T2"> Kita ingin disukai, diterima oleh kelompok. </text:span></text:p>
                  </text:list-item>
                  <text:list-item>
                    <text:p text:style-name="P199"><text:span text:style-name="Strong_20_Emphasis"><text:span text:style-name="T2">Kebutuhan akan Validasi:</text:span></text:span><text:span text:style-name="T2"> Kita ingin dihargai, diakui pencapaiannya (sekecil apapun). </text:span></text:p>
                  </text:list-item>
                  <text:list-item>
                    <text:p text:style-name="P199"><text:span text:style-name="Strong_20_Emphasis"><text:span text:style-name="T2">Menghindari Penilaian Negatif:</text:span></text:span><text:span text:style-name="T2"> Siapa yang suka dihakimi atau digosipkan? Pencitraan adalah tameng. </text:span></text:p>
                  </text:list-item>
                  <text:list-item>
                    <text:p text:style-name="P199"><text:span text:style-name="Strong_20_Emphasis"><text:span text:style-name="T2">Kompetisi Status (Halus):</text:span></text:span><text:span text:style-name="T2"> Dalam diam, kita sering membandingkan diri dan ingin 'terlihat' setidaknya setara, jika tidak lebih unggul. </text:span></text:p>
                  </text:list-item>
                  <text:list-item>
                    <text:p text:style-name="P199"><text:span text:style-name="Strong_20_Emphasis"><text:span text:style-name="T2">Menjaga 'Muka':</text:span></text:span><text:span text:style-name="T2"> Norma sosial yang mengharuskan kita tampil 'sopan', 'rukun', atau 'sesuai peran'. </text:span></text:p>
                  </text:list-item>
                </text:list>
              </text:list-item>
              <text:list-item>
                <text:p text:style-name="P73"><text:span text:style-name="Strong_20_Emphasis"><text:span text:style-name="T2">Kesimpulan 'Kita Semua Sama Saja' (Sarkastik):</text:span></text:span><text:span text:style-name="T2"> Jadi, mari kita berhenti sejenak dari kesibukan memoles citra kita masing-masing. Coba tarik napas dalam-dalam, lihat ke cermin (jika ada), dan akui dengan sedikit senyum kecut: "Ya, saya juga bagian dari ekosistem pencitraan ini." Entah sebagai pemain utama, figuran, penonton setia, atau bahkan korban yang </text:span><text:span text:style-name="Emphasis"><text:span text:style-name="T2">insecure</text:span></text:span><text:span text:style-name="T2"> melihat citra orang lain. Selamat datang di klub! Iuran keanggotaannya adalah sedikit kewarasan dan banyak kuota internet.</text:span></text:p>
              </text:list-item>
            </text:list>
            <text:p text:style-name="P135">Dengan berakhirnya Pencitraan 101 ini, Anda diharapkan sudah <text:soft-page-break/>memiliki pemahaman dasar tentang mengapa dunia terasa semakin penuh dengan kepura-puraan. Selamat melanjutkan ke bab-bab berikutnya yang akan mengupas manifestasi standar ganda di area lain!</text:p>
            <text:p text:style-name="Text_20_body"><text:span text:style-name="Strong_20_Emphasis"><text:span text:style-name="T2">(Tips Tambahan Opsional):</text:span></text:span></text:p>
            <text:list xml:id="list30312294798922546" text:style-name="L82">
              <text:list-item>
                <text:p text:style-name="P74"><text:span text:style-name="Strong_20_Emphasis"><text:span text:style-name="T2">Studi Kasus Lingkungan Terdekat:</text:span></text:span><text:span text:style-name="T2"> Tanpa perlu menjadi 'mata-mata', coba amati praktik pencitraan yang terjadi di lingkungan terdekat Anda – keluarga, teman, rekan kerja. Bagaimana cara mereka menampilkan diri dalam situasi sosial tertentu? Adakah perbedaan antara citra yang ditampilkan dengan realita yang Anda ketahui? Mengamati contoh-contoh nyata ini (dan mungkin sedikit menertawakannya dalam hati) bisa mempertajam kepekaan Anda dalam menulis tentang universalitas pencitraan dengan detail yang hidup. </text:span></text:p>
              </text:list-item>
            </text:list>
          </text:section>
          <text:section text:style-name="Sect1" text:name="feedback-form-29">
            <text:p text:style-name="P225"/>
          </text:section>
        </text:section>
        <text:section text:style-name="Sect1" text:name="46fb20f14cc70161">
          <text:p text:style-name="P135"/>
          <text:section text:style-name="Sect1" text:name="user-query-content-30">
            <text:p text:style-name="P257">YAX </text:p>
          </text:section>
          <text:p text:style-name="P225">Tampilkan alur berpikir</text:p>
          <text:section text:style-name="Sect2" text:name="model-response-message-contentr_46fb20f14cc70161">
            <text:p text:style-name="Text_20_body"><text:span text:style-name="T2">Baik, setelah menjelajahi dunia maya dan dasar-dasar pencitraan, mari kita kembali membumi dan memasuki 'medan pertempuran' sosial yang paling dekat dengan keseharian kita. Lanjut ke prompt </text:span><text:span text:style-name="Strong_20_Emphasis"><text:span text:style-name="T2">Pengantar Bab 5</text:span></text:span><text:span text:style-name="T2">.</text:span></text:p>
            <text:p text:style-name="P259"/>
            <text:p text:style-name="Text_20_body"><text:span text:style-name="Strong_20_Emphasis"><text:span text:style-name="T2">Jawaban Prompt Pengantar Bab 5:</text:span></text:span><text:span text:style-name="T2"> </text:span><text:span text:style-name="Strong_20_Emphasis"><text:span text:style-name="T2">(Judul Bab: Lingkungan Pertetanggaan: Ramah di Depan, Julid di Belakang Layar)</text:span></text:span></text:p>
            <text:p text:style-name="Text_20_body"><text:span text:style-name="T2">Selamat datang di </text:span><text:span text:style-name="Strong_20_Emphasis"><text:span text:style-name="T2">Laboratorium Sosial Skala RT/RW</text:span></text:span><text:span text:style-name="T2">, Saudara-saudara! Ya, lingkungan tempat tinggal kita, kompleks perumahan, kampung, atau gang sempit yang kita sebut 'rumah' ini (di mana pun lokasinya di Indonesia, termasuk mungkin di sekitaran Banda Aceh pada Rabu, 9 April 2025 pukul 07:57 WIB ini), bukan sekadar kumpulan bangunan. Ia adalah sebuah panggung mikro nan rumit tempat sandiwara 'kerukunan' dan 'keharmonisan' dipentaskan setiap hari dengan tingkat profesionalisme yang bervariasi.</text:span></text:p>
            <text:p text:style-name="Text_20_body"><text:soft-page-break/><text:span text:style-name="T2">Bab 5 dari manual ini akan mengajak Anda mengamati dengan kacamata satir fenomena paling klasik dalam dunia pertetanggaan: dualitas antara sikap </text:span><text:span text:style-name="Strong_20_Emphasis"><text:span text:style-name="T2">Ramah di Depan</text:span></text:span><text:span text:style-name="T2"> (senyum lebar, sapaan hangat "Monggo mampir!", pujian basa-basi) dengan kenyataan </text:span><text:span text:style-name="Strong_20_Emphasis"><text:span text:style-name="T2">Julid di Belakang Layar</text:span></text:span><text:span text:style-name="T2"> (bisik-bisik di grup WhatsApp warga, 'diskusi mendalam' di pojok arisan, tatapan menghakimi dari balik tirai jendela). Di sini, fasad keakraban seringkali hanyalah lapisan tipis yang menutupi dinamika penilaian, persaingan halus, dan 'julidisme' terstruktur yang sudah menjadi rahasia umum (tapi jarang diakui).</text:span></text:p>
            <text:p text:style-name="P135">Manual ini akan membekali Anda dengan 'kemampuan membaca situasi' di medan sosial yang penuh jebakan basa-basi dan ranjau gosip ini. Kita akan mengupas 'kode etik tak tertulis' dalam bertetangga, membongkar 'seni' tingkat tinggi dalam menjaga citra sebagai tetangga yang baik sambil tetap menjadi 'pusat informasi' (baca: bandar gosip) teraktual di lingkungan Anda. Siapkan mental Anda untuk mengenali (dan mungkin menertawakan) pola-pola ini!</text:p>
            <text:p text:style-name="Text_20_body"><text:span text:style-name="Strong_20_Emphasis"><text:span text:style-name="T2">(Tips Tambahan Opsional):</text:span></text:span></text:p>
            <text:list xml:id="list4782609249020866620" text:style-name="L83">
              <text:list-item>
                <text:p text:style-name="P75"><text:span text:style-name="Strong_20_Emphasis"><text:span text:style-name="T2">Petakan Dinamika Sosial Lingkungan Anda:</text:span></text:span><text:span text:style-name="T2"> Coba buat 'peta sosial' sederhana lingkungan Anda sendiri (cukup dalam pikiran atau coretan pribadi). Siapa saja 'tokoh kunci'-nya? Siapa yang paling sering jadi 'sumber berita'? Kelompok-kelompok kecil apa saja yang ada (misal: geng ibu-ibu arisan A, kelompok bapak-bapak ronda B)? Bagaimana pola interaksi antar kelompok atau antar individu? Mengamati dan memetakan dinamika ini bisa memberikan Anda pemahaman yang lebih kaya tentang bagaimana standar ganda dan permainan sosial berlangsung di tingkat mikro, yang bisa memperkaya detail tulisan Anda. </text:span></text:p>
              </text:list-item>
            </text:list>
          </text:section>
          <text:section text:style-name="Sect1" text:name="feedback-form-30">
            <text:p text:style-name="P225"/>
          </text:section>
        </text:section>
        <text:section text:style-name="Sect1" text:name="c2fb1db6b1156794">
          <text:p text:style-name="P135"/>
          <text:section text:style-name="Sect1" text:name="user-query-content-31">
            <text:p text:style-name="P257">YAX </text:p>
          </text:section>
          <text:p text:style-name="P225">Tampilkan alur berpikir</text:p>
          <text:section text:style-name="Sect2" text:name="model-response-message-contentr_c2fb1db6b1156794">
            <text:p text:style-name="Text_20_body"><text:span text:style-name="T2">Oke, mari kita mulai membedah 'kurikulum' sosial pertetanggaan ini dengan prompt </text:span><text:span text:style-name="Strong_20_Emphasis"><text:span text:style-name="T2">Subbab 5.1: Seni Berbasa-Basi vs. Seni Menggunjing </text:span></text:span><text:soft-page-break/><text:span text:style-name="Strong_20_Emphasis"><text:span text:style-name="T2">Profesional</text:span></text:span><text:span text:style-name="T2">.</text:span></text:p>
            <text:p text:style-name="P259"/>
            <text:p text:style-name="Text_20_body"><text:span text:style-name="Strong_20_Emphasis"><text:span text:style-name="T2">Jawaban Prompt Subbab 5.1:</text:span></text:span></text:p>
            <text:p text:style-name="Text_20_body"><text:span text:style-name="T2">Dalam interaksi sosial di lingkungan tetangga, ada dua 'keahlian' fundamental yang seringkali berjalan beriringan seperti dua sisi mata uang: </text:span><text:span text:style-name="Strong_20_Emphasis"><text:span text:style-name="T2">Seni Berbasa-Basi</text:span></text:span><text:span text:style-name="T2"> yang halus dan tampak tulus, serta </text:span><text:span text:style-name="Strong_20_Emphasis"><text:span text:style-name="T2">Seni Menggunjing Profesional</text:span></text:span><text:span text:style-name="T2"> yang tajam dan efisien dalam penyebaran 'berita'. Menguasai keduanya (atau setidaknya salah satunya) adalah kunci untuk 'bertahan' dan 'berkembang' dalam ekosistem sosial ini. Mari kita pelajari kedua 'disiplin ilmu' ini dalam modul "Komunikasi Efektif Bertetangga" versi Manual Standar Ganda.</text:span></text:p>
            <text:p text:style-name="Text_20_body"><text:span text:style-name="Strong_20_Emphasis"><text:span text:style-name="T2">Disiplin Ilmu Pertama: Seni Berbasa-Basi</text:span></text:span><text:span text:style-name="T2"> Ini adalah fondasi untuk menciptakan citra 'tetangga ramah dan tidak suka cari masalah'. Repertoar standarnya meliputi:</text:span></text:p>
            <text:list xml:id="list7657302860842945211" text:style-name="L84">
              <text:list-item>
                <text:p text:style-name="P238">Menanyakan kabar anak ("Sudah kelas berapa sekarang, Bu?") atau kesehatan orang tua. </text:p>
              </text:list-item>
              <text:list-item>
                <text:p text:style-name="P238">Memuji sesuatu yang terlihat jelas ("Wah, tanamannya subur ya, Pak!", "Pagar barunya bagus!"). </text:p>
              </text:list-item>
              <text:list-item>
                <text:p text:style-name="P238">Mengomentari cuaca ("Panas sekali ya hari ini," – sebuah pembuka percakapan paling aman di Indonesia, termasuk di Banda Aceh, Rabu 9 April 2025 ini). </text:p>
              </text:list-item>
              <text:list-item>
                <text:p text:style-name="P146">Menawarkan bantuan kecil yang kemungkinan besar akan ditolak ("Kalau ada apa-apa, jangan sungkan ya!"). Tujuannya? Melumasi roda interaksi sosial, menjaga 'perdamaian' di permukaan, dan menghindari keheningan yang canggung. Kedalaman? Seringkali sedalam genangan air setelah hujan reda. </text:p>
              </text:list-item>
            </text:list>
            <text:p text:style-name="Text_20_body"><text:span text:style-name="Strong_20_Emphasis"><text:span text:style-name="T2">Disiplin Ilmu Kedua: Seni Menggunjing Profesional (Gosip)</text:span></text:span><text:span text:style-name="T2"> Nah, inilah 'daging'-nya. Setelah lapisan basa-basi berhasil dikikis (atau kadang langsung dilewati jika level keakraban sudah 'memadai'), kita memasuki arena sesungguhnya. Teknik transisi favorit biasanya diawali dengan kalimat pancingan maut seperti:</text:span></text:p>
            <text:list xml:id="list7476162698913575493" text:style-name="L85">
              <text:list-item>
                <text:p text:style-name="P239">"Eh, Bu/Pak, denger-denger katanya si Anu..." (Nada suara <text:soft-page-break/>sedikit diturunkan, mata melirik kiri-kanan). </text:p>
              </text:list-item>
              <text:list-item>
                <text:p text:style-name="P239">"Bukannya mau ikut campur ya, TAPI..." (Klausa sakti untuk melegitimasi sesi julid yang akan datang). </text:p>
              </text:list-item>
              <text:list-item>
                <text:p text:style-name="P147">"Saya sih nggak percaya gosip, CUMA kemarin saya lihat sendiri..." (Menampilkan diri sebagai saksi mata, bukan penyebar gosip). </text:p>
              </text:list-item>
            </text:list>
            <text:p text:style-name="P135">Begitu masuk ke mode menggunjing, ada 'kode etik' tak tertulis yang (kadang) diikuti:</text:p>
            <text:list xml:id="list1421294008134457808" text:style-name="L86">
              <text:list-item>
                <text:p text:style-name="P200"><text:span text:style-name="Strong_20_Emphasis"><text:span text:style-name="T2">Subjek:</text:span></text:span><text:span text:style-name="T2"> Biasanya tetangga yang 'agak lain' (terlalu kaya, terlalu miskin, terlalu sering kedatangan tamu, terlalu jarang keluar rumah). </text:span></text:p>
              </text:list-item>
              <text:list-item>
                <text:p text:style-name="P200"><text:span text:style-name="Strong_20_Emphasis"><text:span text:style-name="T2">Sumber:</text:span></text:span><text:span text:style-name="T2"> Penting untuk menyebut 'sumber terpercaya' ("Kata si Mbak anu...", "Denger dari grup WA sebelah...") meskipun kebenarannya seringkali selevel berita hoax. </text:span></text:p>
              </text:list-item>
              <text:list-item>
                <text:p text:style-name="P200"><text:span text:style-name="Strong_20_Emphasis"><text:span text:style-name="T2">Level Keparahan:</text:span></text:span><text:span text:style-name="T2"> Ada batas tak terlihat antara 'gosip ringan' (beli mobil baru) dengan 'gosip berat' (isu perselingkuhan) – meskipun batas ini seringkali dilanggar tergantung 'mood' peserta. </text:span></text:p>
              </text:list-item>
              <text:list-item>
                <text:p text:style-name="P76"><text:span text:style-name="Strong_20_Emphasis"><text:span text:style-name="T2">Kerahasiaan Semu:</text:span></text:span><text:span text:style-name="T2"> Diakhiri dengan "Jangan bilang siapa-siapa ya!", padahal semua peserta tahu informasi ini akan menyebar lebih cepat dari sinyal 5G. </text:span></text:p>
              </text:list-item>
            </text:list>
            <text:p text:style-name="Text_20_body"><text:span text:style-name="Strong_20_Emphasis"><text:span text:style-name="T2">Motivasi Ganda:</text:span></text:span><text:span text:style-name="T2"> Mengapa kita melakukannya? Basa-basi demi harmoni (semu). Menggunjing? Bisa untuk hiburan pelepas penat, membangun ikatan dengan 'kubu' yang sama (lewat musuh/target bersama), merasa lebih unggul dengan membicarakan kekurangan orang lain, atau sekadar memenuhi naluri dasar 'kepo' (</text:span><text:span text:style-name="Emphasis"><text:span text:style-name="T2">knowing every particular object</text:span></text:span><text:span text:style-name="T2">).</text:span></text:p>
            <text:p text:style-name="Text_20_body"><text:span text:style-name="Strong_20_Emphasis"><text:span text:style-name="T2">Contoh Dialog 'Dua Muka' (Fiktif):</text:span></text:span></text:p>
            <text:list xml:id="list5713425488977726174" text:style-name="L87">
              <text:list-item>
                <text:p text:style-name="P201"><text:span text:style-name="Strong_20_Emphasis"><text:span text:style-name="T2">Di Depan Rumah Bu X:</text:span></text:span><text:span text:style-name="T2"> </text:span></text:p>
                <text:list>
                  <text:list-item>
                    <text:p text:style-name="P240">Bu A: "Pagi Bu X! Wah, makin rapi aja rumahnya, Bu!" (Senyum lebar) </text:p>
                  </text:list-item>
                  <text:list-item>
                    <text:p text:style-name="P240">Bu X: "Ah, bisa aja Bu A ini. Monggo mampir, Bu!" </text:p>
                  </text:list-item>
                  <text:list-item>
                    <text:p text:style-name="P240">Bu A: "Aduh, lain kali ya Bu, ini mau ke pasar dulu. Sehat-sehat ya, Bu!" </text:p>
                  </text:list-item>
                </text:list>
              </text:list-item>
              <text:list-item>
                <text:p text:style-name="P201"><text:soft-page-break/><text:span text:style-name="Strong_20_Emphasis"><text:span text:style-name="T2">Di Gerobak Sayur (Bu A bertemu Bu B):</text:span></text:span><text:span text:style-name="T2"> </text:span></text:p>
                <text:list>
                  <text:list-item>
                    <text:p text:style-name="P240">Bu A: (Berbisik) "Bu B, tadi saya lewat depan rumah Bu X. Itu mobil barunya beneran kredit apa gimana sih? Kok bisa ya ganti mobil terus padahal suaminya kerjanya gitu-gitu aja?" </text:p>
                  </text:list-item>
                  <text:list-item>
                    <text:p text:style-name="P148">Bu B: "Nah, itu dia, Bu! Saya juga heran. Katanya sih kemarin habis jual tanah warisan, tapi masa iya..." (Dan sesi 'analisis mendalam' pun dimulai). </text:p>
                  </text:list-item>
                </text:list>
              </text:list-item>
            </text:list>
            <text:p text:style-name="P135">Memahami kedua 'seni' ini akan membantu Anda menavigasi interaksi sosial di lingkungan dengan lebih 'cerdas', atau setidaknya, lebih terhibur oleh drama sehari-hari.</text:p>
            <text:p text:style-name="Text_20_body"><text:span text:style-name="Strong_20_Emphasis"><text:span text:style-name="T2">(Tips Tambahan Opsional):</text:span></text:span></text:p>
            <text:list xml:id="list7152474115420790103" text:style-name="L88">
              <text:list-item>
                <text:p text:style-name="P77"><text:span text:style-name="Strong_20_Emphasis"><text:span text:style-name="T2">Analisis Bahasa Gosip:</text:span></text:span><text:span text:style-name="T2"> Perhatikan pilihan kata dan intonasi yang digunakan orang saat bergosip. Apakah mereka menggunakan eufemisme (penghalusan kata)? Apakah ada jeda dramatis? Apakah mereka sering menggunakan kalimat tanya retoris ("Masa sih dia begitu?") untuk memancing reaksi? Menganalisis 'bahasa' gosip ini bisa memberikan detail linguistik yang menarik untuk tulisan satir Anda, menunjukkan bagaimana gosip dikemas agar terdengar 'tidak terlalu jahat' atau sekadar 'bertanya'. </text:span></text:p>
              </text:list-item>
            </text:list>
          </text:section>
          <text:section text:style-name="Sect1" text:name="feedback-form-31">
            <text:p text:style-name="P225"/>
          </text:section>
        </text:section>
        <text:section text:style-name="Sect1" text:name="74ffa6e2d6ebcf02">
          <text:p text:style-name="P135"/>
          <text:section text:style-name="Sect1" text:name="user-query-content-32">
            <text:p text:style-name="P257">YAX </text:p>
          </text:section>
          <text:p text:style-name="P225">Tampilkan alur berpikir</text:p>
          <text:section text:style-name="Sect2" text:name="model-response-message-contentr_74ffa6e2d6ebcf02">
            <text:p text:style-name="Text_20_body"><text:span text:style-name="T2">Baik, mari kita lanjutkan 'investigasi' sosial kita ke prompt </text:span><text:span text:style-name="Strong_20_Emphasis"><text:span text:style-name="T2">Subbab 5.2: Menilai Gaya Hidup Tetangga (Sambil Lupa Cermin di Rumah)</text:span></text:span><text:span text:style-name="T2">.</text:span></text:p>
            <text:p text:style-name="P259"/>
            <text:p text:style-name="Text_20_body"><text:span text:style-name="Strong_20_Emphasis"><text:span text:style-name="T2">Jawaban Prompt Subbab 5.2:</text:span></text:span></text:p>
            <text:p text:style-name="Text_20_body"><text:span text:style-name="T2">Selain seni basa-basi dan menggunjing, ada satu lagi 'hobi' tersembunyi yang ditekuni oleh banyak penghuni lingkungan pertetanggaan di seantero Indonesia (dan mungkin sedang </text:span><text:soft-page-break/><text:span text:style-name="T2">berlangsung dalam pikiran seseorang di dekat Anda pada Rabu pagi, 9 April 2025 pukul 07:57 WIB ini): menjadi </text:span><text:span text:style-name="Strong_20_Emphasis"><text:span text:style-name="T2">Hakim Dadakan atas Gaya Hidup Tetangga</text:span></text:span><text:span text:style-name="T2">. Ya, tanpa perlu jubah hitam atau palu kayu, banyak di antara kita yang secara otomatis mengaktifkan 'mode menilai' saat mengamati pilihan hidup, harta benda, atau perilaku tetangga sebelah, kanan, kiri, depan, belakang.</text:span></text:p>
            <text:p text:style-name="P135">Mari kita bedah 'kurikulum' tidak resmi dari Pengadilan Tingkat Kompleks ini:</text:p>
            <text:list xml:id="list6498282855351214476" text:style-name="L89">
              <text:list-item>
                <text:p text:style-name="P78"><text:span text:style-name="Strong_20_Emphasis"><text:span text:style-name="T2">Objek Penilaian Favorit (yang Tak Pernah Habis):</text:span></text:span><text:span text:style-name="T2"> Apa saja yang masuk dalam 'berkas perkara'? Oh, daftarnya panjang sekali! Mulai dari:</text:span></text:p>
                <text:list>
                  <text:list-item>
                    <text:p text:style-name="P202"><text:span text:style-name="Strong_20_Emphasis"><text:span text:style-name="T2">Aset Terlihat:</text:span></text:span><text:span text:style-name="T2"> Jenis mobil/motor (baru/lama, merek Jepang/Eropa?), renovasi rumah (pakai arsitek atau asal jadi?), perabotan yang tampak dari teras. </text:span></text:p>
                  </text:list-item>
                  <text:list-item>
                    <text:p text:style-name="P202"><text:span text:style-name="Strong_20_Emphasis"><text:span text:style-name="T2">Gaya Hidup &amp; Penampilan:</text:span></text:span><text:span text:style-name="T2"> Cara berpakaian istri/suami/anak (terlalu terbuka/tertutup, terlalu modis/kampungan?), frekuensi makan di luar atau liburan, merek belanjaan yang dibawa pulang dari supermarket. </text:span></text:p>
                  </text:list-item>
                  <text:list-item>
                    <text:p text:style-name="P202"><text:span text:style-name="Strong_20_Emphasis"><text:span text:style-name="T2">Pola Asuh Anak:</text:span></text:span><text:span text:style-name="T2"> Anak terlalu dimanja/terlalu keras dididik? Sekolah di mana (negeri/swasta/internasional?), jam main anak, nilai rapor (jika infonya bocor). </text:span></text:p>
                  </text:list-item>
                  <text:list-item>
                    <text:p text:style-name="P202"><text:span text:style-name="Strong_20_Emphasis"><text:span text:style-name="T2">Aktivitas Sosial &amp; Tamu:</text:span></text:span><text:span text:style-name="T2"> Siapa saja yang sering datang bertamu? Pulang jam berapa? Seberapa sering ikut (atau tidak ikut) kegiatan lingkungan? Tingkat 'kesalehan' yang tampak dari luar. </text:span></text:p>
                  </text:list-item>
                  <text:list-item>
                    <text:p text:style-name="P202"><text:span text:style-name="Strong_20_Emphasis"><text:span text:style-name="T2">Kebersihan &amp; Kerapian:</text:span></text:span><text:span text:style-name="T2"> Kondisi halaman rumah, tempat sampah, bahkan jenis jemuran! </text:span></text:p>
                  </text:list-item>
                </text:list>
              </text:list-item>
              <text:list-item>
                <text:p text:style-name="P78"><text:span text:style-name="Strong_20_Emphasis"><text:span text:style-name="T2">'Standar Ideal' Versi Pribadi (yang Absolut Benar):</text:span></text:span><text:span text:style-name="T2"> Penilaian ini tentu tidak objektif. Standar yang digunakan adalah standar pribadi si 'hakim', yang seringkali dianggap sebagai satu-satunya standar yang benar dan universal. Standar ini bisa berasal dari nilai-nilai keluarga, ajaran agama (yang ditafsirkan sendiri), norma sosial kelompoknya, atau sekadar rasa iri yang terpendam. Pokoknya, kalau gaya hidup tetangga berbeda dari </text:span><text:soft-page-break/><text:span text:style-name="T2">'standar emas' ini, pasti ada yang 'salah' atau 'aneh'.</text:span></text:p>
              </text:list-item>
              <text:list-item>
                <text:p text:style-name="P78"><text:span text:style-name="Strong_20_Emphasis"><text:span text:style-name="T2">Sindrom Kronis 'Lupa Cermin di Rumah':</text:span></text:span><text:span text:style-name="T2"> Inilah bagian paling ironis dan lucu dari fenomena ini. Saat sibuk menguliti 'kekurangan' atau 'keanehan' tetangga A, B, dan C, sang 'hakim' seringkali mengalami amnesia total terhadap kondisi rumah tangganya sendiri, gaya hidupnya sendiri, atau inkonsistensi dalam perilakunya sendiri. Cermin di rumah seolah-olah berubah fungsi menjadi sekadar pajangan dinding. Energi terkuras untuk mengaudit kehidupan orang lain, sementara audit diri sendiri tidak pernah masuk agenda.</text:span></text:p>
              </text:list-item>
              <text:list-item>
                <text:p text:style-name="P78"><text:span text:style-name="Strong_20_Emphasis"><text:span text:style-name="T2">Justifikasi 'Mulia' di Balik Tindakan Menilai:</text:span></text:span><text:span text:style-name="T2"> Tentu saja, jarang ada yang mau mengaku terang-terangan sedang menghakimi. Biasanya, tindakan ini dibungkus dengan alasan-alasan yang terdengar lebih mulia:</text:span></text:p>
                <text:list>
                  <text:list-item>
                    <text:p text:style-name="P202"><text:span text:style-name="T2">"Saya kan cuma </text:span><text:span text:style-name="Emphasis"><text:span text:style-name="T2">sharing</text:span></text:span><text:span text:style-name="T2"> aja, bukan menghakimi." </text:span></text:p>
                  </text:list-item>
                  <text:list-item>
                    <text:p text:style-name="P241">"Saya cuma khawatir lho sama dia..." </text:p>
                  </text:list-item>
                  <text:list-item>
                    <text:p text:style-name="P241">"Ini kan demi menjaga 'citra baik' lingkungan kita bersama." </text:p>
                  </text:list-item>
                  <text:list-item>
                    <text:p text:style-name="P149">"Bukan apa-apa, cuma sekadar observasi aja kok." (Observasi yang hasilnya langsung disebar ke grup WA). </text:p>
                  </text:list-item>
                </text:list>
              </text:list-item>
            </text:list>
            <text:p text:style-name="Text_20_body"><text:span text:style-name="Strong_20_Emphasis"><text:span text:style-name="T2">Studi Kasus 'Hakim Kompleks' (Fiktif):</text:span></text:span><text:span text:style-name="T2"> Ibu Tini adalah 'auditor' tidak resmi di kompleksnya. Ia tahu persis kapan Pak Rudi ganti oli motornya, berapa harga tas baru Bu Siska, dan mengapa anak Pak Joko sering menangis sore hari. Kritik dan penilaiannya terhadap gaya hidup tetangga selalu tajam dan detail. Anehnya, Bu Tini sepertinya 'lupa' bahwa tagihan listrik rumahnya sendiri sering telat dibayar, anaknya sendiri jarang mandi sore, dan suaminya punya hobi mancing sampai larut malam yang sering ia keluhkan di status Facebook (yang di-setting 'friends only').</text:span></text:p>
            <text:p text:style-name="P135">Fenomena ini adalah pelajaran berharga dalam 'Psikologi Perbandingan Sosial Tingkat RT', di mana mengukur rumput tetangga (yang mungkin lebih hijau karena pakai pupuk standar ganda) terasa lebih memuaskan daripada merawat rumput sendiri.</text:p>
            <text:p text:style-name="Text_20_body"><text:soft-page-break/><text:span text:style-name="Strong_20_Emphasis"><text:span text:style-name="T2">(Tips Tambahan Opsional):</text:span></text:span></text:p>
            <text:list xml:id="list1421907134453878240" text:style-name="L90">
              <text:list-item>
                <text:p text:style-name="P79"><text:span text:style-name="Strong_20_Emphasis"><text:span text:style-name="T2">Identifikasi 'Standar Tak Tertulis' Lingkungan:</text:span></text:span><text:span text:style-name="T2"> Coba amati dan identifikasi 'standar tak tertulis' yang berlaku di lingkungan Anda. Apa yang dianggap 'wajar' dan 'tidak wajar'? Bagaimana orang bereaksi terhadap mereka yang 'berbeda'? Memahami standar ini (meskipun Anda tidak setuju) bisa membantu Anda menulis satire yang lebih spesifik dan mengena tentang tekanan konformitas dan budaya saling menilai di tingkat komunitas. </text:span></text:p>
              </text:list-item>
            </text:list>
          </text:section>
          <text:section text:style-name="Sect1" text:name="feedback-form-32">
            <text:p text:style-name="P225"/>
          </text:section>
        </text:section>
        <text:section text:style-name="Sect1" text:name="9992047398871877">
          <text:p text:style-name="P135"/>
          <text:section text:style-name="Sect1" text:name="user-query-content-33">
            <text:p text:style-name="P257">YAX </text:p>
          </text:section>
          <text:p text:style-name="P225">Tampilkan alur berpikir</text:p>
          <text:section text:style-name="Sect2" text:name="model-response-message-contentr_9992047398871877">
            <text:p text:style-name="P225"/>
          </text:section>
          <text:section text:style-name="Sect1" text:name="feedback-form-33">
            <text:p text:style-name="P225"/>
          </text:section>
        </text:section>
        <text:section text:style-name="Sect1" text:name="c1f88baa6fc1913a">
          <text:p text:style-name="P135"/>
          <text:section text:style-name="Sect1" text:name="user-query-content-34">
            <text:p text:style-name="P257">present it </text:p>
          </text:section>
          <text:p text:style-name="P225">Tampilkan alur berpikir</text:p>
          <text:section text:style-name="Sect2" text:name="model-response-message-contentr_c1f88baa6fc1913a">
            <text:p text:style-name="Text_20_body"><text:span text:style-name="T2">Baik, mari kita tutup bab pertetanggaan ini dengan membahas salah satu warisan luhur bangsa yang praktiknya seringkali penuh standar ganda. Lanjut ke prompt </text:span><text:span text:style-name="Strong_20_Emphasis"><text:span text:style-name="T2">Subbab 5.3: "Gotong Royong Itu Penting!" (Asal Bukan Saya yang Repot)</text:span></text:span><text:span text:style-name="T2">.</text:span></text:p>
            <text:p text:style-name="P259"/>
            <text:p text:style-name="Text_20_body"><text:span text:style-name="Strong_20_Emphasis"><text:span text:style-name="T2">Jawaban Prompt Subbab 5.3:</text:span></text:span></text:p>
            <text:p text:style-name="P135">"Gotong Royong", sebuah kata sakti yang membangkitkan citra indah tentang kebersamaan, solidaritas, dan bahu-membahu membangun komunitas. Di atas kertas, di pidato pejabat, dan dalam pelajaran PPKn (atau apa pun namanya sekarang di kurikulum Merdeka Belajar per April 2025 ini), gotong royong adalah jiwa bangsa Indonesia. Namun, dalam praktik sehari-hari di lingkungan RT/RW kita, jiwa ini kadang terasa seperti arwah penasaran: disebut-sebut penting, tapi wujudnya sering tak kelihatan saat dibutuhkan.</text:p>
            <text:p text:style-name="Text_20_body"><text:span text:style-name="T2">Manual ini akan memandu Anda memahami </text:span><text:span text:style-name="Strong_20_Emphasis"><text:span text:style-name="T2">Standar Ganda Partisipasi </text:span></text:span><text:soft-page-break/><text:span text:style-name="Strong_20_Emphasis"><text:span text:style-name="T2">Komunal</text:span></text:span><text:span text:style-name="T2">, sebuah studi kasus tentang "Manajemen Partisipasi Komunitas (dan Seni Menghindarinya)".</text:span></text:p>
            <text:list xml:id="list5714603201093211151" text:style-name="L91">
              <text:list-item>
                <text:p text:style-name="P80"><text:span text:style-name="Strong_20_Emphasis"><text:span text:style-name="T2">Retorika Semangat Membara vs. Realita Kehadiran yang Lara:</text:span></text:span><text:span text:style-name="T2"> Perhatikan saat ada usulan kegiatan bersama di grup WhatsApp warga atau rapat RT: "Wah, setuju banget! Perlu itu kerja bakti bersihkan selokan!", "Saya dukung penuh acara 17an nanti!", "Ronda malam harus diaktifkan lagi demi keamanan!". Semangat verbalnya luar biasa, seolah seluruh warga siap turun gunung. Namun, saat hari-H tiba – kerja bakti dimulai, jadwal ronda dibagikan, panitia 17an dibentuk – jumlah partisipan riil seringkali menyusut drastis, menyisakan hanya 'the usual suspects' alias 'itu-itu lagi orangnya'.</text:span></text:p>
              </text:list-item>
              <text:list-item>
                <text:p text:style-name="P80"><text:span text:style-name="Strong_20_Emphasis"><text:span text:style-name="T2">'Bank Alasan Sakti' untuk Menghindar:</text:span></text:span><text:span text:style-name="T2"> Ke mana perginya semangat yang membara tadi? Mereka tidak hilang, hanya sedang sibuk mencari alasan di 'Bank Alasan Sakti' yang koleksinya sangat kaya dan kreatif:</text:span></text:p>
                <text:list>
                  <text:list-item>
                    <text:p text:style-name="P203"><text:span text:style-name="Strong_20_Emphasis"><text:span text:style-name="T2">Klasik Keluarga:</text:span></text:span><text:span text:style-name="T2"> "Aduh maaf, pas ada acara keluarga mendadak." (Meskipun acaranya mungkin hanya nonton drakor). </text:span></text:p>
                  </text:list-item>
                  <text:list-item>
                    <text:p text:style-name="P203"><text:span text:style-name="Strong_20_Emphasis"><text:span text:style-name="T2">Klasik Kesehatan:</text:span></text:span><text:span text:style-name="T2"> "Badan lagi kurang fit nih, nggak mau maksain." (Padahal kemarin baru main futsal). </text:span></text:p>
                  </text:list-item>
                  <text:list-item>
                    <text:p text:style-name="P203"><text:span text:style-name="Strong_20_Emphasis"><text:span text:style-name="T2">Klasik Anak-Anak:</text:span></text:span><text:span text:style-name="T2"> "Anak lagi rewel / ada tugas sekolah / perlu ditemani." </text:span></text:p>
                  </text:list-item>
                  <text:list-item>
                    <text:p text:style-name="P203"><text:span text:style-name="Strong_20_Emphasis"><text:span text:style-name="T2">Klasik Lupa:</text:span></text:span><text:span text:style-name="T2"> "Ya ampun, saya lupa tanggalnya!" (Alarm HP sengaja tidak dipasang). </text:span></text:p>
                  </text:list-item>
                  <text:list-item>
                    <text:p text:style-name="P203"><text:span text:style-name="Strong_20_Emphasis"><text:span text:style-name="T2">Klasik Kontribusi Alternatif:</text:span></text:span><text:span text:style-name="T2"> "Saya nggak bisa hadir fisik, tapi saya dukung doa ya!" atau "Saya sumbang konsumsi aja deh." (Lihat poin berikutnya). </text:span></text:p>
                  </text:list-item>
                </text:list>
              </text:list-item>
              <text:list-item>
                <text:p text:style-name="P80"><text:span text:style-name="Strong_20_Emphasis"><text:span text:style-name="T2">Standar Ganda Ekspektasi &amp; Hierarki Kontribusi:</text:span></text:span><text:span text:style-name="T2"> Di sinilah standar gandanya bermain. Orang yang sering absen dengan seribu alasan ini, seringkali paling vokal mengomentari ketidakhadiran orang lain ("Si Bapak itu kok nggak pernah kelihatan kerja bakti ya? Padahal badannya sehat."). Sementara itu, ada hierarki tak tertulis: kontribusi 'materi' (menyumbang </text:span><text:soft-page-break/><text:span text:style-name="T2">uang atau makanan/minuman) sering dianggap sebagai pengganti sah (bahkan kadang lebih 'berkelas') daripada kontribusi tenaga dan waktu, terutama jika si penyumbang berasal dari kalangan 'terpandang'. Padahal, gotong royong sejatinya tentang kebersamaan fisik.</text:span></text:p>
              </text:list-item>
              <text:list-item>
                <text:p text:style-name="P80"><text:span text:style-name="Strong_20_Emphasis"><text:span text:style-name="T2">'Pahlawan' vs. 'Penonton' Setia:</text:span></text:span><text:span text:style-name="T2"> Akibatnya, dalam setiap kegiatan komunal, selalu ada pembagian peran karikatural: segelintir 'pahlawan' yang benar-benar bekerja keras (mencangkul selokan, begadang ronda, sibuk di dapur umum 17an) dan mayoritas 'penonton' yang mungkin hadir sebentar untuk 'absen muka', foto-foto, lalu pulang; atau 'komentator ahli' yang memberi instruksi dari teras rumah sambil ngopi; atau yang paling parah, tidak kelihatan batang hidungnya sama sekali tapi nanti ikut menikmati hasilnya (misalnya, jalanan bersih atau keamanan terjaga).</text:span></text:p>
              </text:list-item>
            </text:list>
            <text:p text:style-name="Text_20_body"><text:span text:style-name="Strong_20_Emphasis"><text:span text:style-name="T2">Contoh Skenario Rapat RT (Fiktif):</text:span></text:span></text:p>
            <text:list xml:id="list2556399257198504225" text:style-name="L92">
              <text:list-item>
                <text:p text:style-name="P204"><text:span text:style-name="Strong_20_Emphasis"><text:span text:style-name="T2">Saat Perencanaan:</text:span></text:span><text:span text:style-name="T2"> </text:span></text:p>
                <text:list>
                  <text:list-item>
                    <text:p text:style-name="P242">Pak RT: "Jadi kita sepakat ya, kerja bakti hari Minggu depan jam 7 pagi?" </text:p>
                  </text:list-item>
                  <text:list-item>
                    <text:p text:style-name="P242">Semua Warga: "Setujuuuuuu!" (Serempak dan penuh semangat). </text:p>
                  </text:list-item>
                  <text:list-item>
                    <text:p text:style-name="P242">Pak Anu: "Saya usul bawa cangkul masing-masing biar cepat!" (Semangat berkobar). </text:p>
                  </text:list-item>
                </text:list>
              </text:list-item>
              <text:list-item>
                <text:p text:style-name="P204"><text:span text:style-name="Strong_20_Emphasis"><text:span text:style-name="T2">Saat Hari-H Kerja Bakti:</text:span></text:span><text:span text:style-name="T2"> </text:span></text:p>
                <text:list>
                  <text:list-item>
                    <text:p text:style-name="P242">Yang hadir jam 7: Pak RT, Pak Budi, Pak Agus (the usual suspects). </text:p>
                  </text:list-item>
                  <text:list-item>
                    <text:p text:style-name="P242">Jam 7.30: Muncul Pak Cecep (numpang absen, lalu izin ada 'urusan'). </text:p>
                  </text:list-item>
                  <text:list-item>
                    <text:p text:style-name="P150">Jam 8.00: Pak Anu (yang usul bawa cangkul) mengirim pesan di grup WA: "Maaf Bapak2, mendadak harus antar istri ke pasar, saya titip doa saja semoga lancar!" </text:p>
                  </text:list-item>
                </text:list>
              </text:list-item>
            </text:list>
            <text:p text:style-name="P135">Memahami dinamika ini penting, bukan untuk mencemooh gotong royong, tapi untuk menertawakan (dan mungkin introspeksi) bagaimana kita seringkali piawai dalam retorika kebersamaan, namun <text:soft-page-break/>kurang dalam aksi nyata kebersamaan itu sendiri.</text:p>
            <text:p text:style-name="Text_20_body"><text:span text:style-name="Strong_20_Emphasis"><text:span text:style-name="T2">(Tips Tambahan Opsional):</text:span></text:span></text:p>
            <text:list xml:id="list2380346104237243875" text:style-name="L93">
              <text:list-item>
                <text:p text:style-name="P81"><text:span text:style-name="Strong_20_Emphasis"><text:span text:style-name="T2">Observasi Partisipasi Nyata:</text:span></text:span><text:span text:style-name="T2"> Hadiri beberapa kegiatan komunal di lingkungan Anda (jika ada). Amati pola partisipasi: siapa yang datang tepat waktu, siapa yang hanya sebentar, siapa yang bekerja paling keras, siapa yang lebih banyak bicara/mengatur, siapa yang absen dan apa alasannya (jika terdengar). Data observasi ini bisa menjadi dasar yang kuat untuk membangun narasi satir yang detail dan akurat tentang standar ganda dalam partisipasi komunitas. </text:span></text:p>
              </text:list-item>
            </text:list>
          </text:section>
          <text:section text:style-name="Sect1" text:name="feedback-form-34">
            <text:p text:style-name="P225"/>
          </text:section>
        </text:section>
        <text:section text:style-name="Sect1" text:name="6fa342e0017cc496">
          <text:p text:style-name="P135"/>
          <text:section text:style-name="Sect1" text:name="user-query-content-35">
            <text:p text:style-name="P257">YAX </text:p>
          </text:section>
          <text:p text:style-name="P225">Tampilkan alur berpikir</text:p>
          <text:section text:style-name="Sect2" text:name="model-response-message-contentr_6fa342e0017cc496">
            <text:p text:style-name="Text_20_body"><text:span text:style-name="T2">Oke, setelah puas 'mengaudit' kehidupan bertetangga, mari kita kenakan kembali 'seragam' profesional kita (atau piyama WFH, tergantung situasi Anda pada Rabu pagi, 9 April 2025 pukul 08:19 WIB ini) dan bersiap memasuki arena berikutnya yang tak kalah menantang. Lanjut ke prompt </text:span><text:span text:style-name="Strong_20_Emphasis"><text:span text:style-name="T2">Pengantar Bab 6</text:span></text:span><text:span text:style-name="T2">.</text:span></text:p>
            <text:p text:style-name="P259"/>
            <text:p text:style-name="Text_20_body"><text:span text:style-name="Strong_20_Emphasis"><text:span text:style-name="T2">Jawaban Prompt Pengantar Bab 6:</text:span></text:span><text:span text:style-name="T2"> </text:span><text:span text:style-name="Strong_20_Emphasis"><text:span text:style-name="T2">(Judul Bab: Dunia Kerja &amp; Profesional: Ekspektasi Tinggi Untukmu, Toleransi Rendah Dariku)</text:span></text:span></text:p>
            <text:p text:style-name="Text_20_body"><text:span text:style-name="T2">Selamat datang di </text:span><text:span text:style-name="Strong_20_Emphasis"><text:span text:style-name="T2">Akademi Standar Ganda Terstruktur</text:span></text:span><text:span text:style-name="T2">, tempat di mana teori manajemen sumber daya manusia bertemu dengan praktik 'manajemen suka-suka gue', tempat slogan motivasi di dinding seringkali hanya menjadi hiasan pemanis di tengah realita eksploitasi halus. Ya, kita akan memasuki Dunia Kerja dan Profesional! Ini bukan sekadar tempat Anda menukar waktu dan keahlian dengan gaji (yang kadang terasa kurang), tapi juga sebuah 'hutan beton' di mana hukum rimba standar ganda seringkali berlaku, tersembunyi rapi di balik jargon-jargon mentereng seperti "profesionalisme", "dedikasi tanpa batas", "budaya perusahaan yang dinamis", atau "tuntutan mencapai KPI".</text:span></text:p>
            <text:p text:style-name="Text_20_body"><text:soft-page-break/><text:span text:style-name="T2">Bab 6 dari manual terpercaya ini akan memandu Anda menavigasi lanskap yang penuh jebakan ini. Fokus utama kita adalah pada prinsip dasar yang seringkali menjadi 'jiwa' dari banyak tempat kerja: </text:span><text:span text:style-name="Strong_20_Emphasis"><text:span text:style-name="T2">Ekspektasi Setinggi Menara Pisa (yang Miring Sebelah) untuk Karyawan, namun Toleransi Serendah Dasar Jurang dari Atasan/Perusahaan</text:span></text:span><text:span text:style-name="T2">. Kita akan mengupas bagaimana 'profesionalisme' seringkali diterjemahkan sebagai 'tunduk dan patuh', bagaimana 'loyalitas' diartikan sebagai 'siap sedia 24/7', dan bagaimana aturan main yang sama bisa memiliki tingkat fleksibilitas yang berbeda drastis tergantung pada posisi Anda dalam hierarki kekuasaan.</text:span></text:p>
            <text:p text:style-name="P135">Manual ini akan membekali Anda dengan 'kompetensi' untuk membaca 'kode-kode rahasia' di balik email formal, memo internal, dan rapat-rapat motivasi. Kita akan membongkar 'rahasia' di balik jargon-jargon indah dan memahami dinamika kekuasaan yang memungkinkan standar ganda beroperasi dengan begitu mulus di balik meja kerja dan bilik kantor (atau layar Zoom Anda). Siapkan kopi Anda, karena perjalanan di dunia korporat ini mungkin membutuhkan kafein ekstra!</text:p>
            <text:p text:style-name="Text_20_body"><text:span text:style-name="Strong_20_Emphasis"><text:span text:style-name="T2">(Tips Tambahan Opsional):</text:span></text:span></text:p>
            <text:list xml:id="list7327685229643536588" text:style-name="L94">
              <text:list-item>
                <text:p text:style-name="P82"><text:span text:style-name="Strong_20_Emphasis"><text:span text:style-name="T2">Kumpulkan Jargon Korporat:</text:span></text:span><text:span text:style-name="T2"> Buat daftar jargon atau istilah-istilah 'keren' yang sering digunakan di dunia kerja Anda atau yang sering Anda dengar (misal: </text:span><text:span text:style-name="Emphasis"><text:span text:style-name="T2">synergy, alignment, empowerment, agile, key performance indicator, deliverables, best practice,</text:span></text:span><text:span text:style-name="T2"> dll.). Coba analisis makna sebenarnya di balik jargon tersebut dalam praktik sehari-hari di tempat kerja. Seringkali, ada kesenjangan antara makna ideal jargon tersebut dengan penggunaannya di lapangan, dan kesenjangan ini adalah ladang subur untuk satire tentang dunia kerja. Anda bisa membuat 'kamus korporat' versi satir. </text:span></text:p>
              </text:list-item>
            </text:list>
          </text:section>
          <text:section text:style-name="Sect1" text:name="feedback-form-35">
            <text:p text:style-name="P225"/>
          </text:section>
        </text:section>
        <text:section text:style-name="Sect1" text:name="498622e67e67b2df">
          <text:p text:style-name="P135"/>
          <text:section text:style-name="Sect1" text:name="user-query-content-36">
            <text:p text:style-name="P257">YAX </text:p>
          </text:section>
          <text:p text:style-name="P225"><text:soft-page-break/>Tampilkan alur berpikir</text:p>
          <text:section text:style-name="Sect2" text:name="model-response-message-contentr_498622e67e67b2df">
            <text:p text:style-name="Text_20_body"><text:span text:style-name="T2">Oke, mari kita mulai 'perkuliahan' di Akademi Standar Ganda Korporat ini dengan prompt </text:span><text:span text:style-name="Strong_20_Emphasis"><text:span text:style-name="T2">Subbab 6.1: Bos Teladan (dalam Teori): Datang Tepat Waktu Itu Untuk Karyawan</text:span></text:span><text:span text:style-name="T2">.</text:span></text:p>
            <text:p text:style-name="P259"/>
            <text:p text:style-name="Text_20_body"><text:span text:style-name="Strong_20_Emphasis"><text:span text:style-name="T2">Jawaban Prompt Subbab 6.1:</text:span></text:span></text:p>
            <text:p text:style-name="Text_20_body"><text:span text:style-name="T2">Salah satu sosok mitologis paling legendaris dalam dunia kerja adalah </text:span><text:span text:style-name="Strong_20_Emphasis"><text:span text:style-name="T2">Bos Teladan</text:span></text:span><text:span text:style-name="T2">: pemimpin yang inspiratif, adil, bijaksana, dan yang terpenting, konsisten antara ucapan dan perbuatan. Sosok ini sering muncul dalam seminar-seminar motivasi, buku-buku manajemen, atau saat </text:span><text:span text:style-name="Emphasis"><text:span text:style-name="T2">briefing</text:span></text:span><text:span text:style-name="T2"> pagi hari Senin ketika sang bos sedang bersemangat memberikan ceramah tentang pentingnya disiplin, efisiensi, dan integritas. Namun, dalam praktik sehari-hari (mungkin termasuk di kantor Anda pada Rabu, 9 April 2025 pukul 08:21 WIB ini), sosok Bos Teladan ini seringkali hanya eksis dalam teori. Terutama jika menyangkut aturan-aturan dasar seperti datang tepat waktu.</text:span></text:p>
            <text:p text:style-name="P135">Mari kita analisis fenomena 'Keteladanan Kondisional' ini:</text:p>
            <text:list xml:id="list5850145761700030978" text:style-name="L95">
              <text:list-item>
                <text:p text:style-name="P83"><text:span text:style-name="Strong_20_Emphasis"><text:span text:style-name="T2">Retorika Menggelegar vs. Realita Santai:</text:span></text:span><text:span text:style-name="T2"> Sang bos mungkin adalah orang pertama yang akan memotong gaji atau memberi surat peringatan jika Anda telat lima menit saja. Ia akan bicara panjang lebar tentang bagaimana disiplin waktu adalah cermin profesionalisme dan kunci kesuksesan tim. Namun, coba perhatikan jam kedatangan beliau sendiri. Seringkali, 'jam karet' adalah salah satu </text:span><text:span text:style-name="Emphasis"><text:span text:style-name="T2">benefit</text:span></text:span><text:span text:style-name="T2"> tidak tertulis yang dinikmatinya. Rapat penting yang seharusnya mulai jam 9 bisa molor sampai jam 10 karena menunggu sang nakhoda tiba dengan santai, mungkin sambil membawa tas golf atau cerita seru tentang sarapannya di kafe tadi pagi. Aturan berpakaian formal mungkin wajib untuk staf, tapi bos bisa saja datang dengan kaos berkerah dan sepatu kets.</text:span></text:p>
              </text:list-item>
              <text:list-item>
                <text:p text:style-name="P83"><text:span text:style-name="Strong_20_Emphasis"><text:span text:style-name="T2">'Hak Istimewa' Tak Tertulis Sang Pemimpin:</text:span></text:span><text:span text:style-name="T2"> Mengapa bisa begitu? Ada semacam anggapan, yang kadang diciptakan oleh bos sendiri dan diamini (karena terpaksa?) oleh karyawan, </text:span><text:soft-page-break/><text:span text:style-name="T2">bahwa aturan tertentu memang tidak sepenuhnya berlaku bagi pimpinan. Posisi yang lebih tinggi seolah memberikan 'dispensasi' khusus. Toh, beliau yang punya kuasa, bukan? Kesibukannya dianggap 'lebih penting', tanggung jawabnya 'lebih besar', sehingga pelanggaran kecil seperti datang terlambat dianggap 'bisa dimaklumi'.</text:span></text:p>
              </text:list-item>
              <text:list-item>
                <text:p text:style-name="P83"><text:span text:style-name="Strong_20_Emphasis"><text:span text:style-name="T2">Justifikasi Klasik Pelanggaran Atasan:</text:span></text:span><text:span text:style-name="T2"> Jika pun ditegur (oleh pihak yang lebih tinggi, atau oleh hati nuraninya sendiri yang mungkin masih tersisa sedikit), selalu ada stok justifikasi siap pakai:</text:span></text:p>
                <text:list>
                  <text:list-item>
                    <text:p text:style-name="P243">"Saya tadi malam lembur mikirin strategi perusahaan, jadi paginya agak telat." (Padahal mungkin nonton bola sampai larut). </text:p>
                  </text:list-item>
                  <text:list-item>
                    <text:p text:style-name="P205"><text:span text:style-name="T2">"Saya ada </text:span><text:span text:style-name="Emphasis"><text:span text:style-name="T2">meeting</text:span></text:span><text:span text:style-name="T2"> penting di luar kantor dulu tadi." (</text:span><text:span text:style-name="Emphasis"><text:span text:style-name="T2">Meeting</text:span></text:span><text:span text:style-name="T2"> di kedai kopi dengan teman lama). </text:span></text:p>
                  </text:list-item>
                  <text:list-item>
                    <text:p text:style-name="P243">"Di level saya, fleksibilitas itu penting untuk kreativitas." (Fleksibilitas jam masuk, maksudnya). </text:p>
                  </text:list-item>
                  <text:list-item>
                    <text:p text:style-name="P205"><text:span text:style-name="T2">"Yang penting kan </text:span><text:span text:style-name="Emphasis"><text:span text:style-name="T2">output</text:span></text:span><text:span text:style-name="T2"> pekerjaan saya, bukan jam datangnya." (Argumen yang jarang diterima jika diucapkan oleh karyawan). </text:span></text:p>
                  </text:list-item>
                </text:list>
              </text:list-item>
              <text:list-item>
                <text:p text:style-name="P83"><text:span text:style-name="Strong_20_Emphasis"><text:span text:style-name="T2">Dampak Menular ke Bawahan:</text:span></text:span><text:span text:style-name="T2"> Standar ganda dari puncak hierarki ini seringkali berdampak ke bawah. Karyawan bisa menjadi sinis ("Bos aja telat, ngapain kita rajin-rajin amat?"), kehilangan respek, atau bahkan merasa 'terinspirasi' untuk ikut mencari celah melanggar aturan jika ada kesempatan. Semangat disiplin yang coba dibangun lewat retorika, runtuh oleh contoh nyata yang inkonsisten.</text:span></text:p>
              </text:list-item>
            </text:list>
            <text:p text:style-name="Text_20_body"><text:span text:style-name="Strong_20_Emphasis"><text:span text:style-name="T2">Contoh Skenario 'Raja Jam Karet' (Fiktif):</text:span></text:span><text:span text:style-name="T2"> Pak Dirman, manajer pemasaran, terkenal sangat galak soal absensi. Setiap apel pagi, ia selalu menekankan pentingnya </text:span><text:span text:style-name="Emphasis"><text:span text:style-name="T2">on time</text:span></text:span><text:span text:style-name="T2">. Pernah ada staf yang dipotong tunjangan transportnya karena telat 3 menit akibat ban motor bocor. Ironisnya, Pak Dirman sendiri hampir tidak pernah terlihat di kantor sebelum jam 10 pagi. Alasannya beragam, mulai dari 'macet parah' (meskipun rumahnya hanya 15 menit dari kantor tanpa macet), 'mampir </text:span><text:soft-page-break/><text:span text:style-name="T2">sarapan dulu biar fokus kerja', hingga 'ada urusan mendadak'. Stafnya hanya bisa saling pandang dan tersenyum kecut. Ini adalah contoh sempurna 'Kepemimpinan Situasional (Versi Suka-Suka Gue)'.</text:span></text:p>
            <text:p text:style-name="P135">Memahami fenomena ini penting, bukan untuk membenarkan keterlambatan Anda, tapi untuk memahami dinamika kekuasaan dan hipokrisi yang seringkali mewarnai dunia kerja.</text:p>
            <text:p text:style-name="Text_20_body"><text:span text:style-name="Strong_20_Emphasis"><text:span text:style-name="T2">(Tips Tambahan Opsional):</text:span></text:span></text:p>
            <text:list xml:id="list1150414360786281392" text:style-name="L96">
              <text:list-item>
                <text:p text:style-name="P84"><text:span text:style-name="Strong_20_Emphasis"><text:span text:style-name="T2">Catat Inkonsistensi Aturan vs. Praktik:</text:span></text:span><text:span text:style-name="T2"> Buat catatan kecil (untuk diri sendiri) tentang aturan-aturan formal di tempat kerja Anda (jam masuk, pakaian, penggunaan fasilitas, dll.) dan bandingkan dengan praktik nyata, terutama oleh jajaran pimpinan atau senior. Adakah aturan yang sering dilanggar oleh 'kalangan atas'? Aturan mana yang ditegakkan dengan sangat ketat hanya untuk 'kalangan bawah'? Catatan ini bisa menjadi bahan bakar untuk kritik satir yang spesifik dan mengena tentang standar ganda berbasis hierarki di tempat kerja. </text:span></text:p>
              </text:list-item>
            </text:list>
          </text:section>
          <text:section text:style-name="Sect1" text:name="feedback-form-36">
            <text:p text:style-name="P225"/>
          </text:section>
        </text:section>
        <text:section text:style-name="Sect1" text:name="79b2273f6359ff9e">
          <text:p text:style-name="P135"/>
          <text:section text:style-name="Sect1" text:name="user-query-content-37">
            <text:p text:style-name="P257">YAX </text:p>
          </text:section>
          <text:p text:style-name="P225">Tampilkan alur berpikir</text:p>
          <text:section text:style-name="Sect2" text:name="model-response-message-contentr_79b2273f6359ff9e">
            <text:p text:style-name="Text_20_body"><text:span text:style-name="T2">Oke, mari kita lanjut ke 'modul' berikutnya yang tak kalah penting dalam kurikulum korporat ini, sesuai prompt </text:span><text:span text:style-name="Strong_20_Emphasis"><text:span text:style-name="T2">Subbab 6.2: Menuntut Profesionalisme vs. Mengabaikan Batas Pribadi</text:span></text:span><text:span text:style-name="T2">.</text:span></text:p>
            <text:p text:style-name="P259"/>
            <text:p text:style-name="Text_20_body"><text:span text:style-name="Strong_20_Emphasis"><text:span text:style-name="T2">Jawaban Prompt Subbab 6.2:</text:span></text:span></text:p>
            <text:p text:style-name="P135">"Profesionalisme" – sebuah kata yang begitu sering didengungkan di ruang rapat, tercetak tebal di buku panduan karyawan, dan menjadi kriteria utama dalam penilaian kinerja. Di sebagian besar tempat kerja di negeri ini (dan mungkin di tempat Anda bekerja pada Rabu, 9 April 2025 pukul 08:23 WIB ini), profesionalisme seringkali diterjemahkan sebagai dedikasi total karyawan kepada perusahaan: fokus penuh selama jam kerja (bahkan lebih), responsif secepat kilat, mampu <text:soft-page-break/>memisahkan masalah pribadi dari pekerjaan (alias: tinggalkan masalahmu di rumah!), dan selalu siap sedia kapan pun perusahaan membutuhkan. Sungguh sebuah standar ideal yang... berat.</text:p>
            <text:p text:style-name="P135">Namun, di sinilah letak standar gandanya yang seringkali membuat dahi berkerut dan hati menggerutu. Ketika perusahaan atau atasan menuntut tingkat profesionalisme setinggi itu dari Anda, mereka seringkali dengan santainya melanggar batas-batas profesionalisme dan privasi Anda sendiri. Mari kita telaah praktik 'Manajemen Batas Profesional (yang Sering Jebol)' ini:</text:p>
            <text:list xml:id="list7453486342287327151" text:style-name="L97">
              <text:list-item>
                <text:p text:style-name="P85"><text:span text:style-name="Strong_20_Emphasis"><text:span text:style-name="T2">Definisi Profesionalisme (Versi Perusahaan): Kamu Milik Kami (Setidaknya 8 Jam Sehari + Lembur + Akhir Pekan Jika Perlu).</text:span></text:span><text:span text:style-name="T2"> Karyawan profesional diharapkan memiliki fokus setajam silet, tidak terdistraksi oleh urusan pribadi, selalu mengutamakan kepentingan perusahaan, dan idealnya, tersedia 24/7 di ujung telepon atau aplikasi pesan instan. Pikiran dan energi Anda diharapkan tercurah sepenuhnya untuk pekerjaan.</text:span></text:p>
              </text:list-item>
              <text:list-item>
                <text:p text:style-name="P85"><text:span text:style-name="Strong_20_Emphasis"><text:span text:style-name="T2">Pelanggaran Batas (Versi Perusahaan): Kamu Milik Kami (Kapan Saja Kami Mau).</text:span></text:span><text:span text:style-name="T2"> Di sisi lain, batas antara waktu kerja dan waktu pribadi seringkali dianggap sebagai garis imajiner yang bisa dihapus kapan saja oleh atasan atau demi 'kepentingan perusahaan'. Contohnya melimpah ruah:</text:span></text:p>
                <text:list>
                  <text:list-item>
                    <text:p text:style-name="P244">Rentetan pesan WhatsApp atau telepon dari atasan di malam hari, akhir pekan, atau saat Anda sedang cuti, seringkali untuk hal-hal yang tidak darurat atau bisa menunggu besok pagi. </text:p>
                  </text:list-item>
                  <text:list-item>
                    <text:p text:style-name="P244">Ekspektasi untuk selalu membalas email atau pesan terkait pekerjaan di luar jam kerja resmi. </text:p>
                  </text:list-item>
                  <text:list-item>
                    <text:p text:style-name="P244">Permintaan 'bantuan' untuk mengerjakan tugas-tugas pribadi atasan (memesankan tiket, mencari kado untuk pasangan, mengetik tugas kuliah anaknya). </text:p>
                  </text:list-item>
                  <text:list-item>
                    <text:p text:style-name="P244">Tekanan (halus maupun terang-terangan) untuk lembur tanpa kompensasi yang jelas atau sepadan, atas nama 'loyalitas' atau 'tanggung jawab tim'. </text:p>
                  </text:list-item>
                </text:list>
              </text:list-item>
              <text:list-item>
                <text:p text:style-name="P85"><text:span text:style-name="Strong_20_Emphasis"><text:span text:style-name="T2">Ironi Manis 'Work-Life Balance':</text:span></text:span><text:span text:style-name="T2"> Yang paling jenaka adalah </text:span><text:soft-page-break/><text:span text:style-name="T2">ketika perusahaan yang sama, yang rutin 'meneror' karyawannya di luar jam kerja, dengan bangga memasang poster atau mengadakan seminar tentang pentingnya </text:span><text:span text:style-name="Emphasis"><text:span text:style-name="T2">work-life balance</text:span></text:span><text:span text:style-name="T2">. Sebuah ironi yang begitu tebal hingga bisa diiris dengan pisau roti.</text:span></text:p>
              </text:list-item>
              <text:list-item>
                <text:p text:style-name="P85"><text:span text:style-name="Strong_20_Emphasis"><text:span text:style-name="T2">'Logika' Pembenaran Pelanggaran Batas:</text:span></text:span><text:span text:style-name="T2"> Tentu saja, pelanggaran batas ini selalu datang dengan paket justifikasi agar terdengar 'wajar' atau bahkan 'demi kebaikan karyawan sendiri':</text:span></text:p>
                <text:list>
                  <text:list-item>
                    <text:p text:style-name="P244">"Ini urgent, demi kelancaran proyek/klien!" (Padahal mungkin bisa didelegasikan atau ditunda). </text:p>
                  </text:list-item>
                  <text:list-item>
                    <text:p text:style-name="P244">"Kita kan satu tim, harus saling bantu dong!" (Tapi bantuannya seringkali satu arah). </text:p>
                  </text:list-item>
                  <text:list-item>
                    <text:p text:style-name="P244">"Anggap saja ini kesempatan belajar dan investasi untuk karirmu ke depan!" (Investasi waktu dan kewarasan Anda, maksudnya). </text:p>
                  </text:list-item>
                  <text:list-item>
                    <text:p text:style-name="P151">"Saya juga kerja keras kok, bahkan lebih dari kamu!" (Membandingkan peran dan tanggung jawab yang jelas berbeda). </text:p>
                  </text:list-item>
                </text:list>
              </text:list-item>
            </text:list>
            <text:p text:style-name="Text_20_body"><text:span text:style-name="Strong_20_Emphasis"><text:span text:style-name="T2">Contoh Kasus 'Teror WA Malam Hari' (Fiktif):</text:span></text:span><text:span text:style-name="T2"> Ani adalah seorang desainer grafis yang dituntut untuk selalu kreatif, fokus, dan profesional dalam menghasilkan desain berkualitas tinggi di kantor. Namun, hampir setiap malam, atasannya, Pak Budi, mengiriminya pesan WhatsApp berisi revisi minor, ide-ide 'brilian' yang baru terpikirkan, atau sekadar bertanya "Sudah sampai mana progres desain X?". Belum lagi permintaan aneh seperti "Tolong carikan gambar inspirasi untuk ulang tahun istri saya" di hari Minggu. Ani dituntut profesional memisahkan kerja dan pribadi, sementara Pak Budi dengan santai mencampuradukkan keduanya. Sungguh sebuah contoh 'Manajemen Batas Profesional' yang sangat 'fleksibel'.</text:span></text:p>
            <text:p text:style-name="P135">Memahami standar ganda ini penting agar Anda bisa (mencoba) menetapkan batas dengan lebih bijak, atau setidaknya, punya bahan tertawaan getir saat menerima pesan WA dari bos jam 11 malam nanti.</text:p>
            <text:p text:style-name="Text_20_body"><text:span text:style-name="Strong_20_Emphasis"><text:span text:style-name="T2">(Tips Tambahan Opsional):</text:span></text:span></text:p>
            <text:list xml:id="list6850584439497615543" text:style-name="L98">
              <text:list-item>
                <text:p text:style-name="P86"><text:soft-page-break/><text:span text:style-name="Strong_20_Emphasis"><text:span text:style-name="T2">Arsipkan Bukti Pelanggaran Batas (Untuk Keperluan Pribadi/Melapor jika Perlu):</text:span></text:span><text:span text:style-name="T2"> Simpan </text:span><text:span text:style-name="Emphasis"><text:span text:style-name="T2">screenshot</text:span></text:span><text:span text:style-name="T2"> pesan atau catatan waktu telepon yang jelas-jelas terjadi di luar jam kerja dan bersifat non-darurat atau bahkan bersifat pribadi dari atasan. Ini bukan untuk langsung konfrontasi, tapi bisa menjadi 'bukti' jika situasi menjadi tidak tertahankan dan Anda perlu mendiskusikannya dengan HR atau pihak yang lebih tinggi (jika memungkinkan dan aman). Untuk keperluan buku Anda, ini bisa menjadi detail spesifik yang menunjukkan betapa nyatanya fenomena ini. </text:span></text:p>
              </text:list-item>
            </text:list>
          </text:section>
          <text:section text:style-name="Sect1" text:name="feedback-form-37">
            <text:p text:style-name="P225"/>
          </text:section>
        </text:section>
        <text:section text:style-name="Sect1" text:name="a82b527ca3f88733">
          <text:p text:style-name="P135"/>
          <text:section text:style-name="Sect1" text:name="user-query-content-38">
            <text:p text:style-name="P257">YAX </text:p>
          </text:section>
          <text:p text:style-name="P225">Tampilkan alur berpikir</text:p>
          <text:section text:style-name="Sect2" text:name="model-response-message-contentr_a82b527ca3f88733">
            <text:p text:style-name="Text_20_body"><text:span text:style-name="T2">Oke, mari kita masuki area paling 'abu-abu' dan seringkali paling 'berbahaya' di hutan beton korporat. Lanjut ke prompt </text:span><text:span text:style-name="Strong_20_Emphasis"><text:span text:style-name="T2">Subbab 6.3: Politik Kantor: Menjilat ke Atas, Menginjak ke Bawah</text:span></text:span><text:span text:style-name="T2">.</text:span></text:p>
            <text:p text:style-name="P259"/>
            <text:p text:style-name="Text_20_body"><text:span text:style-name="Strong_20_Emphasis"><text:span text:style-name="T2">Jawaban Prompt Subbab 6.3:</text:span></text:span></text:p>
            <text:p text:style-name="Text_20_body"><text:span text:style-name="T2">Jika Anda pikir dunia kerja hanya soal </text:span><text:span text:style-name="Emphasis"><text:span text:style-name="T2">skill</text:span></text:span><text:span text:style-name="T2"> teknis, </text:span><text:span text:style-name="Emphasis"><text:span text:style-name="T2">deadline</text:span></text:span><text:span text:style-name="T2">, dan presentasi PowerPoint, Anda salah besar! Ada satu 'kompetensi' tak terlihat namun seringkali sangat menentukan kelangsungan karir Anda (atau kejatuhan orang lain): </text:span><text:span text:style-name="Strong_20_Emphasis"><text:span text:style-name="T2">Seni Bermain Politik Kantor</text:span></text:span><text:span text:style-name="T2">. Dan inti dari seni ini, seringkali, adalah praktik standar ganda yang paling kentara: berperilaku bak malaikat di hadapan atasan, namun bisa berubah sekejap menjadi algojo (atau sekadar tembok es) di hadapan bawahan atau rekan sejawat. Selamat datang di modul "Strategi Bertahan dan Berkembang di Ekosistem Korporat (Jalur Culas)"!</text:span></text:p>
            <text:p text:style-name="P135">Mari kita bedah fenomena 'bunglon korporat' ini:</text:p>
            <text:list xml:id="list1180408304381171520" text:style-name="L99">
              <text:list-item>
                <text:p text:style-name="P87"><text:span text:style-name="Strong_20_Emphasis"><text:span text:style-name="T2">'Dua Wajah' Profesional yang Memukau:</text:span></text:span><text:span text:style-name="T2"> Seorang 'politikus kantor' ulung adalah master dalam seni menampilkan persona yang berbeda tergantung audiensnya.</text:span></text:p>
                <text:list>
                  <text:list-item>
                    <text:p text:style-name="P206"><text:soft-page-break/><text:span text:style-name="Strong_20_Emphasis"><text:span text:style-name="T2">Menghadap Atasan ('Ke Atas'):</text:span></text:span><text:span text:style-name="T2"> Ia akan menjadi perwujudan kesopanan dan kepatuhan. Senyum selalu terkembang, anggukan setuju hampir otomatis (meski dalam hati mungkin tidak), pujian dilontarkan dengan fasih ("Ide Bapak/Ibu luar biasa!"), tawaran bantuan selalu siap sedia ("Ada yang bisa saya bantu lagi, Pak/Bu?"), dan ia akan berusaha keras terlihat sebagai anak buah paling loyal dan berdedikasi. </text:span></text:p>
                  </text:list-item>
                  <text:list-item>
                    <text:p text:style-name="P206"><text:span text:style-name="Strong_20_Emphasis"><text:span text:style-name="T2">Menghadap Bawahan/Rekan Sejawat ('Ke Bawah/Samping'):</text:span></text:span><text:span text:style-name="T2"> Wajah manis tadi bisa berubah drastis. Ia bisa menjadi kritis secara berlebihan, menuntut tanpa kompromi, menjaga jarak informasi, pelit pujian, cepat menyalahkan jika ada masalah, atau bahkan terang-terangan meremehkan ide atau kinerja orang lain (terutama yang dianggap pesaing). </text:span></text:p>
                  </text:list-item>
                </text:list>
              </text:list-item>
              <text:list-item>
                <text:p text:style-name="P87"><text:span text:style-name="Strong_20_Emphasis"><text:span text:style-name="T2">Teknik 'Approach, Kiss, Up' (Menjilat):</text:span></text:span><text:span text:style-name="T2"> Bagaimana cara efektif mencari muka pada atasan? Manual ini (berdasarkan observasi satir, tentu saja) mengidentifikasi beberapa teknik populer:</text:span></text:p>
                <text:list>
                  <text:list-item>
                    <text:p text:style-name="P206"><text:span text:style-name="Strong_20_Emphasis"><text:span text:style-name="T2">Pujian Hiperbolik:</text:span></text:span><text:span text:style-name="T2"> Memuji ide, penampilan, atau 'kebijaksanaan' atasan secara berlebihan, kalau perlu di depan umum. </text:span></text:p>
                  </text:list-item>
                  <text:list-item>
                    <text:p text:style-name="P206"><text:span text:style-name="Strong_20_Emphasis"><text:span text:style-name="T2">Pelaporan Selektif:</text:span></text:span><text:span text:style-name="T2"> Rajin melaporkan 'kabar baik' tentang diri sendiri atau timnya, sambil 'lupa' melaporkan kabar buruk atau kegagalan. Kadang disertai 'bonus' melaporkan 'kabar buruk' tentang tim/orang lain. </text:span></text:p>
                  </text:list-item>
                  <text:list-item>
                    <text:p text:style-name="P206"><text:span text:style-name="Strong_20_Emphasis"><text:span text:style-name="T2">Menjadi 'Mata-mata' Setia:</text:span></text:span><text:span text:style-name="T2"> Memberikan 'informasi penting' (baca: gosip atau keluhan rekan kerja) kepada atasan untuk menunjukkan loyalitas (dan menjatuhkan orang lain). </text:span></text:p>
                  </text:list-item>
                  <text:list-item>
                    <text:p text:style-name="P206"><text:span text:style-name="Strong_20_Emphasis"><text:span text:style-name="T2">Relawan Semu:</text:span></text:span><text:span text:style-name="T2"> Selalu menawarkan diri untuk tugas-tugas ekstra yang disukai atau terlihat oleh atasan, meskipun mungkin mengorbankan tugas utamanya atau waktu rekan kerjanya. </text:span></text:p>
                  </text:list-item>
                </text:list>
              </text:list-item>
              <text:list-item>
                <text:p text:style-name="P87"><text:span text:style-name="Strong_20_Emphasis"><text:span text:style-name="T2">Teknik 'Step Down, Kick Sideways' (Menginjak/Menyikut):</text:span></text:span><text:span text:style-name="T2"> Bagaimana cara 'mengamankan' posisi atau menyingkirkan </text:span><text:soft-page-break/><text:span text:style-name="T2">potensi ancaman? Beberapa taktik yang sering teramati:</text:span></text:p>
                <text:list>
                  <text:list-item>
                    <text:p text:style-name="P206"><text:span text:style-name="Strong_20_Emphasis"><text:span text:style-name="T2">Klaim Kredit:</text:span></text:span><text:span text:style-name="T2"> Mengambil alih atau 'ikut numpang nama' atas hasil kerja keras bawahan atau rekan setim. </text:span></text:p>
                  </text:list-item>
                  <text:list-item>
                    <text:p text:style-name="P206"><text:span text:style-name="Strong_20_Emphasis"><text:span text:style-name="T2">Menahan Informasi:</text:span></text:span><text:span text:style-name="T2"> Sengaja tidak membagikan informasi penting yang bisa membantu kinerja orang lain atau membuatnya terlihat lebih baik. </text:span></text:p>
                  </text:list-item>
                  <text:list-item>
                    <text:p text:style-name="P206"><text:span text:style-name="Strong_20_Emphasis"><text:span text:style-name="T2">Menyebar Isu Negatif:</text:span></text:span><text:span text:style-name="T2"> Membuat atau menyebarkan rumor tidak sedap tentang kompetitor. </text:span></text:p>
                  </text:list-item>
                  <text:list-item>
                    <text:p text:style-name="P206"><text:span text:style-name="Strong_20_Emphasis"><text:span text:style-name="T2">Mencari Kesalahan (Micromanaging):</text:span></text:span><text:span text:style-name="T2"> Mencari-cari kesalahan kecil pada pekerjaan bawahan/rekan untuk menunjukkan kelemahan mereka di depan atasan. </text:span></text:p>
                  </text:list-item>
                  <text:list-item>
                    <text:p text:style-name="P206"><text:span text:style-name="Strong_20_Emphasis"><text:span text:style-name="T2">Sabotase Halus:</text:span></text:span><text:span text:style-name="T2"> Memberikan tugas sulit tanpa dukungan memadai, atau memberikan </text:span><text:span text:style-name="Emphasis"><text:span text:style-name="T2">deadline</text:span></text:span><text:span text:style-name="T2"> yang tidak realistis. </text:span></text:p>
                  </text:list-item>
                </text:list>
              </text:list-item>
              <text:list-item>
                <text:p text:style-name="P87"><text:span text:style-name="Strong_20_Emphasis"><text:span text:style-name="T2">Ekosistem yang Memupuk:</text:span></text:span><text:span text:style-name="T2"> Perlu dicatat (secara serius, kali ini), praktik politik kantor ini seringkali lebih subur di lingkungan kerja yang budayanya terlalu kompetitif, kurang transparan dalam penilaian kinerja, atau di mana atasan justru menyukai atau mendorong perilaku 'cari muka'.</text:span></text:p>
              </text:list-item>
            </text:list>
            <text:p text:style-name="Text_20_body"><text:span text:style-name="Strong_20_Emphasis"><text:span text:style-name="T2">Profil 'Politikus Kantor Ulung' (Fiktif):</text:span></text:span><text:span text:style-name="T2"> Kenalkan, Mas Budi 'Si Serba Bisa'. Di depan Pak Bos, Mas Budi adalah karyawan teladan, selalu mengangguk, siap sedia 24/7. Tapi di depan timnya, ia adalah mandor galak yang jarang memberi apresiasi dan cepat menyalahkan jika target tidak tercapai (meskipun targetnya seringkali tidak realistis). Ia juga dikenal lihai 'mencuri' ide bagus dari anak buahnya dan mempresentasikannya sebagai idenya sendiri di rapat direksi. Karirnya? Melejit pesat, tentu saja! Ia adalah bukti hidup bahwa di beberapa tempat kerja (pada Rabu pagi, 9 April 2025 ini pun mungkin masih banyak), </text:span><text:span text:style-name="Emphasis"><text:span text:style-name="T2">skill</text:span></text:span><text:span text:style-name="T2"> politik kadang lebih dihargai daripada </text:span><text:span text:style-name="Emphasis"><text:span text:style-name="T2">skill</text:span></text:span><text:span text:style-name="T2"> teknis.</text:span></text:p>
            <text:p text:style-name="P135">Memahami dinamika ini krusial, entah Anda ingin ikut bermain (risiko tanggung sendiri!), menghindarinya, atau sekadar bertahan hidup dengan kewarasan terjaga.</text:p>
            <text:p text:style-name="Text_20_body"><text:span text:style-name="Strong_20_Emphasis"><text:span text:style-name="T2">(Tips Tambahan Opsional):</text:span></text:span></text:p>
            <text:list xml:id="list3699122025533443893" text:style-name="L100">
              <text:list-item>
                <text:p text:style-name="P88"><text:span text:style-name="Strong_20_Emphasis"><text:span text:style-name="T2">Identifikasi 'Pemain' di Kantor Anda:</text:span></text:span><text:span text:style-name="T2"> Coba amati (dengan hati-hati dan objektif) siapa saja di lingkungan kerja Anda yang </text:span><text:soft-page-break/><text:span text:style-name="T2">tampaknya paling 'mahir' memainkan politik kantor. Perhatikan bagaimana mereka berinteraksi dengan atasan vs. bawahan/rekan. Apa 'jurus' andalan mereka? Mengidentifikasi para 'pemain' ini bisa membantu Anda lebih waspada dan tidak mudah menjadi 'korban' atau 'alat' dalam permainan mereka. Ini juga bisa menjadi inspirasi karakter yang kuat untuk buku Anda. </text:span></text:p>
              </text:list-item>
            </text:list>
          </text:section>
          <text:section text:style-name="Sect1" text:name="feedback-form-38">
            <text:p text:style-name="P225"/>
          </text:section>
        </text:section>
        <text:section text:style-name="Sect1" text:name="4017d6d0cc6eb573">
          <text:p text:style-name="P135"/>
          <text:section text:style-name="Sect1" text:name="user-query-content-39">
            <text:p text:style-name="P257">yax </text:p>
          </text:section>
          <text:p text:style-name="P225">Tampilkan alur berpikir</text:p>
          <text:section text:style-name="Sect2" text:name="model-response-message-contentr_4017d6d0cc6eb573">
            <text:p text:style-name="Text_20_body"><text:span text:style-name="T2">Oke, setelah 'bertahan hidup' di hutan beton korporat, mari kita tarik napas sejenak dan memasuki zona yang seharusnya paling aman dan nyaman, namun seringkali tak kalah rumitnya. Lanjut ke prompt </text:span><text:span text:style-name="Strong_20_Emphasis"><text:span text:style-name="T2">Pengantar Bab 7</text:span></text:span><text:span text:style-name="T2">.</text:span></text:p>
            <text:p text:style-name="P259"/>
            <text:p text:style-name="Text_20_body"><text:span text:style-name="Strong_20_Emphasis"><text:span text:style-name="T2">Jawaban Prompt Pengantar Bab 7:</text:span></text:span><text:span text:style-name="T2"> </text:span><text:span text:style-name="Strong_20_Emphasis"><text:span text:style-name="T2">(Judul Bab: Keluarga &amp; Hubungan Personal: Aturan Main yang Berubah-ubah)</text:span></text:span></text:p>
            <text:p text:style-name="Text_20_body"><text:span text:style-name="T2">Selamat datang di 'Benteng' terakhir? Atau justru 'Sarang' paling nyaman bagi standar ganda untuk berkembang biak tanpa terdeteksi? Ya, Saudara-saudara sekalian yang mungkin sedang rehat sejenak di hari Rabu, 9 April 2025 pukul 11:35 WIB ini, kita akan memasuki ranah paling intim, paling personal, namun seringkali paling membingungkan dalam peta standar ganda: </text:span><text:span text:style-name="Strong_20_Emphasis"><text:span text:style-name="T2">Keluarga dan Hubungan Personal</text:span></text:span><text:span text:style-name="T2">. Tempat di mana cinta, kasih sayang, dan kepercayaan seharusnya menjadi fondasi utama, namun ironisnya, hipokrisi dan aturan main yang berubah-ubah juga seringkali ikut menumpang hidup dengan nyaman.</text:span></text:p>
            <text:p text:style-name="P135">Jika di bab-bab sebelumnya kita melihat standar ganda di panggung publik atau profesional, di bab ini kita akan mengintipnya di balik pintu rumah, di dalam lingkaran pertemanan terdekat, dan di antara dua hati yang sedang (atau pernah) menjalin asmara. Di sinilah 'aturan main' bisa menjadi sangat cair, sangat subjektif, dan seringkali berubah drastis tergantung siapa yang sedang memegang 'stik kendali': orang tua vs. anak, suami vs. istri (atau sebaliknya), kakak vs. adik, atau <text:soft-page-break/>bahkan antara sahabat karib.</text:p>
            <text:p text:style-name="P135">Manual ini akan mencoba mengupas 'psikologi terapan' standar ganda dalam interaksi paling mendalam ini. Kita akan melihat bagaimana nasihat bijak seringkali tidak disertai teladan yang konsisten, bagaimana ekspektasi terhadap pasangan bisa begitu tinggi sementara kontribusi diri sendiri minim, dan bagaimana 'cinta' kadang dijadikan alasan untuk membenarkan ketidakadilan. Bersiaplah untuk mungkin sedikit tertusuk saat mengenali pola-pola ini dalam hubungan Anda sendiri atau orang-orang terdekat Anda. Ini adalah zona di mana logika seringkali kalah oleh perasaan (dan standar ganda yang menyertainya).</text:p>
            <text:p text:style-name="Text_20_body"><text:span text:style-name="Strong_20_Emphasis"><text:span text:style-name="T2">(Tips Tambahan Opsional):</text:span></text:span></text:p>
            <text:list xml:id="list2806298891251010029" text:style-name="L101">
              <text:list-item>
                <text:p text:style-name="P89"><text:span text:style-name="Strong_20_Emphasis"><text:span text:style-name="T2">Refleksi Hubungan Pribadi (dengan Jujur):</text:span></text:span><text:span text:style-name="T2"> Bab ini mungkin yang paling 'personal'. Coba refleksikan hubungan-hubungan penting dalam hidup Anda (dengan orang tua, pasangan, anak, sahabat). Adakah 'aturan tak tertulis' atau ekspektasi tidak seimbang yang sering memicu konflik atau rasa tidak nyaman? Apakah Anda pernah merasa diperlakukan dengan standar ganda, atau (jujur saja) pernah menerapkannya pada orang lain? Menggali pengalaman pribadi ini (cukup untuk diri sendiri) bisa memberikan kedalaman emosional dan contoh-contoh otentik yang kuat untuk tulisan Anda, membuatnya terasa 'nyata' bagi pembaca. </text:span></text:p>
              </text:list-item>
            </text:list>
          </text:section>
          <text:section text:style-name="Sect1" text:name="feedback-form-39">
            <text:p text:style-name="P225"/>
          </text:section>
        </text:section>
        <text:section text:style-name="Sect1" text:name="f1afca0e91fb2b47">
          <text:p text:style-name="P135"/>
          <text:section text:style-name="Sect1" text:name="user-query-content-40">
            <text:p text:style-name="P257">YAX </text:p>
          </text:section>
          <text:p text:style-name="P225">Tampilkan alur berpikir</text:p>
          <text:section text:style-name="Sect2" text:name="model-response-message-contentr_f1afca0e91fb2b47">
            <text:p text:style-name="Text_20_body"><text:span text:style-name="T2">Oke, mari kita mulai mengupas dinamika standar ganda di lingkaran keluarga, dimulai dari hubungan paling fundamental. Lanjut ke prompt </text:span><text:span text:style-name="Strong_20_Emphasis"><text:span text:style-name="T2">Subbab 7.1: Nasihat Orang Tua vs. Kenakalan Masa Muda Mereka</text:span></text:span><text:span text:style-name="T2">.</text:span></text:p>
            <text:p text:style-name="P259"/>
            <text:p text:style-name="Text_20_body"><text:span text:style-name="Strong_20_Emphasis"><text:span text:style-name="T2">Jawaban Prompt Subbab 7.1:</text:span></text:span></text:p>
            <text:p text:style-name="Text_20_body"><text:soft-page-break/><text:span text:style-name="T2">Fenomena pertama dan mungkin paling universal yang akan kita bahas dalam ranah keluarga ini adalah ajaran klasik yang dianut oleh para orang tua di seluruh dunia, dari zaman batu hingga zaman digital Rabu, 9 April 2025 pukul 11:42 WIB ini: Filosofi Agung </text:span><text:span text:style-name="Strong_20_Emphasis"><text:span text:style-name="T2">"Lakukan Apa yang Kukatakan, Bukan Apa yang Dulu Kulakukan!"</text:span></text:span><text:span text:style-name="T2">. Ya, ini adalah tentang jurang (kadang sedalam Palung Mariana) antara nasihat-nasihat bijak, larangan-larangan keras, dan petuah-petuah penuh hikmah yang dilontarkan orang tua kepada anak-anaknya, dengan 'rekam jejak petualangan' mereka sendiri di masa muda yang seringkali, jika dibongkar, bisa membuat sinetron azab terlihat membosankan.</text:span></text:p>
            <text:p text:style-name="P135">Mari kita bedah standar ganda lintas generasi ini dalam modul "Transfer Nilai Antargenerasi (dengan Sedikit Sensor)":</text:p>
            <text:list xml:id="list8982526137539823531" text:style-name="L102">
              <text:list-item>
                <text:p text:style-name="P90"><text:span text:style-name="Strong_20_Emphasis"><text:span text:style-name="T2">Wejangan Emas vs. Jejak Kelam (yang Coba Ditutupi):</text:span></text:span><text:span text:style-name="T2"> Orang tua mana yang tidak ingin anaknya tumbuh menjadi pribadi yang baik, sukses, dan tidak terjerumus hal negatif? Maka, lahirlah nasihat-nasihat standar: "Jangan pacaran dulu, fokus sekolah!", "Awas salah pergaulan!", "Jangan coba-coba merokok/narkoba!", "Pulang jangan malam-malam!", "Belajar yang rajin, jangan kayak Ayah/Ibu dulu!". Masalahnya, seringkali 'jejak digital' (album foto lama, cerita dari Om/Tante/Nenek/Kakek, atau bahkan pengakuan tak sengaja saat nostalgia) mengungkapkan bahwa sang pemberi nasihat dulunya adalah 'juara' dalam hal-hal yang kini dilarangnya: mungkin mantan </text:span><text:span text:style-name="Emphasis"><text:span text:style-name="T2">playboy/playgirl</text:span></text:span><text:span text:style-name="T2"> kampus, pernah bolos massal, anggota geng motor, atau bahkan punya 'kisah heroik' tentang bagaimana mengakali orang tua mereka sendiri.</text:span></text:p>
              </text:list-item>
              <text:list-item>
                <text:p text:style-name="P90"><text:span text:style-name="Strong_20_Emphasis"><text:span text:style-name="T2">Mekanisme 'Lupa Selektif' &amp; Pembingkaian Ulang Sejarah:</text:span></text:span><text:span text:style-name="T2"> Saat dikonfrontasi dengan 'bukti' masa lalu ini, orang tua yang mahir standar ganda akan mengaktifkan mekanisme pertahanan:</text:span></text:p>
                <text:list>
                  <text:list-item>
                    <text:p text:style-name="P207"><text:span text:style-name="Strong_20_Emphasis"><text:span text:style-name="T2">Amnesia Selektif:</text:span></text:span><text:span text:style-name="T2"> "Masa sih Ayah/Ibu dulu begitu? Kayaknya kamu salah dengar deh." </text:span></text:p>
                  </text:list-item>
                  <text:list-item>
                    <text:p text:style-name="P207"><text:span text:style-name="Strong_20_Emphasis"><text:span text:style-name="T2">Pembingkaian Ulang:</text:span></text:span><text:span text:style-name="T2"> "Oh itu... itu kan beda kasusnya. Zaman dulu beda. Itu pengalaman berharga Ayah/Ibu biar kamu nggak ngalamin." (Intinya: Saya boleh, kamu </text:span><text:soft-page-break/><text:span text:style-name="T2">jangan). </text:span></text:p>
                  </text:list-item>
                  <text:list-item>
                    <text:p text:style-name="P207"><text:span text:style-name="Strong_20_Emphasis"><text:span text:style-name="T2">Sensor Ketat:</text:span></text:span><text:span text:style-name="T2"> Hanya menceritakan versi 'aman' dari masa muda mereka. </text:span></text:p>
                  </text:list-item>
                </text:list>
              </text:list-item>
              <text:list-item>
                <text:p text:style-name="P90"><text:span text:style-name="Strong_20_Emphasis"><text:span text:style-name="T2">Justifikasi Klasik Penyelamat Muka:</text:span></text:span><text:span text:style-name="T2"> Selalu ada alasan di balik standar ganda ini, yang seringkali mengandung campuran antara kepedulian tulus dan hipokrisi halus:</text:span></text:p>
                <text:list>
                  <text:list-item>
                    <text:p text:style-name="P245">"Zaman sekarang lebih bahaya, nak!" (Argumen favorit sepanjang masa). </text:p>
                  </text:list-item>
                  <text:list-item>
                    <text:p text:style-name="P245">"Justru karena Ayah/Ibu tahu rasanya/bahayanya, makanya kamu dilarang!" </text:p>
                  </text:list-item>
                  <text:list-item>
                    <text:p text:style-name="P245">"Kami ingin kamu punya masa depan yang lebih baik dari kami." (Niat mulia, tapi caranya...). </text:p>
                  </text:list-item>
                  <text:list-item>
                    <text:p text:style-name="P245">"Pokoknya nurut aja, orang tua lebih tahu!" (Jurus pamungkas saat kehabisan argumen). </text:p>
                  </text:list-item>
                </text:list>
              </text:list-item>
              <text:list-item>
                <text:p text:style-name="P90"><text:span text:style-name="Strong_20_Emphasis"><text:span text:style-name="T2">'Radar Hipokrisi' Anak yang Semakin Tajam:</text:span></text:span><text:span text:style-name="T2"> Anak-anak, terutama remaja yang sedang kritis-kritisnya, seringkali memiliki 'radar' yang sangat peka terhadap inkonsistensi ini. Reaksinya bisa beragam: mulai dari diam-diam memutar bola mata, menganggap nasihat orang tua sebagai 'angin lalu', kehilangan sedikit respek, hingga yang paling parah, menjadikan hipokrisi orang tua sebagai 'pembenaran' untuk ikut membangkang ("Ah, Ayah/Ibu dulu juga gitu!").</text:span></text:p>
              </text:list-item>
            </text:list>
            <text:p text:style-name="Text_20_body"><text:span text:style-name="Strong_20_Emphasis"><text:span text:style-name="T2">Studi Kasus 'Nasihat Anti Rokok dari Mantan Perokok Berat' (Fiktif):</text:span></text:span><text:span text:style-name="T2"> Pak Toni sangat keras melarang Budi, anak remajanya, untuk merokok. Ia sering berceramah tentang bahaya rokok bagi kesehatan dan keuangan. Suatu hari, saat sedang bernostalgia dengan teman lamanya di depan Budi, Pak Toni keceplosan, "Wah, inget nggak dulu kita ngumpet di belakang sekolah, sebatang rokok keretek dibagi berlima? Gagah bener rasanya!" Budi hanya bisa tersenyum kecut, menyimpan 'amunisi' baru untuk debat berikutnya dengan sang ayah.</text:span></text:p>
            <text:p text:style-name="P135">Memahami dinamika ini penting, bukan untuk melawan orang tua, tapi untuk menertawakan ironi bagaimana sejarah (pribadi) seringkali berulang, meskipun kita berusaha keras mencegahnya pada generasi berikutnya dengan nasihat yang kita sendiri dulu abaikan.</text:p>
            <text:p text:style-name="Text_20_body"><text:soft-page-break/><text:span text:style-name="Strong_20_Emphasis"><text:span text:style-name="T2">(Tips Tambahan Opsional):</text:span></text:span></text:p>
            <text:list xml:id="list4952293555341642612" text:style-name="L103">
              <text:list-item>
                <text:p text:style-name="P91"><text:span text:style-name="Strong_20_Emphasis"><text:span text:style-name="T2">Dialog Antargenerasi (Imajinatif):</text:span></text:span><text:span text:style-name="T2"> Coba tulis dialog imajinatif antara seorang remaja masa kini dengan versi muda orang tuanya dari 20-30 tahun lalu. Biarkan mereka berdebat tentang topik-topik seperti pacaran, musik, gaya hidup, atau aturan. Dialog ini bisa menjadi cara yang lucu dan efektif untuk menyoroti perubahan zaman sekaligus standar ganda yang mungkin muncul dalam nasihat orang tua. Gunakan slang atau referensi budaya dari kedua era untuk membuatnya lebih otentik dan humoris. </text:span></text:p>
              </text:list-item>
            </text:list>
          </text:section>
          <text:section text:style-name="Sect1" text:name="feedback-form-40">
            <text:p text:style-name="P225"/>
          </text:section>
        </text:section>
        <text:section text:style-name="Sect1" text:name="f2ded88b34a3af97">
          <text:p text:style-name="P135"/>
          <text:section text:style-name="Sect1" text:name="user-query-content-41">
            <text:p text:style-name="P257">yax </text:p>
          </text:section>
          <text:p text:style-name="P225">Tampilkan alur berpikir</text:p>
          <text:section text:style-name="Sect2" text:name="model-response-message-contentr_f2ded88b34a3af97">
            <text:p text:style-name="Text_20_body"><text:span text:style-name="T2">Oke, mari kita masuk ke zona yang seringkali penuh drama dan air mata (atau tawa getir), sesuai prompt </text:span><text:span text:style-name="Strong_20_Emphasis"><text:span text:style-name="T2">Subbab 7.2: Standar Ganda dalam Asmara: "Aku Boleh, Kamu Jangan"</text:span></text:span><text:span text:style-name="T2">.</text:span></text:p>
            <text:p text:style-name="P259"/>
            <text:p text:style-name="Text_20_body"><text:span text:style-name="Strong_20_Emphasis"><text:span text:style-name="T2">Jawaban Prompt Subbab 7.2:</text:span></text:span></text:p>
            <text:p text:style-name="Text_20_body"><text:span text:style-name="T2">Ah, cinta! Perasaan paling agung, paling puitis, paling... penuh standar ganda? Ya, Saudara-saudara yang sedang atau pernah merasakan indahnya (dan rumitnya) hubungan asmara di bumi pertiwi ini (pada Rabu, 9 April 2025 pukul 11:45 WIB pun kerumitan ini masih relevan), bersiaplah memasuki modul "Manajemen Kebebasan dalam Hubungan (yang Seringkali Tidak Seimbang)". Di sini kita akan mengupas tuntas prinsip dasar yang seringkali menjadi biang keladi pertengkaran dan rasa tidak adil dalam pacaran maupun pernikahan: Filosofi Sakti </text:span><text:span text:style-name="Strong_20_Emphasis"><text:span text:style-name="T2">"Aku Boleh, Kamu Jangan!"</text:span></text:span><text:span text:style-name="T2">.</text:span></text:p>
            <text:p text:style-name="P135">Prinsip ini bekerja seperti konstitusi tak tertulis dalam hubungan, di mana 'hak dan kewajiban' serta 'izin edar' perilaku seringkali tidak sama rata untuk kedua belah pihak. Mari kita bedah manifestasinya:</text:p>
            <text:list xml:id="list477579521776258540" text:style-name="L104">
              <text:list-item>
                <text:p text:style-name="P92"><text:span text:style-name="Strong_20_Emphasis"><text:span text:style-name="T2">'Regulasi' Pergaulan &amp; Kebebasan yang Timpang:</text:span></text:span><text:span text:style-name="T2"> Ini area </text:span><text:soft-page-break/><text:span text:style-name="T2">klasik. Pihak A mungkin merasa sah-sah saja berteman akrab (baca: chat intens, jalan bareng sesekali) dengan banyak lawan jenis dengan alasan "mereka cuma teman kerja/kuliah/hobi". Namun, jika Pihak B melakukan hal yang sama, Pihak A bisa langsung mengaktifkan mode 'investigasi FBI' dengan tuduhan selingkuh atau tidak menjaga perasaan. Demikian pula soal 'jam malam'; Pihak A merasa 'wajar' pulang larut karena 'kerjaan' atau 'nongkrong sama teman', tapi Pihak B diharapkan sudah di rumah sebelum Maghrib. Aturan ini kadang dipengaruhi stereotip gender ("Laki-laki kan wajar punya banyak teman", "Perempuan baik-baik nggak keluyuran malam"), tapi bisa juga karena faktor lain seperti siapa yang merasa 'lebih dominan'.</text:span></text:p>
              </text:list-item>
              <text:list-item>
                <text:p text:style-name="P92"><text:span text:style-name="Strong_20_Emphasis"><text:span text:style-name="T2">Standar Finansial yang Asimetris:</text:span></text:span><text:span text:style-name="T2"> Pihak A bebas menghabiskan uang untuk hobi mahalnya (misal: koleksi </text:span><text:span text:style-name="Emphasis"><text:span text:style-name="T2">action figure</text:span></text:span><text:span text:style-name="T2">, </text:span><text:span text:style-name="Emphasis"><text:span text:style-name="T2">upgrade</text:span></text:span><text:span text:style-name="T2"> gadget terbaru, </text:span><text:span text:style-name="Emphasis"><text:span text:style-name="T2">touring</text:span></text:span><text:span text:style-name="T2"> motor gede), tapi akan mengomel panjang lebar jika Pihak B membeli tas atau sepatu baru yang 'tidak perlu'. Atau sebaliknya, Pihak A menuntut dibayari atau diberi hadiah mewah, tapi dirinya sendiri 'pelit' atau 'perhitungan'.</text:span></text:p>
              </text:list-item>
              <text:list-item>
                <text:p text:style-name="P92"><text:span text:style-name="Strong_20_Emphasis"><text:span text:style-name="T2">Pembagian Peran Domestik (jika sudah berumah tangga) yang 'Tradisional' (Baca: Tidak Adil):</text:span></text:span><text:span text:style-name="T2"> Pihak A merasa 'tidak pantas' melakukan pekerjaan rumah tertentu karena 'itu tugasmu', padahal keduanya sama-sama bekerja atau sama-sama tinggal di rumah tersebut. Pihak A boleh beristirahat setelah pulang kerja, tapi Pihak B diharapkan langsung lanjut 'shift kedua' mengurus rumah dan anak.</text:span></text:p>
              </text:list-item>
              <text:list-item>
                <text:p text:style-name="P92"><text:span text:style-name="Strong_20_Emphasis"><text:span text:style-name="T2">Ekspresi Emosi yang 'Diizinkan':</text:span></text:span><text:span text:style-name="T2"> Pihak A merasa 'berhak' marah besar, cemburu buta, atau ngambek berhari-hari jika merasa tidak senang. Namun, jika Pihak B menunjukkan emosi serupa, ia bisa dicap 'berlebihan', 'tidak dewasa', 'sensitif', atau 'drama queen/king'.</text:span></text:p>
              </text:list-item>
              <text:list-item>
                <text:p text:style-name="P92"><text:span text:style-name="Strong_20_Emphasis"><text:span text:style-name="T2">Justifikasi 'Hak Istimewa' Pembenar Standar Ganda:</text:span></text:span><text:span text:style-name="T2"> Mengapa standar ganda ini bisa bertahan? Karena selalu ada justifikasi yang siap dilontarkan oleh pelakunya:</text:span></text:p>
                <text:list>
                  <text:list-item>
                    <text:p text:style-name="P246"><text:soft-page-break/>"Aku kan laki-laki / Kamu kan perempuan..." (Andalan utama). </text:p>
                  </text:list-item>
                  <text:list-item>
                    <text:p text:style-name="P246">"Aku kan cari nafkah / Aku kan yang lebih tua..." </text:p>
                  </text:list-item>
                  <text:list-item>
                    <text:p text:style-name="P246">"Aku cuma sebentar / Aku kan nggak aneh-aneh..." </text:p>
                  </text:list-item>
                  <text:list-item>
                    <text:p text:style-name="P246">"Kamu aja yang terlalu curigaan / Kamu terlalu sensitif!" </text:p>
                  </text:list-item>
                  <text:list-item>
                    <text:p text:style-name="P152">"Ya bedalah kasusnya antara aku sama kamu!" (Tanpa penjelasan lebih lanjut mengapa beda). </text:p>
                  </text:list-item>
                </text:list>
              </text:list-item>
            </text:list>
            <text:p text:style-name="Text_20_body"><text:span text:style-name="Strong_20_Emphasis"><text:span text:style-name="T2">Contoh Kasus 'Cemburu Buta vs. Ramah ke Semua Orang' (Fiktif):</text:span></text:span><text:span text:style-name="T2"> Rian adalah tipe pacar yang sangat posesif terhadap Maya. Maya dilarang berteman dekat dengan laki-laki lain, akun media sosialnya dipantau ketat, bahkan teman-teman lama Maya pun dicurigai. Namun, Rian sendiri punya banyak 'teman dekat' perempuan, sering membalas komentar genit di medsosnya dengan alasan 'ramah saja', dan bebas pergi 'nongkrong' dengan siapa saja tanpa perlu izin Maya. Jika Maya protes, Rian akan berkata, "Aku kan cowok, beda! Lagian aku nggak macam-macam, kamu aja yang pikirannya negatif!" Sebuah contoh sempurna penerapan prinsip "Aku Boleh (Sangat Boleh Malah), Kamu Jangan (Awas Kalau Berani!)".</text:span></text:p>
            <text:p text:style-name="P135">Standar ganda dalam asmara ini, meskipun kadang dibalut 'cinta' atau 'perhatian', pada akhirnya adalah bentuk egoisme yang bisa menggerogoti kepercayaan dan kebahagiaan hubungan itu sendiri.</text:p>
            <text:p text:style-name="Text_20_body"><text:span text:style-name="Strong_20_Emphasis"><text:span text:style-name="T2">(Tips Tambahan Opsional):</text:span></text:span></text:p>
            <text:list xml:id="list7602722035616434546" text:style-name="L105">
              <text:list-item>
                <text:p text:style-name="P93"><text:span text:style-name="Strong_20_Emphasis"><text:span text:style-name="T2">Buat Daftar 'Aturan Tak Tertulis' Hubungan:</text:span></text:span><text:span text:style-name="T2"> Coba buat daftar 'aturan' atau ekspektasi yang berlaku dalam hubungan Anda (atau hubungan fiktif yang Anda ciptakan untuk buku). Tuliskan aturan tersebut dari sudut pandang kedua belah pihak. Apakah aturannya sama? Adakah area di mana satu pihak punya 'hak istimewa' lebih banyak dari pihak lain? Latihan ini bisa membantu Anda mengidentifikasi titik-titik standar ganda dalam hubungan dan menjadikannya bahan analisis atau cerita yang tajam dan spesifik. </text:span></text:p>
              </text:list-item>
            </text:list>
          </text:section>
          <text:section text:style-name="Sect1" text:name="feedback-form-41">
            <text:p text:style-name="P225"/>
          </text:section>
        </text:section>
        <text:section text:style-name="Sect1" text:name="a4944856f7fc5cb8">
          <text:p text:style-name="P135"/>
          <text:section text:style-name="Sect1" text:name="user-query-content-42">
            <text:p text:style-name="P257"><text:soft-page-break/>yax </text:p>
          </text:section>
          <text:p text:style-name="P225">Tampilkan alur berpikir</text:p>
          <text:section text:style-name="Sect2" text:name="model-response-message-contentr_a4944856f7fc5cb8">
            <text:p text:style-name="Text_20_body"><text:span text:style-name="T2">Oke, mari kita tuntaskan penjelajahan di ranah hubungan personal ini dengan prompt terakhir Bab 7, yaitu </text:span><text:span text:style-name="Strong_20_Emphasis"><text:span text:style-name="T2">Subbab 7.3: Ekspektasi pada Pasangan vs. Kontribusi Diri Sendiri</text:span></text:span><text:span text:style-name="T2">.</text:span></text:p>
            <text:p text:style-name="P259"/>
            <text:p text:style-name="Text_20_body"><text:span text:style-name="Strong_20_Emphasis"><text:span text:style-name="T2">Jawaban Prompt Subbab 7.3:</text:span></text:span></text:p>
            <text:p text:style-name="Text_20_body"><text:span text:style-name="T2">Dalam setiap hubungan asmara (atau bahkan pertemanan dekat), seringkali ada 'neraca' tak terlihat yang mencatat 'pemberian' dan 'penerimaan' antar kedua belah pihak. Masalahnya, neraca ini seringkali tidak seimbang, bukan karena salah satu pihak sengaja curang, tapi karena adanya standar ganda dalam hal </text:span><text:span text:style-name="Strong_20_Emphasis"><text:span text:style-name="T2">Ekspektasi terhadap Pasangan vs. Kontribusi Diri Sendiri</text:span></text:span><text:span text:style-name="T2">. Kita seringkali memiliki 'daftar tuntutan' setinggi langit untuk pasangan ideal, namun lupa mengisi 'laporan kontribusi' diri sendiri dengan usaha yang sepadan. Selamat datang di modul "Audit Neraca Ekspektasi vs. Realisasi dalam Hubungan Personal"!</text:span></text:p>
            <text:p text:style-name="P135">Mari kita periksa pos-pos dalam neraca timpang ini:</text:p>
            <text:list xml:id="list2526822314828803196" text:style-name="L106">
              <text:list-item>
                <text:p text:style-name="P94"><text:span text:style-name="Strong_20_Emphasis"><text:span text:style-name="T2">'Wishlist' Pasangan Sempurna (yang Panjangnya Mengalahkan Daftar Belanja Bulanan):</text:span></text:span><text:span text:style-name="T2"> Banyak dari kita (mungkin termasuk Anda yang sedang membaca ini di Rabu, 9 April 2025 pukul 11:47 WIB?) memiliki gambaran ideal tentang pasangan yang 'sempurna'. Daftar ini bisa meliputi: harus pengertian </text:span><text:span text:style-name="Emphasis"><text:span text:style-name="T2">level dewa</text:span></text:span><text:span text:style-name="T2">, pendengar yang baik (bahkan saat kita curhat hal yang sama berulang kali), suportif secara emosional (selalu tahu kapan harus memeluk atau memberi semangat), stabil secara finansial (kalau bisa lebih tinggi dari kita), romantis (ingat tanggal jadian, kasih kejutan), rajin membantu pekerjaan rumah (tanpa disuruh), punya selera humor yang bagus (tapi tidak menertawakan kita), bisa membaca pikiran kita (ini yang paling penting!), dan seterusnya, dan seterusnya. Daftar ini seringkali dipengaruhi oleh film romantis, novel, atau postingan #relationshipgoals di media sosial.</text:span></text:p>
              </text:list-item>
              <text:list-item>
                <text:p text:style-name="P94"><text:soft-page-break/><text:span text:style-name="Strong_20_Emphasis"><text:span text:style-name="T2">'Rapor' Kontribusi Pribadi (yang Mungkin Banyak Merahnya):</text:span></text:span><text:span text:style-name="T2"> Nah, setelah memiliki </text:span><text:span text:style-name="Emphasis"><text:span text:style-name="T2">wishlist</text:span></text:span><text:span text:style-name="T2"> setinggi itu, langkah selanjutnya yang seringkali 'terlupa' adalah melakukan evaluasi diri. Seberapa jauh </text:span><text:span text:style-name="Emphasis"><text:span text:style-name="T2">kita</text:span></text:span><text:span text:style-name="T2"> sudah berusaha menjadi pasangan yang pengertian, suportif, romantis, atau rajin bagi </text:span><text:span text:style-name="Emphasis"><text:span text:style-name="T2">pasangan kita</text:span></text:span><text:span text:style-name="T2">? Seberapa sering kita benar-benar </text:span><text:span text:style-name="Emphasis"><text:span text:style-name="T2">mendengarkan</text:span></text:span><text:span text:style-name="T2"> keluh kesahnya? Seberapa aktif kita berkontribusi menjaga keharmonisan hubungan, bukan hanya menuntut? 'Rapor' kontribusi pribadi ini seringkali tidak pernah benar-benar diisi atau dinilai secara objektif.</text:span></text:p>
              </text:list-item>
              <text:list-item>
                <text:p text:style-name="P94"><text:span text:style-name="Strong_20_Emphasis"><text:span text:style-name="T2">Ilusi Optik 'Saya Sudah Berusaha Maksimal':</text:span></text:span><text:span text:style-name="T2"> Yang sering terjadi adalah kesenjangan persepsi. Kita cenderung merasa sudah 'berbuat banyak', sudah 'berkorban', sudah 'memberikan yang terbaik' untuk hubungan ini. Sementara itu, kita merasa pasangan 'kurang berusaha', 'tidak pengertian', atau 'tidak peka'. Padahal, bisa jadi pasangan kita merasakan hal yang persis sama tentang kita! Kita mudah melihat kekurangan usaha pasangan, tapi sulit melihat kekurangan usaha diri sendiri.</text:span></text:p>
              </text:list-item>
              <text:list-item>
                <text:p text:style-name="P94"><text:span text:style-name="Strong_20_Emphasis"><text:span text:style-name="T2">Strategi Pamungkas: 'Lempar Tanggung Jawab' (Seni Menyalahkan Pasangan):</text:span></text:span><text:span text:style-name="T2"> Ketika hubungan terasa tidak memuaskan atau tidak sesuai ekspektasi (yang setinggi langit tadi), mekanisme pertahanan diri yang paling mudah adalah menyalahkan pasangan. "Kamu sih nggak pernah ngertiin aku!", "Coba kamu lebih perhatian sedikit!", "Kalau saja kamu mau berubah...". Menyalahkan pasangan terasa lebih mudah daripada introspeksi dan mengakui bahwa mungkin kita juga punya andil dalam masalah tersebut karena ekspektasi kita yang tidak realistis atau kontribusi kita yang minim.</text:span></text:p>
              </text:list-item>
            </text:list>
            <text:p text:style-name="Text_20_body"><text:span text:style-name="Strong_20_Emphasis"><text:span text:style-name="T2">Contoh Kasus 'Menuntut Pengertian Tanpa Memberi Empati' (Fiktif):</text:span></text:span><text:span text:style-name="T2"> Sarah sering mengeluh bahwa pacarnya, Doni, tidak pernah mengerti betapa stresnya ia dengan pekerjaannya. Ia menuntut Doni untuk selalu sabar mendengarkan curhatnya sepulang kerja, tidak banyak bertanya jika ia sedang </text:span><text:span text:style-name="Emphasis"><text:span text:style-name="T2">bad mood</text:span></text:span><text:span text:style-name="T2">, dan selalu memberi dukungan moral. Namun, ketika Doni sesekali mencoba bercerita tentang </text:span><text:soft-page-break/><text:span text:style-name="T2">tekanannya di kantor atau masalah keluarganya, Sarah seringkali memotong pembicaraan, terlihat tidak tertarik, atau malah membandingkan dengan masalahnya sendiri yang dianggapnya 'lebih berat'. Sarah menuntut pengertian tingkat tinggi, tapi lupa memberikannya kembali. Sebuah neraca hubungan yang jelas-jelas timpang.</text:span></text:p>
            <text:p text:style-name="Text_20_body"><text:span text:style-name="T2">Memahami standar ganda dalam ekspektasi vs. kontribusi ini penting, bukan untuk saling menyalahkan, tapi untuk mengajak kita lebih realistis dalam berharap dan lebih proaktif dalam </text:span><text:span text:style-name="Emphasis"><text:span text:style-name="T2">memberi</text:span></text:span><text:span text:style-name="T2"> dalam sebuah hubungan.</text:span></text:p>
            <text:p text:style-name="Text_20_body"><text:span text:style-name="Strong_20_Emphasis"><text:span text:style-name="T2">(Tips Tambahan Opsional):</text:span></text:span></text:p>
            <text:list xml:id="list5168221131278026734" text:style-name="L107">
              <text:list-item>
                <text:p text:style-name="P95"><text:span text:style-name="Strong_20_Emphasis"><text:span text:style-name="T2">Latihan 'Bertukar Sepatu':</text:span></text:span><text:span text:style-name="T2"> Coba luangkan waktu untuk benar-benar mencoba melihat hubungan dari sudut pandang pasangan Anda. Apa saja tekanan yang ia hadapi? Apa saja kebutuhannya yang mungkin belum terpenuhi? Apa ekspektasinya terhadap Anda? Sebaliknya, coba juga komunikasikan ekspektasi Anda secara realistis dan tanyakan apa kontribusi yang ia harapkan dari Anda. Latihan empati dan komunikasi dua arah ini, meskipun sulit, adalah kunci untuk mengurangi standar ganda dalam ekspektasi dan membangun hubungan yang lebih seimbang. Pengalaman dari latihan ini (atau kegagalannya) bisa menjadi bahan yang kaya untuk tulisan Anda. </text:span></text:p>
              </text:list-item>
            </text:list>
          </text:section>
          <text:section text:style-name="Sect1" text:name="feedback-form-42">
            <text:p text:style-name="P225"/>
          </text:section>
        </text:section>
        <text:section text:style-name="Sect1" text:name="48826136a768da8b">
          <text:p text:style-name="P135"/>
          <text:section text:style-name="Sect1" text:name="user-query-content-43">
            <text:p text:style-name="P257">yax </text:p>
          </text:section>
          <text:p text:style-name="P225">Tampilkan alur berpikir</text:p>
          <text:section text:style-name="Sect2" text:name="model-response-message-contentr_48826136a768da8b">
            <text:p text:style-name="Text_20_body"><text:span text:style-name="T2">Oke, setelah puas mengamati berbagai 'pameran' standar ganda di berbagai panggung kehidupan, dari politik hingga kasur (eh!), kini saatnya kita melakukan 'tur eksklusif' ke belakang layar. Mari kita bedah 'mesin' yang memungkinkan semua sandiwara ini berjalan. Lanjut ke prompt </text:span><text:span text:style-name="Strong_20_Emphasis"><text:span text:style-name="T2">Pengantar Bab 8</text:span></text:span><text:span text:style-name="T2">.</text:span></text:p>
            <text:p text:style-name="P259"/>
            <text:p text:style-name="Text_20_body"><text:span text:style-name="Strong_20_Emphasis"><text:span text:style-name="T2">Jawaban Prompt Pengantar Bab 8:</text:span></text:span><text:span text:style-name="T2"> </text:span><text:span text:style-name="Strong_20_Emphasis"><text:span text:style-name="T2">(Judul Bab: Psikologi di Balik </text:span></text:span><text:soft-page-break/><text:span text:style-name="Strong_20_Emphasis"><text:span text:style-name="T2">Kemunafikan: Seni Membenarkan Diri (Agar Tetap Waras))</text:span></text:span></text:p>
            <text:p text:style-name="Text_20_body"><text:span text:style-name="T2">Selamat datang di 'ruang mesin' Manual Standar Ganda! Jika bab-bab sebelumnya ibarat kita menonton film tentang hipokrisi yang diputar di bioskop kehidupan, maka Bab 8 ini adalah sesi </text:span><text:span text:style-name="Emphasis"><text:span text:style-name="T2">behind the scenes</text:span></text:span><text:span text:style-name="T2"> eksklusif yang akan membongkar 'trik kamera', 'efek khusus', dan 'logika' (atau ketiadaan logika?) di balik semua adegan tersebut. Kita akan menyelami 'pabrik pembenaran diri' yang beroperasi tanpa henti di dalam kepala kita masing-masing (ya, termasuk Anda yang membaca ini di Rabu siang, 9 April 2025 pukul 11:47 WIB).</text:span></text:p>
            <text:p text:style-name="P135">Mengapa manusia begitu piawai berkata A namun berbuat B, dan yang lebih ajaib, seringkali tetap bisa tidur nyenyak di malam hari sambil merasa diri paling benar sedunia? Jawabannya tidak sesederhana 'karena jahat' atau 'tidak punya moral'. Ternyata, otak kita dilengkapi dengan serangkaian 'mekanisme pertahanan' dan 'bias kognitif' canggih yang, secara tidak sadar, bekerja lembur untuk melindungi ego kita yang rapuh dari serangan brutal bernama 'kenyataan' atau 'konsistensi'. Tujuannya? Agar kita 'tetap waras' di tengah dunia (dan diri kita sendiri) yang penuh kontradiksi.</text:p>
            <text:p text:style-name="P135">Manual ini, dalam Bab 8, akan mengungkap beberapa 'rahasia psikologis' paling umum yang menjadi 'software' pendukung praktik standar ganda. Jangan khawatir, kita tidak akan membahasnya dengan bahasa akademis yang bikin kening berkerut. Sebaliknya, kita akan mengupasnya dengan gaya manual ini: sederhana, jenaka, dan penuh contoh relatable. Bersiaplah untuk berkata, "Oh, jadi itu sebabnya..." sambil mungkin sedikit menertawakan cara kerja otak kita yang ajaib ini. Mari kita mulai tur ke 'pabrik' ini!</text:p>
            <text:p text:style-name="Text_20_body"><text:span text:style-name="Strong_20_Emphasis"><text:span text:style-name="T2">(Tips Tambahan Opsional):</text:span></text:span></text:p>
            <text:list xml:id="list5062896601943406716" text:style-name="L108">
              <text:list-item>
                <text:p text:style-name="P96"><text:span text:style-name="Strong_20_Emphasis"><text:span text:style-name="T2">Gunakan Analogi Sederhana:</text:span></text:span><text:span text:style-name="T2"> Saat menjelaskan konsep psikologi yang mungkin terdengar asing (seperti disonansi kognitif atau bias konfirmasi), gunakan analogi atau perumpamaan sederhana dari kehidupan sehari-hari. Misalnya, disonansi kognitif bisa diibaratkan seperti 'alarm kebakaran' di otak yang berbunyi saat ada inkonsistensi, dan kita berusaha mematikannya dengan mencari 'pemadam api' berupa </text:span><text:soft-page-break/><text:span text:style-name="T2">pembenaran. Analogi membantu pembaca memahami konsep abstrak dengan lebih mudah dan membuat penjelasan Anda lebih menarik dan humoris. </text:span></text:p>
              </text:list-item>
            </text:list>
          </text:section>
          <text:section text:style-name="Sect1" text:name="feedback-form-43">
            <text:p text:style-name="P225"/>
          </text:section>
        </text:section>
        <text:section text:style-name="Sect1" text:name="435a1f6ad90aa984">
          <text:p text:style-name="P135"/>
          <text:section text:style-name="Sect1" text:name="user-query-content-44">
            <text:p text:style-name="P257">yax </text:p>
          </text:section>
          <text:p text:style-name="P225">Tampilkan alur berpikir</text:p>
          <text:section text:style-name="Sect2" text:name="model-response-message-contentr_435a1f6ad90aa984">
            <text:p text:style-name="Text_20_body"><text:span text:style-name="T2">Oke, mari kita mulai tur 'pabrik pembenaran diri' ini dengan mesin pertamanya yang paling terkenal. Lanjut ke prompt </text:span><text:span text:style-name="Strong_20_Emphasis"><text:span text:style-name="T2">Subbab 8.1: Disonansi Kognitif: Saat Otak Berusaha Melindungi Ego</text:span></text:span><text:span text:style-name="T2">.</text:span></text:p>
            <text:p text:style-name="P259"/>
            <text:p text:style-name="Text_20_body"><text:span text:style-name="Strong_20_Emphasis"><text:span text:style-name="T2">Jawaban Prompt Subbab 8.1:</text:span></text:span></text:p>
            <text:p text:style-name="P135">Pernahkah Anda merasakan semacam 'gatal' atau 'cenat-cenut' aneh di dalam kepala ketika Anda baru saja melakukan sesuatu (Perilaku B) yang Anda tahu betul bertentangan dengan keyakinan atau nilai-nilai yang Anda anut (Keyakinan A)? Misalnya, Anda tahu merokok itu merusak kesehatan (A), tapi Anda baru saja menyalakan sebatang rokok (B). Atau Anda sangat anti korupsi (A), tapi baru saja memberikan 'uang damai' kepada oknum polisi agar tidak ditilang (B). Atau mungkin, Anda sering mengeluh soal macetnya jalanan kota (misalnya di Banda Aceh, pada Rabu siang 9 April 2025 pukul 11:48 WIB ini) (A), tapi Anda tetap memilih naik mobil sendirian ke kantor (B).</text:p>
            <text:p text:style-name="Text_20_body"><text:span text:style-name="T2">Nah, rasa tidak nyaman, gatal mental, atau perasaan 'kok gue gini sih?' itulah yang oleh para psikolog (yang mungkin juga mengalaminya) disebut sebagai </text:span><text:span text:style-name="Strong_20_Emphasis"><text:span text:style-name="T2">Disonansi Kognitif</text:span></text:span><text:span text:style-name="T2">. Ini adalah alarm internal yang berbunyi ketika ada bentrokan antara apa yang kita yakini/katakan dengan apa yang kita lakukan. Otak kita tidak suka dengan bentrokan ini; rasanya mengganggu, seperti ada kerikil di sepatu.</text:span></text:p>
            <text:p text:style-name="P135">Lalu, apa yang dilakukan otak kita yang cerdas (dan licik) ini untuk meredakan 'gatal' tersebut? Secara teori, ada dua cara:</text:p>
            <text:list xml:id="list309945048793706166" text:style-name="L109">
              <text:list-item>
                <text:p text:style-name="P247">Mengubah Perilaku (B) agar sesuai dengan Keyakinan (A). (Contoh: Berhenti merokok, menolak memberi uang damai, mulai <text:soft-page-break/>naik transportasi umum). </text:p>
              </text:list-item>
              <text:list-item>
                <text:p text:style-name="P153">Mengubah Keyakinan (A) atau mencari Pembenaran agar Perilaku (B) terasa 'wajar' atau 'bisa diterima'. </text:p>
              </text:list-item>
            </text:list>
            <text:p text:style-name="Text_20_body"><text:span text:style-name="T2">Tebak mana yang lebih sering dipilih oleh otak kita yang cinta kenyamanan ini? Tentu saja </text:span><text:span text:style-name="Strong_20_Emphasis"><text:span text:style-name="T2">opsi nomor 2</text:span></text:span><text:span text:style-name="T2">! Mengubah perilaku itu sulit, butuh usaha, dan seringkali tidak menyenangkan. Jauh lebih mudah untuk 'mengedit' keyakinan kita atau mencari alasan pembenar:</text:span></text:p>
            <text:list xml:id="list4198354977700375362" text:style-name="L110">
              <text:list-item>
                <text:p text:style-name="P248">"Ah, merokok sebatang nggak akan langsung bikin mati kok. Lagian, kakekku perokok berat umurnya panjang." (Mengubah keyakinan tentang bahaya rokok). </text:p>
              </text:list-item>
              <text:list-item>
                <text:p text:style-name="P248">"Ya mau gimana lagi, sistemnya memang begini. Kalau nggak ngasih 'uang damai', urusannya bisa panjang dan lebih mahal." (Rasionalisasi, menyalahkan sistem). </text:p>
              </text:list-item>
              <text:list-item>
                <text:p text:style-name="P154">"Naik transportasi umum itu ribet, nggak fleksibel, dan lama. Waktuku lebih berharga." (Mencari pembenaran untuk tetap egois). </text:p>
              </text:list-item>
            </text:list>
            <text:p text:style-name="Text_20_body"><text:span text:style-name="T2">Inilah inti dari kemampuan kita untuk </text:span><text:span text:style-name="Strong_20_Emphasis"><text:span text:style-name="T2">'tetap merasa benar'</text:span></text:span><text:span text:style-name="T2"> setelah melakukan sesuatu yang inkonsisten. Disonansi kognitif mendorong kita untuk menjadi 'pengacara' bagi perilaku kita sendiri, mencari argumen sekuat tenaga agar tindakan kita terlihat 'sah', setidaknya di mata diri sendiri. Otak kita secara otomatis berusaha melindungi ego kita dari perasaan bersalah atau bodoh karena telah bertindak tidak konsisten.</text:span></text:p>
            <text:p text:style-name="P135">Jadi, bisa dibilang, disonansi kognitif adalah 'sahabat karib' para praktisi standar ganda. Ia adalah 'fitur bawaan' otak yang memungkinkan kita melakukan akrobat logika demi menjaga citra diri (dan kewarasan) tetap utuh. Sungguh sebuah mekanisme yang... 'bermanfaat', bukan?</text:p>
            <text:p text:style-name="Text_20_body"><text:span text:style-name="Strong_20_Emphasis"><text:span text:style-name="T2">(Tips Tambahan Opsional):</text:span></text:span></text:p>
            <text:list xml:id="list3818951375832170795" text:style-name="L111">
              <text:list-item>
                <text:p text:style-name="P97"><text:span text:style-name="Strong_20_Emphasis"><text:span text:style-name="T2">Latihan Mendeteksi Disonansi Pribadi:</text:span></text:span><text:span text:style-name="T2"> Coba perhatikan saat Anda merasa sedikit tidak nyaman atau defensif setelah melakukan sesuatu atau saat keyakinan Anda ditantang. Itu mungkin sinyal disonansi kognitif sedang bekerja. Alih-alih </text:span><text:soft-page-break/><text:span text:style-name="T2">langsung mencari pembenaran, coba jeda sejenak dan tanyakan pada diri sendiri: "Mengapa saya merasa tidak nyaman? Apakah ada inkonsistensi di sini? Apakah pembenaran yang muncul di kepala saya benar-benar logis?". Latihan kesadaran ini, meskipun sulit, bisa membantu Anda 'menangkap basah' mekanisme ini saat sedang beraksi dalam diri Anda. </text:span></text:p>
              </text:list-item>
            </text:list>
          </text:section>
          <text:section text:style-name="Sect1" text:name="feedback-form-44">
            <text:p text:style-name="P225"/>
          </text:section>
        </text:section>
        <text:section text:style-name="Sect1" text:name="9638536bcd7a18db">
          <text:p text:style-name="P135"/>
          <text:section text:style-name="Sect1" text:name="user-query-content-45">
            <text:p text:style-name="P257">yax </text:p>
          </text:section>
          <text:p text:style-name="P225">Tampilkan alur berpikir</text:p>
          <text:section text:style-name="Sect2" text:name="model-response-message-contentr_9638536bcd7a18db">
            <text:p text:style-name="Text_20_body"><text:span text:style-name="T2">Oke, mesin kedua di 'pabrik pembenaran diri' yang akan kita inspeksi adalah duo maut yang sering bekerja sama. Lanjut ke prompt </text:span><text:span text:style-name="Strong_20_Emphasis"><text:span text:style-name="T2">Subbab 8.2: Bias Konfirmasi &amp; Kawan-kawannya: Mencari Bukti yang Mendukung Kita Saja</text:span></text:span><text:span text:style-name="T2">.</text:span></text:p>
            <text:p text:style-name="P259"/>
            <text:p text:style-name="Text_20_body"><text:span text:style-name="Strong_20_Emphasis"><text:span text:style-name="T2">Jawaban Prompt Subbab 8.2:</text:span></text:span></text:p>
            <text:p text:style-name="Text_20_body"><text:span text:style-name="T2">Setelah disonansi kognitif membuat kita merasa 'gatal' karena inkonsistensi, otak kita yang 'baik hati' ini tidak tinggal diam. Ia segera mengaktifkan 'mesin pencari' internal yang super canggih, namun sayangnya, mesin ini punya </text:span><text:span text:style-name="Emphasis"><text:span text:style-name="T2">setting default</text:span></text:span><text:span text:style-name="T2"> yang agak curang: </text:span><text:span text:style-name="Strong_20_Emphasis"><text:span text:style-name="T2">Bias Konfirmasi</text:span></text:span><text:span text:style-name="T2">. Ini adalah kecenderungan alami otak kita untuk secara aktif </text:span><text:span text:style-name="Emphasis"><text:span text:style-name="T2">mencari</text:span></text:span><text:span text:style-name="T2">, </text:span><text:span text:style-name="Emphasis"><text:span text:style-name="T2">menafsirkan</text:span></text:span><text:span text:style-name="T2">, dan </text:span><text:span text:style-name="Emphasis"><text:span text:style-name="T2">mengingat</text:span></text:span><text:span text:style-name="T2"> informasi atau bukti yang </text:span><text:span text:style-name="Strong_20_Emphasis"><text:span text:style-name="T2">mendukung</text:span></text:span><text:span text:style-name="T2"> keyakinan, keputusan, atau tindakan kita yang sudah ada (terutama yang baru saja kita benarkan lewat disonansi kognitif), sambil secara ajaib </text:span><text:span text:style-name="Emphasis"><text:span text:style-name="T2">mengabaikan</text:span></text:span><text:span text:style-name="T2">, </text:span><text:span text:style-name="Emphasis"><text:span text:style-name="T2">meremehkan</text:span></text:span><text:span text:style-name="T2">, atau 'lupa' pada bukti-bukti yang </text:span><text:span text:style-name="Strong_20_Emphasis"><text:span text:style-name="T2">bertentangan</text:span></text:span><text:span text:style-name="T2">.</text:span></text:p>
            <text:p text:style-name="P135">Anggaplah bias konfirmasi ini seperti memakai 'kacamata kuda' gratis dari otak, yang hanya memungkinkan kita melihat ke arah yang ingin kita tuju. Bagaimana cara kerjanya dalam melanggengkan standar ganda?</text:p>
            <text:list xml:id="list8947667389259748408" text:style-name="L112">
              <text:list-item>
                <text:p text:style-name="P98"><text:span text:style-name="Strong_20_Emphasis"><text:span text:style-name="T2">Cara Kerja 'Filter Otak' yang Selektif:</text:span></text:span><text:span text:style-name="T2"> Saat kita sudah 'memilih' pembenaran untuk tindakan inkonsisten kita (misalnya, "Tidak apa-apa telat ngantor sesekali, yang penting kerjaan beres"), </text:span><text:soft-page-break/><text:span text:style-name="T2">bias konfirmasi akan bekerja mencari 'bukti' pendukung. Kita akan lebih mudah </text:span><text:span text:style-name="Emphasis"><text:span text:style-name="T2">mengingat</text:span></text:span><text:span text:style-name="T2"> momen-momen di mana kita memang produktif meskipun datang telat, kita akan lebih </text:span><text:span text:style-name="Emphasis"><text:span text:style-name="T2">memperhatikan</text:span></text:span><text:span text:style-name="T2"> kolega lain yang juga suka telat tapi 'aman-aman saja', dan kita akan lebih tertarik membaca artikel berjudul "Jam Kerja Fleksibel Meningkatkan Kreativitas". Sebaliknya, memo teguran dari HRD, keluhan rekan kerja yang terganggu, atau artikel tentang pentingnya disiplin, akan dengan mudah 'terfilter', dianggap 'tidak relevan', atau cepat dilupakan. Otak kita seolah memiliki </text:span><text:span text:style-name="Emphasis"><text:span text:style-name="T2">firewall</text:span></text:span><text:span text:style-name="T2"> canggih untuk menolak data yang tidak sesuai narasi pembenaran diri.</text:span></text:p>
              </text:list-item>
              <text:list-item>
                <text:p text:style-name="P98"><text:span text:style-name="Strong_20_Emphasis"><text:span text:style-name="T2">Memperkuat Amunisi Pembenaran:</text:span></text:span><text:span text:style-name="T2"> Dengan 'bukti-bukti' yang sudah disaring oleh bias konfirmasi ini, pembenaran kita atas standar ganda terasa semakin kokoh dan 'berdasarkan fakta'. "Tuh kan, banyak kok yang bilang nggak apa-apa!", "Data ini membuktikan kalau caraku ini efektif!", "Si A yang lebih parah dari aku aja santai kok!". Kita jadi semakin yakin bahwa inkonsistensi kita itu 'wajar' atau bahkan 'benar'. Mesin pencari di otak kita sudah memberikan hasil yang kita inginkan!</text:span></text:p>
              </text:list-item>
              <text:list-item>
                <text:p text:style-name="P98"><text:span text:style-name="Strong_20_Emphasis"><text:span text:style-name="T2">'Kawan-kawan' Bias yang Ikut Membantu:</text:span></text:span><text:span text:style-name="T2"> Bias konfirmasi seringkali tidak bekerja sendirian. Ia punya 'geng' yang siap membantu:</text:span></text:p>
                <text:list>
                  <text:list-item>
                    <text:p text:style-name="P208"><text:span text:style-name="Strong_20_Emphasis"><text:span text:style-name="Emphasis"><text:span text:style-name="T2">Self-Serving Bias</text:span></text:span></text:span><text:span text:style-name="Strong_20_Emphasis"><text:span text:style-name="T2"> (Bias Mementingkan Diri Sendiri):</text:span></text:span><text:span text:style-name="T2"> Kecenderungan kita untuk menganggap kesuksesan sebagai hasil usaha keras kita, sementara kegagalan disebabkan oleh faktor eksternal atau nasib sial. Ini membantu kita merasa 'hebat' meskipun mungkin ada standar ganda dalam proses mencapai kesuksesan itu. </text:span></text:p>
                  </text:list-item>
                  <text:list-item>
                    <text:p text:style-name="P208"><text:span text:style-name="Strong_20_Emphasis"><text:span text:style-name="Emphasis"><text:span text:style-name="T2">Anchoring Bias</text:span></text:span></text:span><text:span text:style-name="Strong_20_Emphasis"><text:span text:style-name="T2"> (Bias Jangkar):</text:span></text:span><text:span text:style-name="T2"> Kita cenderung terlalu bergantung pada informasi pertama yang kita terima. Jika pembenaran pertama yang muncul di kepala kita terasa 'masuk akal' (berkat disonansi kognitif), bias ini membuat kita sulit menerima argumen lain yang datang belakangan. </text:span></text:p>
                  </text:list-item>
                </text:list>
              </text:list-item>
              <text:list-item>
                <text:p text:style-name="P98"><text:span text:style-name="Strong_20_Emphasis"><text:span text:style-name="T2">Contoh di Kehidupan Sehari-hari (yang Mungkin Anda Alami </text:span></text:span><text:soft-page-break/><text:span text:style-name="Strong_20_Emphasis"><text:span text:style-name="T2">Hari Ini, Rabu 9 April 2025):</text:span></text:span></text:p>
                <text:list>
                  <text:list-item>
                    <text:p text:style-name="P208"><text:span text:style-name="Strong_20_Emphasis"><text:span text:style-name="T2">Politik:</text:span></text:span><text:span text:style-name="T2"> Hanya mengikuti akun media sosial atau membaca berita dari sumber yang sehaluan dengan pandangan politik kita, menganggap sumber lain sebagai 'hoax' atau 'tidak kredibel'. </text:span></text:p>
                  </text:list-item>
                  <text:list-item>
                    <text:p text:style-name="P208"><text:span text:style-name="Strong_20_Emphasis"><text:span text:style-name="T2">Menilai Orang:</text:span></text:span><text:span text:style-name="T2"> Jika sudah tidak suka dengan si A, kita akan cenderung hanya mengingat atau mencari-cari kesalahan si A, sambil mengabaikan kebaikannya. Sebaliknya untuk si B yang kita sukai. </text:span></text:p>
                  </text:list-item>
                  <text:list-item>
                    <text:p text:style-name="P98"><text:span text:style-name="Strong_20_Emphasis"><text:span text:style-name="T2">Memori Masa Lalu:</text:span></text:span><text:span text:style-name="T2"> Orang tua (seperti di Subbab 7.1) mungkin hanya ingat 'kebaikan' masa mudanya saat menasihati anak, tapi 'lupa' pada kenakalannya (bias konfirmasi bekerja pada memori). </text:span></text:p>
                  </text:list-item>
                </text:list>
              </text:list-item>
            </text:list>
            <text:p text:style-name="P135">Jadi, bias konfirmasi adalah 'asisten pribadi' otak kita dalam membangun benteng pembenaran diri. Ia memastikan kita hanya mendapatkan 'berita baik' tentang diri kita sendiri, meskipun dunia luar mungkin berkata lain. Sungguh sebuah fitur yang 'membantu' kita tetap nyaman dalam gelembung standar ganda kita!</text:p>
            <text:p text:style-name="Text_20_body"><text:span text:style-name="Strong_20_Emphasis"><text:span text:style-name="T2">(Tips Tambahan Opsional):</text:span></text:span></text:p>
            <text:list xml:id="list3600498639772774741" text:style-name="L113">
              <text:list-item>
                <text:p text:style-name="P99"><text:span text:style-name="Strong_20_Emphasis"><text:span text:style-name="T2">Sengaja Cari Perspektif Berbeda:</text:span></text:span><text:span text:style-name="T2"> Sebagai 'vaksin' melawan bias konfirmasi, coba sengaja mencari dan membaca/mendengarkan informasi atau sudut pandang yang </text:span><text:span text:style-name="Emphasis"><text:span text:style-name="T2">berbeda</text:span></text:span><text:span text:style-name="T2"> atau bahkan </text:span><text:span text:style-name="Emphasis"><text:span text:style-name="T2">bertentangan</text:span></text:span><text:span text:style-name="T2"> dengan keyakinan Anda saat ini. Misalnya, jika Anda pendukung fanatik politisi X, coba baca kritik terhadap kebijakannya dari sumber yang kredibel. Jika Anda yakin metode diet Y paling benar, coba cari tahu riset yang menunjukkan kelemahannya. Ini mungkin terasa tidak nyaman (disonansi kognitif akan muncul!), tapi bisa membantu membuka 'kacamata kuda' Anda dan melihat isu (atau diri sendiri) dengan lebih seimbang. </text:span></text:p>
              </text:list-item>
            </text:list>
          </text:section>
          <text:section text:style-name="Sect1" text:name="feedback-form-45">
            <text:p text:style-name="P225"/>
          </text:section>
        </text:section>
        <text:section text:style-name="Sect1" text:name="0ebd6699e59ce175">
          <text:p text:style-name="P135"/>
          <text:section text:style-name="Sect1" text:name="user-query-content-46">
            <text:p text:style-name="P257">yax </text:p>
          </text:section>
          <text:p text:style-name="P225"><text:soft-page-break/>Tampilkan alur berpikir</text:p>
          <text:section text:style-name="Sect2" text:name="model-response-message-contentr_0ebd6699e59ce175">
            <text:p text:style-name="Text_20_body"><text:span text:style-name="T2">Oke, mari kita periksa 'mesin' berikutnya yang seringkali bekerja secara massal di pabrik pembenaran diri kita. Lanjut ke prompt </text:span><text:span text:style-name="Strong_20_Emphasis"><text:span text:style-name="T2">Subbab 8.3: Efek Ikut-ikutan (Bandwagon): Merasa Benar Karena Banyak yang Melakukan</text:span></text:span><text:span text:style-name="T2">.</text:span></text:p>
            <text:p text:style-name="P259"/>
            <text:p text:style-name="Text_20_body"><text:span text:style-name="Strong_20_Emphasis"><text:span text:style-name="T2">Jawaban Prompt Subbab 8.3:</text:span></text:span></text:p>
            <text:p text:style-name="Text_20_body"><text:span text:style-name="T2">Manusia adalah makhluk sosial, kata para ahli. Kita butuh diterima, butuh menjadi bagian dari kelompok. Kebutuhan mendasar inilah yang melahirkan salah satu 'jalan pintas' logika paling populer dalam membenarkan tindakan kita, termasuk standar ganda: </text:span><text:span text:style-name="Strong_20_Emphasis"><text:span text:style-name="T2">Efek Ikut-ikutan</text:span></text:span><text:span text:style-name="T2">, atau </text:span><text:span text:style-name="Emphasis"><text:span text:style-name="T2">Bandwagon Effect</text:span></text:span><text:span text:style-name="T2">. Prinsipnya sederhana saja: Jika banyak orang melakukannya, pasti tindakan itu benar, atau setidaknya wajar dan bisa dimaklumi. Semakin banyak gerbong yang ikut dalam kereta, semakin kita yakin bahwa kereta itu menuju ke arah yang benar, meskipun mungkin masinisnya sedang mabuk standar ganda.</text:span></text:p>
            <text:p text:style-name="P135">Bagaimana 'kekuatan mayoritas' ini bekerja membengkokkan logika dan menormalisasi hipokrisi di sekitar kita (bahkan mungkin di Rabu siang, 9 April 2025 pukul 11:49 WIB ini)?</text:p>
            <text:list xml:id="list2276985223941754249" text:style-name="L114">
              <text:list-item>
                <text:p text:style-name="P100"><text:span text:style-name="Strong_20_Emphasis"><text:span text:style-name="T2">Logika Sesat 'Mayoritas = Kebenaran/Kewajaran':</text:span></text:span><text:span text:style-name="T2"> Otak kita cenderung malas berpikir kritis jika ada jalan pintas. Melihat banyak orang melakukan hal A (meskipun A itu mungkin melanggar aturan, tidak etis, atau inkonsisten) memberikan semacam 'validasi sosial'. Muncul pemikiran: "Masa sih orang sebanyak ini salah semua?", "Kalau semua orang begini, berarti ini sudah jadi hal biasa, kan?", "Ya sudahlah, ikut saja biar aman." Contohnya melimpah:</text:span></text:p>
                <text:list>
                  <text:list-item>
                    <text:p text:style-name="P249">Melanggar lampu merah saat tengah malam karena 'semua juga begitu'. </text:p>
                  </text:list-item>
                  <text:list-item>
                    <text:p text:style-name="P249">Buang sampah sembarangan di tempat wisata karena 'toh sudah banyak sampah'. </text:p>
                  </text:list-item>
                  <text:list-item>
                    <text:p text:style-name="P249">Ikut menyebarkan gosip di grup WA karena 'semua anggota juga ikut komentar'. </text:p>
                  </text:list-item>
                  <text:list-item>
                    <text:p text:style-name="P249"><text:soft-page-break/>Memberi 'uang tips' pada petugas layanan publik karena 'katanya kalau nggak ngasih bakal lama'. </text:p>
                  </text:list-item>
                </text:list>
              </text:list-item>
              <text:list-item>
                <text:p text:style-name="P100"><text:span text:style-name="Strong_20_Emphasis"><text:span text:style-name="T2">Pembagian 'Dosa' Berjamaah (Agar Terasa Lebih Ringan):</text:span></text:span><text:span text:style-name="T2"> Efek ikut-ikutan ini punya fungsi 'psikologis' yang nyaman: ia membagi rata rasa bersalah. Jika saya sendirian melakukan kesalahan, beban moralnya terasa berat. Tapi jika saya melakukannya bersama seratus orang lain, rasanya kesalahan itu jadi 'terencerkan', tidak terlalu menusuk nurani. Tanggung jawab pribadi seolah luntur dalam keramaian. "Kan bukan cuma saya," menjadi mantra pembenar yang ampuh.</text:span></text:p>
              </text:list-item>
              <text:list-item>
                <text:p text:style-name="P100"><text:span text:style-name="Strong_20_Emphasis"><text:span text:style-name="T2">Ketakutan Menjadi 'Alien' atau 'Sok Suci':</text:span></text:span><text:span text:style-name="T2"> Selain mencari pembenaran, ikut-ikutan juga sering didorong oleh rasa takut dikucilkan atau dianggap aneh jika berbeda dari mayoritas. Di lingkungan di mana standar ganda tertentu sudah menjadi 'norma' tak tertulis, orang yang mencoba konsisten atau jujur bisa-bisa malah dicap 'sok suci', 'cari perhatian', atau 'tidak fleksibel'. Tekanan sosial untuk konformitas ini sangat kuat, membuat banyak orang memilih 'ikut arus' saja daripada mengambil risiko berbeda.</text:span></text:p>
              </text:list-item>
              <text:list-item>
                <text:p text:style-name="P100"><text:span text:style-name="Strong_20_Emphasis"><text:span text:style-name="T2">Contoh Fenomena Sosial Ikut-ikutan (Indonesia Banget):</text:span></text:span></text:p>
                <text:list>
                  <text:list-item>
                    <text:p text:style-name="P209"><text:span text:style-name="Strong_20_Emphasis"><text:span text:style-name="T2">Tren Medsos:</text:span></text:span><text:span text:style-name="T2"> Ikut </text:span><text:span text:style-name="Emphasis"><text:span text:style-name="T2">challenge</text:span></text:span><text:span text:style-name="T2"> berbahaya atau menyebarkan </text:span><text:span text:style-name="Emphasis"><text:span text:style-name="T2">prank</text:span></text:span><text:span text:style-name="T2"> tidak lucu hanya karena sedang viral dan 'semua orang melakukannya'. </text:span></text:p>
                  </text:list-item>
                  <text:list-item>
                    <text:p text:style-name="P209"><text:span text:style-name="Strong_20_Emphasis"><text:span text:style-name="T2">Budaya 'Ngaret':</text:span></text:span><text:span text:style-name="T2"> Datang terlambat ke acara atau janji dianggap 'wajar' karena 'toh semua juga ngaret'. </text:span></text:p>
                  </text:list-item>
                  <text:list-item>
                    <text:p text:style-name="P100"><text:span text:style-name="Strong_20_Emphasis"><text:span text:style-name="T2">Konsumerisme:</text:span></text:span><text:span text:style-name="T2"> Merasa 'harus' punya gadget terbaru atau nongkrong di kafe hits karena 'semua teman posting itu'. </text:span></text:p>
                  </text:list-item>
                </text:list>
              </text:list-item>
            </text:list>
            <text:p text:style-name="P135">Efek ikut-ikutan adalah bukti bahwa manusia seringkali lebih nyaman mengikuti kerumunan daripada menggunakan kompas moral atau logikanya sendiri, terutama jika kompas itu menunjuk ke arah yang 'tidak populer' atau 'merepotkan'. Ini adalah 'pembius' massal yang efektif untuk menidurkan kesadaran kritis kita terhadap standar ganda.</text:p>
            <text:p text:style-name="Text_20_body"><text:span text:style-name="Strong_20_Emphasis"><text:span text:style-name="T2">(Tips Tambahan Opsional):</text:span></text:span></text:p>
            <text:list xml:id="list5846888575936867348" text:style-name="L115">
              <text:list-item>
                <text:p text:style-name="P101"><text:soft-page-break/><text:span text:style-name="Strong_20_Emphasis"><text:span text:style-name="T2">Identifikasi 'Norma Ikut-ikutan' di Lingkungan Anda:</text:span></text:span><text:span text:style-name="T2"> Coba amati perilaku kolektif di lingkungan Anda (kerja, sosial, keluarga, online). Adakah kebiasaan atau 'norma' tertentu yang diikuti banyak orang meskipun secara objektif mungkin kurang baik, tidak efisien, atau bahkan salah? Mengapa orang-orang mengikutinya? Apakah karena tekanan sosial, kemalasan berpikir, atau benar-benar yakin itu benar? Menganalisis 'norma ikut-ikutan' ini bisa memberikan contoh spesifik dan relatable tentang bagaimana efek bandwagon bekerja dalam konteks budaya Anda. </text:span></text:p>
              </text:list-item>
            </text:list>
          </text:section>
          <text:section text:style-name="Sect1" text:name="feedback-form-46">
            <text:p text:style-name="P225"/>
          </text:section>
        </text:section>
        <text:section text:style-name="Sect1" text:name="3e28925b4312fbd9">
          <text:p text:style-name="P135"/>
          <text:section text:style-name="Sect1" text:name="user-query-content-47">
            <text:p text:style-name="P257">yax </text:p>
          </text:section>
          <text:p text:style-name="P225">Tampilkan alur berpikir</text:p>
          <text:section text:style-name="Sect2" text:name="model-response-message-contentr_3e28925b4312fbd9">
            <text:p text:style-name="Text_20_body"><text:span text:style-name="T2">Oke, kita sampai pada 'jurus-jurus pamungkas' dalam gudang senjata pertahanan ego kita. Ini adalah teknik-teknik yang seringkali bekerja di level bawah sadar, namun dampaknya sangat dahsyat dalam membantu kita 'tetap merasa benar'. Lanjut ke prompt </text:span><text:span text:style-name="Strong_20_Emphasis"><text:span text:style-name="T2">Subbab 8.4: Mekanisme Pertahanan Diri: Proyeksi &amp; Rasionalisasi Tingkat Dewa</text:span></text:span><text:span text:style-name="T2">.</text:span></text:p>
            <text:p text:style-name="P259"/>
            <text:p text:style-name="Text_20_body"><text:span text:style-name="Strong_20_Emphasis"><text:span text:style-name="T2">Jawaban Prompt Subbab 8.4:</text:span></text:span></text:p>
            <text:p text:style-name="Text_20_body"><text:span text:style-name="T2">Jika disonansi kognitif adalah 'alarm', bias konfirmasi adalah 'filternya', dan efek ikut-ikutan adalah 'pembenar sosialnya', maka </text:span><text:span text:style-name="Strong_20_Emphasis"><text:span text:style-name="T2">Rasionalisasi</text:span></text:span><text:span text:style-name="T2"> dan </text:span><text:span text:style-name="Strong_20_Emphasis"><text:span text:style-name="T2">Proyeksi</text:span></text:span><text:span text:style-name="T2"> adalah 'pengacara' dan 'tukang kambing hitam' pribadi yang disewa oleh ego kita untuk memastikan kita selalu 'menang' dalam pengadilan nurani (atau setidaknya merasa menang). Ini adalah </text:span><text:span text:style-name="Strong_20_Emphasis"><text:span text:style-name="T2">Paket Pertahanan Ego Premium</text:span></text:span><text:span text:style-name="T2"> yang tersedia untuk kita semua, gratis, terinstal otomatis sejak lahir (atau mungkin berkembang seiring waktu?). Mari kita bedah dua 'jurus dewa' ini, yang mungkin sedang aktif bekerja di pikiran seseorang, di suatu tempat di Indonesia, pada Rabu siang, 9 April 2025 pukul 11:50 WIB ini:</text:span></text:p>
            <text:p text:style-name="Text_20_body"><text:span text:style-name="Strong_20_Emphasis"><text:span text:style-name="T2">Jurus Pertama: Rasionalisasi (alias Seni Ngeles Tingkat Tinggi)</text:span></text:span><text:span text:style-name="T2"> Ini adalah kemampuan 'ajaib' otak kita untuk menciptakan alasan-alasan </text:span><text:soft-page-break/><text:span text:style-name="T2">yang terdengar sangat logis, masuk akal, etis, atau terpaksa, untuk membenarkan perilaku kita yang sebenarnya mungkin egois, malas, curang, inkonsisten, atau melanggar nilai-nilai kita sendiri. Rasionalisasi adalah 'juara ngeles' yang memastikan tindakan kita selalu tampak 'bisa dimengerti' atau 'tak terhindarkan'. Contoh-contoh mahakarya rasionalisasi:</text:span></text:p>
            <text:list xml:id="list8709968469784885150" text:style-name="L116">
              <text:list-item>
                <text:p text:style-name="P250">"Saya terpaksa kasih 'uang pelicin' karena kalau tidak, urusan saya nggak akan jalan. Ini salah sistemnya, bukan salah saya!" (Membenarkan suap kecil). </text:p>
              </text:list-item>
              <text:list-item>
                <text:p text:style-name="P250">"Saya beli barang KW ini bukan karena nggak mampu beli asli, tapi sebagai bentuk protes terhadap kapitalisme dan harga yang tidak masuk akal!" (Membenarkan pembelian barang palsu). </text:p>
              </text:list-item>
              <text:list-item>
                <text:p text:style-name="P250">"Saya memang jarang olahraga, tapi kan saya sibuk kerja cari nafkah buat keluarga. Kesehatan keluarga lebih penting." (Membenarkan kemalasan). </text:p>
              </text:list-item>
              <text:list-item>
                <text:p text:style-name="P250">"Saya membicarakan keburukan dia di belakang karena saya peduli dan ingin dia berubah menjadi lebih baik." (Membenarkan gosip/julid). </text:p>
              </text:list-item>
              <text:list-item>
                <text:p text:style-name="P155">"Saya selingkuh karena pasangan saya sudah tidak perhatian lagi dan saya butuh 'penyegaran'." (Membenarkan ketidaksetiaan). </text:p>
              </text:list-item>
            </text:list>
            <text:p text:style-name="Text_20_body"><text:span text:style-name="Strong_20_Emphasis"><text:span text:style-name="T2">Jurus Kedua: Proyeksi (alias Lempar Batu Sembunyi Tangan Versi Psikologis)</text:span></text:span><text:span text:style-name="T2"> Jika rasionalisasi adalah tentang mencari alasan, proyeksi adalah tentang mencari 'kambing hitam' di luar diri kita. Ini adalah 'trik sulap' pikiran di mana kita secara tidak sadar 'melemparkan' atau menuduhkan sifat, pikiran, motif, atau kesalahan kita sendiri kepada orang lain. Tujuannya? Agar fokus perhatian teralih dari kekurangan kita, dan kita merasa 'lebih baik' atau 'lebih benar' dibandingkan orang yang kita tuduh. Contoh klasik:</text:span></text:p>
            <text:list xml:id="list8450926311451633270" text:style-name="L117">
              <text:list-item>
                <text:p text:style-name="P210"><text:span text:style-name="T2">Orang yang diam-diam merasa </text:span><text:span text:style-name="Emphasis"><text:span text:style-name="T2">insecure</text:span></text:span><text:span text:style-name="T2"> dengan pencapaiannya, menuduh orang lain yang sukses sebagai 'sombong' atau 'pamer'. </text:span></text:p>
              </text:list-item>
              <text:list-item>
                <text:p text:style-name="P251">Orang yang punya niat tidak jujur, seringkali paling curiga dan menuduh orang lain 'tidak bisa dipercaya'. </text:p>
              </text:list-item>
              <text:list-item>
                <text:p text:style-name="P251"><text:soft-page-break/>Orang yang malas dan tidak produktif, menuduh rekan kerjanya 'tidak kooperatif' atau 'lambat'. </text:p>
              </text:list-item>
              <text:list-item>
                <text:p text:style-name="P156">Orang yang punya perasaan tertarik pada orang lain selain pasangannya, menjadi sangat pencemburu dan menuduh pasangannya 'genit' atau 'tidak setia'. </text:p>
              </text:list-item>
            </text:list>
            <text:p text:style-name="Text_20_body"><text:span text:style-name="Strong_20_Emphasis"><text:span text:style-name="T2">Duet Maut Pelindung Ego:</text:span></text:span><text:span text:style-name="T2"> Rasionalisasi dan Proyeksi seringkali bekerja dalam harmoni yang mengerikan untuk melindungi kita dari kebenaran pahit tentang diri kita sendiri saat menerapkan standar ganda.</text:span></text:p>
            <text:p text:style-name="Text_20_body"><text:span text:style-name="Strong_20_Emphasis"><text:span text:style-name="T2">Contoh Kombinasi Jurus (Fiktif):</text:span></text:span><text:span text:style-name="T2"> Susi sangat kritis terhadap gaya hidup mewah tetangganya, Rika, yang baru saja membeli mobil Eropa. Susi sering berkomentar di grup arisan, "Orang sekarang kok suka pamer ya, padahal ekonomi lagi susah. Nggak mikirin perasaan orang lain." (Ini </text:span><text:span text:style-name="Strong_20_Emphasis"><text:span text:style-name="T2">Proyeksi</text:span></text:span><text:span text:style-name="T2"> dari rasa iri dan </text:span><text:span text:style-name="Emphasis"><text:span text:style-name="T2">insecurity</text:span></text:span><text:span text:style-name="T2"> Susi sendiri akan kondisi finansialnya). Di saat yang sama, Susi baru saja membeli ponsel </text:span><text:span text:style-name="Emphasis"><text:span text:style-name="T2">flagship</text:span></text:span><text:span text:style-name="T2"> terbaru dengan cicilan 12 bulan. Ketika suaminya bertanya mengapa beli ponsel semahal itu, Susi menjawab, "Ini kan untuk menunjang pekerjaan aku, biar klien lihat aku profesional. Lagian, ini investasi jangka panjang!" (Ini </text:span><text:span text:style-name="Strong_20_Emphasis"><text:span text:style-name="T2">Rasionalisasi</text:span></text:span><text:span text:style-name="T2"> untuk membenarkan keinginannya memiliki barang mewah, mirip dengan apa yang ia kritik pada Rika).</text:span></text:p>
            <text:p text:style-name="P135">Dengan duet maut Rasionalisasi dan Proyeksi ini, lengkap sudah 'paket pertahanan' kita untuk menghadapi dunia (dan diri sendiri) dengan 'gagah berani', meskipun penuh standar ganda. Sungguh, otak manusia adalah organ yang luar biasa kompleks dan... lucu.</text:p>
            <text:p text:style-name="Text_20_body"><text:span text:style-name="Strong_20_Emphasis"><text:span text:style-name="T2">(Tips Tambahan Opsional):</text:span></text:span></text:p>
            <text:list xml:id="list6052168834002544142" text:style-name="L118">
              <text:list-item>
                <text:p text:style-name="P102"><text:span text:style-name="Strong_20_Emphasis"><text:span text:style-name="T2">Kenali Pola 'Ngeles' Anda:</text:span></text:span><text:span text:style-name="T2"> Coba perhatikan alasan-alasan yang sering Anda gunakan saat 'terpojok' atau saat membenarkan tindakan yang Anda tahu kurang tepat. Apakah ada pola tertentu? Apakah Anda cenderung menyalahkan keadaan (rasionalisasi) atau menyalahkan orang lain (proyeksi)? Mengenali pola 'ngeles' favorit Anda adalah langkah pertama untuk bisa sedikit lebih jujur pada diri sendiri. Ini juga bisa menjadi inspirasi untuk menciptakan karakter satir yang </text:span><text:soft-page-break/><text:span text:style-name="T2">konsisten dalam ketidakkonsistenannya. </text:span></text:p>
              </text:list-item>
            </text:list>
          </text:section>
          <text:section text:style-name="Sect1" text:name="feedback-form-47">
            <text:p text:style-name="P225"/>
          </text:section>
        </text:section>
        <text:section text:style-name="Sect1" text:name="56dd679b5ed10930">
          <text:p text:style-name="P135"/>
          <text:section text:style-name="Sect1" text:name="user-query-content-48">
            <text:p text:style-name="P257">YAX </text:p>
          </text:section>
          <text:p text:style-name="P225">Tampilkan alur berpikir</text:p>
          <text:section text:style-name="Sect2" text:name="model-response-message-contentr_56dd679b5ed10930">
            <text:p text:style-name="Text_20_body"><text:span text:style-name="T2">Baik, setelah kita 'mengoprek' jeroan mesin psikologis di kepala kita, mari kita lebarkan pandangan dan lihat 'lingkungan' tempat mesin itu hidup dan beroperasi. Kita lanjutkan ke prompt </text:span><text:span text:style-name="Strong_20_Emphasis"><text:span text:style-name="T2">Pengantar Bab 9</text:span></text:span><text:span text:style-name="T2">.</text:span></text:p>
            <text:p text:style-name="P259"/>
            <text:p text:style-name="Text_20_body"><text:span text:style-name="Strong_20_Emphasis"><text:span text:style-name="T2">Jawaban Prompt Pengantar Bab 9:</text:span></text:span><text:span text:style-name="T2"> </text:span><text:span text:style-name="Strong_20_Emphasis"><text:span text:style-name="T2">(Judul Bab: Budaya yang Memupuk Standar Ganda: Dari Norma Sosial Hingga Tekanan Ekspektasi)</text:span></text:span></text:p>
            <text:p text:style-name="Text_20_body"><text:span text:style-name="T2">Selamat datang di 'taman bermain' (atau mungkin lebih tepatnya, 'rumah kaca'?) tempat benih-benih standar ganda yang kita bahas di bab-bab sebelumnya disemai, disiram, dan dipupuk hingga tumbuh subur. Jika Bab 8 adalah tentang 'mesin' di dalam diri, maka Bab 9 ini adalah tentang 'akuarium' tempat kita semua berenang: </text:span><text:span text:style-name="Strong_20_Emphasis"><text:span text:style-name="T2">Budaya dan Struktur Sosial Masyarakat Kita</text:span></text:span><text:span text:style-name="T2">. Ya, Saudara-saudara yang budiman di Banda Aceh dan seluruh penjuru Indonesia, pada Rabu siang, 9 April 2025 pukul 14:27 WIB ini, mari kita akui (dengan nada satir tentunya) bahwa kemunafikan seringkali bukan sekadar 'cacat' individu, tapi juga 'produk sampingan', bahkan 'tanaman kesayangan' yang dirawat oleh lingkungan kita sendiri.</text:span></text:p>
            <text:p text:style-name="P135">Manual ini, dalam bab pamungkas analisisnya, akan mengajak Anda melakukan 'audit sosial' terhadap ekosistem tempat kita hidup. Kita akan menelusuri bagaimana norma-norma sosial yang kadang ambigu atau 'abu-abu', tekanan ekspektasi yang seringkali mencekik leher untuk 'tampil sesuai standar', dan bombardir informasi (serta disinformasi) dari media secara kolektif menciptakan iklim yang sangat 'kondusif' bagi berkembang biaknya 'seni berkata A berbuat B'.</text:p>
            <text:p text:style-name="P135">Kita akan mencoba memahami mengapa hipokrisi seringkali tidak hanya ditoleransi, tapi kadang juga (secara tidak langsung) didorong atau dianggap 'lebih aman' daripada kejujuran yang pahit atau <text:soft-page-break/>konsistensi yang 'kaku'. Bersiaplah untuk mengidentifikasi 'pupuk-pupuk' budaya dan sosial yang membuat 'tanaman' standar ganda begitu hijau dan rimbun di sekitar kita. Mari kita mulai investigasi terhadap 'lingkungan' yang membentuk kita ini!</text:p>
            <text:p text:style-name="Text_20_body"><text:span text:style-name="Strong_20_Emphasis"><text:span text:style-name="T2">(Tips Tambahan Opsional):</text:span></text:span></text:p>
            <text:list xml:id="list1518333437399724085" text:style-name="L119">
              <text:list-item>
                <text:p text:style-name="P103"><text:span text:style-name="Strong_20_Emphasis"><text:span text:style-name="T2">Identifikasi 'Nilai vs. Praktik' Budaya Lokal:</text:span></text:span><text:span text:style-name="T2"> Coba pikirkan nilai-nilai luhur yang dijunjung tinggi dalam budaya Anda atau masyarakat sekitar Anda (misal: kejujuran, kesopanan, kebersamaan, religiusitas). Lalu, coba amati praktik nyata sehari-hari. Adakah kesenjangan antara nilai ideal yang diucapkan dengan perilaku yang umum dipraktikkan? Kesenjangan inilah yang seringkali menjadi sumber standar ganda berbasis budaya. Menganalisis kesenjangan 'nilai vs. praktik' dalam konteks lokal (misalnya, nilai keislaman di Aceh vs. praktik sosial tertentu) bisa menghasilkan satire yang sangat spesifik dan kuat, namun lakukan dengan hati-hati dan sensitif. </text:span></text:p>
              </text:list-item>
            </text:list>
          </text:section>
          <text:section text:style-name="Sect1" text:name="feedback-form-48">
            <text:p text:style-name="P225"/>
          </text:section>
        </text:section>
        <text:section text:style-name="Sect1" text:name="95e542f5d5593c07">
          <text:p text:style-name="P135"/>
          <text:section text:style-name="Sect1" text:name="user-query-content-49">
            <text:p text:style-name="P257">yax </text:p>
          </text:section>
          <text:p text:style-name="P225">Tampilkan alur berpikir</text:p>
          <text:section text:style-name="Sect2" text:name="model-response-message-contentr_95e542f5d5593c07">
            <text:p text:style-name="Text_20_body"><text:span text:style-name="T2">Oke, mari kita mulai 'menggali' pupuk pertama yang menyuburkan standar ganda di lahan sosial kita. Lanjut ke prompt </text:span><text:span text:style-name="Strong_20_Emphasis"><text:span text:style-name="T2">Subbab 9.1: Ketakutan Diadili dan Ditolak: Akar dari Kepura-puraan</text:span></text:span><text:span text:style-name="T2">.</text:span></text:p>
            <text:p text:style-name="P259"/>
            <text:p text:style-name="Text_20_body"><text:span text:style-name="Strong_20_Emphasis"><text:span text:style-name="T2">Jawaban Prompt Subbab 9.1:</text:span></text:span></text:p>
            <text:p text:style-name="Text_20_body"><text:span text:style-name="T2">Salah satu 'pupuk' paling poten yang menyuburkan kepura-puraan dan standar ganda dalam masyarakat kita (termasuk mungkin di lingkungan sosial Anda di Banda Aceh, pada Rabu sore, 9 April 2025 pukul 14:27 WIB ini) adalah sebuah emosi purba yang sangat kuat: </text:span><text:span text:style-name="Strong_20_Emphasis"><text:span text:style-name="T2">Rasa Takut Diadili dan Ditolak</text:span></text:span><text:span text:style-name="T2">. Ya, ketakutan akan bisik-bisik tetangga, gunjingan teman di belakang, komentar pedas netizen, atau sekadar tatapan tidak setuju dari keluarga besar, seringkali menjadi motivator utama mengapa kita lebih memilih 'memasang topeng' </text:span><text:soft-page-break/><text:span text:style-name="T2">daripada menampilkan wajah asli yang mungkin 'kurang sempurna'.</text:span></text:p>
            <text:p text:style-name="P135">Mari kita analisis bagaimana 'hantu' bernama "Apa Kata Orang?" ini menjadi akar dari banyak kepura-puraan dalam modul "Manajemen Risiko Sosial Tingkat Dasar":</text:p>
            <text:list xml:id="list4520651657358598920" text:style-name="L120">
              <text:list-item>
                <text:p text:style-name="P104"><text:span text:style-name="Strong_20_Emphasis"><text:span text:style-name="T2">'Pengadilan Sosial' Tak Kasat Mata:</text:span></text:span><text:span text:style-name="T2"> Kita hidup seolah-olah di bawah pengawasan CCTV sosial 24 jam. Setiap tindakan, ucapan, bahkan pilihan busana kita terasa rentan terhadap penilaian orang lain. 'Hakim-hakim' tak berwujud ini (tetangga, kolega, senior, tokoh masyarakat, 'netizen maha benar') siap menjatuhkan 'vonis' berupa cibiran, gosip, pengucilan, atau sekadar label negatif ('sombong', 'aneh', 'tidak tahu adat', 'kurang agamis', dll.). Ketakutan akan vonis inilah yang membuat kita sangat berhati-hati dalam menampilkan diri.</text:span></text:p>
              </text:list-item>
              <text:list-item>
                <text:p text:style-name="P104"><text:span text:style-name="Strong_20_Emphasis"><text:span text:style-name="T2">Berkolaborasi dengan Norma Lokal:</text:span></text:span><text:span text:style-name="T2"> Rasa takut ini seringkali diperkuat oleh norma-norma budaya yang berlaku. Di banyak tempat di Indonesia, konsep </text:span><text:span text:style-name="Strong_20_Emphasis"><text:span text:style-name="T2">'menjaga muka'</text:span></text:span><text:span text:style-name="T2"> (menjaga citra baik diri dan keluarga di mata publik) adalah segalanya. Demikian pula budaya </text:span><text:span text:style-name="Strong_20_Emphasis"><text:span text:style-name="T2">'ewuh pakewuh'</text:span></text:span><text:span text:style-name="T2"> (rasa sungkan atau tidak enakan) yang kadang membuat kita sulit berkata tidak, sulit mengutarakan pendapat berbeda, atau sulit menolak permintaan meskipun memberatkan, demi menjaga 'harmoni' (semu). Dalam konteks seperti ini, kejujuran atau konsistensi yang 'frontal' bisa dianggap tidak sopan, tidak bijaksana, atau 'mencari gara-gara'.</text:span></text:p>
              </text:list-item>
              <text:list-item>
                <text:p text:style-name="P104"><text:span text:style-name="Strong_20_Emphasis"><text:span text:style-name="T2">Kepura-puraan sebagai Strategi 'Aman':</text:span></text:span><text:span text:style-name="T2"> Akibatnya, menampilkan citra yang 'sesuai harapan' lingkungan – meskipun palsu dan melelahkan – seringkali dianggap sebagai strategi bertahan hidup yang paling 'aman'. Lebih baik berpura-pura setuju daripada debat panjang. Lebih baik tampil 'sederhana' (meskipun mampu) jika lingkungan mayoritas sederhana, atau sebaliknya, tampil 'wah' (meskipun ngutang) jika lingkungan menuntut citra sukses. Kepura-puraan menjadi 'baju zirah' untuk melindungi diri dari potensi serangan sosial.</text:span></text:p>
              </text:list-item>
              <text:list-item>
                <text:p text:style-name="P104"><text:span text:style-name="Strong_20_Emphasis"><text:span text:style-name="T2">Contoh Nyata (yang Mungkin Anda Kenali):</text:span></text:span></text:p>
                <text:list>
                  <text:list-item>
                    <text:p text:style-name="P252"><text:soft-page-break/>Seseorang yang sebenarnya tidak setuju dengan keputusan rapat RT, tapi memilih diam atau bahkan mengangguk setuju demi menghindari konflik atau dianggap 'melawan arus'. </text:p>
                  </text:list-item>
                  <text:list-item>
                    <text:p text:style-name="P252">Keluarga yang kondisi finansialnya sedang sulit, tapi tetap memaksakan diri menggelar pesta pernikahan mewah atau membeli barang-barang konsumtif agar tidak 'malu' sama tetangga atau kerabat. </text:p>
                  </text:list-item>
                  <text:list-item>
                    <text:p text:style-name="P157">Seorang profesional muda yang merasa tidak nyaman dengan budaya 'lembur sampai malam' di kantornya, tapi tetap ikut saja karena takut dianggap 'tidak loyal' atau 'kurang kerja keras' oleh atasan dan rekan kerja. </text:p>
                  </text:list-item>
                </text:list>
              </text:list-item>
            </text:list>
            <text:p text:style-name="P135">Ketakutan diadili ini, meskipun manusiawi, seringkali menjebak kita dalam lingkaran kepura-puraan dan standar ganda yang ironisnya, justru bisa membuat hidup terasa lebih berat dan tidak otentik.</text:p>
            <text:p text:style-name="Text_20_body"><text:span text:style-name="Strong_20_Emphasis"><text:span text:style-name="T2">(Tips Tambahan Opsional):</text:span></text:span></text:p>
            <text:list xml:id="list7395441594427878088" text:style-name="L121">
              <text:list-item>
                <text:p text:style-name="P105"><text:span text:style-name="Strong_20_Emphasis"><text:span text:style-name="T2">Identifikasi 'Topik Sensitif' Lingkungan:</text:span></text:span><text:span text:style-name="T2"> Setiap lingkungan sosial biasanya punya 'topik sensitif' atau 'standar tak terucap' yang paling rentan memicu penghakiman. Di satu tempat mungkin soal agama, di tempat lain soal status ekonomi, di tempat lain lagi soal pilihan politik atau gaya hidup. Mengidentifikasi 'topik sensitif' di lingkungan yang Anda amati (atau dalam masyarakat secara umum) bisa membantu Anda memahami </text:span><text:span text:style-name="Emphasis"><text:span text:style-name="T2">mengapa</text:span></text:span><text:span text:style-name="T2"> orang merasa perlu berpura-pura atau menerapkan standar ganda pada area-area tersebut. Ini bisa menjadi fokus analisis yang tajam dalam tulisan Anda. </text:span></text:p>
              </text:list-item>
            </text:list>
          </text:section>
          <text:section text:style-name="Sect1" text:name="feedback-form-49">
            <text:p text:style-name="P225"/>
          </text:section>
        </text:section>
        <text:section text:style-name="Sect1" text:name="2fa88984c84190c9">
          <text:p text:style-name="P135"/>
          <text:section text:style-name="Sect1" text:name="user-query-content-50">
            <text:p text:style-name="P257">YAX </text:p>
          </text:section>
          <text:p text:style-name="P225">Tampilkan alur berpikir</text:p>
          <text:section text:style-name="Sect2" text:name="model-response-message-contentr_2fa88984c84190c9">
            <text:p text:style-name="Text_20_body"><text:span text:style-name="T2">Oke, mari kita lanjutkan mengidentifikasi 'pupuk' sosial berikutnya yang menyuburkan standar ganda. Lanjut ke prompt </text:span><text:span text:style-name="Strong_20_Emphasis"><text:span text:style-name="T2">Subbab 9.2: Budaya "Yang Penting Tampak Baik"</text:span></text:span><text:span text:style-name="T2">.</text:span></text:p>
            <text:p text:style-name="P259"><text:soft-page-break/></text:p>
            <text:p text:style-name="Text_20_body"><text:span text:style-name="Strong_20_Emphasis"><text:span text:style-name="T2">Jawaban Prompt Subbab 9.2:</text:span></text:span></text:p>
            <text:p text:style-name="Text_20_body"><text:span text:style-name="T2">Selain ketakutan akan penghakiman, pupuk lain yang tak kalah efektif dalam menyuburkan standar ganda di 'kebun' masyarakat kita (termasuk mungkin di tanah rencong Aceh ini, pada Rabu sore, 9 April 2025 pukul 14:28 WIB) adalah sebuah 'filsafat hidup' tak tertulis yang dianut banyak orang: </text:span><text:span text:style-name="Strong_20_Emphasis"><text:span text:style-name="T2">"Yang Penting Tampak Baik"</text:span></text:span><text:span text:style-name="T2">. Ini adalah sebuah orientasi budaya yang cenderung lebih mengutamakan dan menghargai penampilan luar, formalitas, kesopanan superfisial, atau citra yang 'terlihat bagus' di mata publik, daripada substansi, proses, atau keotentikan yang mungkin 'tidak sedap dipandang'.</text:span></text:p>
            <text:p text:style-name="P135">Mari kita bedah bagaimana 'Filsafat Penampilan' ini secara halus mendorong praktik standar ganda:</text:p>
            <text:list xml:id="list4909798607520252779" text:style-name="L122">
              <text:list-item>
                <text:p text:style-name="P106"><text:span text:style-name="Strong_20_Emphasis"><text:span text:style-name="T2">Prioritas Utama: 'Kemasan' Mengalahkan 'Isi'.</text:span></text:span><text:span text:style-name="T2"> Dalam budaya ini, 'bungkus' seringkali lebih berharga daripada 'hadiah' di dalamnya. Usaha untuk </text:span><text:span text:style-name="Emphasis"><text:span text:style-name="T2">terlihat</text:span></text:span><text:span text:style-name="T2"> pintar (meskipun mungkin hasil menyontek), </text:span><text:span text:style-name="Emphasis"><text:span text:style-name="T2">terlihat</text:span></text:span><text:span text:style-name="T2"> kaya (meskipun berhutang), </text:span><text:span text:style-name="Emphasis"><text:span text:style-name="T2">terlihat</text:span></text:span><text:span text:style-name="T2"> rukun (meskipun di rumah saling diam), </text:span><text:span text:style-name="Emphasis"><text:span text:style-name="T2">terlihat</text:span></text:span><text:span text:style-name="T2"> sopan (meskipun di belakang mengumpat), atau </text:span><text:span text:style-name="Emphasis"><text:span text:style-name="T2">terlihat</text:span></text:span><text:span text:style-name="T2"> religius (meskipun perilaku sehari-hari jauh dari nilai agama) seringkali mendapat apresiasi sosial yang lebih tinggi daripada usaha jujur untuk </text:span><text:span text:style-name="Emphasis"><text:span text:style-name="T2">menjadi</text:span></text:span><text:span text:style-name="T2"> pintar, stabil finansial, rukun, baik hati, atau religius secara substansial – karena proses untuk </text:span><text:span text:style-name="Emphasis"><text:span text:style-name="T2">menjadi</text:span></text:span><text:span text:style-name="T2"> itu seringkali tidak glamor dan penuh perjuangan yang 'tidak enak dilihat'.</text:span></text:p>
              </text:list-item>
              <text:list-item>
                <text:p text:style-name="P106"><text:span text:style-name="Strong_20_Emphasis"><text:span text:style-name="T2">Toleransi Tinggi terhadap Inkonsistensi (Selama Tersembunyi).</text:span></text:span><text:span text:style-name="T2"> Konsekuensi logis dari fokus pada penampilan adalah munculnya toleransi (atau ketidakpedulian) terhadap apa yang terjadi 'di balik layar', selama fasadnya tetap terjaga rapi. Pelanggaran etika, kemalasan, kebohongan kecil, atau bahkan korupsi skala mikro seringkali 'dimaklumi' atau 'dianggap angin lalu' selama pelakunya tetap bisa menjaga citra baiknya di depan umum dan tidak 'membuat malu'. Yang menjadi masalah besar bukanlah perbuatan salahnya itu sendiri, melainkan jika perbuatan itu </text:span><text:span text:style-name="Emphasis"><text:span text:style-name="T2">terbongkar</text:span></text:span><text:span text:style-name="T2"> dan 'merusak pemandangan' atau citra </text:span><text:soft-page-break/><text:span text:style-name="T2">kolektif.</text:span></text:p>
              </text:list-item>
              <text:list-item>
                <text:p text:style-name="P106"><text:span text:style-name="Strong_20_Emphasis"><text:span text:style-name="T2">Suburnya Ritual &amp; Simbolisme Kosong.</text:span></text:span><text:span text:style-name="T2"> Penekanan pada 'tampak baik' juga bisa mengarah pada menjamurnya pelaksanaan ritual, seremoni, atau penggunaan simbol-simbol (baik dalam konteks adat, agama, sosial, maupun profesional) yang kehilangan makna sejatinya. Kehadiran fisik di acara menjadi lebih penting daripada kontribusi pikiran, jabatan atau gelar lebih dihargai daripada kompetensi nyata, pakaian atau atribut keagamaan lebih diperhatikan daripada akhlak sehari-hari. Semuanya menjadi bagian dari 'pertunjukan' untuk menjaga penampilan.</text:span></text:p>
              </text:list-item>
              <text:list-item>
                <text:p text:style-name="P106"><text:span text:style-name="Strong_20_Emphasis"><text:span text:style-name="T2">Contoh Keseharian Lintas Sektor:</text:span></text:span></text:p>
                <text:list>
                  <text:list-item>
                    <text:p text:style-name="P211"><text:span text:style-name="Strong_20_Emphasis"><text:span text:style-name="T2">Sosial:</text:span></text:span><text:span text:style-name="T2"> Pesta pernikahan digelar semewah mungkin (kadang sampai berhutang) demi 'gengsi' dan 'apa kata orang', sementara investasi untuk membangun pemahaman dan komunikasi antar calon pasangan seringkali minim. </text:span></text:p>
                  </text:list-item>
                  <text:list-item>
                    <text:p text:style-name="P211"><text:span text:style-name="Strong_20_Emphasis"><text:span text:style-name="T2">Pekerjaan:</text:span></text:span><text:span text:style-name="T2"> Rapat diisi dengan presentasi yang 'wah' dan kata-kata motivasi yang indah, tapi eksekusi dan tindak lanjutnya seringkali lemah atau tidak sesuai rencana. Yang penting, saat rapat 'terlihat' produktif dan profesional. </text:span></text:p>
                  </text:list-item>
                  <text:list-item>
                    <text:p text:style-name="P211"><text:span text:style-name="Strong_20_Emphasis"><text:span text:style-name="T2">Pendidikan:</text:span></text:span><text:span text:style-name="T2"> Sekolah lebih fokus pada acara seremonial, seragam, atau 'citra' sekolah di media, daripada kualitas pengajaran atau pembentukan karakter siswa secara mendalam. </text:span></text:p>
                  </text:list-item>
                  <text:list-item>
                    <text:p text:style-name="P106"><text:span text:style-name="Strong_20_Emphasis"><text:span text:style-name="T2">Keagamaan:</text:span></text:span><text:span text:style-name="T2"> Seseorang tampil sangat alim dan fasih berbicara dalil di depan umum atau di media sosial, namun dalam urusan bisnis atau muamalah sehari-hari perilakunya jauh dari nilai-nilai yang ia sampaikan. </text:span></text:p>
                  </text:list-item>
                </text:list>
              </text:list-item>
            </text:list>
            <text:p text:style-name="P135">Budaya "Yang Penting Tampak Baik" ini menciptakan tekanan konstan untuk 'berakting' sesuai ekspektasi visual masyarakat, seringkali mengorbankan kejujuran dan konsistensi internal. Ini adalah lahan subur bagi standar ganda untuk berakar dan dianggap sebagai 'kewajaran'.</text:p>
            <text:p text:style-name="Text_20_body"><text:soft-page-break/><text:span text:style-name="Strong_20_Emphasis"><text:span text:style-name="T2">(Tips Tambahan Opsional):</text:span></text:span></text:p>
            <text:list xml:id="list4932639707761508131" text:style-name="L123">
              <text:list-item>
                <text:p text:style-name="P107"><text:span text:style-name="Strong_20_Emphasis"><text:span text:style-name="T2">Analisis Simbol Status Lokal:</text:span></text:span><text:span text:style-name="T2"> Perhatikan simbol-simbol status atau penanda 'citra baik' yang dianggap penting dalam komunitas Anda atau masyarakat Indonesia secara umum (misalnya: merek kendaraan/gadget tertentu, jenis perumahan, sekolah anak, jabatan, gelar, frekuensi ibadah haji/umrah, dll.). Bagaimana orang berusaha menampilkan simbol-simbol ini? Adakah kesenjangan antara penampilan simbolik ini dengan realita di baliknya? Menganalisis 'bahasa simbolik' ini bisa memberikan kedalaman pada kritik Anda tentang budaya yang fokus pada penampilan. </text:span></text:p>
              </text:list-item>
            </text:list>
          </text:section>
          <text:section text:style-name="Sect1" text:name="feedback-form-50">
            <text:p text:style-name="P225"/>
          </text:section>
        </text:section>
        <text:section text:style-name="Sect1" text:name="13daafb502c7714e">
          <text:p text:style-name="P135"/>
          <text:section text:style-name="Sect1" text:name="user-query-content-51">
            <text:p text:style-name="P257">yax </text:p>
          </text:section>
          <text:p text:style-name="P225">Tampilkan alur berpikir</text:p>
          <text:section text:style-name="Sect2" text:name="model-response-message-contentr_13daafb502c7714e">
            <text:p text:style-name="Text_20_body"><text:span text:style-name="T2">Oke, mari kita periksa 'penyiram' terakhir yang tak kalah derasnya dalam menyuburkan tanaman standar ganda di kebun sosial kita. Lanjut ke prompt </text:span><text:span text:style-name="Strong_20_Emphasis"><text:span text:style-name="T2">Subbab 9.3: Peran Media dalam Menormalisasi Ketidakkonsistenan</text:span></text:span><text:span text:style-name="T2">.</text:span></text:p>
            <text:p text:style-name="P259"/>
            <text:p text:style-name="Text_20_body"><text:span text:style-name="Strong_20_Emphasis"><text:span text:style-name="T2">Jawaban Prompt Subbab 9.3:</text:span></text:span></text:p>
            <text:p text:style-name="Text_20_body"><text:span text:style-name="T2">Di era informasi yang mengalir deras bak banjir bandang ini (termasuk di Banda Aceh, pada Rabu sore, 9 April 2025 pukul 15:01 WIB), kita tidak bisa mengabaikan peran 'maha kuasa' dari </text:span><text:span text:style-name="Strong_20_Emphasis"><text:span text:style-name="T2">Media</text:span></text:span><text:span text:style-name="T2"> – baik itu media massa konvensional (TV, koran, portal berita online) maupun media sosial yang algoritmanya semakin pintar membaca pikiran kita. Media bukan hanya penyampai informasi, tapi juga pembentuk persepsi, penentu tren, dan seringkali, tanpa disadari, menjadi agen 'normalisasi' bagi berbagai bentuk inkonsistensi dan standar ganda.</text:span></text:p>
            <text:p text:style-name="P135">Mari kita analisis bagaimana 'pupuk' media ini bekerja dalam modul "Pengaruh Media Terhadap Kesehatan Mental (dan Konsistensi) Masyarakat":</text:p>
            <text:list xml:id="list5386623426694083542" text:style-name="L124">
              <text:list-item>
                <text:p text:style-name="P108"><text:soft-page-break/><text:span text:style-name="Strong_20_Emphasis"><text:span text:style-name="T2">Panggung Akbar bagi Parade Hipokrisi:</text:span></text:span><text:span text:style-name="T2"> Media seringkali memberikan sorotan yang begitu luas (dan kadang tanpa filter kritis) kepada tokoh-tokoh publik – selebriti, politisi, </text:span><text:span text:style-name="Emphasis"><text:span text:style-name="T2">influencer</text:span></text:span><text:span text:style-name="T2">, bahkan 'orang biasa yang mendadak viral' – yang gaya hidup, pernyataan, atau perilakunya sarat dengan standar ganda. Kehidupan mewah yang dipamerkan padahal terlilit utang, nasihat moral dari sosok yang berperilaku amoral, janji politik yang diingkari – semua ini bisa menjadi 'konten' laris yang disajikan sebagai berita atau hiburan. Semakin sering kita melihat hipokrisi ditampilkan (dan kadang tidak dikritik secara mendalam), semakin 'biasa' rasanya.</text:span></text:p>
              </text:list-item>
              <text:list-item>
                <text:p text:style-name="P108"><text:span text:style-name="Strong_20_Emphasis"><text:span text:style-name="T2">Bombardir Citra Kehidupan yang Tidak Realistis:</text:span></text:span><text:span text:style-name="T2"> Iklan, sinetron, film, dan terutama linimasa media sosial (Instagram, TikTok, dll.) secara konstan membombardir kita dengan gambaran kehidupan yang 'ideal' dan 'sempurna': tubuh yang selalu langsing/berotot, kulit yang </text:span><text:span text:style-name="Emphasis"><text:span text:style-name="T2">glowing</text:span></text:span><text:span text:style-name="T2"> tanpa pori-pori, rumah yang selalu rapi dan estetik, liburan mewah setiap saat, hubungan asmara yang selalu romantis, kesuksesan karir yang instan. Paparan terus-menerus ini menciptakan standar dan ekspektasi yang seringkali tidak masuk akal, mendorong banyak orang untuk merasa </text:span><text:span text:style-name="Emphasis"><text:span text:style-name="T2">insecure</text:span></text:span><text:span text:style-name="T2"> dengan kehidupan nyata mereka dan terdorong untuk ikut 'memalsukan' realita agar bisa 'tampil' mendekati standar media tersebut.</text:span></text:p>
              </text:list-item>
              <text:list-item>
                <text:p text:style-name="P108"><text:span text:style-name="Strong_20_Emphasis"><text:span text:style-name="T2">Sensasionalisme dan Gosip Mengalahkan Substansi:</text:span></text:span><text:span text:style-name="T2"> Dalam perlombaan mengejar klik, </text:span><text:span text:style-name="Emphasis"><text:span text:style-name="T2">view</text:span></text:span><text:span text:style-name="T2">, </text:span><text:span text:style-name="Emphasis"><text:span text:style-name="T2">share</text:span></text:span><text:span text:style-name="T2">, dan </text:span><text:span text:style-name="Emphasis"><text:span text:style-name="T2">rating</text:span></text:span><text:span text:style-name="T2">, logika media seringkali mengutamakan berita atau konten yang sensasional, kontroversial, penuh drama, atau sekadar gosip murahan. Pemberitaan mendalam tentang isu-isu penting, analisis kebijakan yang kritis, atau promosi nilai-nilai seperti integritas dan konsistensi seringkali kalah pamor. Akibatnya, perhatian publik teralih pada hal-hal superfisial, sementara inkonsistensi atau masalah substansial dari para elite atau fenomena sosial tertentu luput dari pengawasan.</text:span></text:p>
              </text:list-item>
              <text:list-item>
                <text:p text:style-name="P108"><text:span text:style-name="Strong_20_Emphasis"><text:span text:style-name="T2">Normalisasi Lewat Repetisi dan Algoritma:</text:span></text:span><text:span text:style-name="T2"> Media sosial, </text:span><text:soft-page-break/><text:span text:style-name="T2">dengan algoritmanya yang canggih, cenderung menyajikan konten yang 'disukai' atau sering kita lihat. Jika konten yang menampilkan gaya hidup hedonis, perilaku problematis, atau bahkan standar ganda tertentu menjadi viral dan terus menerus muncul di linimasa kita, lama kelamaan otak kita akan menganggapnya sebagai sesuatu yang 'normal' atau 'wajar'. Repetisi adalah kunci normalisasi, dan algoritma adalah masinisnya.</text:span></text:p>
              </text:list-item>
            </text:list>
            <text:p text:style-name="Text_20_body"><text:span text:style-name="Strong_20_Emphasis"><text:span text:style-name="T2">Contoh Kasus Media (Umum/Fiktif):</text:span></text:span><text:span text:style-name="T2"> Sebuah acara </text:span><text:span text:style-name="Emphasis"><text:span text:style-name="T2">infotainment</text:span></text:span><text:span text:style-name="T2"> atau akun gosip populer terus menerus memberitakan drama perselingkuhan seorang selebriti A dengan segala detailnya. Meskipun awalnya mungkin ada kecaman, liputan yang intens dan terus-menerus, ditambah komentar-komentar netizen yang beragam (dari hujatan hingga pembelaan, bahkan candaan), secara perlahan bisa menggeser fokus dari isu ketidaksetiaan menjadi sekadar 'hiburan' atau 'tontonan'. Perilaku yang seharusnya dianggap salah, dinormalisasi menjadi bagian dari 'warna-warni kehidupan selebriti' yang layak dikonsumsi publik.</text:span></text:p>
            <text:p text:style-name="P135">Media, dengan kekuatannya yang luar biasa, memiliki tanggung jawab besar. Namun, dalam praktiknya, seringkali ia justru menjadi salah satu agen paling efektif dalam menyebarkan dan menormalisasi virus standar ganda di tengah masyarakat.</text:p>
            <text:p text:style-name="Text_20_body"><text:span text:style-name="Strong_20_Emphasis"><text:span text:style-name="T2">(Tips Tambahan Opsional):</text:span></text:span></text:p>
            <text:list xml:id="list1474665092668917923" text:style-name="L125">
              <text:list-item>
                <text:p text:style-name="P109"><text:span text:style-name="Strong_20_Emphasis"><text:span text:style-name="T2">Lakukan 'Diet Media' atau Kurasi Linimasa:</text:span></text:span><text:span text:style-name="T2"> Coba evaluasi konsumsi media Anda. Akun apa saja yang Anda ikuti? Berita apa yang paling sering Anda baca? Konten seperti apa yang paling banyak muncul di linimasa Anda? Apakah konten-konten tersebut cenderung membuat Anda merasa </text:span><text:span text:style-name="Emphasis"><text:span text:style-name="T2">insecure</text:span></text:span><text:span text:style-name="T2">, marah, atau justru menormalisasi hal-hal negatif? Cobalah untuk secara sadar melakukan 'diet' dari akun-akun atau jenis konten yang toksik, dan lebih banyak mengikuti sumber-sumber yang inspiratif, informatif secara sehat, atau mempromosikan nilai-nilai positif. Mengkurasi 'asupan' media Anda bisa membantu mengurangi paparan terhadap 'pupuk' standar ganda. </text:span></text:p>
              </text:list-item>
            </text:list>
          </text:section>
          <text:section text:style-name="Sect1" text:name="feedback-form-51">
            <text:p text:style-name="P225"><text:soft-page-break/></text:p>
          </text:section>
        </text:section>
        <text:section text:style-name="Sect1" text:name="7b32ecc9b7086dc4">
          <text:p text:style-name="P135"/>
          <text:section text:style-name="Sect1" text:name="user-query-content-52">
            <text:p text:style-name="P257">YAX </text:p>
          </text:section>
          <text:p text:style-name="P225">Tampilkan alur berpikir</text:p>
          <text:section text:style-name="Sect2" text:name="model-response-message-contentr_7b32ecc9b7086dc4">
            <text:p text:style-name="Text_20_body"><text:span text:style-name="T2">Oke, setelah melalui perjalanan panjang yang melelahkan (tapi semoga mencerahkan secara satir), kita tiba di penghujung manual ini. Mari kita mulai bagian Penutup dengan prompt </text:span><text:span text:style-name="Strong_20_Emphasis"><text:span text:style-name="T2">Subbab Penutup 1: Merangkum 'Pelajaran Berharga' dari Manual Ini (dengan nada sarkastik)</text:span></text:span><text:span text:style-name="T2">.</text:span></text:p>
            <text:p text:style-name="P259"/>
            <text:p text:style-name="Text_20_body"><text:span text:style-name="Strong_20_Emphasis"><text:span text:style-name="T2">Jawaban Prompt Subbab Penutup 1:</text:span></text:span></text:p>
            <text:p text:style-name="Text_20_body"><text:span text:style-name="T2">Hadirin sekalian, para wisudawan dan wisudawati terhormat dari Akademi Standar Ganda! Dengan rasa bangga (yang tentu saja dibuat-buat), kami ucapkan selamat! Anda telah berhasil menyelesaikan kursus intensif dari 'Manual Standar Ganda: Seni Berkata A Tapi Berbuat B (dan Tetap Merasa Benar)' ini. Kini, Anda bukan lagi sekadar pengamat, tapi sudah resmi menjadi </text:span><text:span text:style-name="Strong_20_Emphasis"><text:span text:style-name="T2">Sarjana Terapan Ilmu Hipokrisi (S.Tr.Hip.)</text:span></text:span><text:span text:style-name="T2">!</text:span></text:p>
            <text:p text:style-name="P135">Mari kita rangkum sejenak 'ilmu-ilmu berharga nan adiluhung' yang telah Anda serap dengan tekun selama 'perkuliahan' kita:</text:p>
            <text:list xml:id="list8115183600180123263" text:style-name="L126">
              <text:list-item>
                <text:p text:style-name="P212"><text:span text:style-name="T2">Anda kini memahami </text:span><text:span text:style-name="Strong_20_Emphasis"><text:span text:style-name="T2">keluwesan lidah politisi</text:span></text:span><text:span text:style-name="T2"> dan seni merangkai janji semanis madu yang tanggal kedaluwarsanya lebih cepat dari susu segar (Bab 1 &amp; 2). Anda tahu cara 'lupa ingatan' selektif dan mengkritik lawan atas dosa yang sama. Sebuah bekal penting untuk bertahan di arena kekuasaan (atau sekadar debat kusir di grup WA). </text:span></text:p>
              </text:list-item>
              <text:list-item>
                <text:p text:style-name="P212"><text:span text:style-name="T2">Anda telah menguasai </text:span><text:span text:style-name="Strong_20_Emphasis"><text:span text:style-name="T2">seni pencitraan digital</text:span></text:span><text:span text:style-name="T2">, mampu memfilter realita sepahit empedu menjadi tampak seindah surga #blessed di linimasa Anda (Bab 3 &amp; 4). Anda paham cara menjadi pahlawan kesiangan modal jempol dan mempraktikkan </text:span><text:span text:style-name="Emphasis"><text:span text:style-name="T2">humble bragging</text:span></text:span><text:span text:style-name="T2"> agar pameran Anda terasa lebih 'berkelas'. </text:span></text:p>
              </text:list-item>
              <text:list-item>
                <text:p text:style-name="P212"><text:span text:style-name="T2">Anda kini lebih 'bijak' dalam </text:span><text:span text:style-name="Strong_20_Emphasis"><text:span text:style-name="T2">menavigasi drama pertetanggaan</text:span></text:span><text:span text:style-name="T2">, mahir berbasa-basi sambil mengumpulkan 'data intelijen' untuk </text:span><text:soft-page-break/><text:span text:style-name="T2">sesi julid berikutnya (Bab 5). Anda juga (seharusnya) sudah ahli dalam mencari alasan untuk absen dari kerja bakti. </text:span></text:p>
              </text:list-item>
              <text:list-item>
                <text:p text:style-name="P212"><text:span text:style-name="T2">Di dunia kerja, Anda sudah dibekali </text:span><text:span text:style-name="Strong_20_Emphasis"><text:span text:style-name="T2">strategi bertahan hidup</text:span></text:span><text:span text:style-name="T2">, memahami mengapa bos Anda boleh telat tapi Anda tidak, dan bagaimana cara 'menjilat' ke atas sambil (jika perlu) 'menyikut' ke samping (Bab 6). Profesionalisme kini punya makna baru, bukan? </text:span></text:p>
              </text:list-item>
              <text:list-item>
                <text:p text:style-name="P253">Dalam hubungan personal, Anda kini lebih 'paham' mengapa nasihat orang tua sering tak sejalan dengan kelakuan masa mudanya, dan bagaimana menerapkan prinsip "Aku Boleh, Kamu Jangan" dalam asmara, serta seni menuntut banyak dari pasangan sambil 'lupa' berkontribusi (Bab 7). </text:p>
              </text:list-item>
              <text:list-item>
                <text:p text:style-name="P110"><text:span text:style-name="T2">Yang terpenting, Anda sudah mengintip </text:span><text:span text:style-name="Strong_20_Emphasis"><text:span text:style-name="T2">'dapur pacu' otak</text:span></text:span><text:span text:style-name="T2"> kita sendiri! Anda tahu ada disonansi kognitif, bias konfirmasi, efek ikut-ikutan, serta jurus rasionalisasi dan proyeksi yang siap sedia membantu Anda 'tetap merasa benar' dalam segala situasi (Bab 8). Anda juga sadar bahwa </text:span><text:span text:style-name="Strong_20_Emphasis"><text:span text:style-name="T2">budaya dan media</text:span></text:span><text:span text:style-name="T2"> di sekitar kita (ya, di sini di Indonesia, pada Rabu sore 9 April 2025 pukul 15:03 WIB ini) ikut andil memupuk semua ini (Bab 9). </text:span></text:p>
              </text:list-item>
            </text:list>
            <text:p text:style-name="P135">Sungguh sebuah pencapaian! Dengan 'kompetensi' selengkap ini, Anda kini jauh lebih siap untuk 'berjaya' (atau setidaknya tidak terlalu naif) dalam mengarungi samudra kehidupan yang penuh dengan hiu standar ganda dan badai kepura-puraan ini. Sekali lagi, selamat atas 'kelulusan' Anda! Jangan lupakan 'jasa' manual ini saat Anda nanti sukses mempraktikkan ilmunya!</text:p>
            <text:p text:style-name="Text_20_body"><text:span text:style-name="Strong_20_Emphasis"><text:span text:style-name="T2">(Tips Tambahan Opsional):</text:span></text:span></text:p>
            <text:list xml:id="list5293142453944466850" text:style-name="L127">
              <text:list-item>
                <text:p text:style-name="P111"><text:span text:style-name="Strong_20_Emphasis"><text:span text:style-name="T2">Satire dalam Kesimpulan:</text:span></text:span><text:span text:style-name="T2"> Saat menulis kesimpulan satir, gunakan kembali beberapa metafora, istilah kunci, atau lelucon yang sudah Anda bangun di bab-bab sebelumnya. Ini menciptakan rasa kesinambungan dan memperkuat efek humornya. Rangkuman sarkastik seperti ini juga bisa berfungsi sebagai 'pukulan' terakhir yang meninggalkan kesan kuat pada pembaca, mengingatkan mereka tentang tema utama buku Anda dengan cara yang lucu dan menggigit. </text:span></text:p>
              </text:list-item>
            </text:list>
          </text:section>
          <text:section text:style-name="Sect1" text:name="feedback-form-52">
            <text:p text:style-name="P225"><text:soft-page-break/></text:p>
          </text:section>
        </text:section>
        <text:section text:style-name="Sect1" text:name="8944c3e072d097c0">
          <text:p text:style-name="P135"/>
          <text:section text:style-name="Sect1" text:name="user-query-content-53">
            <text:p text:style-name="P257">yax </text:p>
          </text:section>
          <text:p text:style-name="P225">Tampilkan alur berpikir</text:p>
          <text:section text:style-name="Sect2" text:name="model-response-message-contentr_8944c3e072d097c0">
            <text:p text:style-name="P225"/>
          </text:section>
          <text:section text:style-name="Sect1" text:name="feedback-form-53">
            <text:p text:style-name="P225"/>
          </text:section>
        </text:section>
        <text:section text:style-name="Sect1" text:name="76963b7eeff41b8c">
          <text:p text:style-name="P135"/>
          <text:section text:style-name="Sect1" text:name="user-query-content-54">
            <text:p text:style-name="P257">present it </text:p>
          </text:section>
          <text:p text:style-name="P225">Tampilkan alur berpikir</text:p>
          <text:section text:style-name="Sect2" text:name="model-response-message-contentr_76963b7eeff41b8c">
            <text:p text:style-name="Text_20_body"><text:span text:style-name="T2">Oke, setelah 'wisuda' singkat tadi, mari kita bahas sedikit 'efek samping' yang mungkin timbul setelah Anda menamatkan manual ini. Lanjut ke prompt </text:span><text:span text:style-name="Strong_20_Emphasis"><text:span text:style-name="T2">Subbab Penutup 2: Langkah Pertama Mengurangi Kadar Standar Ganda: Kesadaran (dan Sedikit Rasa Malu)</text:span></text:span><text:span text:style-name="T2">.</text:span></text:p>
            <text:p text:style-name="P259"/>
            <text:p text:style-name="Text_20_body"><text:span text:style-name="Strong_20_Emphasis"><text:span text:style-name="T2">Jawaban Prompt Subbab Penutup 2:</text:span></text:span></text:p>
            <text:p text:style-name="Text_20_body"><text:span text:style-name="T2">Nah, setelah Anda 'lulus' dengan predikat </text:span><text:span text:style-name="Emphasis"><text:span text:style-name="T2">cum laude</text:span></text:span><text:span text:style-name="T2"> dari Akademi Standar Ganda berkat manual ini, mungkin ada satu efek samping tak terduga yang mulai Anda rasakan (atau akan segera Anda rasakan, mungkin setelah Anda selesai membaca kalimat ini pada Rabu sore, 9 April 2025 pukul 15:43 WIB di Banda Aceh ini). Efek samping itu adalah: </text:span><text:span text:style-name="Strong_20_Emphasis"><text:span text:style-name="T2">Kesadaran</text:span></text:span><text:span text:style-name="T2">.</text:span></text:p>
            <text:p text:style-name="Text_20_body"><text:span text:style-name="T2">Ya, kesadaran yang menyebalkan. Kesadaran yang membuat Anda kini jadi lebih peka, lebih </text:span><text:span text:style-name="Emphasis"><text:span text:style-name="T2">ngeh</text:span></text:span><text:span text:style-name="T2">, lebih sulit untuk tidak melihat praktik standar ganda yang terjadi di sekeliling Anda... dan yang lebih parah, di dalam diri Anda sendiri. Dulu mungkin Anda bisa dengan santai berkata A tapi berbuat B tanpa beban, tapi sekarang, setelah 'terkontaminasi' oleh 'ilmu' dari manual ini, mungkin akan ada suara kecil di kepala Anda yang berbisik, "Eh, ini kan standar ganda namanya?"</text:span></text:p>
            <text:p text:style-name="Text_20_body"><text:span text:style-name="T2">Kesadaran ini, Saudara-saudara, adalah </text:span><text:span text:style-name="Strong_20_Emphasis"><text:span text:style-name="T2">langkah pertama yang menyebalkan</text:span></text:span><text:span text:style-name="T2"> (tapi mungkin perlu) jika Anda (secara tidak sengaja) ingin sedikit mengurangi 'kadar hipokrisi' dalam hidup. Ia seperti alarm </text:span><text:soft-page-break/><text:span text:style-name="T2">mobil tetangga yang berisik di tengah malam – mengganggu ketenangan Anda dalam 'tidur lelap' inkonsistensi.</text:span></text:p>
            <text:p text:style-name="Text_20_body"><text:span text:style-name="T2">Dan kadang, kesadaran ini datang bersama teman kecilnya yang pemalu: </text:span><text:span text:style-name="Strong_20_Emphasis"><text:span text:style-name="T2">Sedikit Rasa Malu</text:span></text:span><text:span text:style-name="T2">. Bukan rasa malu yang membuat Anda ingin mengubur diri hidup-hidup, tapi lebih seperti sengatan kecil, rasa 'nggak enak' sesaat ketika Anda 'tertangkap basah' oleh kesadaran Anda sendiri sedang menerapkan jurus-jurus dari manual ini dengan terlalu fasih. Anggap saja rasa malu ini sebagai 'indikator kejujuran internal' yang mungkin masih tersisa, sebuah 'alarm' tambahan yang berbunyi, "Ups, ketahuan deh sama diri sendiri!"</text:span></text:p>
            <text:p text:style-name="P135">Jadi, jika setelah membaca manual ini Anda jadi lebih sering merasa 'tidak nyaman' saat berstandar ganda, atau sesekali merasa sedikit malu, jangan salahkan penulisnya. Anggap saja itu 'bonus' tak terduga, sebuah 'suvenir' dari perjalanan kita menelusuri labirin kemunafikan manusia. Selamat menikmati kesadaran baru Anda! (Manual ini tidak bertanggung jawab atas potensi berkurangnya kenyamanan hidup Anda).</text:p>
            <text:p text:style-name="Text_20_body"><text:span text:style-name="Strong_20_Emphasis"><text:span text:style-name="T2">(Tips Tambahan Opsional):</text:span></text:span></text:p>
            <text:list xml:id="list6222061890147885249" text:style-name="L128">
              <text:list-item>
                <text:p text:style-name="P112"><text:span text:style-name="Strong_20_Emphasis"><text:span text:style-name="T2">Jadikan Kesadaran Sebagai 'Game':</text:span></text:span><text:span text:style-name="T2"> Agar proses menyadari standar ganda (diri sendiri dan orang lain) tidak terlalu memberatkan atau membuat sinis, coba jadikan ini semacam 'permainan' observasi. Setiap kali Anda 'menangkap' sebuah momen standar ganda, beri 'poin' dalam hati (misalnya: +1 untuk Rasionalisasi Canggih, +1 untuk Proyeksi Halus, +1 untuk Humble Brag Terdeteksi). Ini bisa membantu Anda menjaga jarak emosional, tetap terhibur oleh absurditasnya, sambil secara bertahap meningkatkan kesadaran Anda. Anda bisa 'berkompetisi' dengan diri sendiri untuk melihat berapa banyak 'poin' yang terkumpul dalam sehari. </text:span></text:p>
              </text:list-item>
            </text:list>
          </text:section>
          <text:section text:style-name="Sect1" text:name="feedback-form-54">
            <text:p text:style-name="P225"/>
          </text:section>
        </text:section>
        <text:section text:style-name="Sect1" text:name="3c8e1030b8aba62b">
          <text:p text:style-name="P135"/>
          <text:section text:style-name="Sect1" text:name="user-query-content-55">
            <text:p text:style-name="P257">yax </text:p>
          </text:section>
          <text:p text:style-name="P225">Tampilkan alur berpikir</text:p>
          <text:section text:style-name="Sect2" text:name="model-response-message-contentr_3c8e1030b8aba62b">
            <text:p text:style-name="Text_20_body"><text:soft-page-break/><text:span text:style-name="T2">Baiklah, kita sampai di penghujung perjalanan kita bersama Manual Standar Ganda ini. Terima kasih sudah bertahan sampai akhir! Ini dia jawaban untuk prompt terakhir, </text:span><text:span text:style-name="Strong_20_Emphasis"><text:span text:style-name="T2">Subbab Penutup 3: Undangan Terbuka: Mari Menjadi Sedikit Lebih Konsisten (atau Setidaknya Lebih Jujur Saat Tidak Konsisten)</text:span></text:span><text:span text:style-name="T2">.</text:span></text:p>
            <text:p text:style-name="P259"/>
            <text:p text:style-name="Text_20_body"><text:span text:style-name="Strong_20_Emphasis"><text:span text:style-name="T2">Jawaban Prompt Subbab Penutup 3:</text:span></text:span></text:p>
            <text:p text:style-name="P135">Jadi, setelah semua pembahasan, analisis mendalam (yang dibuat seolah-olah mendalam), dan contoh-contoh yang mungkin membuat Anda tersenyum kecut, lalu apa? Apakah manual ini bertujuan menciptakan spesies manusia baru yang super konsisten, jujur tanpa cela, dan bebas dari segala bentuk hipokrisi? Tentu saja tidak! Bayangkan betapa membosankannya dunia seperti itu! Lagipula, bukankah sedikit (atau banyak) standar ganda ini adalah bumbu penyedap drama kehidupan kita?</text:p>
            <text:p text:style-name="Text_20_body"><text:span text:style-name="T2">Maka, anggaplah ini bukan sebagai perintah, melainkan sebuah </text:span><text:span text:style-name="Strong_20_Emphasis"><text:span text:style-name="T2">Undangan Terbuka</text:span></text:span><text:span text:style-name="T2"> yang sangat santai dan tidak mengikat (karena penulisnya pun sadar diri, mungkin juga masih sering terpeleset). Undangan ini bersifat opsional, boleh diikuti, boleh juga diabaikan sambil kembali asyik mempraktikkan 'ilmu' dari bab-bab sebelumnya.</text:span></text:p>
            <text:p text:style-name="P135">Undangannya sederhana saja:</text:p>
            <text:p text:style-name="Text_20_body"><text:span text:style-name="Strong_20_Emphasis"><text:span text:style-name="T2">Opsi 1 (Level Menengah):</text:span></text:span><text:span text:style-name="T2"> Jika Anda merasa tertantang (atau sekadar iseng), cobalah, hanya </text:span><text:span text:style-name="Emphasis"><text:span text:style-name="T2">sedikiiiit</text:span></text:span><text:span text:style-name="T2"> saja, untuk lebih menyelaraskan antara apa yang Anda katakan dengan apa yang Anda lakukan dalam satu atau dua aspek kehidupan Anda. Pilih yang paling mudah dulu. Mungkin mencoba untuk tidak menghujat tren yang diam-diam Anda nikmati? Atau mencoba benar-benar hadir saat rapat RT, bukan hanya titip absen? Tidak perlu drastis, cukup kurangi dosis standar gandanya sedikit demi sedikit.</text:span></text:p>
            <text:p text:style-name="Text_20_body"><text:span text:style-name="Strong_20_Emphasis"><text:span text:style-name="T2">Opsi 2 (Level Pemula/Realistis):</text:span></text:span><text:span text:style-name="T2"> Jika Opsi 1 terasa terlalu berat (karena 'seni' ini memang sudah mendarah daging, kita akui saja), ada alternatif yang lebih ringan. Cobalah untuk </text:span><text:span text:style-name="Emphasis"><text:span text:style-name="T2">sedikiiiit</text:span></text:span><text:span text:style-name="T2"> saja lebih jujur pada diri sendiri saat Anda </text:span><text:span text:style-name="Emphasis"><text:span text:style-name="T2">sadar</text:span></text:span><text:span text:style-name="T2"> sedang tidak konsisten. Akui saja </text:span><text:soft-page-break/><text:span text:style-name="T2">dalam hati, "Oke, barusan gue standar ganda nih." Mungkin kurangi sedikit usaha untuk mencari pembenaran diri yang terlalu canggih pakai jurus rasionalisasi atau proyeksi. Sedikit kejujuran internal ini mungkin tidak mengubah dunia, tapi setidaknya bisa jadi langkah kecil.</text:span></text:p>
            <text:p text:style-name="P135">Pada akhirnya, manual ini ditulis bukan untuk menghakimi, tapi untuk mengajak kita menertawakan (dan merenungkan) sisi absurd dari kemanusiaan kita yang penuh warna dan kontradiksi ini. Kita semua adalah 'mahasiswa abadi' dalam sekolah kehidupan yang kurikulumnya penuh standar ganda.</text:p>
            <text:p text:style-name="P135">Jadi, selamat kembali ke 'medan pertempuran' Anda masing-masing di luar sana (termasuk di Banda Aceh, pada Rabu sore, 9 April 2025 pukul 15:44 WIB ini). Semoga manual ini setidaknya memberikan Anda sedikit amunisi... entah untuk menjadi praktisi standar ganda yang lebih lihai, atau untuk menjadi pengamat yang lebih kritis (dan terhibur).</text:p>
            <text:p text:style-name="P135">Pilihan ada di tangan Anda.</text:p>
            <text:p text:style-name="P135">Salam Standar Ganda! (Atau Tidak Sama Sekali. Bebas!)</text:p>
            <text:p text:style-name="P259"/>
            <text:p text:style-name="Text_20_body"><text:span text:style-name="Strong_20_Emphasis"><text:span text:style-name="T2">(Tips Tambahan Opsional Terakhir):</text:span></text:span></text:p>
            <text:list xml:id="list6608945870514609909" text:style-name="L129">
              <text:list-item>
                <text:p text:style-name="P113"><text:span text:style-name="Strong_20_Emphasis"><text:span text:style-name="T2">Biarkan Pembaca Tertawa di Akhir:</text:span></text:span><text:span text:style-name="T2"> Penutup sebuah buku satir sebaiknya tetap mempertahankan nada humornya hingga kalimat terakhir. Hindari kesimpulan yang terlalu serius atau menggurui. Biarkan pembaca menutup buku dengan senyum (atau tawa miris), merasa terhibur sekaligus mungkin sedikit 'tertampar' oleh refleksi yang Anda sajikan. Sebuah penutup yang ringan namun mengena akan lebih membekas. </text:span></text:p>
              </text:list-item>
            </text:list>
          </text:section>
          <text:section text:style-name="Sect1" text:name="feedback-form-55">
            <text:p text:style-name="P225"/>
          </text:section>
        </text:section>
        <text:section text:style-name="Sect1" text:name="4835e547ed9c5570">
          <text:p text:style-name="P135"/>
          <text:section text:style-name="Sect1" text:name="user-query-content-56">
            <text:p text:style-name="P257">yax </text:p>
          </text:section>
          <text:p text:style-name="P225">Tampilkan alur berpikir</text:p>
          <text:section text:style-name="Sect2" text:name="model-response-message-contentr_4835e547ed9c5570">
            <text:p text:style-name="P135">Baik, saya telah menjawab semua prompt yang Anda minta, mulai dari Pengantar Bab 1 hingga Subbab Penutup 3.</text:p>
            <text:p text:style-name="P135"><text:soft-page-break/>Apakah ada hal lain yang bisa saya bantu terkait penyusunan buku "Manual Standar Ganda" Anda ini? Misalnya, mungkin Anda ingin mendiskusikan salah satu bagian lebih lanjut, meminta contoh tambahan, atau brainstorming ide untuk bagian lain?</text:p>
          </text:section>
          <text:section text:style-name="Sect1" text:name="feedback-form-56">
            <text:p text:style-name="P225"/>
          </text:section>
        </text:section>
        <text:section text:style-name="Sect1" text:name="e4f63568f902ebd7">
          <text:p text:style-name="P135"/>
          <text:section text:style-name="Sect1" text:name="user-query-content-57">
            <text:p text:style-name="P257">buat glsoarium </text:p>
          </text:section>
          <text:p text:style-name="P225">Tampilkan alur berpikir</text:p>
          <text:section text:style-name="Sect2" text:name="model-response-message-contentr_e4f63568f902ebd7">
            <text:p text:style-name="P135">Tentu, mari kita susun draf Glosarium untuk "Manual Standar Ganda" Anda, yang berisi istilah-istilah kunci (baik yang serius maupun satir) yang telah kita gunakan atau singgung dalam kerangka buku ini. Ini bisa diletakkan di bagian Lampiran.</text:p>
            <text:p text:style-name="P259"/>
            <text:p text:style-name="Text_20_body"><text:span text:style-name="Strong_20_Emphasis"><text:span text:style-name="T2">Glosarium Istilah Standar Ganda Populer (Edisi Revisi)</text:span></text:span><text:span text:style-name="T2"> </text:span><text:span text:style-name="Emphasis"><text:span text:style-name="T2">(Sebuah kamus saku untuk menavigasi dunia penuh kepura-puraan, persembahan dari Akademi Standar Ganda)</text:span></text:span></text:p>
            <text:p text:style-name="Text_20_body"><text:span text:style-name="Strong_20_Emphasis"><text:span text:style-name="T2">A</text:span></text:span></text:p>
            <text:list xml:id="list104093210977607528" text:style-name="L130">
              <text:list-item>
                <text:p text:style-name="P213"><text:span text:style-name="Strong_20_Emphasis"><text:span text:style-name="T2">Aktivisme Klik (Aktivisme Jempol / </text:span></text:span><text:span text:style-name="Strong_20_Emphasis"><text:span text:style-name="Emphasis"><text:span text:style-name="T2">Slacktivism</text:span></text:span></text:span><text:span text:style-name="Strong_20_Emphasis"><text:span text:style-name="T2">):</text:span></text:span><text:span text:style-name="T2"> Bentuk 'perjuangan' sosial atau politik yang dilakukan cukup dengan mengklik tombol </text:span><text:span text:style-name="Emphasis"><text:span text:style-name="T2">like</text:span></text:span><text:span text:style-name="T2">, </text:span><text:span text:style-name="Emphasis"><text:span text:style-name="T2">share</text:span></text:span><text:span text:style-name="T2">, komentar pedas, atau ganti foto profil di media sosial. Memberikan kepuasan moral instan tanpa perlu repot-repot turun ke jalan atau berbuat aksi nyata. Lihat: </text:span><text:span text:style-name="Emphasis"><text:span text:style-name="T2">Pahlawan Kesiangan</text:span></text:span><text:span text:style-name="T2">. </text:span></text:p>
              </text:list-item>
              <text:list-item>
                <text:p text:style-name="P213"><text:span text:style-name="Strong_20_Emphasis"><text:span text:style-name="T2">Amnesia Selektif Pasca-Pelantikan:</text:span></text:span><text:span text:style-name="T2"> 'Penyakit' misterius yang sering menyerang politisi setelah terpilih, menyebabkan mereka lupa total pada janji-janji manis yang pernah diucapkan saat kampanye. Gejalanya termasuk tatapan kosong saat ditagih janji dan kemampuan super mengalihkan pembicaraan. </text:span></text:p>
              </text:list-item>
              <text:list-item>
                <text:p text:style-name="P114"><text:span text:style-name="Strong_20_Emphasis"><text:span text:style-name="T2">Apa Kata Orang?:</text:span></text:span><text:span text:style-name="T2"> Pertanyaan keramat yang menjadi hantu pendorong utama bagi banyak praktik pencitraan dan kepura-puraan. Lebih takut pada gosip tetangga daripada suara hati nurani. </text:span></text:p>
              </text:list-item>
            </text:list>
            <text:p text:style-name="Text_20_body"><text:span text:style-name="Strong_20_Emphasis"><text:span text:style-name="T2">B</text:span></text:span></text:p>
            <text:list xml:id="list3363181462434359583" text:style-name="L131">
              <text:list-item>
                <text:p text:style-name="P214"><text:soft-page-break/><text:span text:style-name="Strong_20_Emphasis"><text:span text:style-name="T2">Bangsawan Digital:</text:span></text:span><text:span text:style-name="T2"> Golongan elit (atau yang merasa elit) di media sosial yang mahir memamerkan kekayaan atau keistimewaan hidupnya secara terselubung melalui teknik </text:span><text:span text:style-name="Emphasis"><text:span text:style-name="T2">Humble Bragging</text:span></text:span><text:span text:style-name="T2">. </text:span></text:p>
              </text:list-item>
              <text:list-item>
                <text:p text:style-name="P214"><text:span text:style-name="Strong_20_Emphasis"><text:span text:style-name="T2">Basa-Basi:</text:span></text:span><text:span text:style-name="T2"> Seni percakapan pembuka yang berfungsi sebagai pelumas sosial, seringkali tanpa kedalaman makna, namun wajib dikuasai untuk menjaga citra 'ramah' (terutama di lingkungan tetangga). Merupakan gerbang utama menuju </text:span><text:span text:style-name="Emphasis"><text:span text:style-name="T2">Gosip</text:span></text:span><text:span text:style-name="T2">. </text:span></text:p>
              </text:list-item>
              <text:list-item>
                <text:p text:style-name="P214"><text:span text:style-name="Strong_20_Emphasis"><text:span text:style-name="T2">Bias Konfirmasi:</text:span></text:span><text:span text:style-name="T2"> Kecenderungan alami otak untuk mencari, menafsirkan, dan mengingat hanya informasi yang mendukung keyakinan atau tindakan kita, sambil secara ajaib mengabaikan bukti sebaliknya. Sahabat karib </text:span><text:span text:style-name="Emphasis"><text:span text:style-name="T2">Disonansi Kognitif</text:span></text:span><text:span text:style-name="T2"> dalam membangun pembenaran diri. </text:span></text:p>
              </text:list-item>
              <text:list-item>
                <text:p text:style-name="P115"><text:span text:style-name="Strong_20_Emphasis"><text:span text:style-name="T2">Bunglon Korporat:</text:span></text:span><text:span text:style-name="T2"> Spesies karyawan (biasanya ambisius) yang mampu berubah sikap dan perilaku secara drastis tergantung pada siapa lawan bicaranya; manis di depan atasan, asam (atau pedas) di depan bawahan/rekan. </text:span></text:p>
              </text:list-item>
            </text:list>
            <text:p text:style-name="Text_20_body"><text:span text:style-name="Strong_20_Emphasis"><text:span text:style-name="T2">C</text:span></text:span></text:p>
            <text:list xml:id="list5612751012655156013" text:style-name="L132">
              <text:list-item>
                <text:p text:style-name="P116"><text:span text:style-name="Strong_20_Emphasis"><text:span text:style-name="T2">Cancel Culture (Pengadilan Massa Digital):</text:span></text:span><text:span text:style-name="T2"> Fenomena 'penghakiman' massal di media sosial terhadap individu atau kelompok yang dianggap melakukan kesalahan. 'Keadilan'-nya seringkali cepat, keras, dan penuh standar ganda tergantung popularitas atau keberpihakan massa. </text:span></text:p>
              </text:list-item>
            </text:list>
            <text:p text:style-name="Text_20_body"><text:span text:style-name="Strong_20_Emphasis"><text:span text:style-name="T2">D</text:span></text:span></text:p>
            <text:list xml:id="list6607600528914504619" text:style-name="L133">
              <text:list-item>
                <text:p text:style-name="P117"><text:span text:style-name="Strong_20_Emphasis"><text:span text:style-name="T2">Disonansi Kognitif:</text:span></text:span><text:span text:style-name="T2"> Rasa 'gatal' atau tidak nyaman di otak yang muncul saat ada bentrokan antara keyakinan/nilai (A) dengan perilaku (B). Mendorong otak untuk mencari pembenaran atas perilaku (B) agar 'gatal'-nya hilang, daripada repot-repot mengubah perilaku (B). Mesin utama di balik kemampuan 'tetap merasa benar'. </text:span></text:p>
              </text:list-item>
            </text:list>
            <text:p text:style-name="Text_20_body"><text:span text:style-name="Strong_20_Emphasis"><text:span text:style-name="T2">E</text:span></text:span></text:p>
            <text:list xml:id="list445271983936797601" text:style-name="L134">
              <text:list-item>
                <text:p text:style-name="P215"><text:span text:style-name="Strong_20_Emphasis"><text:span text:style-name="T2">Efek Ikut-ikutan (</text:span></text:span><text:span text:style-name="Strong_20_Emphasis"><text:span text:style-name="Emphasis"><text:span text:style-name="T2">Bandwagon Effect</text:span></text:span></text:span><text:span text:style-name="Strong_20_Emphasis"><text:span text:style-name="T2">):</text:span></text:span><text:span text:style-name="T2"> Kecenderungan untuk mengadopsi perilaku atau keyakinan hanya karena banyak </text:span><text:soft-page-break/><text:span text:style-name="T2">orang lain melakukannya. Membuat tindakan salah atau standar ganda terasa 'normal' atau 'wajar' karena dilakukan secara berjamaah. Mengurangi beban 'dosa' pribadi. </text:span></text:p>
              </text:list-item>
              <text:list-item>
                <text:p text:style-name="P118"><text:span text:style-name="Strong_20_Emphasis"><text:span text:style-name="T2">Ewuh Pakewuh:</text:span></text:span><text:span text:style-name="T2"> Norma budaya Jawa (namun relevan di banyak tempat di Indonesia) yang berarti rasa sungkan, segan, atau tidak enakan. Seringkali membuat orang sulit menolak, sulit berkata jujur, atau ikut melakukan sesuatu demi menjaga perasaan orang lain/harmoni semu, menjadi pupuk bagi kepura-puraan. </text:span></text:p>
              </text:list-item>
            </text:list>
            <text:p text:style-name="Text_20_body"><text:span text:style-name="Strong_20_Emphasis"><text:span text:style-name="T2">F</text:span></text:span></text:p>
            <text:list xml:id="list8514508190665357726" text:style-name="L135">
              <text:list-item>
                <text:p text:style-name="P216"><text:span text:style-name="Strong_20_Emphasis"><text:span text:style-name="T2">Filter Kehidupan:</text:span></text:span><text:span text:style-name="T2"> Teknik fundamental pencitraan, baik literal (filter foto) maupun metaforis (memilih cerita, menyembunyikan masalah, melebihkan pencapaian, memasang senyum palsu) untuk menyajikan versi realitas yang lebih 'indah' dari aslinya. </text:span></text:p>
              </text:list-item>
              <text:list-item>
                <text:p text:style-name="P119"><text:span text:style-name="Strong_20_Emphasis"><text:span text:style-name="T2">FOMO (</text:span></text:span><text:span text:style-name="Strong_20_Emphasis"><text:span text:style-name="Emphasis"><text:span text:style-name="T2">Fear of Missing Out</text:span></text:span></text:span><text:span text:style-name="Strong_20_Emphasis"><text:span text:style-name="T2">):</text:span></text:span><text:span text:style-name="T2"> Rasa takut ketinggalan zaman, ketinggalan berita, atau ketinggalan keseruan yang sedang viral. Menjadi salah satu pendorong mengapa orang yang menghujat tren kadang diam-diam ikut juga. </text:span></text:p>
              </text:list-item>
            </text:list>
            <text:p text:style-name="Text_20_body"><text:span text:style-name="Strong_20_Emphasis"><text:span text:style-name="T2">G</text:span></text:span></text:p>
            <text:list xml:id="list752481700650547234" text:style-name="L136">
              <text:list-item>
                <text:p text:style-name="P217"><text:span text:style-name="Strong_20_Emphasis"><text:span text:style-name="T2">Gosip (Menggunjing Profesional):</text:span></text:span><text:span text:style-name="T2"> Aktivitas bertukar 'informasi' (seringkali belum terverifikasi dan bersifat negatif) tentang orang lain, biasanya dilakukan dalam kelompok kecil dan dengan nada suara lebih rendah. Memiliki fungsi sosial ganda: hiburan, memperkuat ikatan kelompok (lewat target bersama), dan merasa lebih unggul. Seringkali didahului oleh </text:span><text:span text:style-name="Emphasis"><text:span text:style-name="T2">Basa-Basi</text:span></text:span><text:span text:style-name="T2">. </text:span></text:p>
              </text:list-item>
              <text:list-item>
                <text:p text:style-name="P120"><text:span text:style-name="Strong_20_Emphasis"><text:span text:style-name="T2">Gotong Royong (Versi Manual Ini):</text:span></text:span><text:span text:style-name="T2"> Konsep kebersamaan luhur bangsa yang dalam praktiknya sering diwarnai standar ganda; semangat mendukung secara verbal sangat tinggi, namun partisipasi fisik seringkali rendah dengan sejuta alasan. </text:span></text:p>
              </text:list-item>
            </text:list>
            <text:p text:style-name="Text_20_body"><text:span text:style-name="Strong_20_Emphasis"><text:span text:style-name="T2">H</text:span></text:span></text:p>
            <text:list xml:id="list1906673313325938234" text:style-name="L137">
              <text:list-item>
                <text:p text:style-name="P218"><text:span text:style-name="Strong_20_Emphasis"><text:span text:style-name="T2">Hakim Kompleks (Hakim Dadakan):</text:span></text:span><text:span text:style-name="T2"> Individu di lingkungan pertetanggaan yang memiliki 'hobi' mengamati, menilai, dan menghakimi gaya hidup atau pilihan tetangga berdasarkan </text:span><text:soft-page-break/><text:span text:style-name="T2">standar pribadinya, seringkali sambil lupa pada kondisi atau perilakunya sendiri. Lihat: </text:span><text:span text:style-name="Emphasis"><text:span text:style-name="T2">Lupa Cermin</text:span></text:span><text:span text:style-name="T2">. </text:span></text:p>
              </text:list-item>
              <text:list-item>
                <text:p text:style-name="P218"><text:span text:style-name="Strong_20_Emphasis"><text:span text:style-name="T2">Hipokrisi:</text:span></text:span><text:span text:style-name="T2"> Inti dari pembahasan manual ini. Ketidaksesuaian antara apa yang dikatakan/diyakini dengan apa yang dilakukan. Induk dari </text:span><text:span text:style-name="Emphasis"><text:span text:style-name="T2">Standar Ganda</text:span></text:span><text:span text:style-name="T2">. </text:span></text:p>
              </text:list-item>
              <text:list-item>
                <text:p text:style-name="P121"><text:span text:style-name="Strong_20_Emphasis"><text:span text:style-name="T2">Humble Bragging (Pamer Terselubung):</text:span></text:span><text:span text:style-name="T2"> Teknik pamer 'elegan' dengan membungkus informasi pencapaian/kekayaan dalam keluhan atau pernyataan merendah palsu. Tujuannya: dapat pujian tanpa terlihat sombong. </text:span></text:p>
              </text:list-item>
            </text:list>
            <text:p text:style-name="Text_20_body"><text:span text:style-name="Strong_20_Emphasis"><text:span text:style-name="T2">J</text:span></text:span></text:p>
            <text:list xml:id="list216662723120572607" text:style-name="L138">
              <text:list-item>
                <text:p text:style-name="P219"><text:span text:style-name="Strong_20_Emphasis"><text:span text:style-name="T2">Jaga Muka:</text:span></text:span><text:span text:style-name="T2"> Norma budaya yang sangat kuat di Indonesia, menekankan pentingnya menjaga citra baik, reputasi, dan kehormatan diri serta keluarga di mata publik. Seringkali menjadi alasan utama untuk berpura-pura atau menutupi kenyataan pahit. </text:span></text:p>
              </text:list-item>
              <text:list-item>
                <text:p text:style-name="P219"><text:span text:style-name="Strong_20_Emphasis"><text:span text:style-name="T2">Jalur Cepat vs. Jalur Lambat:</text:span></text:span><text:span text:style-name="T2"> Fenomena 'dua kasta' layanan dalam birokrasi. Kecepatan dan kualitas layanan tergantung pada 'Faktor X' seperti kenalan orang dalam, status sosial, atau 'amplop apresiasi', bukan semata-mata nomor antrian atau kelengkapan dokumen. </text:span></text:p>
              </text:list-item>
              <text:list-item>
                <text:p text:style-name="P122"><text:span text:style-name="Strong_20_Emphasis"><text:span text:style-name="T2">Julid:</text:span></text:span><text:span text:style-name="T2"> Istilah gaul untuk sikap atau ucapan nyinyir, sinis, dengki, atau suka mengomentari negatif (terutama di belakang) tentang orang lain. Seringkali merupakan bahan bakar utama dalam sesi </text:span><text:span text:style-name="Emphasis"><text:span text:style-name="T2">Gosip</text:span></text:span><text:span text:style-name="T2">. </text:span></text:p>
              </text:list-item>
            </text:list>
            <text:p text:style-name="Text_20_body"><text:span text:style-name="Strong_20_Emphasis"><text:span text:style-name="T2">K</text:span></text:span></text:p>
            <text:list xml:id="list9213711207392291501" text:style-name="L139">
              <text:list-item>
                <text:p text:style-name="P123"><text:span text:style-name="Strong_20_Emphasis"><text:span text:style-name="T2">Keyboard Warrior:</text:span></text:span><text:span text:style-name="T2"> Pejuang gagah berani di dunia maya yang sangat vokal, kritis, dan tak kenal takut dalam berdebat atau menghujat di kolom komentar, namun keberaniannya seringkali tidak berbanding lurus dengan aksinya di dunia nyata. </text:span></text:p>
              </text:list-item>
            </text:list>
            <text:p text:style-name="Text_20_body"><text:span text:style-name="Strong_20_Emphasis"><text:span text:style-name="T2">L</text:span></text:span></text:p>
            <text:list xml:id="list8323425119796059315" text:style-name="L140">
              <text:list-item>
                <text:p text:style-name="P124"><text:span text:style-name="Strong_20_Emphasis"><text:span text:style-name="T2">Lupa Cermin:</text:span></text:span><text:span text:style-name="T2"> Sindrom yang sering menyerang para </text:span><text:span text:style-name="Emphasis"><text:span text:style-name="T2">Hakim Kompleks</text:span></text:span><text:span text:style-name="T2">, di mana mereka begitu fokus pada 'noda' di wajah tetangga sehingga lupa memeriksa 'noda' di wajah sendiri. </text:span></text:p>
              </text:list-item>
            </text:list>
            <text:p text:style-name="Text_20_body"><text:soft-page-break/><text:span text:style-name="Strong_20_Emphasis"><text:span text:style-name="T2">M</text:span></text:span></text:p>
            <text:list xml:id="list7315091799164012439" text:style-name="L141">
              <text:list-item>
                <text:p text:style-name="P220"><text:span text:style-name="Strong_20_Emphasis"><text:span text:style-name="T2">Menjilat (ke Atas) (</text:span></text:span><text:span text:style-name="Strong_20_Emphasis"><text:span text:style-name="Emphasis"><text:span text:style-name="T2">Sucking Up</text:span></text:span></text:span><text:span text:style-name="Strong_20_Emphasis"><text:span text:style-name="T2">):</text:span></text:span><text:span text:style-name="T2"> Serangkaian teknik politik kantor untuk mencari muka dan mendapatkan perhatian positif dari atasan, biasanya melibatkan pujian berlebihan, kepatuhan semu, dan pelaporan selektif. </text:span></text:p>
              </text:list-item>
              <text:list-item>
                <text:p text:style-name="P125"><text:span text:style-name="Strong_20_Emphasis"><text:span text:style-name="T2">Menginjak (ke Bawah) / Menyikut (ke Samping):</text:span></text:span><text:span text:style-name="T2"> Serangkaian teknik politik kantor untuk menghambat, meremehkan, atau menjatuhkan bawahan atau rekan kerja demi keuntungan atau keamanan posisi diri sendiri. </text:span></text:p>
              </text:list-item>
            </text:list>
            <text:p text:style-name="Text_20_body"><text:span text:style-name="Strong_20_Emphasis"><text:span text:style-name="T2">N</text:span></text:span></text:p>
            <text:list xml:id="list527313590493478829" text:style-name="L142">
              <text:list-item>
                <text:p text:style-name="P221"><text:span text:style-name="Strong_20_Emphasis"><text:span text:style-name="T2">Ngaret (Jam Karet):</text:span></text:span><text:span text:style-name="T2"> Kebiasaan datang tidak tepat waktu atau molor dari jadwal yang disepakati. Dianggap 'wajar' oleh banyak orang (lihat: </text:span><text:span text:style-name="Emphasis"><text:span text:style-name="T2">Efek Ikut-ikutan</text:span></text:span><text:span text:style-name="T2">), namun seringkali menjadi hak istimewa bagi atasan (lihat: </text:span><text:span text:style-name="Emphasis"><text:span text:style-name="T2">Bos Teladan (dalam Teori)</text:span></text:span><text:span text:style-name="T2">). </text:span></text:p>
              </text:list-item>
              <text:list-item>
                <text:p text:style-name="P126"><text:span text:style-name="Strong_20_Emphasis"><text:span text:style-name="T2">Norma Sosial:</text:span></text:span><text:span text:style-name="T2"> Aturan tak tertulis atau ekspektasi perilaku yang berlaku dalam suatu kelompok masyarakat. Bisa menjadi sumber tekanan untuk konformitas dan kadang memupuk standar ganda jika normanya ambigu atau tidak sejalan dengan nilai universal. </text:span></text:p>
              </text:list-item>
            </text:list>
            <text:p text:style-name="Text_20_body"><text:span text:style-name="Strong_20_Emphasis"><text:span text:style-name="T2">P</text:span></text:span></text:p>
            <text:list xml:id="list8126353229018634123" text:style-name="L143">
              <text:list-item>
                <text:p text:style-name="P222"><text:span text:style-name="Strong_20_Emphasis"><text:span text:style-name="T2">Pahlawan Kesiangan (di Medsos):</text:span></text:span><text:span text:style-name="T2"> Individu yang mendadak muncul menjadi sangat vokal, peduli, dan aktif mengomentari suatu isu sosial atau politik hanya ketika isu tersebut sedang viral atau menjadi tren pembicaraan. Keberanian dan kepeduliannya seringkali ikut meredup bersamaan dengan meredupnya isu tersebut. </text:span></text:p>
              </text:list-item>
              <text:list-item>
                <text:p text:style-name="P222"><text:span text:style-name="Strong_20_Emphasis"><text:span text:style-name="T2">Pencitraan (101):</text:span></text:span><text:span text:style-name="T2"> Ilmu dasar dan seni mengelola persepsi publik dengan cara menampilkan versi diri atau realitas yang sudah 'difilter', 'diedit', atau 'dipoles' agar terlihat lebih baik, sukses, bahagia, atau sesuai harapan, terlepas dari kenyataan sebenarnya. Dipraktikkan oleh semua kalangan. </text:span></text:p>
              </text:list-item>
              <text:list-item>
                <text:p text:style-name="P222"><text:span text:style-name="Strong_20_Emphasis"><text:span text:style-name="T2">Profesionalisme (Versi Standar Ganda):</text:span></text:span><text:span text:style-name="T2"> Konsep yang seringkali dituntut secara kaku dari karyawan (fokus total, siap sedia 24/7, pisahkan urusan pribadi), namun sering dilanggar secara fleksibel oleh perusahaan/atasan (kontak di luar jam kerja, </text:span><text:soft-page-break/><text:span text:style-name="T2">permintaan tugas pribadi, ekspektasi lembur tak jelas). </text:span></text:p>
              </text:list-item>
              <text:list-item>
                <text:p text:style-name="P222"><text:span text:style-name="Strong_20_Emphasis"><text:span text:style-name="T2">Proyeksi:</text:span></text:span><text:span text:style-name="T2"> Mekanisme pertahanan diri di mana kita secara tidak sadar 'melemparkan' sifat, pikiran, atau kesalahan kita sendiri kepada orang lain untuk melindungi ego dan mengalihkan fokus dari kekurangan diri. </text:span></text:p>
              </text:list-item>
              <text:list-item>
                <text:p text:style-name="P127"><text:span text:style-name="Strong_20_Emphasis"><text:span text:style-name="T2">Prosedur (Sesuai... Kecuali Kalau Merepotkan):</text:span></text:span><text:span text:style-name="T2"> Mantra sakti birokrasi yang bisa menjadi tembok baja penghalang bagi rakyat biasa, namun bisa menjadi karet gelang lentur bagi kalangan tertentu atau jika dianggap 'merepotkan' untuk diikuti. </text:span></text:p>
              </text:list-item>
            </text:list>
            <text:p text:style-name="Text_20_body"><text:span text:style-name="Strong_20_Emphasis"><text:span text:style-name="T2">R</text:span></text:span></text:p>
            <text:list xml:id="list5628549830907581253" text:style-name="L144">
              <text:list-item>
                <text:p text:style-name="P128"><text:span text:style-name="Strong_20_Emphasis"><text:span text:style-name="T2">Rasionalisasi (Seni Ngeles Tingkat Tinggi):</text:span></text:span><text:span text:style-name="T2"> Mekanisme pertahanan diri berupa penciptaan alasan-alasan yang terdengar logis, masuk akal, atau terpaksa untuk membenarkan perilaku yang sebenarnya inkonsisten, egois, atau salah. Sang Juara Bertahan dalam lomba mencari pembenaran. </text:span></text:p>
              </text:list-item>
            </text:list>
            <text:p text:style-name="Text_20_body"><text:span text:style-name="Strong_20_Emphasis"><text:span text:style-name="T2">S</text:span></text:span></text:p>
            <text:list xml:id="list4031189172322264586" text:style-name="L145">
              <text:list-item>
                <text:p text:style-name="P129"><text:span text:style-name="Strong_20_Emphasis"><text:span text:style-name="T2">Standar Ganda:</text:span></text:span><text:span text:style-name="T2"> Inti dari manual ini. Penerapan prinsip, aturan, atau penilaian yang berbeda untuk situasi, orang, atau kelompok yang berbeda, padahal seharusnya sama. Sumber utama </text:span><text:span text:style-name="Emphasis"><text:span text:style-name="T2">Hipokrisi</text:span></text:span><text:span text:style-name="T2">. </text:span></text:p>
              </text:list-item>
            </text:list>
            <text:p text:style-name="Text_20_body"><text:span text:style-name="Strong_20_Emphasis"><text:span text:style-name="T2">Y</text:span></text:span></text:p>
            <text:list xml:id="list6321269798858575831" text:style-name="L146">
              <text:list-item>
                <text:p text:style-name="P130"><text:span text:style-name="Strong_20_Emphasis"><text:span text:style-name="T2">Yang Penting Tampak Baik:</text:span></text:span><text:span text:style-name="T2"> 'Filsafat hidup' budaya yang lebih mengutamakan penampilan luar, formalitas, dan citra yang terlihat bagus di mata publik, daripada substansi, proses, atau keotentikan internal. Membuat 'kemasan' lebih penting dari 'isi'. </text:span></text:p>
              </text:list-item>
            </text:list>
            <text:p text:style-name="P259"/>
            <text:p text:style-name="P135">Semoga glosarium ini bermanfaat untuk melengkapi buku Anda dan membantu pembaca memahami istilah-istilah kunci dengan senyum (kecut) yang sama!</text:p>
          </text:section>
          <text:section text:style-name="Sect1" text:name="feedback-form-57">
            <text:p text:style-name="P225"/>
          </text:section>
        </text:section>
        <text:section text:style-name="Sect1" text:name="be49a006530f29a8">
          <text:p text:style-name="P135"/>
          <text:section text:style-name="Sect1" text:name="user-query-content-58">
            <text:p text:style-name="P257">buat daftar pustaka </text:p>
          </text:section>
          <text:p text:style-name="P225"><text:soft-page-break/>Tampilkan alur berpikir</text:p>
          <text:section text:style-name="Sect2" text:name="model-response-message-contentr_be49a006530f29a8">
            <text:p text:style-name="Text_20_body"><text:span text:style-name="T2">Tentu, mengingat buku "Manual Standar Ganda" ini adalah sebuah karya satir dan orisinal yang lahir dari perenungan (dan mungkin sedikit keputusasaan) terhadap realita sosial (per Rabu, 9 April 2025 pukul 16:12 WIB di Banda Aceh dan sekitarnya), maka daftar pustaka yang paling sesuai tentu saja juga harus... </text:span><text:span text:style-name="Emphasis"><text:span text:style-name="T2">sedikit</text:span></text:span><text:span text:style-name="T2"> tidak konvensional.</text:span></text:p>
            <text:p text:style-name="Text_20_body"><text:span text:style-name="T2">Berikut adalah draf </text:span><text:span text:style-name="Strong_20_Emphasis"><text:span text:style-name="T2">Daftar Pustaka (Imajinatif dan Satir)</text:span></text:span><text:span text:style-name="T2"> yang bisa Anda sertakan:</text:span></text:p>
            <text:p text:style-name="P259"/>
            <text:p text:style-name="Text_20_body"><text:span text:style-name="Strong_20_Emphasis"><text:span text:style-name="T2">Daftar Pustaka Pilihan (Sumber Inspirasi Nyata Maupun Rekaan)</text:span></text:span><text:span text:style-name="T2"> </text:span><text:span text:style-name="Emphasis"><text:span text:style-name="T2">(Kompilasi literatur yang (mungkin) secara tidak sengaja ikut membentuk pemikiran di balik Manual krusial ini)</text:span></text:span></text:p>
            <text:list xml:id="list4429253921838039534" text:style-name="L147">
              <text:list-item>
                <text:p text:style-name="P131"><text:span text:style-name="T2">Anonim (Ibu-Ibu Kompleks Sebelah). (2024). </text:span><text:span text:style-name="Emphasis"><text:span text:style-name="T2">Dari Basa-Basi ke Julid Profesional: Sebuah Etnografi Tingkat RT</text:span></text:span><text:span text:style-name="T2">. Banda Aceh: Gerobak Sayur Publishing. </text:span><text:span text:style-name="Emphasis"><text:span text:style-name="T2">(Catatan: Riset lapangan paling otentik tentang dinamika sosial mikro)</text:span></text:span></text:p>
              </text:list-item>
              <text:list-item>
                <text:p text:style-name="P131"><text:span text:style-name="T2">Atasan, Segala Tipe. (Setiap Tahun). </text:span><text:span text:style-name="Emphasis"><text:span text:style-name="T2">Kumpulan Memo Internal dan Wejangan Motivasi Pagi Hari (Edisi Revisi Sesuai Mood)</text:span></text:span><text:span text:style-name="T2">. Jakarta: Divisi HRD Mana Saja Press. </text:span><text:span text:style-name="Emphasis"><text:span text:style-name="T2">(Catatan: Studi kasus berkelanjutan tentang standar ganda dalam kepemimpinan)</text:span></text:span></text:p>
              </text:list-item>
              <text:list-item>
                <text:p text:style-name="P131"><text:span text:style-name="T2">Benar, Netizen Maha. S.Sos., M.Jul. (2023). </text:span><text:span text:style-name="Emphasis"><text:span text:style-name="T2">Jari-Jari Kebenaran: Panduan Praktis Menjadi Hakim Medsos Tanpa Perlu Sidang</text:span></text:span><text:span text:style-name="T2">. Dunia Maya: Viral Press. </text:span><text:span text:style-name="Emphasis"><text:span text:style-name="T2">(Catatan: Referensi utama untuk memahami 'keadilan' digital dan cancel culture)</text:span></text:span></text:p>
              </text:list-item>
              <text:list-item>
                <text:p text:style-name="P131"><text:span text:style-name="T2">Gengsi, Dr. Tinggi Sekali. (2022). </text:span><text:span text:style-name="Emphasis"><text:span text:style-name="T2">Yang Penting Tampak Baik: Ontologi Penampilan dalam Masyarakat Konsumeris</text:span></text:span><text:span text:style-name="T2">. Yogyakarta: Pustaka Citra Semu. </text:span><text:span text:style-name="Emphasis"><text:span text:style-name="T2">(Catatan: Analisis filosofis (katanya) tentang budaya pencitraan)</text:span></text:span></text:p>
              </text:list-item>
              <text:list-item>
                <text:p text:style-name="P131"><text:span text:style-name="T2">Influencer, Selebgram Centang Biru. (Setiap Hari). </text:span><text:span text:style-name="Emphasis"><text:span text:style-name="T2">My #Blessed Life: Kumpulan Foto Liburan, Makanan Mahal, dan Caption Penuh Syukur (Edisi Terkurasi)</text:span></text:span><text:span text:style-name="T2">. Instagram &amp; TikTok: Feed Pribadi Publishing. </text:span><text:span text:style-name="Emphasis"><text:span text:style-name="T2">(Catatan: Sumber data primer tentang seni humble bragging dan filter kehidupan)</text:span></text:span></text:p>
              </text:list-item>
              <text:list-item>
                <text:p text:style-name="P131"><text:soft-page-break/><text:span text:style-name="T2">Ingatan, Dr. Lupa. (2019). </text:span><text:span text:style-name="Emphasis"><text:span text:style-name="T2">Seni Mengelola Janji: Teori dan Praktik Amnesia Selektif dalam Politik Elektoral</text:span></text:span><text:span text:style-name="T2">. Jakarta: Penerbit Kursi Kekuasaan. </text:span><text:span text:style-name="Emphasis"><text:span text:style-name="T2">(Catatan: Buku teks wajib bagi calon politisi (meskipun mereka mungkin akan lupa pernah membacanya))</text:span></text:span></text:p>
              </text:list-item>
              <text:list-item>
                <text:p text:style-name="P131"><text:span text:style-name="T2">Kecil, Suara Hati Nurani. (Zaman Dahulu Kala, Dicetak Ulang Secara Terbatas). </text:span><text:span text:style-name="Emphasis"><text:span text:style-name="T2">Konsistensi untuk Pemula</text:span></text:span><text:span text:style-name="T2">. Lokasi Tidak Diketahui: Penerbit Hampir Punah. </text:span><text:span text:style-name="Emphasis"><text:span text:style-name="T2">(Catatan: Sumber minoritas yang kadang mengganggu proses penulisan manual ini)</text:span></text:span></text:p>
              </text:list-item>
              <text:list-item>
                <text:p text:style-name="P131"><text:span text:style-name="T2">Manusia, Homo Sapiens (Semua Varian). (Sejak Awal Peradaban). </text:span><text:span text:style-name="Emphasis"><text:span text:style-name="T2">Rekam Jejak Ketidakkonsistenan Kolektif</text:span></text:span><text:span text:style-name="T2">. Bumi: Arsip Alam Semesta. </text:span><text:span text:style-name="Emphasis"><text:span text:style-name="T2">(Catatan: Database terbesar yang menjadi inspirasi utama)</text:span></text:span></text:p>
              </text:list-item>
              <text:list-item>
                <text:p text:style-name="P131"><text:span text:style-name="T2">Otak Kita Sendiri. (Terus Menerus). </text:span><text:span text:style-name="Emphasis"><text:span text:style-name="T2">Kompilasi Mekanisme Pertahanan Diri: Cara Tetap Merasa Benar Walau Salah</text:span></text:span><text:span text:style-name="T2">. Kepala Masing-Masing: Neurotransmitter Publishing. </text:span><text:span text:style-name="Emphasis"><text:span text:style-name="T2">(Catatan: Panduan teknis paling canggih tentang cara kerja disonansi kognitif, rasionalisasi, dll.)</text:span></text:span></text:p>
              </text:list-item>
              <text:list-item>
                <text:p text:style-name="P131"><text:span text:style-name="T2">Praktisi Standar Ganda Senior. (2025). </text:span><text:span text:style-name="Emphasis"><text:span text:style-name="T2">Manual Standar Ganda: Edisi Bocor Sebelum Terbit</text:span></text:span><text:span text:style-name="T2">. Lokasi Rahasia: Percetakan Belakang Panggung. </text:span><text:span text:style-name="Emphasis"><text:span text:style-name="T2">(Catatan: Sumber paling kontroversial, keasliannya diragukan tapi isinya relevan)</text:span></text:span></text:p>
              </text:list-item>
            </text:list>
            <text:p text:style-name="Text_20_body"><text:span text:style-name="Emphasis"><text:span text:style-name="T2">(Peringatan: Sebagian besar sumber di atas mungkin hanya ada dalam imajinasi kolektif atau fiksi belaka. Kemiripan nama, judul, atau isi dengan kenyataan mungkin disengaja untuk efek satir, atau bisa jadi memang realita kita se-absurd itu).</text:span></text:span></text:p>
            <text:p text:style-name="P259"/>
            <text:p text:style-name="P135">Semoga daftar pustaka imajinatif ini bisa menambah lapisan humor dan satire dalam buku Anda!</text:p>
          </text:section>
          <text:section text:style-name="Sect1" text:name="feedback-form-58">
            <text:p text:style-name="P225"/>
          </text:section>
        </text:section>
        <text:section text:style-name="Sect1" text:name="f7bfe30406b59c9e">
          <text:p text:style-name="P135"/>
          <text:section text:style-name="Sect1" text:name="user-query-content-59">
            <text:p text:style-name="P257">buat prompt pembuatan sampul buku </text:p>
          </text:section>
          <text:p text:style-name="P225"><text:soft-page-break/>Tampilkan alur berpikir</text:p>
          <text:section text:style-name="Sect2" text:name="model-response-message-contentr_f7bfe30406b59c9e">
            <text:p text:style-name="P135">Oke, mari kita buat prompt yang bisa Anda gunakan sebagai panduan untuk desainer sampul buku (atau mungkin untuk AI generator gambar jika Anda ingin bereksperimen), agar hasilnya sesuai dengan jiwa buku satir Anda.</text:p>
            <text:p text:style-name="P259"/>
            <text:p text:style-name="Text_20_body"><text:span text:style-name="Strong_20_Emphasis"><text:span text:style-name="T2">Prompt untuk Desain Sampul Buku:</text:span></text:span></text:p>
            <text:p text:style-name="Text_20_body"><text:span text:style-name="Strong_20_Emphasis"><text:span text:style-name="T2">Judul Buku:</text:span></text:span><text:span text:style-name="T2"> Manual Standar Ganda: Seni Berkata A Tapi Berbuat B (dan Tetap Merasa Benar) </text:span><text:span text:style-name="Strong_20_Emphasis"><text:span text:style-name="T2">(Opsional: Nama Penulis)</text:span></text:span></text:p>
            <text:p text:style-name="Text_20_body"><text:span text:style-name="Strong_20_Emphasis"><text:span text:style-name="T2">Deskripsi Singkat Buku:</text:span></text:span><text:span text:style-name="T2"> Buku ini adalah panduan satir non-fiksi yang mengupas tuntas fenomena standar ganda dan kemunafikan dalam berbagai aspek kehidupan (politik, media sosial, kerja, keluarga, dll.) di Indonesia. Tujuannya adalah untuk membuat pembaca tertawa getir mengenali absurditas perilaku manusia (termasuk diri sendiri) sambil menyisipkan kritik sosial yang tajam tentang budaya pencitraan dan kepura-puraan. Nadanya humoris, ironis, sedikit sinis, tapi tetap ringan dan menghibur.</text:span></text:p>
            <text:p text:style-name="Text_20_body"><text:span text:style-name="Strong_20_Emphasis"><text:span text:style-name="T2">Target Pembaca:</text:span></text:span><text:span text:style-name="T2"> Umum (Masyarakat Indonesia dewasa muda hingga dewasa).</text:span></text:p>
            <text:p text:style-name="Text_20_body"><text:span text:style-name="Strong_20_Emphasis"><text:span text:style-name="T2">Genre/Mood Visual yang Diinginkan:</text:span></text:span></text:p>
            <text:list xml:id="list6871444915713542326" text:style-name="L148">
              <text:list-item>
                <text:p text:style-name="P223"><text:span text:style-name="Strong_20_Emphasis"><text:span text:style-name="T2">Satir &amp; Humor:</text:span></text:span><text:span text:style-name="T2"> Ini yang utama. Desain harus bisa memancing senyum, tawa kecil, atau rasa 'tertipu' yang lucu. </text:span></text:p>
              </text:list-item>
              <text:list-item>
                <text:p text:style-name="P223"><text:span text:style-name="Strong_20_Emphasis"><text:span text:style-name="T2">Ironis &amp; Menyindir:</text:span></text:span><text:span text:style-name="T2"> Visualnya harus mengandung kontradiksi atau kejanggalan yang mencerminkan tema standar ganda. </text:span></text:p>
              </text:list-item>
              <text:list-item>
                <text:p text:style-name="P223"><text:span text:style-name="Strong_20_Emphasis"><text:span text:style-name="T2">Tajam &amp; Menggelitik:</text:span></text:span><text:span text:style-name="T2"> Meskipun lucu, harus ada kesan 'menusuk' atau kritis. </text:span></text:p>
              </text:list-item>
              <text:list-item>
                <text:p text:style-name="P223"><text:span text:style-name="Strong_20_Emphasis"><text:span text:style-name="T2">Eye-catching &amp; Modern:</text:span></text:span><text:span text:style-name="T2"> Desain harus menarik perhatian di rak toko buku (atau di thumbnail toko online) dan terasa relevan dengan kondisi saat ini (April 2025). </text:span></text:p>
              </text:list-item>
              <text:list-item>
                <text:p text:style-name="P132"><text:span text:style-name="Strong_20_Emphasis"><text:span text:style-name="T2">Cerdas &amp; Tidak Terlalu 'Berisik':</text:span></text:span><text:span text:style-name="T2"> Hindari desain yang terlalu ramai atau kartunis kekanak-kanakan. Satirenya sebaiknya lebih ke arah </text:span><text:span text:style-name="Emphasis"><text:span text:style-name="T2">witty</text:span></text:span><text:span text:style-name="T2"> (cerdas) daripada slapstick. </text:span></text:p>
              </text:list-item>
            </text:list>
            <text:p text:style-name="Text_20_body"><text:span text:style-name="Strong_20_Emphasis"><text:span text:style-name="T2">Konsep Visual / Ide (Pilih salah satu atau kombinasikan, atau </text:span></text:span><text:soft-page-break/><text:span text:style-name="Strong_20_Emphasis"><text:span text:style-name="T2">gunakan sebagai inspirasi):</text:span></text:span></text:p>
            <text:list xml:id="list7252270502766261903" text:style-name="L149">
              <text:list-item>
                <text:p text:style-name="P133"><text:span text:style-name="Strong_20_Emphasis"><text:span text:style-name="T2">Konsep Dualitas/Kontras:</text:span></text:span></text:p>
                <text:list>
                  <text:list-item>
                    <text:p text:style-name="P254">Gambar sosok (bisa siluet, ilustrasi semi-realis, atau bahkan objek) yang terbelah dua, satu sisi menampilkan citra 'baik/ideal' (misal: tersenyum, berjabat tangan, tampak alim), sisi lain menampilkan realita kontras (misal: menjulurkan lidah, menyembunyikan pisau di belakang punggung, tampak licik). </text:p>
                  </text:list-item>
                  <text:list-item>
                    <text:p text:style-name="P254">Penggunaan topeng: Seseorang memakai topeng tersenyum sementara wajah aslinya di balik topeng menunjukkan ekspresi berbeda (marah, sedih, licik). </text:p>
                  </text:list-item>
                  <text:list-item>
                    <text:p text:style-name="P254">Bayangan yang berbeda: Sosok yang tampak normal namun bayangannya menunjukkan wujud atau tindakan yang berbeda/kontradiktif. </text:p>
                  </text:list-item>
                  <text:list-item>
                    <text:p text:style-name="P224"><text:span text:style-name="T2">Visual 'Berkata A, Berbuat B': Ilustrasi langsung yang menunjukkan kontradiksi (misal: mulut berkata 'Hemat!' tapi tangan belanja </text:span><text:span text:style-name="Emphasis"><text:span text:style-name="T2">online</text:span></text:span><text:span text:style-name="T2"> gila-gilaan; orang berpidato anti-korupsi sambil menerima amplop). </text:span></text:p>
                  </text:list-item>
                </text:list>
              </text:list-item>
              <text:list-item>
                <text:p text:style-name="P133"><text:span text:style-name="Strong_20_Emphasis"><text:span text:style-name="T2">Konsep 'Manual' / Diagram Absurd:</text:span></text:span></text:p>
                <text:list>
                  <text:list-item>
                    <text:p text:style-name="P254">Desain menyerupai sampul buku manual atau instruksi teknis, tapi dengan judul dan gambar/diagram yang sangat absurd atau kontradiktif. Misalnya, diagram langkah-langkah 'Cara Menjilat Atasan yang Efektif' atau 'Grafik Keseimbangan Antara Janji dan Realita (yang selalu timpang)'. </text:p>
                  </text:list-item>
                  <text:list-item>
                    <text:p text:style-name="P254">Menggunakan ikonografi atau simbol-simbol yang umum (seperti tanda centang, silang, panah) tapi disusun dalam logika yang salah atau lucu untuk menggambarkan standar ganda. </text:p>
                  </text:list-item>
                  <text:list-item>
                    <text:p text:style-name="P254">Timbangan keadilan yang berat sebelah secara ekstrem tapi diberi label 'Adil dan Seimbang'. </text:p>
                  </text:list-item>
                </text:list>
              </text:list-item>
              <text:list-item>
                <text:p text:style-name="P133"><text:span text:style-name="Strong_20_Emphasis"><text:span text:style-name="T2">Konsep Tipografi Dominan:</text:span></text:span></text:p>
                <text:list>
                  <text:list-item>
                    <text:p text:style-name="P254">Fokus pada permainan tipografi judul yang cerdas dan ironis. Mungkin kata 'Standar Ganda' dibuat dengan dua <text:soft-page-break/>jenis font yang sangat berbeda atau bertabrakan. Kata 'Benar' di akhir judul bisa dibuat dengan gaya berbeda (miring, terbalik, coret?) untuk menunjukkan keraguan. </text:p>
                  </text:list-item>
                  <text:list-item>
                    <text:p text:style-name="P133"><text:span text:style-name="T2">Menggunakan </text:span><text:span text:style-name="Emphasis"><text:span text:style-name="T2">quotes</text:span></text:span><text:span text:style-name="T2"> satir dari dalam buku sebagai elemen desain utama di sampul. </text:span></text:p>
                  </text:list-item>
                </text:list>
              </text:list-item>
            </text:list>
            <text:p text:style-name="Text_20_body"><text:span text:style-name="Strong_20_Emphasis"><text:span text:style-name="T2">Warna:</text:span></text:span></text:p>
            <text:list xml:id="list7560013476526040253" text:style-name="L150">
              <text:list-item>
                <text:p text:style-name="P255">Saran 1: Warna-warna cerah, berani, dan kontras untuk menarik perhatian dan menekankan dualitas. </text:p>
              </text:list-item>
              <text:list-item>
                <text:p text:style-name="P134"><text:span text:style-name="T2">Saran 2: Palet warna yang terlihat 'serius' atau 'akademis' (seperti buku manual sungguhan), namun disisipi satu warna </text:span><text:span text:style-name="Emphasis"><text:span text:style-name="T2">shocking</text:span></text:span><text:span text:style-name="T2"> atau elemen visual yang sangat tidak cocok untuk menciptakan efek ironi. </text:span></text:p>
              </text:list-item>
            </text:list>
            <text:p text:style-name="Text_20_body"><text:span text:style-name="Strong_20_Emphasis"><text:span text:style-name="T2">Tipografi:</text:span></text:span></text:p>
            <text:list xml:id="list7485904942479679803" text:style-name="L151">
              <text:list-item>
                <text:p text:style-name="P256">Font judul harus jelas, mudah dibaca, namun punya karakter (bisa sedikit quirky, formal tapi dengan twist, atau kombinasi dua font kontras). </text:p>
              </text:list-item>
              <text:list-item>
                <text:p text:style-name="P158">Font untuk nama penulis (jika ada) dan teks lainnya sebaiknya bersih dan mendukung font judul. </text:p>
              </text:list-item>
            </text:list>
            <text:p text:style-name="Text_20_body"><text:span text:style-name="Strong_20_Emphasis"><text:span text:style-name="T2">Output yang Diharapkan:</text:span></text:span><text:span text:style-name="T2"> Sebuah desain sampul yang unik, lucu, cerdas, langsung mengkomunikasikan tema satir buku tentang standar ganda, dan membuat calon pembaca penasaran untuk mengambil dan membukanya.</text:span></text:p>
            <text:p text:style-name="P259"/>
            <text:p text:style-name="P135">Semoga prompt ini cukup detail untuk memandu proses kreatif pembuatan sampul buku Anda!</text:p>
          </text:section>
          <text:section text:style-name="Sect1" text:name="feedback-form-59">
            <text:p text:style-name="P225"/>
          </text:section>
        </text:section>
      </text:section>
      <text:p text:style-name="P225"/>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Ligh" svg:font-family="'Atkinson Hyperlegible Next Ligh'" style:font-pitch="variable"/>
    <style:font-face style:name="Inter" svg:font-family="Inte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09T16:13:36.45</meta:creation-date>
    <meta:document-statistic meta:table-count="0" meta:image-count="0" meta:object-count="0" meta:page-count="162" meta:paragraph-count="1197" meta:word-count="34767" meta:character-count="250230"/>
    <dc:date>2025-04-09T16:14:50.45</dc:date>
    <dc:creator>OJie </dc:creator>
    <meta:editing-duration>PT1M14S</meta:editing-duration>
    <meta:editing-cycles>1</meta:editing-cycles>
    <meta:generator>OpenOffice/4.1.15$Win32 OpenOffice.org_project/4115m2$Build-9813</meta:generator>
  </office:meta>
</office:document-meta>
</file>